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5.125in" table:align="left"/>
    </style:style>
    <style:style style:name="Table2.A" style:family="table-column">
      <style:table-column-properties style:column-width="0.5625in"/>
    </style:style>
    <style:style style:name="Table2.B" style:family="table-column">
      <style:table-column-properties style:column-width="0.6875in"/>
    </style:style>
    <style:style style:name="Table2.C" style:family="table-column">
      <style:table-column-properties style:column-width="1.25in"/>
    </style:style>
    <style:style style:name="Table2.D" style:family="table-column">
      <style:table-column-properties style:column-width="0.9375in"/>
    </style:style>
    <style:style style:name="Table2.E" style:family="table-column">
      <style:table-column-properties style:column-width="1.6875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5in" table:align="left"/>
    </style:style>
    <style:style style:name="Table3.A" style:family="table-column">
      <style:table-column-properties style:column-width="0.5625in"/>
    </style:style>
    <style:style style:name="Table3.B" style:family="table-column">
      <style:table-column-properties style:column-width="0.9375in"/>
    </style:style>
    <style:style style:name="Table3.E" style:family="table-column">
      <style:table-column-properties style:column-width="1.625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4" style:family="table">
      <style:table-properties style:width="5.4375in" table:align="left"/>
    </style:style>
    <style:style style:name="Table4.A" style:family="table-column">
      <style:table-column-properties style:column-width="1in"/>
    </style:style>
    <style:style style:name="Table4.B" style:family="table-column">
      <style:table-column-properties style:column-width="0.8125in"/>
    </style:style>
    <style:style style:name="Table4.D" style:family="table-column">
      <style:table-column-properties style:column-width="1.125in"/>
    </style:style>
    <style:style style:name="Table4.E" style:family="table-column">
      <style:table-column-properties style:column-width="1.6875in"/>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3.4625in" style:rel-column-width="32767*"/>
    </style:style>
    <style:style style:name="Table8.B" style:family="table-column">
      <style:table-column-properties style:column-width="3.4625in" style:rel-column-width="32768*"/>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3.4625in" style:rel-column-width="32767*"/>
    </style:style>
    <style:style style:name="Table9.B" style:family="table-column">
      <style:table-column-properties style:column-width="3.4625in" style:rel-column-width="32768*"/>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table:align="left"/>
    </style:style>
    <style:style style:name="Table10.A" style:family="table-column">
      <style:table-column-properties style:column-width="0.875in"/>
    </style:style>
    <style:style style:name="Table10.B" style:family="table-column">
      <style:table-column-properties style:column-width="6.0521in"/>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table:align="left"/>
    </style:style>
    <style:style style:name="Table11.A" style:family="table-column">
      <style:table-column-properties style:column-width="1.375in"/>
    </style:style>
    <style:style style:name="Table11.B" style:family="table-column">
      <style:table-column-properties style:column-width="5.5521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table:align="left"/>
    </style:style>
    <style:style style:name="Table12.A" style:family="table-column">
      <style:table-column-properties style:column-width="1in"/>
    </style:style>
    <style:style style:name="Table12.C" style:family="table-column">
      <style:table-column-properties style:column-width="4.9271in"/>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table:align="left"/>
    </style:style>
    <style:style style:name="Table13.A" style:family="table-column">
      <style:table-column-properties style:column-width="0.5in"/>
    </style:style>
    <style:style style:name="Table13.B" style:family="table-column">
      <style:table-column-properties style:column-width="6.4271in"/>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style>
    <style:style style:name="Table14.A" style:family="table-column">
      <style:table-column-properties style:column-width="3.4625in" style:rel-column-width="32767*"/>
    </style:style>
    <style:style style:name="Table14.B" style:family="table-column">
      <style:table-column-properties style:column-width="3.4625in" style:rel-column-width="32768*"/>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925in" table:align="margins"/>
    </style:style>
    <style:style style:name="Table18.A" style:family="table-column">
      <style:table-column-properties style:column-width="3.4625in" style:rel-column-width="32767*"/>
    </style:style>
    <style:style style:name="Table18.B" style:family="table-column">
      <style:table-column-properties style:column-width="3.4625in" style:rel-column-width="32768*"/>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table:align="left"/>
    </style:style>
    <style:style style:name="Table19.A" style:family="table-column">
      <style:table-column-properties style:column-width="2.3083in"/>
    </style:style>
    <style:style style:name="Table19.C" style:family="table-column">
      <style:table-column-properties style:column-width="2.3104in"/>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925in" table:align="margins"/>
    </style:style>
    <style:style style:name="Table21.A" style:family="table-column">
      <style:table-column-properties style:column-width="3.4625in" style:rel-column-width="32767*"/>
    </style:style>
    <style:style style:name="Table21.B" style:family="table-column">
      <style:table-column-properties style:column-width="3.4625in" style:rel-column-width="32768*"/>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925in" table:align="margins"/>
    </style:style>
    <style:style style:name="Table22.A" style:family="table-column">
      <style:table-column-properties style:column-width="3.4625in" style:rel-column-width="32767*"/>
    </style:style>
    <style:style style:name="Table22.B" style:family="table-column">
      <style:table-column-properties style:column-width="3.4625in" style:rel-column-width="32768*"/>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3" style:family="table">
      <style:table-properties style:width="6.925in" table:align="margins"/>
    </style:style>
    <style:style style:name="Table23.A" style:family="table-column">
      <style:table-column-properties style:column-width="3.4625in" style:rel-column-width="32767*"/>
    </style:style>
    <style:style style:name="Table23.B" style:family="table-column">
      <style:table-column-properties style:column-width="3.4625in" style:rel-column-width="32768*"/>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6.925in" table:align="margins"/>
    </style:style>
    <style:style style:name="Table24.A" style:family="table-column">
      <style:table-column-properties style:column-width="3.4625in" style:rel-column-width="32767*"/>
    </style:style>
    <style:style style:name="Table24.B" style:family="table-column">
      <style:table-column-properties style:column-width="3.4625in" style:rel-column-width="32768*"/>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925in" table:align="margins"/>
    </style:style>
    <style:style style:name="Table25.A" style:family="table-column">
      <style:table-column-properties style:column-width="3.4625in" style:rel-column-width="32767*"/>
    </style:style>
    <style:style style:name="Table25.B" style:family="table-column">
      <style:table-column-properties style:column-width="3.4625in" style:rel-column-width="32768*"/>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925in" table:align="margins"/>
    </style:style>
    <style:style style:name="Table26.A" style:family="table-column">
      <style:table-column-properties style:column-width="3.4625in" style:rel-column-width="32767*"/>
    </style:style>
    <style:style style:name="Table26.B" style:family="table-column">
      <style:table-column-properties style:column-width="3.4625in" style:rel-column-width="32768*"/>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925in" table:align="margins"/>
    </style:style>
    <style:style style:name="Table27.A" style:family="table-column">
      <style:table-column-properties style:column-width="3.4625in" style:rel-column-width="32767*"/>
    </style:style>
    <style:style style:name="Table27.B" style:family="table-column">
      <style:table-column-properties style:column-width="3.4625in" style:rel-column-width="32768*"/>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925in" table:align="margins"/>
    </style:style>
    <style:style style:name="Table28.A" style:family="table-column">
      <style:table-column-properties style:column-width="3.4625in" style:rel-column-width="32767*"/>
    </style:style>
    <style:style style:name="Table28.B" style:family="table-column">
      <style:table-column-properties style:column-width="3.4625in" style:rel-column-width="32768*"/>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9" style:family="table">
      <style:table-properties style:width="6.925in" table:align="margins"/>
    </style:style>
    <style:style style:name="Table29.A" style:family="table-column">
      <style:table-column-properties style:column-width="3.4625in" style:rel-column-width="32767*"/>
    </style:style>
    <style:style style:name="Table29.B" style:family="table-column">
      <style:table-column-properties style:column-width="3.4625in" style:rel-column-width="32768*"/>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925in" table:align="margins"/>
    </style:style>
    <style:style style:name="Table30.A" style:family="table-column">
      <style:table-column-properties style:column-width="3.4625in" style:rel-column-width="32767*"/>
    </style:style>
    <style:style style:name="Table30.B" style:family="table-column">
      <style:table-column-properties style:column-width="3.4625in" style:rel-column-width="32768*"/>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31" style:family="table">
      <style:table-properties style:width="6.925in" table:align="margins"/>
    </style:style>
    <style:style style:name="Table31.A" style:family="table-column">
      <style:table-column-properties style:column-width="3.4625in" style:rel-column-width="32767*"/>
    </style:style>
    <style:style style:name="Table31.B" style:family="table-column">
      <style:table-column-properties style:column-width="3.4625in" style:rel-column-width="32768*"/>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925in" table:align="margins"/>
    </style:style>
    <style:style style:name="Table32.A" style:family="table-column">
      <style:table-column-properties style:column-width="3.4625in" style:rel-column-width="32767*"/>
    </style:style>
    <style:style style:name="Table32.B" style:family="table-column">
      <style:table-column-properties style:column-width="3.4625in" style:rel-column-width="32768*"/>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925in" table:align="margins"/>
    </style:style>
    <style:style style:name="Table33.A" style:family="table-column">
      <style:table-column-properties style:column-width="3.4625in" style:rel-column-width="32767*"/>
    </style:style>
    <style:style style:name="Table33.B" style:family="table-column">
      <style:table-column-properties style:column-width="3.4625in" style:rel-column-width="32768*"/>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6" style:family="table">
      <style:table-properties style:width="6.4271in" fo:margin-left="0.5042in" table:align="left"/>
    </style:style>
    <style:style style:name="Table36.A" style:family="table-column">
      <style:table-column-properties style:column-width="0.8125in"/>
    </style:style>
    <style:style style:name="Table36.B" style:family="table-column">
      <style:table-column-properties style:column-width="5.6146in"/>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4" style:family="table">
      <style:table-properties style:width="6.4479in" fo:margin-left="0.4833in" table:align="left"/>
    </style:style>
    <style:style style:name="Table34.A" style:family="table-column">
      <style:table-column-properties style:column-width="0.8125in"/>
    </style:style>
    <style:style style:name="Table34.B" style:family="table-column">
      <style:table-column-properties style:column-width="5.6354in"/>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5" style:family="table">
      <style:table-properties style:width="6.4063in" fo:margin-left="0.525in" table:align="left"/>
    </style:style>
    <style:style style:name="Table35.A" style:family="table-column">
      <style:table-column-properties style:column-width="0.8125in"/>
    </style:style>
    <style:style style:name="Table35.B" style:family="table-column">
      <style:table-column-properties style:column-width="5.5938in"/>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7" style:family="table">
      <style:table-properties style:width="6.925in" table:align="margins"/>
    </style:style>
    <style:style style:name="Table37.A" style:family="table-column">
      <style:table-column-properties style:column-width="3.4625in" style:rel-column-width="32767*"/>
    </style:style>
    <style:style style:name="Table37.B" style:family="table-column">
      <style:table-column-properties style:column-width="3.4625in" style:rel-column-width="32768*"/>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8" style:family="table">
      <style:table-properties style:width="6.925in" table:align="margins"/>
    </style:style>
    <style:style style:name="Table38.A" style:family="table-column">
      <style:table-column-properties style:column-width="3.4625in" style:rel-column-width="32767*"/>
    </style:style>
    <style:style style:name="Table38.B" style:family="table-column">
      <style:table-column-properties style:column-width="3.4625in" style:rel-column-width="32768*"/>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39" style:family="table">
      <style:table-properties style:width="6.9063in" fo:margin-left="0.025in" table:align="left"/>
    </style:style>
    <style:style style:name="Table39.A" style:family="table-column">
      <style:table-column-properties style:column-width="3.4375in"/>
    </style:style>
    <style:style style:name="Table39.B" style:family="table-column">
      <style:table-column-properties style:column-width="3.4688in"/>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P1" style:family="paragraph" style:parent-style-name="Preformatted_20_Text">
      <style:text-properties style:font-name="Arial"/>
    </style:style>
    <style:style style:name="P2" style:family="paragraph" style:parent-style-name="Preformatted_20_Text">
      <style:text-properties style:font-name="Arial" fo:font-size="10pt" style:font-name-asian="Arial" style:font-size-asian="10pt" style:font-size-complex="10pt"/>
    </style:style>
    <style:style style:name="P3" style:family="paragraph" style:parent-style-name="Preformatted_20_Text">
      <style:text-properties style:font-name="Arial" fo:font-size="10pt" officeooo:paragraph-rsid="00053cdd" style:font-name-asian="Arial" style:font-size-asian="10pt" style:font-size-complex="10pt"/>
    </style:style>
    <style:style style:name="P4" style:family="paragraph" style:parent-style-name="Preformatted_20_Text">
      <style:text-properties style:font-name="Arial" fo:font-size="10pt" officeooo:paragraph-rsid="0006a502" style:font-name-asian="Arial" style:font-size-asian="10pt" style:font-size-complex="10pt"/>
    </style:style>
    <style:style style:name="P5" style:family="paragraph" style:parent-style-name="Preformatted_20_Text">
      <style:text-properties style:font-name="Arial" fo:font-size="10pt" officeooo:paragraph-rsid="002f57bb" style:font-name-asian="Arial" style:font-size-asian="10pt" style:font-size-complex="10pt"/>
    </style:style>
    <style:style style:name="P6" style:family="paragraph" style:parent-style-name="Preformatted_20_Text">
      <style:text-properties style:font-name="Arial" fo:font-size="10pt" officeooo:paragraph-rsid="0034d25c" style:font-name-asian="Arial" style:font-size-asian="10pt" style:font-size-complex="10pt"/>
    </style:style>
    <style:style style:name="P7" style:family="paragraph" style:parent-style-name="Preformatted_20_Text">
      <style:text-properties style:font-name="Arial" fo:font-size="10pt" officeooo:rsid="002f57bb" officeooo:paragraph-rsid="002f57bb" style:font-name-asian="Arial" style:font-size-asian="10pt" style:font-size-complex="10pt"/>
    </style:style>
    <style:style style:name="P8" style:family="paragraph" style:parent-style-name="Preformatted_20_Text">
      <style:text-properties style:font-name="Arial" fo:font-size="10pt" officeooo:paragraph-rsid="00373235" style:font-name-asian="Arial" style:font-size-asian="10pt" style:font-size-complex="10pt"/>
    </style:style>
    <style:style style:name="P9" style:family="paragraph" style:parent-style-name="Preformatted_20_Text">
      <style:text-properties style:font-name="Arial" fo:font-size="10pt" officeooo:paragraph-rsid="005e750d" style:font-name-asian="Arial" style:font-size-asian="10pt" style:font-size-complex="10pt"/>
    </style:style>
    <style:style style:name="P10" style:family="paragraph" style:parent-style-name="Preformatted_20_Text">
      <style:text-properties style:font-name="Arial" fo:font-size="10pt" officeooo:paragraph-rsid="00767df2" style:font-name-asian="Arial" style:font-size-asian="10pt" style:font-size-complex="10pt"/>
    </style:style>
    <style:style style:name="P11" style:family="paragraph" style:parent-style-name="Preformatted_20_Text">
      <style:text-properties style:font-name="Arial" fo:font-size="10pt" officeooo:paragraph-rsid="00875710" style:font-name-asian="Arial" style:font-size-asian="10pt" style:font-size-complex="10pt"/>
    </style:style>
    <style:style style:name="P12" style:family="paragraph" style:parent-style-name="Preformatted_20_Text">
      <style:text-properties style:font-name="Arial" fo:font-size="10pt" officeooo:paragraph-rsid="008d686d" style:font-name-asian="Arial" style:font-size-asian="10pt" style:font-size-complex="10pt"/>
    </style:style>
    <style:style style:name="P13" style:family="paragraph" style:parent-style-name="Preformatted_20_Text">
      <style:text-properties style:font-name="Arial" fo:font-size="10pt" officeooo:rsid="0091edbc" officeooo:paragraph-rsid="0091edbc" style:font-name-asian="Arial" style:font-size-asian="10pt" style:font-size-complex="10pt"/>
    </style:style>
    <style:style style:name="P14" style:family="paragraph" style:parent-style-name="Preformatted_20_Text">
      <style:text-properties style:font-name="Arial" fo:font-size="10pt" officeooo:paragraph-rsid="00d1d563" style:font-name-asian="Arial" style:font-size-asian="10pt" style:font-size-complex="10pt"/>
    </style:style>
    <style:style style:name="P15" style:family="paragraph" style:parent-style-name="Preformatted_20_Text">
      <style:text-properties style:font-name="Arial" fo:font-size="10pt" officeooo:paragraph-rsid="0027f69f" style:font-name-asian="Arial" style:font-size-asian="10pt" style:font-name-complex="Liberation Mono" style:font-size-complex="10pt"/>
    </style:style>
    <style:style style:name="P16" style:family="paragraph" style:parent-style-name="Preformatted_20_Text">
      <style:text-properties style:font-name="Arial" fo:font-size="10pt" officeooo:rsid="0027f69f" officeooo:paragraph-rsid="0027f69f" style:font-name-asian="Arial" style:font-size-asian="10pt" style:font-name-complex="Liberation Mono" style:font-size-complex="10pt"/>
    </style:style>
    <style:style style:name="P17" style:family="paragraph" style:parent-style-name="Preformatted_20_Text">
      <style:text-properties style:font-name="Arial" fo:font-size="10pt" officeooo:paragraph-rsid="00282811" style:font-name-asian="Arial" style:font-size-asian="10pt" style:font-name-complex="Liberation Mono" style:font-size-complex="10pt"/>
    </style:style>
    <style:style style:name="P18" style:family="paragraph" style:parent-style-name="Preformatted_20_Text">
      <style:text-properties style:font-name="Arial" fo:font-size="10pt" officeooo:rsid="00298881" officeooo:paragraph-rsid="00298881" style:font-name-asian="Arial" style:font-size-asian="10pt" style:font-name-complex="Liberation Mono" style:font-size-complex="10pt"/>
    </style:style>
    <style:style style:name="P19" style:family="paragraph" style:parent-style-name="Preformatted_20_Text">
      <style:text-properties style:font-name="Arial" fo:font-size="10pt" officeooo:paragraph-rsid="00298881" style:font-name-asian="Arial" style:font-size-asian="10pt" style:font-name-complex="Liberation Mono" style:font-size-complex="10pt"/>
    </style:style>
    <style:style style:name="P20" style:family="paragraph" style:parent-style-name="Preformatted_20_Text">
      <style:text-properties style:font-name="Arial" fo:font-size="10pt" officeooo:paragraph-rsid="002f57bb" style:font-name-asian="Arial" style:font-size-asian="10pt" style:font-name-complex="Liberation Mono" style:font-size-complex="10pt"/>
    </style:style>
    <style:style style:name="P21" style:family="paragraph" style:parent-style-name="Preformatted_20_Text">
      <style:text-properties style:font-name="Arial" fo:font-size="10pt" officeooo:rsid="002f6dd2" officeooo:paragraph-rsid="002f6dd2" style:font-name-asian="Arial" style:font-size-asian="10pt" style:font-name-complex="Liberation Mono" style:font-size-complex="10pt"/>
    </style:style>
    <style:style style:name="P22" style:family="paragraph" style:parent-style-name="Preformatted_20_Text">
      <style:text-properties style:font-name="Arial" fo:font-size="10pt" officeooo:paragraph-rsid="002f6dd2" style:font-name-asian="Arial" style:font-size-asian="10pt" style:font-name-complex="Liberation Mono" style:font-size-complex="10pt"/>
    </style:style>
    <style:style style:name="P23" style:family="paragraph" style:parent-style-name="Preformatted_20_Text">
      <style:text-properties style:font-name="Arial" fo:font-size="10pt" officeooo:paragraph-rsid="00310544" style:font-name-asian="Arial" style:font-size-asian="10pt" style:font-name-complex="Liberation Mono" style:font-size-complex="10pt"/>
    </style:style>
    <style:style style:name="P24" style:family="paragraph" style:parent-style-name="Preformatted_20_Text">
      <style:text-properties style:font-name="Arial" fo:font-size="10pt" officeooo:paragraph-rsid="0034d25c" style:font-name-asian="Arial" style:font-size-asian="10pt" style:font-name-complex="Liberation Mono" style:font-size-complex="10pt"/>
    </style:style>
    <style:style style:name="P25" style:family="paragraph" style:parent-style-name="Preformatted_20_Text">
      <style:text-properties style:font-name="Arial" fo:font-size="10pt" officeooo:paragraph-rsid="00373235" style:font-name-asian="Arial" style:font-size-asian="10pt" style:font-name-complex="Liberation Mono" style:font-size-complex="10pt"/>
    </style:style>
    <style:style style:name="P26" style:family="paragraph" style:parent-style-name="Preformatted_20_Text">
      <style:text-properties style:font-name="Arial" fo:font-size="10pt" officeooo:paragraph-rsid="005ddbed" style:font-name-asian="Arial" style:font-size-asian="10pt" style:font-name-complex="Liberation Mono" style:font-size-complex="10pt"/>
    </style:style>
    <style:style style:name="P27" style:family="paragraph" style:parent-style-name="Preformatted_20_Text">
      <style:text-properties style:font-name="Arial" fo:font-size="10pt" officeooo:paragraph-rsid="005e750d" style:font-name-asian="Arial" style:font-size-asian="10pt" style:font-name-complex="Liberation Mono" style:font-size-complex="10pt"/>
    </style:style>
    <style:style style:name="P28" style:family="paragraph" style:parent-style-name="Preformatted_20_Text">
      <style:text-properties style:font-name="Arial" fo:font-size="10pt" officeooo:paragraph-rsid="00752bb0" style:font-name-asian="Arial" style:font-size-asian="10pt" style:font-name-complex="Liberation Mono" style:font-size-complex="10pt"/>
    </style:style>
    <style:style style:name="P29" style:family="paragraph" style:parent-style-name="Preformatted_20_Text">
      <style:text-properties style:font-name="Arial" fo:font-size="10pt" officeooo:paragraph-rsid="00755b0d" style:font-name-asian="Arial" style:font-size-asian="10pt" style:font-name-complex="Liberation Mono" style:font-size-complex="10pt"/>
    </style:style>
    <style:style style:name="P30" style:family="paragraph" style:parent-style-name="Preformatted_20_Text">
      <style:text-properties style:font-name="Arial" fo:font-size="10pt" officeooo:paragraph-rsid="00767df2" style:font-name-asian="Arial" style:font-size-asian="10pt" style:font-name-complex="Liberation Mono" style:font-size-complex="10pt"/>
    </style:style>
    <style:style style:name="P31" style:family="paragraph" style:parent-style-name="Preformatted_20_Text">
      <style:text-properties style:font-name="Arial" fo:font-size="10pt" officeooo:paragraph-rsid="0078252f" style:font-name-asian="Arial" style:font-size-asian="10pt" style:font-name-complex="Liberation Mono" style:font-size-complex="10pt"/>
    </style:style>
    <style:style style:name="P32" style:family="paragraph" style:parent-style-name="Preformatted_20_Text">
      <style:text-properties style:font-name="Arial" fo:font-size="10pt" officeooo:paragraph-rsid="00798b5e" style:font-name-asian="Arial" style:font-size-asian="10pt" style:font-name-complex="Liberation Mono" style:font-size-complex="10pt"/>
    </style:style>
    <style:style style:name="P33" style:family="paragraph" style:parent-style-name="Preformatted_20_Text">
      <style:text-properties style:font-name="Arial" fo:font-size="10pt" officeooo:paragraph-rsid="0087299f" style:font-name-asian="Arial" style:font-size-asian="10pt" style:font-name-complex="Liberation Mono" style:font-size-complex="10pt"/>
    </style:style>
    <style:style style:name="P34" style:family="paragraph" style:parent-style-name="Preformatted_20_Text">
      <style:text-properties style:font-name="Arial" fo:font-size="10pt" officeooo:paragraph-rsid="008a2a27" style:font-name-asian="Arial" style:font-size-asian="10pt" style:font-name-complex="Liberation Mono" style:font-size-complex="10pt"/>
    </style:style>
    <style:style style:name="P35" style:family="paragraph" style:parent-style-name="Preformatted_20_Text">
      <style:text-properties style:font-name="Arial" fo:font-size="10pt" officeooo:paragraph-rsid="00879bb8" style:font-name-asian="Arial" style:font-size-asian="10pt" style:font-name-complex="Liberation Mono" style:font-size-complex="10pt"/>
    </style:style>
    <style:style style:name="P36" style:family="paragraph" style:parent-style-name="Preformatted_20_Text">
      <style:text-properties style:font-name="Arial" fo:font-size="10pt" officeooo:paragraph-rsid="0088d1fb" style:font-name-asian="Arial" style:font-size-asian="10pt" style:font-name-complex="Liberation Mono" style:font-size-complex="10pt"/>
    </style:style>
    <style:style style:name="P37" style:family="paragraph" style:parent-style-name="Preformatted_20_Text">
      <style:text-properties style:font-name="Arial" fo:font-size="10pt" officeooo:paragraph-rsid="00d1d563" style:font-name-asian="Arial" style:font-size-asian="10pt" style:font-name-complex="Liberation Mono" style:font-size-complex="10pt"/>
    </style:style>
    <style:style style:name="P38" style:family="paragraph" style:parent-style-name="Preformatted_20_Text">
      <style:text-properties style:font-name="Arial" fo:font-size="10pt" officeooo:paragraph-rsid="00dba9af" style:font-name-asian="Arial" style:font-size-asian="10pt" style:font-name-complex="Liberation Mono" style:font-size-complex="10pt"/>
    </style:style>
    <style:style style:name="P39" style:family="paragraph" style:parent-style-name="Preformatted_20_Text">
      <style:text-properties style:font-name="Arial" fo:font-size="10pt" fo:font-weight="bold" officeooo:paragraph-rsid="00282811" style:font-name-asian="Arial" style:font-size-asian="10pt" style:font-weight-asian="bold" style:font-name-complex="Liberation Mono" style:font-size-complex="10pt" style:font-weight-complex="bold"/>
    </style:style>
    <style:style style:name="P40" style:family="paragraph" style:parent-style-name="Preformatted_20_Text">
      <style:text-properties style:font-name="Arial" fo:font-size="10pt" fo:font-weight="bold" officeooo:rsid="00298881" officeooo:paragraph-rsid="00298881" style:font-name-asian="Arial" style:font-size-asian="10pt" style:font-weight-asian="bold" style:font-name-complex="Liberation Mono" style:font-size-complex="10pt" style:font-weight-complex="bold"/>
    </style:style>
    <style:style style:name="P41" style:family="paragraph" style:parent-style-name="Preformatted_20_Text">
      <style:text-properties style:font-name="Arial" fo:font-size="10pt" fo:font-weight="bold" officeooo:paragraph-rsid="005e750d" style:font-name-asian="Arial" style:font-size-asian="10pt" style:font-weight-asian="bold" style:font-name-complex="Liberation Mono" style:font-size-complex="10pt" style:font-weight-complex="bold"/>
    </style:style>
    <style:style style:name="P42" style:family="paragraph" style:parent-style-name="Preformatted_20_Text">
      <style:text-properties style:font-name="Arial" fo:font-size="10pt" fo:font-weight="bold" officeooo:paragraph-rsid="00767df2" style:font-name-asian="Arial" style:font-size-asian="10pt" style:font-weight-asian="bold" style:font-name-complex="Liberation Mono" style:font-size-complex="10pt" style:font-weight-complex="bold"/>
    </style:style>
    <style:style style:name="P43" style:family="paragraph" style:parent-style-name="Preformatted_20_Text">
      <style:text-properties style:font-name="Arial" fo:font-size="10pt" officeooo:paragraph-rsid="00879bb8" style:font-name-asian="Noto Sans Mono CJK SC" style:font-size-asian="10pt" style:font-name-complex="Liberation Mono" style:font-size-complex="10pt"/>
    </style:style>
    <style:style style:name="P44" style:family="paragraph" style:parent-style-name="Preformatted_20_Text">
      <style:paragraph-properties fo:margin-left="0.4925in" fo:margin-right="0in" fo:text-indent="0in" style:auto-text-indent="false"/>
    </style:style>
    <style:style style:name="P45" style:family="paragraph" style:parent-style-name="Preformatted_20_Text">
      <style:paragraph-properties fo:margin-left="0.4925in" fo:margin-right="0in" fo:text-indent="0in" style:auto-text-indent="false"/>
      <style:text-properties style:font-name="Arial"/>
    </style:style>
    <style:style style:name="P46" style:family="paragraph" style:parent-style-name="Preformatted_20_Text">
      <style:paragraph-properties fo:margin-left="0.4925in" fo:margin-right="0in" fo:text-indent="0in" style:auto-text-indent="false"/>
      <style:text-properties style:font-name="Arial" fo:font-size="10pt" style:font-name-asian="Arial" style:font-size-asian="10pt" style:font-size-complex="10pt"/>
    </style:style>
    <style:style style:name="P47" style:family="paragraph" style:parent-style-name="Preformatted_20_Text">
      <style:paragraph-properties fo:margin-left="0.4925in" fo:margin-right="0in" fo:text-indent="0in" style:auto-text-indent="false"/>
      <style:text-properties style:font-name="Arial" fo:font-size="10pt" officeooo:paragraph-rsid="0006a502" style:font-name-asian="Arial" style:font-size-asian="10pt" style:font-size-complex="10pt"/>
    </style:style>
    <style:style style:name="P48" style:family="paragraph" style:parent-style-name="Preformatted_20_Text">
      <style:paragraph-properties fo:margin-left="0.4925in" fo:margin-right="0in" fo:text-indent="0in" style:auto-text-indent="false"/>
      <style:text-properties style:font-name="Arial" fo:font-size="10pt" officeooo:paragraph-rsid="0009bb8f" style:font-name-asian="Arial" style:font-size-asian="10pt" style:font-size-complex="10pt"/>
    </style:style>
    <style:style style:name="P49" style:family="paragraph" style:parent-style-name="Preformatted_20_Text">
      <style:paragraph-properties fo:margin-left="0.4925in" fo:margin-right="0in" fo:text-indent="0in" style:auto-text-indent="false"/>
      <style:text-properties style:font-name="Arial" fo:font-size="10pt" officeooo:paragraph-rsid="0095e524" style:font-name-asian="Arial" style:font-size-asian="10pt" style:font-size-complex="10pt"/>
    </style:style>
    <style:style style:name="P50" style:family="paragraph" style:parent-style-name="Preformatted_20_Text">
      <style:paragraph-properties fo:margin-left="0.4925in" fo:margin-right="0in" fo:text-indent="0in" style:auto-text-indent="false"/>
      <style:text-properties style:font-name="Arial" fo:font-size="10pt" officeooo:paragraph-rsid="0097d141" style:font-name-asian="Arial" style:font-size-asian="10pt" style:font-size-complex="10pt"/>
    </style:style>
    <style:style style:name="P51" style:family="paragraph" style:parent-style-name="Preformatted_20_Text">
      <style:paragraph-properties fo:margin-left="0.4925in" fo:margin-right="0in" fo:text-indent="0in" style:auto-text-indent="false"/>
      <style:text-properties style:font-name="Arial" fo:font-size="10pt" officeooo:paragraph-rsid="00053cdd" style:font-name-asian="Arial" style:font-size-asian="10pt" style:font-size-complex="10pt"/>
    </style:style>
    <style:style style:name="P52" style:family="paragraph" style:parent-style-name="Preformatted_20_Text">
      <style:paragraph-properties fo:margin-left="0.4925in" fo:margin-right="0in" fo:text-indent="0in" style:auto-text-indent="false"/>
      <style:text-properties style:font-name="Arial" fo:font-size="10pt" officeooo:paragraph-rsid="00d68f3f" style:font-name-asian="Arial" style:font-size-asian="10pt" style:font-size-complex="10pt"/>
    </style:style>
    <style:style style:name="P53" style:family="paragraph" style:parent-style-name="Preformatted_20_Text">
      <style:paragraph-properties fo:margin-left="0.4925in" fo:margin-right="0in" fo:text-indent="0in" style:auto-text-indent="false"/>
      <style:text-properties style:font-name="Arial" fo:font-size="10pt" fo:font-weight="bold" style:font-name-asian="Arial" style:font-size-asian="10pt" style:font-weight-asian="bold" style:font-size-complex="10pt" style:font-weight-complex="bold"/>
    </style:style>
    <style:style style:name="P54" style:family="paragraph" style:parent-style-name="Preformatted_20_Text">
      <style:paragraph-properties fo:margin-left="0.4925in" fo:margin-right="0in" fo:text-indent="0in" style:auto-text-indent="false"/>
      <style:text-properties style:font-name="Arial" fo:font-size="10pt" fo:font-weight="bold" officeooo:paragraph-rsid="0095e524" style:font-name-asian="Arial" style:font-size-asian="10pt" style:font-weight-asian="bold" style:font-size-complex="10pt" style:font-weight-complex="bold"/>
    </style:style>
    <style:style style:name="P55" style:family="paragraph" style:parent-style-name="Preformatted_20_Text">
      <style:paragraph-properties fo:margin-left="0.4925in" fo:margin-right="0in" fo:text-indent="0in" style:auto-text-indent="false"/>
      <style:text-properties style:font-name="Arial" fo:font-size="10pt" fo:font-weight="bold" officeooo:paragraph-rsid="0097d141" style:font-name-asian="Arial" style:font-size-asian="10pt" style:font-weight-asian="bold" style:font-size-complex="10pt" style:font-weight-complex="bold"/>
    </style:style>
    <style:style style:name="P56" style:family="paragraph" style:parent-style-name="Preformatted_20_Text">
      <style:paragraph-properties fo:margin-left="0.4925in" fo:margin-right="0in" fo:text-indent="0in" style:auto-text-indent="false"/>
      <style:text-properties style:font-name="Arial" fo:font-size="10pt" fo:font-weight="bold" officeooo:paragraph-rsid="00d68f3f" style:font-name-asian="Arial" style:font-size-asian="10pt" style:font-weight-asian="bold" style:font-size-complex="10pt" style:font-weight-complex="bold"/>
    </style:style>
    <style:style style:name="P57" style:family="paragraph" style:parent-style-name="Preformatted_20_Text">
      <style:paragraph-properties fo:margin-left="0.4925in" fo:margin-right="0in" fo:text-indent="0in" style:auto-text-indent="false"/>
      <style:text-properties style:font-name="Arial" fo:font-size="10pt" style:font-size-asian="10pt" style:font-size-complex="10pt"/>
    </style:style>
    <style:style style:name="P58" style:family="paragraph" style:parent-style-name="Preformatted_20_Text">
      <style:paragraph-properties fo:margin-left="0.4925in" fo:margin-right="0in" fo:text-indent="0in" style:auto-text-indent="false"/>
      <style:text-properties fo:font-weight="bold" style:font-weight-asian="bold" style:font-weight-complex="bold"/>
    </style:style>
    <style:style style:name="P59" style:family="paragraph" style:parent-style-name="Text_20_body_20_indent">
      <style:paragraph-properties fo:margin-left="0.4925in" fo:margin-right="0in" fo:text-indent="0in" style:auto-text-indent="false"/>
      <style:text-properties style:font-name="Arial" fo:font-size="10pt" style:font-name-asian="Arial" style:font-size-asian="10pt" style:font-size-complex="10pt"/>
    </style:style>
    <style:style style:name="P60" style:family="paragraph" style:parent-style-name="Text_20_body">
      <style:paragraph-properties fo:margin-left="0.4925in" fo:margin-right="0in" fo:text-indent="0in" style:auto-text-indent="false"/>
      <style:text-properties style:font-name="Arial" fo:font-size="10pt" fo:font-weight="bold" style:font-size-asian="10pt" style:font-weight-asian="bold" style:font-size-complex="10pt" style:font-weight-complex="bold"/>
    </style:style>
    <style:style style:name="P61" style:family="paragraph" style:parent-style-name="Text_20_body">
      <style:paragraph-properties fo:margin-left="0.4925in" fo:margin-right="0in" fo:text-indent="0in" style:auto-text-indent="false"/>
      <style:text-properties style:font-name="Arial" fo:font-size="10pt" fo:font-weight="bold" officeooo:paragraph-rsid="001d019f" style:font-size-asian="10pt" style:font-weight-asian="bold" style:font-size-complex="10pt" style:font-weight-complex="bold"/>
    </style:style>
    <style:style style:name="P62" style:family="paragraph" style:parent-style-name="Text_20_body">
      <style:paragraph-properties fo:margin-left="0.4925in" fo:margin-right="0in" fo:text-indent="0in" style:auto-text-indent="false"/>
      <style:text-properties style:font-name="Arial" fo:font-size="10pt" fo:font-weight="bold" officeooo:paragraph-rsid="0095e524" style:font-size-asian="10pt" style:font-weight-asian="bold" style:font-size-complex="10pt" style:font-weight-complex="bold"/>
    </style:style>
    <style:style style:name="P63" style:family="paragraph" style:parent-style-name="Text_20_body">
      <style:paragraph-properties fo:margin-left="0.4925in" fo:margin-right="0in" fo:text-indent="0in" style:auto-text-indent="false"/>
      <style:text-properties style:font-name="Arial" fo:font-size="10pt" style:font-size-asian="10pt" style:font-size-complex="10pt"/>
    </style:style>
    <style:style style:name="P64" style:family="paragraph" style:parent-style-name="Text_20_body">
      <style:paragraph-properties fo:margin-left="0.4925in" fo:margin-right="0in" fo:text-indent="0in" style:auto-text-indent="false"/>
      <style:text-properties style:font-name="Arial" fo:font-size="10pt" officeooo:paragraph-rsid="001d019f" style:font-size-asian="10pt" style:font-size-complex="10pt"/>
    </style:style>
    <style:style style:name="P65" style:family="paragraph" style:parent-style-name="Preformatted_20_Text">
      <style:paragraph-properties fo:margin-left="0in" fo:margin-right="0in" fo:text-indent="0in" style:auto-text-indent="false"/>
      <style:text-properties style:font-name="Arial" fo:font-size="10pt" style:font-name-asian="Arial" style:font-size-asian="10pt" style:font-size-complex="10pt"/>
    </style:style>
    <style:style style:name="P66" style:family="paragraph" style:parent-style-name="Preformatted_20_Text">
      <style:paragraph-properties fo:margin-left="0in" fo:margin-right="0in" fo:text-indent="0in" style:auto-text-indent="false"/>
      <style:text-properties style:font-name="Arial" fo:font-size="10pt" officeooo:paragraph-rsid="00053cdd" style:font-name-asian="Arial" style:font-size-asian="10pt" style:font-size-complex="10pt"/>
    </style:style>
    <style:style style:name="P67" style:family="paragraph" style:parent-style-name="Preformatted_20_Text">
      <style:paragraph-properties fo:margin-left="0in" fo:margin-right="0in" fo:text-indent="0in" style:auto-text-indent="false"/>
      <style:text-properties style:font-name="Arial" fo:font-size="10pt" fo:font-weight="bold" officeooo:paragraph-rsid="00053cdd" style:font-size-asian="10pt" style:font-weight-asian="bold" style:font-size-complex="10pt" style:font-weight-complex="bold"/>
    </style:style>
    <style:style style:name="P68" style:family="paragraph" style:parent-style-name="Standard">
      <style:text-properties style:font-name="Arial" fo:font-size="10pt" officeooo:paragraph-rsid="0027f69f" style:font-name-asian="Arial" style:font-size-asian="10pt" style:font-size-complex="10pt"/>
    </style:style>
    <style:style style:name="P69" style:family="paragraph" style:parent-style-name="Standard">
      <style:text-properties style:font-name="Arial" fo:font-size="10pt" officeooo:paragraph-rsid="00310544" style:font-name-asian="Arial" style:font-size-asian="10pt" style:font-size-complex="10pt"/>
    </style:style>
    <style:style style:name="P70" style:family="paragraph" style:parent-style-name="Standard">
      <style:text-properties style:font-name="Arial" fo:font-size="10pt" officeooo:rsid="00310544" officeooo:paragraph-rsid="00310544" style:font-name-asian="Arial" style:font-size-asian="10pt" style:font-size-complex="10pt"/>
    </style:style>
    <style:style style:name="P71" style:family="paragraph" style:parent-style-name="Standard">
      <style:text-properties style:font-name="Arial" fo:font-size="10pt" officeooo:paragraph-rsid="00373235" style:font-name-asian="Arial" style:font-size-asian="10pt" style:font-size-complex="10pt"/>
    </style:style>
    <style:style style:name="P72" style:family="paragraph" style:parent-style-name="Standard">
      <style:text-properties style:font-name="Arial" fo:font-size="10pt" officeooo:paragraph-rsid="005ddbed" style:font-name-asian="Arial" style:font-size-asian="10pt" style:font-size-complex="10pt"/>
    </style:style>
    <style:style style:name="P73" style:family="paragraph" style:parent-style-name="Standard">
      <style:text-properties style:font-name="Arial" fo:font-size="10pt" officeooo:paragraph-rsid="005e750d" style:font-name-asian="Arial" style:font-size-asian="10pt" style:font-size-complex="10pt"/>
    </style:style>
    <style:style style:name="P74" style:family="paragraph" style:parent-style-name="Standard">
      <style:text-properties style:font-name="Arial" fo:font-size="10pt" officeooo:paragraph-rsid="00752bb0" style:font-name-asian="Arial" style:font-size-asian="10pt" style:font-size-complex="10pt"/>
    </style:style>
    <style:style style:name="P75" style:family="paragraph" style:parent-style-name="Standard">
      <style:text-properties style:font-name="Arial" fo:font-size="10pt" officeooo:paragraph-rsid="00767df2" style:font-name-asian="Arial" style:font-size-asian="10pt" style:font-size-complex="10pt"/>
    </style:style>
    <style:style style:name="P76" style:family="paragraph" style:parent-style-name="Standard">
      <style:text-properties style:font-name="Arial" fo:font-size="10pt" officeooo:paragraph-rsid="00879bb8" style:font-name-asian="Arial" style:font-size-asian="10pt" style:font-size-complex="10pt"/>
    </style:style>
    <style:style style:name="P77" style:family="paragraph" style:parent-style-name="Standard">
      <style:text-properties style:font-name="Arial" fo:font-size="10pt" officeooo:paragraph-rsid="0088d1fb" style:font-name-asian="Arial" style:font-size-asian="10pt" style:font-size-complex="10pt"/>
    </style:style>
    <style:style style:name="P78" style:family="paragraph" style:parent-style-name="Standard">
      <style:text-properties style:font-name="Arial" fo:font-size="10pt" officeooo:paragraph-rsid="008a2a27" style:font-name-asian="Arial" style:font-size-asian="10pt" style:font-size-complex="10pt"/>
    </style:style>
    <style:style style:name="P79" style:family="paragraph" style:parent-style-name="Standard">
      <style:text-properties style:font-name="Arial" fo:font-size="10pt" officeooo:paragraph-rsid="00d1d563" style:font-name-asian="Arial" style:font-size-asian="10pt" style:font-size-complex="10pt"/>
    </style:style>
    <style:style style:name="P80" style:family="paragraph" style:parent-style-name="Table_20_Contents">
      <style:text-properties style:font-name="Arial" fo:font-size="10pt" style:font-name-asian="Arial" style:font-size-asian="10pt" style:font-name-complex="Liberation Mono" style:font-size-complex="10pt"/>
    </style:style>
    <style:style style:name="P81" style:family="paragraph" style:parent-style-name="Table_20_Contents">
      <style:text-properties style:font-name="Arial" fo:font-size="10pt" officeooo:rsid="0027be6b" officeooo:paragraph-rsid="0027be6b" style:font-name-asian="Arial" style:font-size-asian="10pt" style:font-name-complex="Liberation Mono" style:font-size-complex="10pt"/>
    </style:style>
    <style:style style:name="P82" style:family="paragraph" style:parent-style-name="Table_20_Contents">
      <style:text-properties style:font-name="Arial" fo:font-size="10pt" officeooo:rsid="0027be6b" officeooo:paragraph-rsid="00d1d563" style:font-name-asian="Arial" style:font-size-asian="10pt" style:font-name-complex="Liberation Mono" style:font-size-complex="10pt"/>
    </style:style>
    <style:style style:name="P83" style:family="paragraph" style:parent-style-name="Table_20_Contents">
      <style:text-properties style:font-name="Arial" fo:font-size="10pt" officeooo:rsid="00282811" officeooo:paragraph-rsid="00282811" style:font-name-asian="Arial" style:font-size-asian="10pt" style:font-name-complex="Liberation Mono" style:font-size-complex="10pt"/>
    </style:style>
    <style:style style:name="P84" style:family="paragraph" style:parent-style-name="Table_20_Contents">
      <style:text-properties style:font-name="Arial" fo:font-size="10pt" officeooo:rsid="002f57bb" officeooo:paragraph-rsid="002f57bb" style:font-name-asian="Arial" style:font-size-asian="10pt" style:font-name-complex="Liberation Mono" style:font-size-complex="10pt"/>
    </style:style>
    <style:style style:name="P85" style:family="paragraph" style:parent-style-name="Table_20_Contents">
      <style:text-properties style:font-name="Arial" fo:font-size="10pt" officeooo:rsid="002f6dd2" officeooo:paragraph-rsid="002f6dd2" style:font-name-asian="Arial" style:font-size-asian="10pt" style:font-name-complex="Liberation Mono" style:font-size-complex="10pt"/>
    </style:style>
    <style:style style:name="P86" style:family="paragraph" style:parent-style-name="Table_20_Contents">
      <style:text-properties style:font-name="Arial" fo:font-size="10pt" officeooo:rsid="003a0634" officeooo:paragraph-rsid="003a0634" style:font-name-asian="Arial" style:font-size-asian="10pt" style:font-name-complex="Liberation Mono" style:font-size-complex="10pt"/>
    </style:style>
    <style:style style:name="P87" style:family="paragraph" style:parent-style-name="Table_20_Contents">
      <style:text-properties style:font-name="Arial" fo:font-size="10pt" officeooo:rsid="005e750d" style:font-name-asian="Arial" style:font-size-asian="10pt" style:font-name-complex="Liberation Mono" style:font-size-complex="10pt"/>
    </style:style>
    <style:style style:name="P88" style:family="paragraph" style:parent-style-name="Table_20_Contents">
      <style:text-properties style:font-name="Arial" fo:font-size="10pt" officeooo:rsid="005fa772" officeooo:paragraph-rsid="005fa772" style:font-name-asian="Arial" style:font-size-asian="10pt" style:font-name-complex="Liberation Mono" style:font-size-complex="10pt"/>
    </style:style>
    <style:style style:name="P89" style:family="paragraph" style:parent-style-name="Table_20_Contents">
      <style:text-properties style:font-name="Arial" fo:font-size="10pt" officeooo:rsid="00603ae6" officeooo:paragraph-rsid="00603ae6" style:font-name-asian="Arial" style:font-size-asian="10pt" style:font-name-complex="Liberation Mono" style:font-size-complex="10pt"/>
    </style:style>
    <style:style style:name="P90" style:family="paragraph" style:parent-style-name="Table_20_Contents">
      <style:text-properties style:font-name="Arial" fo:font-size="10pt" officeooo:rsid="00616ebd" officeooo:paragraph-rsid="00616ebd" style:font-name-asian="Arial" style:font-size-asian="10pt" style:font-name-complex="Liberation Mono" style:font-size-complex="10pt"/>
    </style:style>
    <style:style style:name="P91" style:family="paragraph" style:parent-style-name="Table_20_Contents">
      <style:text-properties style:font-name="Arial" fo:font-size="10pt" officeooo:rsid="00755b0d" officeooo:paragraph-rsid="00755b0d" style:font-name-asian="Arial" style:font-size-asian="10pt" style:font-name-complex="Liberation Mono" style:font-size-complex="10pt"/>
    </style:style>
    <style:style style:name="P92" style:family="paragraph" style:parent-style-name="Table_20_Contents">
      <style:text-properties style:font-name="Arial" fo:font-size="10pt" officeooo:rsid="00767df2" officeooo:paragraph-rsid="00767df2" style:font-name-asian="Arial" style:font-size-asian="10pt" style:font-name-complex="Liberation Mono" style:font-size-complex="10pt"/>
    </style:style>
    <style:style style:name="P93" style:family="paragraph" style:parent-style-name="Table_20_Contents">
      <style:text-properties style:font-name="Arial" fo:font-size="10pt" officeooo:paragraph-rsid="00d1d563" style:font-name-asian="Arial" style:font-size-asian="10pt" style:font-name-complex="Liberation Mono" style:font-size-complex="10pt"/>
    </style:style>
    <style:style style:name="P94" style:family="paragraph" style:parent-style-name="Table_20_Contents">
      <style:text-properties style:font-name="Arial" fo:font-size="10pt" officeooo:rsid="00d1d563" officeooo:paragraph-rsid="00d1d563" style:font-name-asian="Arial" style:font-size-asian="10pt" style:font-name-complex="Liberation Mono" style:font-size-complex="10pt"/>
    </style:style>
    <style:style style:name="P95" style:family="paragraph" style:parent-style-name="Table_20_Contents">
      <style:text-properties style:font-name="Arial" fo:font-size="10pt" fo:font-weight="bold" style:font-name-asian="Arial" style:font-size-asian="10pt" style:font-weight-asian="bold" style:font-name-complex="Liberation Mono" style:font-size-complex="10pt" style:font-weight-complex="bold"/>
    </style:style>
    <style:style style:name="P96" style:family="paragraph" style:parent-style-name="Table_20_Contents">
      <style:text-properties style:font-name="Arial" fo:font-size="10pt" fo:font-weight="bold" officeooo:rsid="0027f69f" officeooo:paragraph-rsid="0027f69f" style:font-name-asian="Arial" style:font-size-asian="10pt" style:font-weight-asian="bold" style:font-name-complex="Liberation Mono" style:font-size-complex="10pt" style:font-weight-complex="bold"/>
    </style:style>
    <style:style style:name="P97" style:family="paragraph" style:parent-style-name="Table_20_Contents">
      <style:text-properties style:font-name="Arial" fo:font-size="10pt" fo:font-weight="bold" officeooo:rsid="005ddbed" officeooo:paragraph-rsid="005ddbed" style:font-name-asian="Arial" style:font-size-asian="10pt" style:font-weight-asian="bold" style:font-name-complex="Liberation Mono" style:font-size-complex="10pt" style:font-weight-complex="bold"/>
    </style:style>
    <style:style style:name="P98" style:family="paragraph" style:parent-style-name="Table_20_Contents">
      <style:text-properties style:font-name="Arial" fo:font-size="10pt" fo:font-weight="bold" officeooo:paragraph-rsid="005e750d" style:font-name-asian="Arial" style:font-size-asian="10pt" style:font-weight-asian="bold" style:font-name-complex="Liberation Mono" style:font-size-complex="10pt" style:font-weight-complex="bold"/>
    </style:style>
    <style:style style:name="P99" style:family="paragraph" style:parent-style-name="Table_20_Contents">
      <style:text-properties style:font-name="Arial" fo:font-size="10pt" fo:font-weight="bold" officeooo:rsid="005fa772" officeooo:paragraph-rsid="005fa772" style:font-name-asian="Arial" style:font-size-asian="10pt" style:font-weight-asian="bold" style:font-name-complex="Liberation Mono" style:font-size-complex="10pt" style:font-weight-complex="bold"/>
    </style:style>
    <style:style style:name="P100" style:family="paragraph" style:parent-style-name="Table_20_Contents">
      <style:text-properties style:font-name="Arial" fo:font-size="10pt" fo:font-weight="bold" officeooo:rsid="00603ae6" officeooo:paragraph-rsid="00603ae6" style:font-name-asian="Arial" style:font-size-asian="10pt" style:font-weight-asian="bold" style:font-name-complex="Liberation Mono" style:font-size-complex="10pt" style:font-weight-complex="bold"/>
    </style:style>
    <style:style style:name="P101" style:family="paragraph" style:parent-style-name="Table_20_Contents">
      <style:text-properties style:font-name="Arial" fo:font-size="10pt" fo:font-weight="bold" officeooo:rsid="00752bb0" officeooo:paragraph-rsid="00752bb0" style:font-name-asian="Arial" style:font-size-asian="10pt" style:font-weight-asian="bold" style:font-name-complex="Liberation Mono" style:font-size-complex="10pt" style:font-weight-complex="bold"/>
    </style:style>
    <style:style style:name="P102" style:family="paragraph" style:parent-style-name="Table_20_Contents">
      <style:text-properties style:font-name="Arial" fo:font-size="10pt" fo:font-weight="bold" officeooo:rsid="00767df2" officeooo:paragraph-rsid="00767df2" style:font-name-asian="Arial" style:font-size-asian="10pt" style:font-weight-asian="bold" style:font-name-complex="Liberation Mono" style:font-size-complex="10pt" style:font-weight-complex="bold"/>
    </style:style>
    <style:style style:name="P103" style:family="paragraph" style:parent-style-name="Table_20_Contents">
      <style:text-properties style:font-name="Arial" fo:font-size="10pt" fo:font-weight="bold" officeooo:rsid="0087299f" officeooo:paragraph-rsid="0087299f" style:font-name-asian="Arial" style:font-size-asian="10pt" style:font-weight-asian="bold" style:font-name-complex="Liberation Mono" style:font-size-complex="10pt" style:font-weight-complex="bold"/>
    </style:style>
    <style:style style:name="P104" style:family="paragraph" style:parent-style-name="Table_20_Contents">
      <style:text-properties officeooo:paragraph-rsid="00d1d563"/>
    </style:style>
    <style:style style:name="P105" style:family="paragraph" style:parent-style-name="Heading_20_1">
      <style:text-properties officeooo:paragraph-rsid="0009bb8f"/>
    </style:style>
    <style:style style:name="P106" style:family="paragraph" style:parent-style-name="Heading_20_3">
      <style:text-properties officeooo:paragraph-rsid="00d1d563"/>
    </style:style>
    <style:style style:name="P107" style:family="paragraph" style:parent-style-name="Preformatted_20_Text" style:list-style-name="L1">
      <style:text-properties style:font-name="Arial" fo:font-size="10pt" officeooo:paragraph-rsid="0027f69f" style:font-name-asian="Arial" style:font-size-asian="10pt" style:font-size-complex="10pt"/>
    </style:style>
    <style:style style:name="P108" style:family="paragraph" style:parent-style-name="Preformatted_20_Text" style:list-style-name="L1">
      <style:text-properties style:font-name="Arial" fo:font-size="10pt" officeooo:paragraph-rsid="0034d25c" style:font-name-asian="Arial" style:font-size-asian="10pt" style:font-size-complex="10pt"/>
    </style:style>
    <style:style style:name="P109" style:family="paragraph" style:parent-style-name="Preformatted_20_Text" style:list-style-name="L1">
      <style:text-properties style:font-name="Arial" fo:font-size="10pt" officeooo:paragraph-rsid="00d1d563" style:font-name-asian="Arial" style:font-size-asian="10pt" style:font-size-complex="10pt"/>
    </style:style>
    <style:style style:name="P110" style:family="paragraph" style:parent-style-name="Preformatted_20_Text" style:list-style-name="L2">
      <style:text-properties style:font-name="Arial" fo:font-size="10pt" officeooo:paragraph-rsid="0034d25c" style:font-name-asian="Arial" style:font-size-asian="10pt" style:font-size-complex="10pt"/>
    </style:style>
    <style:style style:name="P111" style:family="paragraph" style:parent-style-name="Preformatted_20_Text" style:list-style-name="L2">
      <style:text-properties style:font-name="Arial" fo:font-size="10pt" officeooo:paragraph-rsid="0027f69f" style:font-name-asian="Arial" style:font-size-asian="10pt" style:font-size-complex="10pt"/>
    </style:style>
    <style:style style:name="P112" style:family="paragraph" style:parent-style-name="Preformatted_20_Text" style:list-style-name="L3">
      <style:text-properties style:font-name="Arial" fo:font-size="10pt" officeooo:paragraph-rsid="00373827" style:font-name-asian="Arial" style:font-size-asian="10pt" style:font-size-complex="10pt"/>
    </style:style>
    <style:style style:name="P113" style:family="paragraph" style:parent-style-name="Preformatted_20_Text" style:list-style-name="L4">
      <style:text-properties style:font-name="Arial" fo:font-size="10pt" officeooo:paragraph-rsid="005b4011" style:font-name-asian="Arial" style:font-size-asian="10pt" style:font-size-complex="10pt"/>
    </style:style>
    <style:style style:name="P114" style:family="paragraph" style:parent-style-name="Preformatted_20_Text" style:list-style-name="L5">
      <style:text-properties style:font-name="Arial" fo:font-size="10pt" officeooo:paragraph-rsid="005ddbed" style:font-name-asian="Arial" style:font-size-asian="10pt" style:font-size-complex="10pt"/>
    </style:style>
    <style:style style:name="P115" style:family="paragraph" style:parent-style-name="Preformatted_20_Text" style:list-style-name="L6">
      <style:text-properties style:font-name="Arial" fo:font-size="10pt" officeooo:rsid="00879bb8" officeooo:paragraph-rsid="00879bb8" style:font-name-asian="Arial" style:font-size-asian="10pt" style:font-size-complex="10pt"/>
    </style:style>
    <style:style style:name="P116" style:family="paragraph" style:parent-style-name="Preformatted_20_Text" style:list-style-name="L6">
      <style:text-properties style:font-name="Arial" officeooo:paragraph-rsid="00879bb8"/>
    </style:style>
    <style:style style:name="P117" style:family="paragraph" style:parent-style-name="Preformatted_20_Text" style:list-style-name="L2">
      <style:text-properties officeooo:paragraph-rsid="0027f69f"/>
    </style:style>
    <style:style style:name="T1" style:family="text">
      <style:text-properties officeooo:rsid="0004e340"/>
    </style:style>
    <style:style style:name="T2" style:family="text">
      <style:text-properties fo:font-weight="bold" style:font-weight-asian="bold" style:font-weight-complex="bold"/>
    </style:style>
    <style:style style:name="T3" style:family="text">
      <style:text-properties fo:font-weight="bold" officeooo:rsid="003a0634" style:font-weight-asian="bold" style:font-weight-complex="bold"/>
    </style:style>
    <style:style style:name="T4" style:family="text">
      <style:text-properties fo:font-weight="bold" officeooo:rsid="001d019f" style:font-name-asian="Arial" style:font-weight-asian="bold" style:font-name-complex="Liberation Mono" style:font-weight-complex="bold"/>
    </style:style>
    <style:style style:name="T5" style:family="text">
      <style:text-properties fo:font-style="italic" style:font-style-asian="italic" style:font-style-complex="italic"/>
    </style:style>
    <style:style style:name="T6" style:family="text">
      <style:text-properties fo:font-style="italic" officeooo:rsid="0095e524" style:font-style-asian="italic" style:font-style-complex="italic"/>
    </style:style>
    <style:style style:name="T7" style:family="text">
      <style:text-properties style:font-name="Arial" fo:font-size="10pt" style:font-name-asian="Arial" style:font-size-asian="10pt" style:font-size-complex="10pt"/>
    </style:style>
    <style:style style:name="T8" style:family="text">
      <style:text-properties style:font-name="Arial" fo:font-size="10pt" officeooo:rsid="0027f69f" style:font-name-asian="Arial" style:font-size-asian="10pt" style:font-size-complex="10pt"/>
    </style:style>
    <style:style style:name="T9" style:family="text">
      <style:text-properties style:font-name="Arial" fo:font-size="10pt" style:font-name-asian="Arial" style:font-size-asian="10pt" style:font-name-complex="Liberation Mono" style:font-size-complex="10pt"/>
    </style:style>
    <style:style style:name="T10" style:family="text">
      <style:text-properties style:font-name="Arial" fo:font-size="10pt" officeooo:rsid="00d1d563" style:font-name-asian="Arial" style:font-size-asian="10pt" style:font-name-complex="Liberation Mono" style:font-size-complex="10pt"/>
    </style:style>
    <style:style style:name="T11" style:family="text">
      <style:text-properties style:font-name="Arial" fo:font-size="10pt" fo:font-weight="bold" officeooo:rsid="007b6eeb" style:font-name-asian="Arial" style:font-size-asian="10pt" style:font-weight-asian="bold" style:font-name-complex="Liberation Mono" style:font-size-complex="10pt" style:font-weight-complex="bold"/>
    </style:style>
    <style:style style:name="T12" style:family="text">
      <style:text-properties officeooo:rsid="0010a280"/>
    </style:style>
    <style:style style:name="T13" style:family="text">
      <style:text-properties fo:font-weight="normal" style:font-weight-asian="normal" style:font-weight-complex="normal"/>
    </style:style>
    <style:style style:name="T14" style:family="text">
      <style:text-properties fo:font-weight="normal" officeooo:rsid="0010a280" style:font-weight-asian="normal" style:font-weight-complex="normal"/>
    </style:style>
    <style:style style:name="T15" style:family="text">
      <style:text-properties fo:font-weight="normal" officeooo:rsid="00d68f3f" style:font-weight-asian="normal" style:font-weight-complex="normal"/>
    </style:style>
    <style:style style:name="T16" style:family="text">
      <style:text-properties officeooo:rsid="00122b6d"/>
    </style:style>
    <style:style style:name="T17" style:family="text">
      <style:text-properties style:font-name-asian="Arial"/>
    </style:style>
    <style:style style:name="T18" style:family="text">
      <style:text-properties officeooo:rsid="0010a280" style:font-name-asian="Arial"/>
    </style:style>
    <style:style style:name="T19" style:family="text">
      <style:text-properties officeooo:rsid="0087299f" style:font-name-asian="Arial"/>
    </style:style>
    <style:style style:name="T20" style:family="text">
      <style:text-properties officeooo:rsid="0027be6b"/>
    </style:style>
    <style:style style:name="T21" style:family="text">
      <style:text-properties officeooo:rsid="0027f69f"/>
    </style:style>
    <style:style style:name="T22" style:family="text">
      <style:text-properties officeooo:rsid="00282811"/>
    </style:style>
    <style:style style:name="T23" style:family="text">
      <style:text-properties officeooo:rsid="00298881"/>
    </style:style>
    <style:style style:name="T24" style:family="text">
      <style:text-properties officeooo:rsid="002f6dd2"/>
    </style:style>
    <style:style style:name="T25" style:family="text">
      <style:text-properties style:font-name-complex="Liberation Mono"/>
    </style:style>
    <style:style style:name="T26" style:family="text">
      <style:text-properties officeooo:rsid="00310544"/>
    </style:style>
    <style:style style:name="T27" style:family="text">
      <style:text-properties officeooo:rsid="00373235"/>
    </style:style>
    <style:style style:name="T28" style:family="text">
      <style:text-properties style:text-position="sub 58%"/>
    </style:style>
    <style:style style:name="T29" style:family="text">
      <style:text-properties style:text-position="sub 58%" officeooo:rsid="00616ebd"/>
    </style:style>
    <style:style style:name="T30" style:family="text">
      <style:text-properties officeooo:rsid="00373827"/>
    </style:style>
    <style:style style:name="T31" style:family="text">
      <style:text-properties style:text-position="super 58%"/>
    </style:style>
    <style:style style:name="T32" style:family="text">
      <style:text-properties officeooo:rsid="005ddbed"/>
    </style:style>
    <style:style style:name="T33" style:family="text">
      <style:text-properties officeooo:rsid="005fa772"/>
    </style:style>
    <style:style style:name="T34" style:family="text">
      <style:text-properties officeooo:rsid="00616ebd"/>
    </style:style>
    <style:style style:name="T35" style:family="text">
      <style:text-properties officeooo:rsid="00755b0d"/>
    </style:style>
    <style:style style:name="T36" style:family="text">
      <style:text-properties officeooo:rsid="00767df2"/>
    </style:style>
    <style:style style:name="T37" style:family="text">
      <style:text-properties officeooo:rsid="00798b5e"/>
    </style:style>
    <style:style style:name="T38" style:family="text">
      <style:text-properties officeooo:rsid="00875710"/>
    </style:style>
    <style:style style:name="T39" style:family="text">
      <style:text-properties officeooo:rsid="0088d1fb"/>
    </style:style>
    <style:style style:name="T40" style:family="text">
      <style:text-properties officeooo:rsid="008d686d"/>
    </style:style>
    <style:style style:name="T41" style:family="text">
      <style:text-properties officeooo:rsid="008f15e2"/>
    </style:style>
    <style:style style:name="T42" style:family="text">
      <style:text-properties officeooo:rsid="008fbafd"/>
    </style:style>
    <style:style style:name="T43" style:family="text">
      <style:text-properties officeooo:rsid="00912b9c"/>
    </style:style>
    <style:style style:name="T44" style:family="text">
      <style:text-properties officeooo:rsid="0095e524"/>
    </style:style>
    <style:style style:name="T45" style:family="text">
      <style:text-properties officeooo:rsid="0097d141"/>
    </style:style>
    <style:style style:name="T46" style:family="text">
      <style:text-properties officeooo:rsid="00d04f51"/>
    </style:style>
    <style:style style:name="T47" style:family="text">
      <style:text-properties officeooo:rsid="00d1d563"/>
    </style:style>
    <style:style style:name="T48" style:family="text">
      <style:text-properties officeooo:rsid="00d68f3f"/>
    </style:style>
    <style:style style:name="T49" style:family="text">
      <style:text-properties officeooo:rsid="00dba9af"/>
    </style:style>
    <style:style style:name="T50" style:family="text">
      <style:text-properties officeooo:rsid="00df83e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Preface </text:h>
      <text:p text:style-name="P2"/>
      <text:p text:style-name="P2">I wrote th<text:span text:style-name="T50">e</text:span>s<text:span text:style-name="T50">e</text:span> book<text:span text:style-name="T50">s</text:span> for anyone who needs a reference in logic. <text:s/>The concepts are presented concisely but clearly with all necessary detail. <text:s/>Nevertheless, the information density is higher than would be found in a textbook. </text:p>
      <text:p text:style-name="P2"/>
      <text:p text:style-name="P2">The introduction begins with some preliminary information about logic: <text:s/>Namely a review of some basic though important definitions, a discussion on formal definitions, a short section on the laws of logic finished off by a quick review of some basic set theory. </text:p>
      <text:p text:style-name="P2"/>
      <text:p text:style-name="P2">The first chapter covers propositional logic; the logic of 'not', 'and', 'or' and similar notions. <text:s/>It begins by describing the formal language: <text:s/>the lexemes and the grammar. <text:s/>Next is a study of the language's semantics with formal descriptions of the lexemes and the sentences. <text:s/>The chapter rounds out with an investigation into inference, introducing a modern style calculus based on the logic of Frederick Fitch. </text:p>
      <text:p text:style-name="P2"/>
      <text:p text:style-name="P2">Most of the remaining chapters follow the same pattern of language, semantics, calculus, with some supplementary sections here and there. <text:s/>Each chapter describes a different system within classical logic covering: <text:s/>Predicate Logic, First-Order Quantified Logic (FOL), Identity Logic and FOL=, Function Logic (FL), Russell's Theory of Definite Descriptors, Second-Order Quantification Logic (SOL), and lastly, Mathematical Induction. <text:s/>The book closes with mentions of Axiomatic Deductive Systems, then Formal Theories and their Axioms. </text:p>
      <text:p text:style-name="P2"/>
      <text:p text:style-name="P2">The notation selected for this book may vary slightly from that of other books. <text:s/>However, the symbol set was selected to reflect aesthetic principles. <text:s/>The logical operator symbols consist of well-defined straight lines in symmetrical arrangements to reflect the similarly well-defined rigid logical operations. <text:s/>Parentheses, used for grouping just as in math, can be thought of as representing nested bubbles. <text:s/>Both of these are in stark contrast to the large round or curvy letters used to denote more complex, less well-defined English sentences. </text:p>
      <text:p text:style-name="P2"/>
      <text:p text:style-name="P2">The reader ought to be aware of some conventions used in this book. <text:s/>When a term is defined, it will appear in all capital letters to facilitate searching. <text:s/>A pair of asterisks denote italics. <text:s/>Single quotes will denote a mention, vs. a use, of a symbol. <text:s/>Most of the time, single quotes will be implicit. <text:s/>Strings surrounded by single quotes denote something that is to be taken literally. <text:s/>To avoid confusion this book ignores <text:span text:style-name="T1">t</text:span>he usual English grammar rules for punctuation within quotations when following the rules can lead to confusion. </text:p>
      <text:p text:style-name="P2"/>
      <text:p text:style-name="P2">This book will be updated periodically, and some sections may be removed or developed further based upon reader feedback. <text:s/>Please contribute by reporting an error or omission or submitting other comments by contacting the author here: <text:a xlink:type="simple" xlink:href="mailto:AtomicRetro@outlook.com" text:style-name="Internet_20_link" text:visited-style-name="Visited_20_Internet_20_Link">AtomicRetro@outlook.com</text:a>. </text:p>
      <text:p text:style-name="P2"/>
      <text:h text:style-name="Heading_20_1" text:outline-level="1">Introduction</text:h>
      <text:h text:style-name="Heading_20_2" text:outline-level="2">Preliminary Definitions </text:h>
      <text:p text:style-name="P2"/>
      <text:p text:style-name="P54">TRUTH-VALUE</text:p>
      <text:p text:style-name="P49"><text:span text:style-name="T48">a</text:span>ny member of the set { true, false }. </text:p>
      <text:p text:style-name="P2"/>
      <text:p text:style-name="P54">PROPOSITION</text:p>
      <text:p text:style-name="P49">the concept that a true or false statement denotes; many different statements can denote the same proposition.</text:p>
      <text:p text:style-name="P2"/>
      <text:p text:style-name="P54">ARGUMENT</text:p>
      <text:p text:style-name="P49"><text:span text:style-name="T48">a</text:span> set of propositions; one of which is intended as a <text:span text:style-name="T2">CONCLUSION</text:span>, a sort of finding; the rest, the <text:span text:style-name="T2">PREMISES</text:span>, are claimed to provide some evidence for the conclusion. </text:p>
      <text:p text:style-name="P2"/>
      <text:p text:style-name="P54"><text:soft-page-break/>INFERENCE</text:p>
      <text:p text:style-name="P49"><text:span text:style-name="T15">t</text:span>he reasoning process expressed by an argument. </text:p>
      <text:p text:style-name="P2"/>
      <text:p text:style-name="P54">DEDUCTIVE ARGUMENT</text:p>
      <text:p text:style-name="P49">an argument whose conclusion <text:span text:style-name="T44">is claimed </text:span>cannot be false when all the premises are true. </text:p>
      <text:p text:style-name="P2"/>
      <text:p text:style-name="P54">VALID ARGUMENT</text:p>
      <text:p text:style-name="P49">a deductive argument which is genuinely deductive in the sense defined above; <text:span text:style-name="T44">not just </text:span><text:span text:style-name="T6">claimed</text:span><text:span text:style-name="T44"> to be deductive.</text:span></text:p>
      <text:p text:style-name="P2"/>
      <text:p text:style-name="P54">INVALID ARGUMENT</text:p>
      <text:p text:style-name="P49">an argument claimed to be deductive but contains reasoning errors, or missing premises, or incorrect applications of inference rules, and so on; any argument that is not really deductive. </text:p>
      <text:p text:style-name="P49"/>
      <text:p text:style-name="P56">COUNTEREXAMPLE</text:p>
      <text:p text:style-name="P52">a clearly invalid argument having the same structure as an argument claimed to be valid. </text:p>
      <text:p text:style-name="P2"/>
      <text:p text:style-name="P56">FORMAL LOGIC</text:p>
      <text:p text:style-name="P52"><text:span text:style-name="T48">t</text:span>he study of argument <text:span text:style-name="T48">forms or patterns without regard to meaning. <text:s/>Formal logic is recognizable by its use of symbolic languages.</text:span></text:p>
      <text:p text:style-name="P52"/>
      <text:h text:style-name="Heading_20_2" text:outline-level="2">Formal Definitions </text:h>
      <text:p text:style-name="P12">A <text:span text:style-name="T2">FORMAL DEFINITION</text:span> is a <text:span text:style-name="T42">statement</text:span> that two strings, called the <text:span text:style-name="T2">DEFINIENDUM</text:span> and the <text:span text:style-name="T2">DEFINIENS</text:span>, <text:span text:style-name="T40">a</text:span>re interchangeable; <text:span text:style-name="T40">that they</text:span> mean the same thing. <text:s/>Express definitions <text:span text:style-name="T42">formally </text:span>as follows: </text:p>
      <text:p text:style-name="P2"/>
      <text:p text:style-name="P59"><text:span text:style-name="T5">definiendum</text:span> <text:s text:c="2"/>=df <text:s/><text:span text:style-name="T5">definiens</text:span></text:p>
      <text:p text:style-name="P2"/>
      <text:p text:style-name="P2">In formal definitions, the <text:span text:style-name="T5">definiendum</text:span> is usually an abbreviation for the <text:span text:style-name="T5">definiens</text:span>. </text:p>
      <text:p text:style-name="P2"/>
      <text:p text:style-name="P46"><text:span text:style-name="T5">abbreviation</text:span> <text:s/>=df <text:s/><text:span text:style-name="T5">definiens</text:span> </text:p>
      <text:p text:style-name="P2"/>
      <text:p text:style-name="P46">⊥ <text:s/>=df <text:s/>(P ∧ -P) </text:p>
      <text:p text:style-name="P46"/>
      <text:h text:style-name="Heading_20_3" text:outline-level="3">Definition Schemata</text:h>
      <text:p text:style-name="P2">We can introduce a <text:span text:style-name="T2">DEFINITION SCHEMA</text:span>, a "family" of definitions all having the same structure, with the help of place-holders, which we denote using letters towards the end of the alphabet: u,v,w,x,y,z, across which values are substituted uniformly to obtain a definition. </text:p>
      <text:p text:style-name="P2"/>
      <text:p text:style-name="P46">Example: formal definition of the ‘probability <text:span text:style-name="T41">of X given that Y’</text:span>. </text:p>
      <text:p text:style-name="P2"/>
      <text:p text:style-name="P2"><text:s text:c="22"/>P(X ∧ Y) </text:p>
      <text:p text:style-name="P2"><text:s text:c="9"/>P(X|Y) <text:s/>=df <text:s/>-------- </text:p>
      <text:p text:style-name="P2"><text:s text:c="24"/>P(Y) </text:p>
      <text:p text:style-name="P2"/>
      <text:p text:style-name="P2">Whenever we see an instance of P(X|Y), the definition informs us that it is interchangeable with and so can be replaced by its corresponding right-hand side, replacing values for X, and Y uniformly. <text:s/>The reverse operation is also <text:span text:style-name="T43">entailed in the definition</text:span>. </text:p>
      <text:p text:style-name="P2"/>
      <text:p text:style-name="P2">So the question, what is the probability that we slip given that it is icy, yields the following definition. </text:p>
      <text:p text:style-name="P2"/>
      <text:p text:style-name="P2"><text:s text:c="22"/>P(S ∧ I) </text:p>
      <text:p text:style-name="P2"><text:s text:c="9"/>P(S|I) <text:s/>=df <text:s/>-------- </text:p>
      <text:p text:style-name="P2"><text:s text:c="24"/>P(I) </text:p>
      <text:p text:style-name="P2"/>
      <text:p text:style-name="P13"><text:soft-page-break/>If a definiens is replaced by its abbreviation it’s called <text:span text:style-name="T2">PACKING</text:span>, while <text:span text:style-name="T2">UNPACKING</text:span> is replacing an abbreviation with its definiens.</text:p>
      <text:p text:style-name="P13"/>
      <text:h text:style-name="Heading_20_2" text:outline-level="2">The Laws of Logic </text:h>
      <text:p text:style-name="P3">The simplest logic has just two discrete truth-values: True and False; which are complements: <text:s/>false =df not true. <text:s/>From this binary relation, it is possible to construct the following logical principles. </text:p>
      <text:p text:style-name="P66"/>
      <text:p text:style-name="P62">LAW OF NON-CONTRADICTION (LNC) </text:p>
      <text:p text:style-name="P51">A proposition P is not both True and False. </text:p>
      <text:p text:style-name="P67"/>
      <text:p text:style-name="P60">LAW OF EXCLUDED MIDDLE (LEM) </text:p>
      <text:p text:style-name="P64">A proposition P is either True or False.</text:p>
      <text:p text:style-name="P61">IDENTITY OF INDISCERNIBILITY</text:p>
      <text:p text:style-name="P46">If two things have all of the same properties, then they are the same object. </text:p>
      <text:p text:style-name="P46"/>
      <text:p text:style-name="P60">LAW OF INDISCERNIBILITY OF IDENTICALS (LEIBNIZ'S LAW) </text:p>
      <text:p text:style-name="P46">If two things are the same object, then they have all of the same properties. </text:p>
      <text:p text:style-name="P65"/>
      <text:h text:style-name="Heading_20_3" text:outline-level="3">Set Theory </text:h>
      <text:p text:style-name="P2">A <text:span text:style-name="T2">SET</text:span> is a collection of objects which has no particular order but in which each member object occurs just once. </text:p>
      <text:p text:style-name="P2"/>
      <text:h text:style-name="Heading_20_3" text:outline-level="3">Set Definition </text:h>
      <text:p text:style-name="P2">Sets are defined formally within a pair of braces { and }. <text:s/>The simplest definition of a set is by exhaustive enumeration, listing out all the members. </text:p>
      <text:p text:style-name="P2"/>
      <text:p text:style-name="P46">A = { my phone, empire state building, the number 6, the neighborhood dog that's always barking } </text:p>
      <text:p text:style-name="P2"/>
      <text:p text:style-name="P2">The <text:span text:style-name="T16">empty set called NULL</text:span> has its own symbol. </text:p>
      <text:p text:style-name="P2"/>
      <text:p text:style-name="P46">∅ = { } = null/empty set </text:p>
      <text:p text:style-name="P2"/>
      <text:p text:style-name="P2">Many sets are too large to enumerate, so instead of enumerating their members, their members' properties define them; this is accomplished using a comprehension. <text:s/>A <text:span text:style-name="T2">COMPREHENSION</text:span> is a set defined by properties and includes the use of a '|', which is read as, 'such that.' </text:p>
      <text:p text:style-name="P2"/>
      <text:p text:style-name="P47">M = the set of all mammals </text:p>
      <text:p text:style-name="P47">= { x | x is a mammal } </text:p>
      <text:p text:style-name="P47">= read, "the set of all x such that x is a mammal." </text:p>
      <text:p text:style-name="P2"/>
      <text:p text:style-name="P47">E = { x | x/2 = int(x/2) } </text:p>
      <text:p text:style-name="P47">= "The set of all x such that x divided by 2 equals the integer of x divided by 2." </text:p>
      <text:p text:style-name="P47">= "The set of all numbers evenly divisible by two." </text:p>
      <text:p text:style-name="P2"/>
      <text:p text:style-name="P47">P = { x | (x is an integer) or (x is red) } </text:p>
      <text:p text:style-name="P47">= "The set of all integer<text:span text:style-name="T12">s</text:span> <text:span text:style-name="T12">or</text:span> red things." </text:p>
      <text:p text:style-name="P2"/>
      <text:p text:style-name="P47">Z = { x | x is an integer } </text:p>
      <text:p text:style-name="P47">It is customary to denote this set with a bold capital 'Z'. </text:p>
      <text:p text:style-name="P2"/>
      <text:p text:style-name="P4">&lt;x,y&gt; is an <text:span text:style-name="T2">ORDERED PAIR</text:span>, a value which requires two numbers to be fully expressed, where x,y can be any <text:soft-page-break/>two real numbers .</text:p>
      <text:p text:style-name="P4"/>
      <text:p text:style-name="P47">F = { &lt;x,y&gt; | (x in Z) and (y=10x) } </text:p>
      <text:p text:style-name="P47">The set of all ordered pairs &lt;x,y&gt; such that x is an integer and y is ten times x. </text:p>
      <text:p text:style-name="P2"><text:s/></text:p>
      <text:h text:style-name="Heading_20_3" text:outline-level="3">Set-Member Relations </text:h>
      <text:p text:style-name="P2">The things that sets are composed of are called <text:span text:style-name="T2">OBJECTS</text:span>, <text:span text:style-name="T2">ELEMENTS</text:span> , or <text:span text:style-name="T2">MEMBERS</text:span><text:span text:style-name="T13">; </text:span><text:span text:style-name="T14">a set is its membership.</text:span></text:p>
      <text:p text:style-name="P2"/>
      <text:p text:style-name="P45"><text:span text:style-name="T2">MEMBERSHIP</text:span> ( ∊ ) </text:p>
      <text:p text:style-name="P45"><text:span text:style-name="T17">a ∊ P says, "a is a </text:span><text:span text:style-name="T4">MEMBER</text:span><text:span text:style-name="T17"> of P," or, "</text:span><text:span text:style-name="T18">object </text:span><text:span text:style-name="T17">a is in P." </text:span></text:p>
      <text:p text:style-name="P57">Fido ∊ Dog, Fido is a dog. </text:p>
      <text:p text:style-name="P57">2 ∊ Even, 2 is even. </text:p>
      <text:p text:style-name="P63"/>
      <text:p text:style-name="P45"><text:span text:style-name="T2">I</text:span><text:span text:style-name="T3">DENTITY</text:span> ( = )</text:p>
      <text:p text:style-name="P45">A = B, Sets A and B have the same members. </text:p>
      <text:p text:style-name="P57">x = y, symbols x and y denote the same object. </text:p>
      <text:p text:style-name="P57"/>
      <text:p text:style-name="P45"><text:span text:style-name="T2">PROPER SUBSET</text:span> ( ⊂ ) </text:p>
      <text:p text:style-name="P45">A ⊂ B, set A is composed of some but not all of the objects in set B. </text:p>
      <text:p text:style-name="P45">E ⊂ Z, even-numbered integers are a subset of integers. </text:p>
      <text:p text:style-name="P45"/>
      <text:p text:style-name="P45"><text:span text:style-name="T2">SUBSET</text:span> ( ⊆ ) </text:p>
      <text:p text:style-name="P45">A ⊆ B, A is composed of some or all of the members in set B, but no others. </text:p>
      <text:p text:style-name="P45"/>
      <text:p text:style-name="P45"><text:span text:style-name="T2">PROPER SUPERSET</text:span> &amp; <text:span text:style-name="T2">SUPERSET</text:span> ( ⊃, ⊇ ) </text:p>
      <text:p text:style-name="P45">⊃ and ⊇ work similarly to the subset operators. </text:p>
      <text:p text:style-name="P44"/>
      <text:h text:style-name="Heading_20_3" text:outline-level="3">Set Operations </text:h>
      <text:p text:style-name="P46">Consider, </text:p>
      <text:p text:style-name="P46"/>
      <text:p text:style-name="P46">R = { x | x is red } </text:p>
      <text:p text:style-name="P46">C = { x | x is a car } </text:p>
      <text:p text:style-name="P46"/>
      <text:p text:style-name="P46"><text:span text:style-name="T2">UNION</text:span> ( ∪ ) </text:p>
      <text:p text:style-name="P46">The union of two sets is the set of all things contained in both of those sets. </text:p>
      <text:p text:style-name="P46"/>
      <text:p text:style-name="P46">R ∪ C </text:p>
      <text:p text:style-name="P46">= { x | x is red } ∪ { x | x is a car } </text:p>
      <text:p text:style-name="P46">= { x | (x is red) or (x is a car) } </text:p>
      <text:p text:style-name="P46"/>
      <text:p text:style-name="P46"><text:span text:style-name="T2">INTERSECTION</text:span> ( ∩ ) </text:p>
      <text:p text:style-name="P46">The intersection of two sets is the set of all things common to those two sets. </text:p>
      <text:p text:style-name="P46"/>
      <text:p text:style-name="P46">R ∩ C </text:p>
      <text:p text:style-name="P46">= { x | x is red } ∩ { x | x is a car } </text:p>
      <text:p text:style-name="P46">= { x | (x is red) and (x is a car) } </text:p>
      <text:p text:style-name="P46"/>
      <text:p text:style-name="P46"><text:span text:style-name="T2">DIFFERENCE</text:span> ( - ) </text:p>
      <text:p text:style-name="P46">R - C = { x | (x is red) and (x is not a car) } </text:p>
      <text:p text:style-name="P65"/>
      <text:p text:style-name="P46"><text:span text:style-name="T2">COMPLEMENT</text:span> ( ' ) </text:p>
      <text:p text:style-name="P46">The complement of a set is the set of all things *not* in the set. </text:p>
      <text:p text:style-name="P46"/>
      <text:p text:style-name="P46">C' = { x | x is not a car } </text:p>
      <text:p text:style-name="P46"><text:soft-page-break/>C'' = C </text:p>
      <text:p text:style-name="P46"/>
      <text:p text:style-name="P46"><text:span text:style-name="T2">CARDINALITY</text:span> ( || ) </text:p>
      <text:p text:style-name="P46">The <text:span text:style-name="T2">CARDINALITY</text:span> of a set is how many members it contains. </text:p>
      <text:p text:style-name="P46"/>
      <text:p text:style-name="P46">A = { a, b, c } </text:p>
      <text:p text:style-name="P46">|A| = 3 </text:p>
      <text:p text:style-name="P46">|Z| = infinity </text:p>
      <text:p text:style-name="P46"/>
      <text:h text:style-name="Heading_20_3" text:outline-level="3">Set Properties </text:h>
      <text:p text:style-name="P53">UNIVERSE </text:p>
      <text:p text:style-name="P46">U, <text:span text:style-name="T2">UNIVERSE OF DISCOURSE</text:span> (also <text:span text:style-name="T2">DOMAIN OF DISCOURSE</text:span>) is the set of all objects in our discussion. </text:p>
      <text:p text:style-name="P46"/>
      <text:p text:style-name="P46">The universe and the empty set are complements of each other. </text:p>
      <text:p text:style-name="P46">U' = { } </text:p>
      <text:p text:style-name="P46"/>
      <text:p text:style-name="P53">DECIDABLE SET </text:p>
      <text:p text:style-name="P46">A set is <text:span text:style-name="T2">DECIDABLE</text:span> if and only if there is an effective method for determining whether an object is in the set. </text:p>
      <text:p text:style-name="P46"/>
      <text:p text:style-name="P53">1:1 CORRESPONDENCE </text:p>
      <text:p text:style-name="P46">There is a <text:span text:style-name="T2">1:1 CORRESPONDENCE</text:span> between sets A and B if and only if there is a way to pair off each member of set A with a unique member of set B. <text:s/>Therefore, both sets have the same cardinality; |A| = |B|. <text:s/>Every member of A pairs to exactly one member of B, and vice versa. </text:p>
      <text:p text:style-name="P46"/>
      <text:p text:style-name="P53">DENUMERABLE </text:p>
      <text:p text:style-name="P46">A set is <text:span text:style-name="T2">DENUMERABLE</text:span> if and only if there is a 1:1 correspondence between it and the set of natural numbers. <text:s/>Hence, the cardinality of the set is infinite. </text:p>
      <text:p text:style-name="P48"/>
      <text:h text:style-name="P105" text:outline-level="1">Propositional Logic </text:h>
      <text:p text:style-name="P2">Propositional logic is about the truth-functions, 'and,' 'not' and similar concepts. </text:p>
      <text:p text:style-name="P2"/>
      <text:h text:style-name="Heading_20_2" text:outline-level="2">Language </text:h>
      <text:p text:style-name="P54">LANGUAGE</text:p>
      <text:p text:style-name="P49">defined by the set of all sensical sentences in the language. </text:p>
      <text:p text:style-name="P2"/>
      <text:p text:style-name="P54">LEXEME</text:p>
      <text:p text:style-name="P49">the smallest semantic unit of a language, often called <text:span text:style-name="T49">a </text:span>word. </text:p>
      <text:p text:style-name="P2"/>
      <text:p text:style-name="P54">FORMAL LANGUAGE</text:p>
      <text:p text:style-name="P49">the set of all grammatically correct sentences in a language. <text:s/>Formal languages do not consider semantics, so many such sentences may be nonsensical. </text:p>
      <text:p text:style-name="P2"/>
      <text:p text:style-name="P55">METALOGIC</text:p>
      <text:p text:style-name="P50">the discipline that studies and proves things about logic. </text:p>
      <text:p text:style-name="P2"/>
      <text:p text:style-name="P55">METALANGUAGE</text:p>
      <text:p text:style-name="P50">the language used to talk about logic. <text:s/>Sentences in the metalanguage mention properties of the logic, arguments, and things they entail. <text:s/>Most of this book is written in the metalanguage. </text:p>
      <text:p text:style-name="P2"/>
      <text:h text:style-name="Heading_20_3" text:outline-level="3"><text:soft-page-break/>Lexemes </text:h>
      <table:table table:name="Table1" table:style-name="Table1">
        <table:table-column table:style-name="Table1.A"/>
        <table:table-column table:style-name="Table1.B"/>
        <table:table-row table:style-name="TableLine94720977013488">
          <table:table-cell table:style-name="Table1.A1" office:value-type="string">
            <text:p text:style-name="P81">Non-Logical Symbols</text:p>
          </table:table-cell>
          <table:table-cell table:style-name="Table1.B1" office:value-type="string">
            <text:p text:style-name="P80"/>
          </table:table-cell>
        </table:table-row>
        <table:table-row table:style-name="TableLine94720977036192">
          <table:table-cell table:style-name="Table1.A2" office:value-type="string">
            <text:p text:style-name="P80"><text:s text:c="5"/><text:span text:style-name="T20">Propositional Symbols:</text:span></text:p>
          </table:table-cell>
          <table:table-cell table:style-name="Table1.B2" office:value-type="string">
            <text:p text:style-name="P81">A...Z</text:p>
          </table:table-cell>
        </table:table-row>
        <table:table-row table:style-name="TableLine94720976828176">
          <table:table-cell table:style-name="Table1.A2" office:value-type="string">
            <text:p text:style-name="P80"><text:s text:c="5"/><text:span text:style-name="T20">Association Symbols:</text:span></text:p>
          </table:table-cell>
          <table:table-cell table:style-name="Table1.B2" office:value-type="string">
            <text:p text:style-name="P81">(, )</text:p>
          </table:table-cell>
        </table:table-row>
        <table:table-row table:style-name="TableLine94720976832544">
          <table:table-cell table:style-name="Table1.A2" office:value-type="string">
            <text:p text:style-name="P81">Logical Symbols</text:p>
          </table:table-cell>
          <table:table-cell table:style-name="Table1.B2" office:value-type="string">
            <text:p text:style-name="P80"/>
          </table:table-cell>
        </table:table-row>
        <table:table-row table:style-name="TableLine94720976834528">
          <table:table-cell table:style-name="Table1.A2" office:value-type="string">
            <text:p text:style-name="P80"><text:s text:c="5"/>Truth-Function Symbols:</text:p>
          </table:table-cell>
          <table:table-cell table:style-name="Table1.B2" office:value-type="string">
            <text:p text:style-name="P24">-, ∧, ∨, →, ↔</text:p>
          </table:table-cell>
        </table:table-row>
      </table:table>
      <text:p text:style-name="P2"/>
      <text:h text:style-name="Heading_20_3" text:outline-level="3">Grammar </text:h>
      <text:p text:style-name="P55">FORMAL GRAMMAR</text:p>
      <text:p text:style-name="P50">the set of rules that selects all and only the grammatically correct strings in a given formal language without regard to meaning. </text:p>
      <text:p text:style-name="P2"/>
      <text:p text:style-name="P2">A grammatically correct sentence in logic is called a <text:span text:style-name="T2">WELL-FORMED FORMULA</text:span> (<text:span text:style-name="T2">WFF</text:span>, or <text:span text:style-name="T2">FORMULA</text:span>). <text:s/>It is conventional to use Greek capital letters to represent arbitrary formulas. <text:s/>A wff in propositional logic is any string constructed by the following clauses (called <text:span text:style-name="T2">FORMATION RULES</text:span>):</text:p>
      <text:p text:style-name="P2"/>
      <text:p text:style-name="P2">An <text:span text:style-name="T2">ATOMIC FORMULA</text:span> is any single proposition symbol. </text:p>
      <text:p text:style-name="P2"/>
      <text:list xml:id="list1560261751" text:style-name="L1">
        <text:list-item>
          <text:p text:style-name="P107">Each atomic formula is a wff;</text:p>
        </text:list-item>
        <text:list-item>
          <text:p text:style-name="P107">if Φ is a wff, then -Φ is a wff;</text:p>
        </text:list-item>
        <text:list-item>
          <text:p text:style-name="P108">if Φ, Ψ are wffs, then (Φ ∧ Ψ),(Φ ∨ Ψ),(Φ → Ψ),(Φ ↔ Ψ) are wffs;</text:p>
        </text:list-item>
        <text:list-item>
          <text:p text:style-name="P107">nothing else is a wff. </text:p>
        </text:list-item>
      </text:list>
      <text:p text:style-name="P2"/>
      <text:p text:style-name="P53">Notes</text:p>
      <text:list xml:id="list17826708" text:style-name="L2">
        <text:list-item>
          <text:p text:style-name="P110">Notice that the formation rules for wffs are recursive, meaning that wffs can nest within other wffs to any depth. <text:s/>While P ∧ Q is a wff, so is (-(P ∨ Q) → R).</text:p>
        </text:list-item>
        <text:list-item>
          <text:p text:style-name="P117"><text:span text:style-name="T7">To aid readability, we adopt the convention that if a top-level wff begins with '(', we will drop the </text:span><text:span text:style-name="T8">o</text:span><text:span text:style-name="T7">utermost pair of parentheses, doing so never introduces ambiguity to the formula. </text:span></text:p>
        </text:list-item>
        <text:list-item>
          <text:p text:style-name="P111">In practice, it is common to use PRIME marks ('), or numerical subscripts (we use postscripts) after a proposition symbol to increase the number of available symbols. </text:p>
        </text:list-item>
      </text:list>
      <text:p text:style-name="P2"/>
      <text:h text:style-name="Heading_20_3" text:outline-level="3">Syntax Trees </text:h>
      <text:h text:style-name="Heading_20_4" text:outline-level="4">Truth-Function Anatomy </text:h>
      <text:p text:style-name="P2">Below are the formal, informal, and metalogical names of the operations and operands.</text:p>
      <text:p text:style-name="P2"/>
      <table:table table:name="Table2" table:style-name="Table2">
        <table:table-column table:style-name="Table2.A"/>
        <table:table-column table:style-name="Table2.B"/>
        <table:table-column table:style-name="Table2.C"/>
        <table:table-column table:style-name="Table2.D"/>
        <table:table-column table:style-name="Table2.E"/>
        <table:table-row table:style-name="TableLine94720977069904">
          <table:table-cell table:style-name="Table2.A1" office:value-type="string">
            <text:p text:style-name="P96">Formal</text:p>
          </table:table-cell>
          <table:table-cell table:style-name="Table2.A1" office:value-type="string">
            <text:p text:style-name="P96">Informal</text:p>
          </table:table-cell>
          <table:table-cell table:style-name="Table2.A1" office:value-type="string">
            <text:p text:style-name="P96">Metalogical</text:p>
          </table:table-cell>
          <table:table-cell table:style-name="Table2.A1" office:value-type="string">
            <text:p text:style-name="P96">Example</text:p>
          </table:table-cell>
          <table:table-cell table:style-name="Table2.E1" office:value-type="string">
            <text:p text:style-name="P96">Operand Names</text:p>
          </table:table-cell>
        </table:table-row>
        <table:table-row table:style-name="TableLine94720976866256">
          <table:table-cell table:style-name="Table2.A2" office:value-type="string">
            <text:p text:style-name="P15">- </text:p>
          </table:table-cell>
          <table:table-cell table:style-name="Table2.A2" office:value-type="string">
            <text:p text:style-name="P15">not</text:p>
          </table:table-cell>
          <table:table-cell table:style-name="Table2.A2" office:value-type="string">
            <text:p text:style-name="P15">NEGATION </text:p>
          </table:table-cell>
          <table:table-cell table:style-name="Table2.A2" office:value-type="string">
            <text:p text:style-name="P15">-P</text:p>
          </table:table-cell>
          <table:table-cell table:style-name="Table2.E2" office:value-type="string">
            <text:p text:style-name="P15">P is a NEGATAND</text:p>
          </table:table-cell>
        </table:table-row>
        <table:table-row table:style-name="TableLine94720977084128">
          <table:table-cell table:style-name="Table2.A2" office:value-type="string">
            <text:p text:style-name="P15">∧</text:p>
          </table:table-cell>
          <table:table-cell table:style-name="Table2.A2" office:value-type="string">
            <text:p text:style-name="P15">and</text:p>
          </table:table-cell>
          <table:table-cell table:style-name="Table2.A2" office:value-type="string">
            <text:p text:style-name="P15">CONJUNCTION</text:p>
          </table:table-cell>
          <table:table-cell table:style-name="Table2.A2" office:value-type="string">
            <text:p text:style-name="P15">P ∧ Q</text:p>
          </table:table-cell>
          <table:table-cell table:style-name="Table2.E2" office:value-type="string">
            <text:p text:style-name="P16">P,Q are CONJUNCTS</text:p>
          </table:table-cell>
        </table:table-row>
        <table:table-row table:style-name="TableLine94720977085120">
          <table:table-cell table:style-name="Table2.A2" office:value-type="string">
            <text:p text:style-name="P15">∨</text:p>
          </table:table-cell>
          <table:table-cell table:style-name="Table2.A2" office:value-type="string">
            <text:p text:style-name="P15">or</text:p>
          </table:table-cell>
          <table:table-cell table:style-name="Table2.A2" office:value-type="string">
            <text:p text:style-name="P15">DISJUNCTION</text:p>
          </table:table-cell>
          <table:table-cell table:style-name="Table2.A2" office:value-type="string">
            <text:p text:style-name="P15">P ∨ Q</text:p>
          </table:table-cell>
          <table:table-cell table:style-name="Table2.E2" office:value-type="string">
            <text:p text:style-name="P15">P,Q are DISJUNCTS</text:p>
          </table:table-cell>
        </table:table-row>
        <table:table-row table:style-name="TableLine94720977086672">
          <table:table-cell table:style-name="Table2.A2" office:value-type="string">
            <text:p text:style-name="P24"><text:s/>→</text:p>
          </table:table-cell>
          <table:table-cell table:style-name="Table2.A2" office:value-type="string">
            <text:p text:style-name="P15">if/then</text:p>
          </table:table-cell>
          <table:table-cell table:style-name="Table2.A2" office:value-type="string">
            <text:p text:style-name="P15">CONDITIONAL</text:p>
          </table:table-cell>
          <table:table-cell table:style-name="Table2.A2" office:value-type="string">
            <text:p text:style-name="P24">P → Q</text:p>
          </table:table-cell>
          <table:table-cell table:style-name="Table2.E2" office:value-type="string">
            <text:p text:style-name="P68">P is the ANTECEDENT, </text:p>
            <text:p text:style-name="P15">Q is the CONSEQUENT</text:p>
          </table:table-cell>
        </table:table-row>
        <table:table-row table:style-name="TableLine94720977087984">
          <table:table-cell table:style-name="Table2.A2" office:value-type="string">
            <text:p text:style-name="P24">↔</text:p>
          </table:table-cell>
          <table:table-cell table:style-name="Table2.A2" office:value-type="string">
            <text:p text:style-name="P15">just if</text:p>
          </table:table-cell>
          <table:table-cell table:style-name="Table2.A2" office:value-type="string">
            <text:p text:style-name="P15">BICONDITIONAL</text:p>
          </table:table-cell>
          <table:table-cell table:style-name="Table2.A2" office:value-type="string">
            <text:p text:style-name="P24">P ↔ Q</text:p>
          </table:table-cell>
          <table:table-cell table:style-name="Table2.E2" office:value-type="string">
            <text:p text:style-name="P15">Operands</text:p>
          </table:table-cell>
        </table:table-row>
      </table:table>
      <text:p text:style-name="P2"/>
      <text:p text:style-name="P2"><text:span text:style-name="T2">ARITY</text:span> is the number of subordinates an operation requires. <text:s/>For example, negation has an arity of one because it has one subordinate, while conjunction has two. <text:s/>The table below lists some common arities and some <text:span text:style-name="T21">d</text:span>ifferent names by which they go.</text:p>
      <text:p text:style-name="P2"/>
      <table:table table:name="Table3" table:style-name="Table3">
        <table:table-column table:style-name="Table3.A"/>
        <table:table-column table:style-name="Table3.B" table:number-columns-repeated="3"/>
        <table:table-column table:style-name="Table3.E"/>
        <text:soft-page-break/>
        <table:table-row table:style-name="TableLine94720977090528">
          <table:table-cell table:style-name="Table3.A1" office:value-type="string">
            <text:p text:style-name="P39">Arity</text:p>
          </table:table-cell>
          <table:table-cell table:style-name="Table3.A1" office:value-type="string">
            <text:p text:style-name="P39">-ary name</text:p>
          </table:table-cell>
          <table:table-cell table:style-name="Table3.A1" office:value-type="string">
            <text:p text:style-name="P39">-adic name</text:p>
          </table:table-cell>
          <table:table-cell table:style-name="Table3.A1" office:value-type="string">
            <text:p text:style-name="P39">place name</text:p>
          </table:table-cell>
          <table:table-cell table:style-name="Table3.E1" office:value-type="string">
            <text:p text:style-name="P40">Examples</text:p>
          </table:table-cell>
        </table:table-row>
        <table:table-row table:style-name="TableLine94720977109680">
          <table:table-cell table:style-name="Table3.A2" office:value-type="string">
            <text:p text:style-name="P83">0</text:p>
          </table:table-cell>
          <table:table-cell table:style-name="Table3.A2" office:value-type="string">
            <text:p text:style-name="P80"/>
          </table:table-cell>
          <table:table-cell table:style-name="Table3.A2" office:value-type="string">
            <text:p text:style-name="P80"/>
          </table:table-cell>
          <table:table-cell table:style-name="Table3.A2" office:value-type="string">
            <text:p text:style-name="P17">0-place</text:p>
          </table:table-cell>
          <table:table-cell table:style-name="Table3.E2" office:value-type="string">
            <text:p text:style-name="P18">P</text:p>
          </table:table-cell>
        </table:table-row>
        <table:table-row table:style-name="TableLine94720977112032">
          <table:table-cell table:style-name="Table3.A2" office:value-type="string">
            <text:p text:style-name="P83">1</text:p>
          </table:table-cell>
          <table:table-cell table:style-name="Table3.A2" office:value-type="string">
            <text:p text:style-name="P17">UNARY</text:p>
          </table:table-cell>
          <table:table-cell table:style-name="Table3.A2" office:value-type="string">
            <text:p text:style-name="P17">MONADIC</text:p>
          </table:table-cell>
          <table:table-cell table:style-name="Table3.A2" office:value-type="string">
            <text:p text:style-name="P17">1-place</text:p>
          </table:table-cell>
          <table:table-cell table:style-name="Table3.E2" office:value-type="string">
            <text:p text:style-name="P17">-<text:span text:style-name="T23">P</text:span></text:p>
          </table:table-cell>
        </table:table-row>
        <table:table-row table:style-name="TableLine94720977113024">
          <table:table-cell table:style-name="Table3.A2" office:value-type="string">
            <text:p text:style-name="P83">2</text:p>
          </table:table-cell>
          <table:table-cell table:style-name="Table3.A2" office:value-type="string">
            <text:p text:style-name="P17">BINARY</text:p>
          </table:table-cell>
          <table:table-cell table:style-name="Table3.A2" office:value-type="string">
            <text:p text:style-name="P17">DIADIC</text:p>
          </table:table-cell>
          <table:table-cell table:style-name="Table3.A2" office:value-type="string">
            <text:p text:style-name="P17">2-place</text:p>
          </table:table-cell>
          <table:table-cell table:style-name="Table3.E2" office:value-type="string">
            <text:p text:style-name="P19">P ∧ Q, P ∨ Q</text:p>
          </table:table-cell>
        </table:table-row>
        <table:table-row table:style-name="TableLine94720977114576">
          <table:table-cell table:style-name="Table3.A2" office:value-type="string">
            <text:p text:style-name="P83">3</text:p>
          </table:table-cell>
          <table:table-cell table:style-name="Table3.A2" office:value-type="string">
            <text:p text:style-name="P17">TRINARY</text:p>
          </table:table-cell>
          <table:table-cell table:style-name="Table3.A2" office:value-type="string">
            <text:p text:style-name="P17">TRIADIC</text:p>
          </table:table-cell>
          <table:table-cell table:style-name="Table3.A2" office:value-type="string">
            <text:p text:style-name="P17">3-place</text:p>
          </table:table-cell>
          <table:table-cell table:style-name="Table3.E2" office:value-type="string">
            <text:p text:style-name="P18">x is between y and z</text:p>
          </table:table-cell>
        </table:table-row>
      </table:table>
      <text:p text:style-name="P2"/>
      <text:h text:style-name="Heading_20_4" text:outline-level="4">Tree Graphs </text:h>
      <text:p text:style-name="P2">Below is a tree graph. <text:s/>Tree graphs are useful in organizing some kinds of information. <text:s/>The lines are called <text:span text:style-name="T2">EDGES</text:span>, which connect <text:span text:style-name="T2">NODES</text:span> or <text:span text:style-name="T2">VERTEXES</text:span>. <text:s/>A node that has an edge above it is <text:span text:style-name="T2">CHILD</text:span>, and conversely, <text:s text:c="3"/>a node that has an edge below it is called a <text:span text:style-name="T2">PARENT</text:span>. <text:s/>Tree graphs are inverted from their counterparts in <text:span text:style-name="T22">n</text:span>ature. <text:s/>Thus the <text:span text:style-name="T2">ROOT</text:span> of a tree graph is at the top. <text:s text:c="2"/>The rest of the tree descends from the root—placing the childless <text:span text:style-name="T2">LEAVES</text:span> all at the bottom. <text:s/>Traversing a series of nodes via their joining edges down to a leaf is called a <text:span text:style-name="T2">PATH</text:span> (e.g., parent&amp;child &gt; node &gt; leaf4). <text:s/>As we descend a path children split into <text:span text:style-name="T2">BRANCHES</text:span>.</text:p>
      <text:p text:style-name="P2"/>
      <text:p text:style-name="P2"><text:s text:c="29"/>Root </text:p>
      <text:p text:style-name="P2"><text:s text:c="29"/>/ <text:s/>\ </text:p>
      <text:p text:style-name="P2"><text:s text:c="28"/>/ <text:s text:c="3"/>\ </text:p>
      <text:p text:style-name="P2"><text:s text:c="24"/>leaf1 <text:s text:c="3"/>parent&amp;Child </text:p>
      <text:p text:style-name="P2"><text:s text:c="33"/>/ <text:s text:c="9"/>\ </text:p>
      <text:p text:style-name="P2"><text:s text:c="32"/>/ <text:s text:c="11"/>\ </text:p>
      <text:p text:style-name="P2"><text:s text:c="29"/>child <text:s text:c="10"/>node </text:p>
      <text:p text:style-name="P2"><text:s text:c="29"/>/ <text:s text:c="2"/>\ <text:s text:c="10"/>/ <text:s text:c="2"/>\ </text:p>
      <text:p text:style-name="P2"><text:s text:c="28"/>/ <text:s text:c="4"/>\ <text:s text:c="8"/>/ <text:s text:c="4"/>\ </text:p>
      <text:p text:style-name="P2"><text:s text:c="25"/>leaf2 <text:s text:c="2"/>leaf3 <text:s text:c="2"/>leaf4 <text:s text:c="2"/>leaf5 </text:p>
      <text:p text:style-name="P2"/>
      <text:h text:style-name="Heading_20_4" text:outline-level="4">Syntax Trees</text:h>
      <text:p text:style-name="P7">Wffs can be diagrammed into a recursive tree structure in which operators are parent nodes and atomic and non-atomic subordinate wffs are the child nodes. <text:s/>The number of children an operator node has is equal to the arity of that operator.</text:p>
      <text:p text:style-name="P5"/>
      <text:p text:style-name="P6"><text:s text:c="9"/>-(P → (Q V -R)) </text:p>
      <text:p text:style-name="P2"/>
      <text:p text:style-name="P2"><text:s text:c="31"/>- </text:p>
      <text:p text:style-name="P2"><text:s text:c="31"/>| </text:p>
      <text:p text:style-name="P2"><text:s text:c="31"/>| </text:p>
      <text:p text:style-name="P6"><text:s text:c="31"/>→ </text:p>
      <text:p text:style-name="P2"><text:s text:c="29"/>/ <text:s text:c="3"/>\ </text:p>
      <text:p text:style-name="P2"><text:s text:c="27"/>/ <text:s text:c="7"/>\ </text:p>
      <text:p text:style-name="P2"><text:s text:c="25"/>P <text:s text:c="11"/>∨ </text:p>
      <text:p text:style-name="P2"><text:s text:c="36"/>/ <text:s text:c="2"/>\ </text:p>
      <text:p text:style-name="P2"><text:s text:c="34"/>/ <text:s text:c="6"/>\ </text:p>
      <text:p text:style-name="P2"><text:s text:c="32"/>Q <text:s text:c="10"/>- </text:p>
      <text:p text:style-name="P2"><text:s text:c="44"/>| </text:p>
      <text:p text:style-name="P2"><text:s text:c="44"/>| </text:p>
      <text:p text:style-name="P2"><text:s text:c="44"/>R </text:p>
      <text:p text:style-name="P2"/>
      <text:p text:style-name="P2">The operator at the root of the tree is called the <text:span text:style-name="T2">MAIN OPERATOR</text:span> or <text:span text:style-name="T2">TOP-LEVEL</text:span> Operator. <text:s/>In the example the main operator is negation. </text:p>
      <text:p text:style-name="P2"/>
      <text:h text:style-name="Heading_20_3" text:outline-level="3">Substitution Instance </text:h>
      <text:p text:style-name="P2">A <text:span text:style-name="T2">SUBSTITUTION INSTANCE</text:span> of an <text:span text:style-name="T5">original</text:span> wff has the same structure as the original but where <text:span text:style-name="T5">new</text:span> wffs uniformly replace proposition symbols in the original. <text:s/>'Instance of' relationships do not have to be symmetrical <text:soft-page-break/>and usually are not. <text:s/>P being an instance of Q, does not imply that Q is an instance of P. </text:p>
      <text:p text:style-name="P2"/>
      <table:table table:name="Table4" table:style-name="Table4">
        <table:table-column table:style-name="Table4.A"/>
        <table:table-column table:style-name="Table4.B" table:number-columns-repeated="2"/>
        <table:table-column table:style-name="Table4.D"/>
        <table:table-column table:style-name="Table4.E"/>
        <table:table-row table:style-name="TableLine94720977122160">
          <table:table-cell table:style-name="Table4.A1" office:value-type="string">
            <text:p text:style-name="P84">Original Form</text:p>
          </table:table-cell>
          <table:table-cell table:style-name="Table4.A1" office:value-type="string">
            <text:p text:style-name="P20">P ∧ Q</text:p>
          </table:table-cell>
          <table:table-cell table:style-name="Table4.A1" office:value-type="string">
            <text:p text:style-name="P20">P ∧ Q</text:p>
          </table:table-cell>
          <table:table-cell table:style-name="Table4.A1" office:value-type="string">
            <text:p text:style-name="P20">P ∧ Q</text:p>
          </table:table-cell>
          <table:table-cell table:style-name="Table4.E1" office:value-type="string">
            <text:p text:style-name="P24">P → (P ∧ Q) </text:p>
          </table:table-cell>
        </table:table-row>
        <table:table-row table:style-name="TableLine94720977139824">
          <table:table-cell table:style-name="Table4.A2" office:value-type="string">
            <text:p text:style-name="P84">Substitutions</text:p>
          </table:table-cell>
          <table:table-cell table:style-name="Table4.A2" office:value-type="string">
            <text:p text:style-name="P84">P=R</text:p>
            <text:p text:style-name="P84">Q=S</text:p>
          </table:table-cell>
          <table:table-cell table:style-name="Table4.A2" office:value-type="string">
            <text:p text:style-name="P84">P=-S</text:p>
            <text:p text:style-name="P84">Q=Z</text:p>
          </table:table-cell>
          <table:table-cell table:style-name="Table4.A2" office:value-type="string">
            <text:p text:style-name="P20">P=(C ∧ D)</text:p>
            <text:p text:style-name="P20">Q=D</text:p>
          </table:table-cell>
          <table:table-cell table:style-name="Table4.E2" office:value-type="string">
            <text:p text:style-name="P20">P=-H</text:p>
            <text:p text:style-name="P20">Q=(-S ∨ M)</text:p>
          </table:table-cell>
        </table:table-row>
        <table:table-row table:style-name="TableLine94720977152288">
          <table:table-cell table:style-name="Table4.A2" office:value-type="string">
            <text:p text:style-name="P84">Instance</text:p>
          </table:table-cell>
          <table:table-cell table:style-name="Table4.A2" office:value-type="string">
            <text:p text:style-name="P20">R ∧ S</text:p>
          </table:table-cell>
          <table:table-cell table:style-name="Table4.A2" office:value-type="string">
            <text:p text:style-name="P20">-S ∧ Z</text:p>
          </table:table-cell>
          <table:table-cell table:style-name="Table4.A2" office:value-type="string">
            <text:p text:style-name="P20">(C ∧ D) ∧ D</text:p>
          </table:table-cell>
          <table:table-cell table:style-name="Table4.E2" office:value-type="string">
            <text:p text:style-name="P24">-H → (-H ∧ (-S ∨ M))</text:p>
          </table:table-cell>
        </table:table-row>
      </table:table>
      <text:p text:style-name="P2"/>
      <text:h text:style-name="Heading_20_2" text:outline-level="2">Semantics </text:h>
      <text:p text:style-name="P2">The semantics of a language are the concepts denoted by the lexemes and </text:p>
      <text:p text:style-name="P2">sentences (propositional logic wffs). </text:p>
      <text:p text:style-name="P2"/>
      <text:h text:style-name="Heading_20_3" text:outline-level="3">Translation Hints</text:h>
      <table:table table:name="Table5" table:style-name="Table5">
        <table:table-column table:style-name="Table5.A"/>
        <table:table-column table:style-name="Table5.B"/>
        <table:table-row table:style-name="TableLine94720977151104">
          <table:table-cell table:style-name="Table5.A1" office:value-type="string">
            <text:p text:style-name="P85">P</text:p>
          </table:table-cell>
          <table:table-cell table:style-name="Table5.B1" office:value-type="string">
            <text:p text:style-name="P80">-<text:span text:style-name="T24">P</text:span></text:p>
          </table:table-cell>
        </table:table-row>
        <table:table-row table:style-name="TableLine94720977170688">
          <table:table-cell table:style-name="Table5.A2" office:value-type="string">
            <text:p text:style-name="P85">P</text:p>
            <text:p text:style-name="P21">it's true that P</text:p>
            <text:p text:style-name="P21">it's the case that P</text:p>
            <text:p text:style-name="P21">P whether or not Q</text:p>
            <text:p text:style-name="P21"><text:s text:c="6"/>literally: <text:s/>(Q ∨ -Q) -&gt; P</text:p>
          </table:table-cell>
          <table:table-cell table:style-name="Table5.B2" office:value-type="string">
            <text:p text:style-name="P22">it's false that P</text:p>
            <text:p text:style-name="P22">it's not true that P</text:p>
            <text:p text:style-name="P22">it's not the case that P</text:p>
            <text:p text:style-name="P22">non-P</text:p>
          </table:table-cell>
        </table:table-row>
      </table:table>
      <text:p text:style-name="P2"/>
      <table:table table:name="Table6" table:style-name="Table6">
        <table:table-column table:style-name="Table6.A"/>
        <table:table-column table:style-name="Table6.B"/>
        <table:table-row table:style-name="TableLine94720977163616">
          <table:table-cell table:style-name="Table6.A1" office:value-type="string">
            <text:p text:style-name="P22">P ∧ Q</text:p>
          </table:table-cell>
          <table:table-cell table:style-name="Table6.B1" office:value-type="string">
            <text:p text:style-name="P22">-(P ∧ Q)</text:p>
          </table:table-cell>
        </table:table-row>
        <table:table-row table:style-name="TableLine94720977181584">
          <table:table-cell table:style-name="Table6.A2" office:value-type="string">
            <text:p text:style-name="P22">both P and Q</text:p>
            <text:p text:style-name="P22">P but Q</text:p>
            <text:p text:style-name="P22">P yet Q</text:p>
            <text:p text:style-name="P22">P still Q</text:p>
            <text:p text:style-name="P22">P also Q</text:p>
            <text:p text:style-name="P22">P additionally Q</text:p>
            <text:p text:style-name="P22">P furthermore Q</text:p>
            <text:p text:style-name="P22">P however Q</text:p>
            <text:p text:style-name="P22">P although Q</text:p>
            <text:p text:style-name="P22">P nevertheless Q</text:p>
            <text:p text:style-name="P22">P moreover Q</text:p>
            <text:p text:style-name="P22">P even if/though Q</text:p>
            <text:p text:style-name="P22">P whereas Q</text:p>
          </table:table-cell>
          <table:table-cell table:style-name="Table6.B2" office:value-type="string">
            <text:p text:style-name="P22">P nand Q (in computing)</text:p>
          </table:table-cell>
        </table:table-row>
      </table:table>
      <text:p text:style-name="P2"/>
      <table:table table:name="Table7" table:style-name="Table7">
        <table:table-column table:style-name="Table7.A"/>
        <table:table-column table:style-name="Table7.B"/>
        <table:table-row table:style-name="TableLine94720977173904">
          <table:table-cell table:style-name="Table7.A1" office:value-type="string">
            <text:p text:style-name="P22">P ∨ Q</text:p>
          </table:table-cell>
          <table:table-cell table:style-name="Table7.B1" office:value-type="string">
            <text:p text:style-name="P22">-(P ∨ Q)</text:p>
          </table:table-cell>
        </table:table-row>
        <table:table-row table:style-name="TableLine94720977193504">
          <table:table-cell table:style-name="Table7.A2" office:value-type="string">
            <text:p text:style-name="P22">either P or Q</text:p>
            <text:p text:style-name="P22">P except if/when Q</text:p>
            <text:p text:style-name="P22">P except on condition that Q</text:p>
            <text:p text:style-name="P22">P unless Q</text:p>
          </table:table-cell>
          <table:table-cell table:style-name="Table7.B2" office:value-type="string">
            <text:p text:style-name="P22">neither P nor Q</text:p>
            <text:p text:style-name="P22">P nor Q (in computing)</text:p>
          </table:table-cell>
        </table:table-row>
      </table:table>
      <text:p text:style-name="P2"/>
      <table:table table:name="Table8" table:style-name="Table8">
        <table:table-column table:style-name="Table8.A"/>
        <table:table-column table:style-name="Table8.B"/>
        <table:table-row table:style-name="TableLine94720977187408">
          <table:table-cell table:style-name="Table8.A1" office:value-type="string">
            <text:p text:style-name="P24">P → Q</text:p>
          </table:table-cell>
          <table:table-cell table:style-name="Table8.B1" office:value-type="string">
            <text:p text:style-name="P24">-P → -Q</text:p>
          </table:table-cell>
        </table:table-row>
        <table:table-row table:style-name="TableLine94720977203840">
          <table:table-cell table:style-name="Table8.A2" office:value-type="string">
            <text:p text:style-name="P22">if P then Q</text:p>
            <text:p text:style-name="P22">P implies Q</text:p>
            <text:p text:style-name="P22">P only if Q</text:p>
            <text:p text:style-name="P22">P results in Q</text:p>
            <text:p text:style-name="P22">P brings about Q</text:p>
            <text:p text:style-name="P22">P leads to Q</text:p>
            <text:p text:style-name="P22">P is a sufficient condition for Q</text:p>
            <text:p text:style-name="P22">P is sufficient for Q</text:p>
            <text:p text:style-name="P22">Q assuming that P</text:p>
            <text:p text:style-name="P22"><text:soft-page-break/>Q on the condition that P</text:p>
            <text:p text:style-name="P22">Q given that P</text:p>
            <text:p text:style-name="P23">Q provided that P</text:p>
            <text:p text:style-name="P23">Q in case P</text:p>
          </table:table-cell>
          <table:table-cell table:style-name="Table8.B2" office:value-type="string">
            <text:p text:style-name="P23">P is a necessary condition for Q</text:p>
            <text:p text:style-name="P23">P is necessary for Q</text:p>
          </table:table-cell>
        </table:table-row>
      </table:table>
      <text:p text:style-name="P2"/>
      <table:table table:name="Table9" table:style-name="Table9">
        <table:table-column table:style-name="Table9.A"/>
        <table:table-column table:style-name="Table9.B"/>
        <table:table-row table:style-name="TableLine94720977196832">
          <table:table-cell table:style-name="Table9.A1" office:value-type="string">
            <text:p text:style-name="P24">P ↔ Q</text:p>
          </table:table-cell>
          <table:table-cell table:style-name="Table9.B1" office:value-type="string">
            <text:p text:style-name="P24">P ↔ -Q</text:p>
          </table:table-cell>
        </table:table-row>
        <table:table-row table:style-name="TableLine94720977220880">
          <table:table-cell table:style-name="Table9.A2" office:value-type="string">
            <text:p text:style-name="P23">P if and only if (iff) Q</text:p>
            <text:p text:style-name="P23">P just if Q</text:p>
            <text:p text:style-name="P23">P just in case Q</text:p>
            <text:p text:style-name="P23">P exactly if/when Q</text:p>
            <text:p text:style-name="P23">P but only if Q</text:p>
            <text:p text:style-name="P69">P is a necessary and sufficient <text:span text:style-name="T26">condition for Q</text:span></text:p>
            <text:p text:style-name="P70">P is necessary and sufficient for Q</text:p>
          </table:table-cell>
          <table:table-cell table:style-name="Table9.B2" office:value-type="string">
            <text:p text:style-name="P23">P xor Q (in computing)</text:p>
            <text:p text:style-name="P23">P (exclusive) or Q</text:p>
            <text:p text:style-name="P23">P unless also Q</text:p>
            <text:p text:style-name="P23">P unless Q</text:p>
            <text:p text:style-name="P23">either P or Q</text:p>
          </table:table-cell>
        </table:table-row>
      </table:table>
      <text:p text:style-name="P2"/>
      <text:h text:style-name="Heading_20_3" text:outline-level="3">Conversational Implicature</text:h>
      <text:p text:style-name="P2"><text:span text:style-name="T2">CONVERSATIONAL IMPLICATURE</text:span> is what is meant by a speaker's utterance that is not part of the literal meaning of what is explicitly said.</text:p>
      <text:p text:style-name="P2"/>
      <text:p text:style-name="P58">'and then'</text:p>
      <text:p text:style-name="P2"/>
      <text:p text:style-name="P2">When 'and' is a shortened form of 'and then,' it cannot be translated into a conjunction since the word 'then' here denotes a temporal relationship between the clauses it joins and the conjunction operator in propositional logic has no notion of time.</text:p>
      <text:p text:style-name="P2"/>
      <text:p text:style-name="P46">Keep up the good work, and you'll go far.</text:p>
      <text:p text:style-name="P46"/>
      <text:p text:style-name="P46">Alice drove home and went to bed.</text:p>
      <text:p text:style-name="P46"/>
      <text:p text:style-name="P58">'if...then'</text:p>
      <text:p text:style-name="P2"/>
      <text:p text:style-name="P2">It can be tempting to rewrite 'and then' as 'if...then,' but it doesn't always result in a sentence with the same meaning.</text:p>
      <text:p text:style-name="P2"/>
      <text:p text:style-name="P46">Keep up the good work, and you'll go far.</text:p>
      <text:p text:style-name="P46">If you keep up the good work, then you'll go far.</text:p>
      <text:p text:style-name="P46"/>
      <text:p text:style-name="P46">Alice drove home and went to bed.</text:p>
      <text:p text:style-name="P46">If Alice drove home, then she went to bed.</text:p>
      <text:p text:style-name="P46"/>
      <text:p text:style-name="P2">Again the use of 'then' in 'if/then' denotes a temporal relationship; it cannot be translated into a propositional logic conditional. <text:s/>Consider what happens by negating the first rewritten example and seeing what we derive after applying a few logical equivalences.</text:p>
      <text:p text:style-name="P2"/>
      <table:table table:name="Table10" table:style-name="Table10">
        <table:table-column table:style-name="Table10.A"/>
        <table:table-column table:style-name="Table10.B"/>
        <table:table-row table:style-name="TableLine94720977238608">
          <table:table-cell table:style-name="Table10.A1" office:value-type="string">
            <text:p text:style-name="P25">K → F</text:p>
          </table:table-cell>
          <table:table-cell table:style-name="Table10.B1" office:value-type="string">
            <text:p text:style-name="P25">if you keep up the good work, then you'll go far.</text:p>
          </table:table-cell>
        </table:table-row>
        <table:table-row table:style-name="TableLine94720977233536">
          <table:table-cell table:style-name="Table10.A2" office:value-type="string">
            <text:p text:style-name="P25">-(K → F)</text:p>
          </table:table-cell>
          <table:table-cell table:style-name="Table10.B2" office:value-type="string">
            <text:p text:style-name="P25">it's false that if you keep up the work, you'll go far</text:p>
          </table:table-cell>
        </table:table-row>
        <table:table-row table:style-name="TableLine94720977245152">
          <table:table-cell table:style-name="Table10.A2" office:value-type="string">
            <text:p text:style-name="P25">-(-K ∨ F)</text:p>
          </table:table-cell>
          <table:table-cell table:style-name="Table10.B2" office:value-type="string">
            <text:p text:style-name="P80"/>
          </table:table-cell>
        </table:table-row>
        <table:table-row table:style-name="TableLine94720977245808">
          <table:table-cell table:style-name="Table10.A2" office:value-type="string">
            <text:p text:style-name="P25">K ∧ -F</text:p>
          </table:table-cell>
          <table:table-cell table:style-name="Table10.B2" office:value-type="string">
            <text:p text:style-name="P25">You keep up the good work, and you don't go far.</text:p>
          </table:table-cell>
        </table:table-row>
      </table:table>
      <text:p text:style-name="P2"/>
      <text:h text:style-name="Heading_20_3" text:outline-level="3">Valuation Function</text:h>
      <text:p text:style-name="P2">A <text:span text:style-name="T2">TRUTH-FUNCTION</text:span> operates upon true/false values. <text:s/>The semantics of the truth-functions are formally described by a function v called a <text:span text:style-name="T2">VALUATION FUNCTION</text:span>, which encapsulates all there is to say about the meanings of propositional logic's truth-functional operators.</text:p>
      <text:p text:style-name="P2"><text:soft-page-break/></text:p>
      <text:p text:style-name="P2">Here is the valuation function for propositional logic,</text:p>
      <text:p text:style-name="P2"/>
      <table:table table:name="Table11" table:style-name="Table11">
        <table:table-column table:style-name="Table11.A"/>
        <table:table-column table:style-name="Table11.B"/>
        <table:table-row table:style-name="TableLine94720977240336">
          <table:table-cell table:style-name="Table11.A1" office:value-type="string">
            <text:p text:style-name="P25">v(-Φ) =</text:p>
          </table:table-cell>
          <table:table-cell table:style-name="Table11.B1" office:value-type="string">
            <text:p text:style-name="P71">true if Φ is false;</text:p>
            <text:p text:style-name="P25">false if Φ is true</text:p>
          </table:table-cell>
        </table:table-row>
        <table:table-row table:style-name="TableLine94720977263920">
          <table:table-cell table:style-name="Table11.A2" office:value-type="string">
            <text:p text:style-name="P25">v(Φ ∧ Ψ) =</text:p>
          </table:table-cell>
          <table:table-cell table:style-name="Table11.B2" office:value-type="string">
            <text:p text:style-name="P71">true if both Φ and Ψ are true;</text:p>
            <text:p text:style-name="P25">false if either Φ or Ψ or both are false</text:p>
          </table:table-cell>
        </table:table-row>
        <table:table-row table:style-name="TableLine94720977265360">
          <table:table-cell table:style-name="Table11.A2" office:value-type="string">
            <text:p text:style-name="P25"><text:s/>v(Φ ∨ Ψ) <text:span text:style-name="T27">=</text:span></text:p>
          </table:table-cell>
          <table:table-cell table:style-name="Table11.B2" office:value-type="string">
            <text:p text:style-name="P71">true if either Φ or Ψ or both are true;</text:p>
            <text:p text:style-name="P25">false if both Φ and Ψ are false</text:p>
          </table:table-cell>
        </table:table-row>
        <table:table-row table:style-name="TableLine94720977266016">
          <table:table-cell table:style-name="Table11.A2" office:value-type="string">
            <text:p text:style-name="P25">v(Φ → Ψ) =</text:p>
          </table:table-cell>
          <table:table-cell table:style-name="Table11.B2" office:value-type="string">
            <text:p text:style-name="P71">true if Φ is false or Ψ is true;</text:p>
            <text:p text:style-name="P25">false if Φ is true and Ψ is false</text:p>
          </table:table-cell>
        </table:table-row>
        <table:table-row table:style-name="TableLine94720977266672">
          <table:table-cell table:style-name="Table11.A2" office:value-type="string">
            <text:p text:style-name="P25">v(Φ ↔ Ψ) =</text:p>
          </table:table-cell>
          <table:table-cell table:style-name="Table11.B2" office:value-type="string">
            <text:p text:style-name="P71">true if both Φ and Ψ are true, or both Φ and Ψ are false;</text:p>
            <text:p text:style-name="P8">false if either Φ is true and Ψ is false, or <text:span text:style-name="T25">Φ is false and Ψ is true.</text:span></text:p>
          </table:table-cell>
        </table:table-row>
      </table:table>
      <text:p text:style-name="P2"/>
      <text:h text:style-name="Heading_20_3" text:outline-level="3">Sequents</text:h>
      <text:p text:style-name="P2">A <text:span text:style-name="T2">SEQUENT</text:span> is a metalogical notation expressing that a conclusion C follows from a set of premises, P<text:span text:style-name="T28">1</text:span>,...,P<text:span text:style-name="T28">n</text:span>.</text:p>
      <text:p text:style-name="P2"/>
      <text:p text:style-name="P46">P<text:span text:style-name="T28">1</text:span>,...,P<text:span text:style-name="T28">n </text:span><text:s/>⊢ <text:s/>C</text:p>
      <text:p text:style-name="P2"/>
      <text:p text:style-name="P2">'⊢' is a <text:span text:style-name="T2">TURNSTILE</text:span>. <text:s/>It's part of the metalanguage, not a part of propositional logic.</text:p>
      <text:p text:style-name="P2"/>
      <text:h text:style-name="Heading_20_3" text:outline-level="3">TRUTH-TABLES</text:h>
      <text:p text:style-name="P2">Truth-tables allow us to visually study the semantic characteristics of wffs as defined by the valuation function. <text:s/>Each row of the table is equivalent to one VALUATION of the function v upon a formula.</text:p>
      <text:p text:style-name="P2"/>
      <text:h text:style-name="Heading_20_4" text:outline-level="4">Truth-Table Construction</text:h>
      <text:p text:style-name="P53">Procedure</text:p>
      <text:p text:style-name="P2"/>
      <text:list xml:id="list1555619134" text:style-name="L3">
        <text:list-item>
          <text:p text:style-name="P112">Construct The table heading starting on the top left with a horizontal alphabetical list of all proposition symbols occurring in the formulas under study, followed to the right by a second horizontal list of the formulas themselves.<text:line-break/></text:p>
        </text:list-item>
        <text:list-item>
          <text:p text:style-name="P112">Under the list of proposition symbols list all possible combinations of T and F for those symbols. Usually, we start with a row of all F and end with all T, or vice versa, according to preference. <text:s/>The values for the intermediate rows are attained as if counting in binary.<text:line-break/></text:p>
        </text:list-item>
        <text:list-item>
          <text:p text:style-name="P112">The remainder of the table is populated row-by-row carrying the T or F values under each proposition symbol to the right and placing them under the corresponding symbol occurring in each wff.<text:line-break/></text:p>
        </text:list-item>
        <text:list-item>
          <text:p text:style-name="P112">In a given row under the first formula, starting from the innermost parentheses and working outwards, evaluate each of the expressions according to the valuation function, v. <text:s/>Continue until a T or F can be placed under the top-level (outermost) operator on every row. <text:s/>Repeat this valuation procedure below each wff and each row in the table.</text:p>
        </text:list-item>
      </text:list>
      <text:p text:style-name="P2"/>
      <text:p text:style-name="P2">The study will only need to consider the columns under each wffs' main <text:span text:style-name="T30">o</text:span>perator, so it is convenient to highlight the completed column somehow. <text:s/>Here we place an '*' at the bottom of those columns.</text:p>
      <text:p text:style-name="P2"/>
      <text:h text:style-name="Heading_20_4" text:outline-level="4">Truth-Table Study of The Truth-Functions</text:h>
      <text:p text:style-name="P2">The valuations for our primitive truth-functions are illustrated in the following truth-tables.</text:p>
      <text:p text:style-name="P2"/>
      <text:p text:style-name="P2"><text:soft-page-break/><text:s text:c="10"/>P <text:s text:c="2"/>| - P</text:p>
      <text:p text:style-name="P2"><text:s text:c="9"/>===========</text:p>
      <text:p text:style-name="P2"><text:s text:c="10"/>F <text:s text:c="2"/>| T F</text:p>
      <text:p text:style-name="P2"><text:s text:c="10"/>T <text:s text:c="2"/>| F T</text:p>
      <text:p text:style-name="P2"><text:s text:c="16"/>*</text:p>
      <text:p text:style-name="P2"/>
      <text:p text:style-name="P2"><text:s text:c="10"/>P Q | (P ∧ Q) | (P ∨ Q) | (P → Q) | (P ↔ Q)</text:p>
      <text:p text:style-name="P2"><text:s text:c="9"/>=============================================</text:p>
      <text:p text:style-name="P2"><text:s text:c="10"/>F F | <text:s/>F F F <text:s/>| <text:s/>F F F <text:s/>| <text:s/>F T F <text:s/>| <text:s/>F T <text:s/>F</text:p>
      <text:p text:style-name="P2"><text:s text:c="10"/>F T | <text:s/>F F T <text:s/>| <text:s/>F T T <text:s/>| <text:s/>F T T <text:s/>| <text:s/>F F <text:s/>T</text:p>
      <text:p text:style-name="P2"><text:s text:c="10"/>T F | <text:s/>T F F <text:s/>| <text:s/>T T F <text:s/>| <text:s/>T F F <text:s/>| <text:s/>T F <text:s/>F</text:p>
      <text:p text:style-name="P2"><text:s text:c="10"/>T T | <text:s/>T T T <text:s/>| <text:s/>T T T <text:s/>| <text:s/>T T T <text:s/>| <text:s/>T T <text:s/>T</text:p>
      <text:p text:style-name="P2"><text:s text:c="19"/>* <text:s text:c="8"/>* <text:s text:c="8"/>* <text:s text:c="8"/>*</text:p>
      <text:p text:style-name="P2"/>
      <text:h text:style-name="Heading_20_4" text:outline-level="4">Truth-Table Study of A Single WFF</text:h>
      <text:p text:style-name="P2">More typical of a truth-table is its construction for a more complex formula. <text:s/>Here's an example,</text:p>
      <text:p text:style-name="P2"/>
      <text:p text:style-name="P2"><text:s text:c="10"/>P Q | -(P ↔ Q) V P</text:p>
      <text:p text:style-name="P2"><text:s text:c="9"/>======================</text:p>
      <text:p text:style-name="P2"><text:s text:c="10"/>F F | F F T F <text:s/>F F</text:p>
      <text:p text:style-name="P2"><text:s text:c="10"/>F T | T F F T <text:s/>T F</text:p>
      <text:p text:style-name="P2"><text:s text:c="10"/>T F | T T F F <text:s/>T T</text:p>
      <text:p text:style-name="P2"><text:s text:c="10"/>T T | F T T T <text:s/>T T</text:p>
      <text:p text:style-name="P2"><text:s text:c="25"/>*</text:p>
      <text:p text:style-name="P2"/>
      <text:p text:style-name="P2">Once the truth-table is completed examining the column below the main operator can reveal important properties of the formula.</text:p>
      <text:p text:style-name="P2"/>
      <text:p text:style-name="P53">INCONSISTENT WFF</text:p>
      <text:p text:style-name="P46">A formula that has no true valuations; i.e. the column under the main operator has all F's.</text:p>
      <text:p text:style-name="P46"/>
      <text:p text:style-name="P53">CONTRADICTION</text:p>
      <text:p text:style-name="P46">A kind of inconsistent formula that's structured as the conjunction of a wff with its negation; i.e. any instance of 'Φ ∧ -Φ'.</text:p>
      <text:p text:style-name="P46"/>
      <text:p text:style-name="P53">CONSISTENT WFF</text:p>
      <text:p text:style-name="P46">A wff that is true on at least one valuation (row); i.e. the column under the formula's main operator contains at least one T.</text:p>
      <text:p text:style-name="P46"/>
      <text:p text:style-name="P53">CONTINGENT WFF</text:p>
      <text:p text:style-name="P46">A consistent formula that's true on some valuations and false on others; i.e. the column under the main operator contains at least one T and at least one F.</text:p>
      <text:p text:style-name="P46"/>
      <text:p text:style-name="P53">TAUTOLOGY or VALIDITY</text:p>
      <text:p text:style-name="P46">A consistent formula that's true on all valuations; i.e. the column under the main operator contains all T's.</text:p>
      <text:p text:style-name="P46"/>
      <text:p text:style-name="P2">Summary</text:p>
      <text:p text:style-name="P2"/>
      <table:table table:name="Table12" table:style-name="Table12">
        <table:table-column table:style-name="Table12.A" table:number-columns-repeated="2"/>
        <table:table-column table:style-name="Table12.C"/>
        <table:table-row table:style-name="TableLine94720977329408">
          <table:table-cell table:style-name="Table12.A1" office:value-type="string">
            <text:p text:style-name="P86">Number of T’s</text:p>
          </table:table-cell>
          <table:table-cell table:style-name="Table12.A1" office:value-type="string">
            <text:p text:style-name="P86">Number of F’s</text:p>
          </table:table-cell>
          <table:table-cell table:style-name="Table12.C1" office:value-type="string">
            <text:p text:style-name="P86">Assessment</text:p>
          </table:table-cell>
        </table:table-row>
        <table:table-row table:style-name="TableLine94720977301680">
          <table:table-cell table:style-name="Table12.A2" office:value-type="string">
            <text:p text:style-name="P86">0</text:p>
          </table:table-cell>
          <table:table-cell table:style-name="Table12.A2" office:value-type="string">
            <text:p text:style-name="P86">2+</text:p>
          </table:table-cell>
          <table:table-cell table:style-name="Table12.C2" office:value-type="string">
            <text:p text:style-name="P86">Inconsistent/Contradiction</text:p>
          </table:table-cell>
        </table:table-row>
        <table:table-row table:style-name="TableLine94720977307712">
          <table:table-cell table:style-name="Table12.A2" office:value-type="string">
            <text:p text:style-name="P86">1+</text:p>
          </table:table-cell>
          <table:table-cell table:style-name="Table12.A2" office:value-type="string">
            <text:p text:style-name="P86">0+</text:p>
          </table:table-cell>
          <table:table-cell table:style-name="Table12.C2" office:value-type="string">
            <text:p text:style-name="P86">Consistent</text:p>
          </table:table-cell>
        </table:table-row>
        <table:table-row table:style-name="TableLine94720977311536">
          <table:table-cell table:style-name="Table12.A2" office:value-type="string">
            <text:p text:style-name="P86">1+</text:p>
          </table:table-cell>
          <table:table-cell table:style-name="Table12.A2" office:value-type="string">
            <text:p text:style-name="P86">1+</text:p>
          </table:table-cell>
          <table:table-cell table:style-name="Table12.C2" office:value-type="string">
            <text:p text:style-name="P86">Contingent</text:p>
          </table:table-cell>
        </table:table-row>
        <table:table-row table:style-name="TableLine94720977313856">
          <table:table-cell table:style-name="Table12.A2" office:value-type="string">
            <text:p text:style-name="P86">2+</text:p>
          </table:table-cell>
          <table:table-cell table:style-name="Table12.A2" office:value-type="string">
            <text:p text:style-name="P86">0</text:p>
          </table:table-cell>
          <table:table-cell table:style-name="Table12.C2" office:value-type="string">
            <text:p text:style-name="P86">Tautology or Validity</text:p>
          </table:table-cell>
        </table:table-row>
      </table:table>
      <text:p text:style-name="P2"/>
      <text:h text:style-name="Heading_20_4" text:outline-level="4"><text:soft-page-break/>Truth-Functional Completeness</text:h>
      <text:p text:style-name="P2"><text:span text:style-name="T2">TRUTH-FUNCTIONAL COMPLETENESS</text:span> describes any set of truth-functional operators from which all other truth-functions are definable. <text:s/>Propositional logic's set of primitive operators -, ∧, ∨, → and ↔ is truth-functionally complete. <text:s/>But so too is negation with any other single operator. <text:s/>Some authors have defined new operators that are truth-functionally complete by themselves. <text:s/>An example is the <text:span text:style-name="T2">SHEFFER STROKE</text:span> symbol '(P|Q)', whose valuation function is equivalent to how our valuation function would apply to the form -(P ∧ Q). <text:s/>However, any logic constructed upon just one operator is cumbersome to use.</text:p>
      <text:p text:style-name="P2"/>
      <text:p text:style-name="P2">For example, observe in the two examples that the columns under the main operators (highlighted with '*') under each wff have the same value in the same valuation.</text:p>
      <text:p text:style-name="P2"/>
      <text:p text:style-name="P2"><text:s text:c="10"/>P Q | (P | Q) | -(P ∧ Q) <text:s text:c="4"/>R S | R → S | - R ∨ S</text:p>
      <text:p text:style-name="P2"><text:s text:c="9"/>========================== <text:s text:c="3"/>========================</text:p>
      <text:p text:style-name="P2"><text:s text:c="10"/>F F | <text:s/>F T F <text:s/>| T F F F <text:s text:c="5"/>F F | F T F | T F T F</text:p>
      <text:p text:style-name="P2"><text:s text:c="10"/>F T | <text:s/>F T T <text:s/>| T F F T <text:s text:c="5"/>F T | F T T | T F T T</text:p>
      <text:p text:style-name="P2"><text:s text:c="10"/>T F | <text:s/>T T F <text:s/>| T T F F <text:s text:c="5"/>T F | T F F | F T F F</text:p>
      <text:p text:style-name="P2"><text:s text:c="10"/>T T | <text:s/>T F T <text:s/>| F T T T <text:s text:c="5"/>T T | T T T | F T T T</text:p>
      <text:p text:style-name="P2"><text:s text:c="19"/>* <text:s text:c="5"/>* <text:s text:c="19"/>* <text:s text:c="4"/>*</text:p>
      <text:p text:style-name="P2"/>
      <text:h text:style-name="Heading_20_4" text:outline-level="4">Truth-Table Study of A Set of WFFs</text:h>
      <text:p text:style-name="P2">A truth-table study of a set of wffs can give us insight into the relationships between those formulas.</text:p>
      <text:p text:style-name="P2"/>
      <text:p text:style-name="P53">CONSISTENT SET OF FORMULAS</text:p>
      <text:p text:style-name="P46">A set of wffs is <text:span text:style-name="T2">CONSISTENT</text:span> if there is at least one valuation (row) of the table on which every formula has T under its main operator.</text:p>
      <text:p text:style-name="P46"/>
      <text:p text:style-name="P53">LOGICALLY EQUIVALENT PAIR OF FORMULAS</text:p>
      <text:p text:style-name="P46">A pair of wffs is <text:span text:style-name="T2">LOGICALLY EQUIVALENT</text:span> if for every valuation (row) of the table, both wffs have the same value under their main operators. <text:s/>Notice that for the truth table above for the Sheffer stroke, we've shown that it's logically equivalent to -(P ∧ Q).</text:p>
      <text:p text:style-name="P46"/>
      <text:p text:style-name="P53">INCONSISTENT SET OF FORMULAS</text:p>
      <text:p text:style-name="P46">A set of wffs is <text:span text:style-name="T2">INCONSISTENT</text:span> if there is no valuation (row) on which all formulas have T under their main operators.</text:p>
      <text:p text:style-name="P46"/>
      <text:p text:style-name="P2"><text:s text:c="10"/>R S | R → S | - R ∨ S</text:p>
      <text:p text:style-name="P2"><text:s text:c="9"/>=======================</text:p>
      <text:p text:style-name="P2"><text:s text:c="10"/>F F | F T F | T F T F</text:p>
      <text:p text:style-name="P2"><text:s text:c="10"/>F T | F T T | T F T T</text:p>
      <text:p text:style-name="P2"><text:s text:c="10"/>T F | T F F | F T F F</text:p>
      <text:p text:style-name="P2"><text:s text:c="10"/>T T | T T T | F T T T</text:p>
      <text:p text:style-name="P2"><text:s text:c="18"/>* <text:s text:c="8"/>*</text:p>
      <text:p text:style-name="P2"/>
      <text:h text:style-name="Heading_20_4" text:outline-level="4">Truth-Table Study of A Sequent</text:h>
      <text:p text:style-name="P2">A truth-table for an argument is constructed simply by treating the set of premises and the conclusion as a set of wffs under study.</text:p>
      <text:p text:style-name="P2"/>
      <text:p text:style-name="P2">Evaluation is just a matter of reading the definition of a valid deductive argument directly off the table. <text:s/>A deductive argument is an argument whose conclusion cannot be F if the premises are all T.</text:p>
      <text:p text:style-name="P2">Notice from the definition that the conclusion is free to hold any value on a valuation (row) where the premises are not all true.</text:p>
      <text:p text:style-name="P2"/>
      <text:p text:style-name="P2">Example</text:p>
      <text:p text:style-name="P2"/>
      <text:p text:style-name="P2"><text:s text:c="10"/>P Q | P → Q , - Q <text:s/>⊢ <text:s/>- P</text:p>
      <text:p text:style-name="P2"><text:soft-page-break/><text:s text:c="9"/>===========================</text:p>
      <text:p text:style-name="P2"><text:s text:c="10"/>F F | F T F | T F <text:s/>| <text:s/>T F <text:s/>&lt;==</text:p>
      <text:p text:style-name="P2"><text:s text:c="10"/>F T | F T T | F T <text:s/>| <text:s/>T F</text:p>
      <text:p text:style-name="P2"><text:s text:c="10"/>T F | T F F | T F <text:s/>| <text:s/>F T</text:p>
      <text:p text:style-name="P2"><text:s text:c="10"/>T T | T T T | F T <text:s/>| <text:s/>F T</text:p>
      <text:p text:style-name="P2"><text:s text:c="18"/>* <text:s text:c="4"/>* <text:s text:c="6"/>*</text:p>
      <text:p text:style-name="P2"/>
      <text:p text:style-name="P2">The row indicated with an arrow verifies that this argument is valid.</text:p>
      <text:p text:style-name="P2"/>
      <text:p text:style-name="P2">An invalid argument is an argument that contains at least one valuation on which all the premises are T, but the conclusion is F.</text:p>
      <text:p text:style-name="P2"/>
      <text:p text:style-name="P2"><text:s text:c="3"/>Example</text:p>
      <text:p text:style-name="P2"/>
      <text:p text:style-name="P2"><text:s text:c="10"/>P Q | P → Q , <text:s/>- P <text:s/>⊢ <text:s/>- Q</text:p>
      <text:p text:style-name="P2"><text:s text:c="9"/>============================</text:p>
      <text:p text:style-name="P2"><text:s text:c="10"/>F F | <text:s text:c="2"/>T <text:s text:c="2"/>| <text:s/>T <text:s text:c="3"/>| <text:s/>T F</text:p>
      <text:p text:style-name="P2"><text:s text:c="10"/>F T | <text:s text:c="2"/>T <text:s text:c="2"/>| <text:s/>T <text:s text:c="3"/>| <text:s/>F T <text:s/>&lt;==</text:p>
      <text:p text:style-name="P2"><text:s text:c="10"/>T F | <text:s text:c="2"/>F <text:s text:c="2"/>| <text:s/>F <text:s text:c="3"/>| <text:s/>T F</text:p>
      <text:p text:style-name="P2"><text:s text:c="10"/>T T | <text:s text:c="2"/>T <text:s text:c="2"/>| <text:s/>F <text:s text:c="3"/>| <text:s/>F T</text:p>
      <text:p text:style-name="P2"><text:s text:c="18"/>* <text:s text:c="5"/>* <text:s text:c="6"/>*</text:p>
      <text:p text:style-name="P2"/>
      <text:p text:style-name="P2">We have discovered a row on which the premises are all T, but the conclusion is F, so the argument form is invalid.</text:p>
      <text:p text:style-name="P2"/>
      <text:p text:style-name="P2">The results for an inconsistent set of premises may seem counter-intuitive.</text:p>
      <text:p text:style-name="P2"/>
      <text:p text:style-name="P2"><text:s text:c="10"/>P Q | P , - P ⊢ <text:s/>Q</text:p>
      <text:p text:style-name="P2"><text:s text:c="9"/>====================</text:p>
      <text:p text:style-name="P2"><text:s text:c="10"/>F F | F | T F | <text:s/>F</text:p>
      <text:p text:style-name="P2"><text:s text:c="10"/>F T | F | T F | <text:s/>T <text:s/>&lt;==</text:p>
      <text:p text:style-name="P2"><text:s text:c="10"/>T F | T | F T | <text:s/>F</text:p>
      <text:p text:style-name="P2"><text:s text:c="10"/>T T | T | F T | <text:s/>T <text:s/>&lt;==</text:p>
      <text:p text:style-name="P2"><text:s text:c="16"/>* <text:s text:c="2"/>* <text:s text:c="5"/>*</text:p>
      <text:p text:style-name="P2"/>
      <text:p text:style-name="P2">This argument is valid. <text:s/>Since there are no rows where the premises are all true; any conclusion whatever follows.</text:p>
      <text:p text:style-name="P2"/>
      <text:p text:style-name="P2">A disadvantage of truth-tables is that they grow exponentially. <text:s/>A set of wffs with n proposition symbols will have 2<text:span text:style-name="T31">n</text:span> rows.</text:p>
      <text:p text:style-name="P2"/>
      <text:h text:style-name="Heading_20_3" text:outline-level="3">Truth-Tables ("Fast Method")</text:h>
      <text:p text:style-name="P2">There is a faster way to construct a truth-table, though it is not as visually satisfying. Instead, it implements a search algorithm to find only those valuations on which a formula is T (or F). <text:s/>It has the advantage over a full truth-table in that we do not have the problem of potentially huge tables due to a large number of proposition symbols.</text:p>
      <text:p text:style-name="P2"/>
      <text:p text:style-name="P53">Procedure</text:p>
      <text:p text:style-name="P2"/>
      <text:list xml:id="list3648664754" text:style-name="L4">
        <text:list-item>
          <text:p text:style-name="P113">Write down in a horizontal list the wff, set of wffs, or sequent under study. <text:s/>Write T or F (depending on what you are trying to find – see Truth-Table Study of Single WFFs above) below the main operator of each formula.<text:line-break/></text:p>
        </text:list-item>
        <text:list-item>
          <text:p text:style-name="P113">Now work backward from the outermost operator down to the innermost parentheses. <text:s/>Evaluate as many sub-expressions as possible, continuing until it is not possible to do anything else - some sub-wffs may go undetermined.<text:line-break/></text:p>
        </text:list-item>
        <text:list-item>
          <text:p text:style-name="P113"><text:soft-page-break/>While performing step 2 if you can find the truth-value of a proposition symbol, place that value under all other occurrences of that symbol in each of the wffs under study.<text:line-break/></text:p>
        </text:list-item>
        <text:list-item>
          <text:p text:style-name="P113">The search is successful if you encounter a contradiction or if the valuation we sought is now readable off the table. <text:s/>This is the set of values found for the proposition symbols that makes the main operator T (or F).</text:p>
        </text:list-item>
      </text:list>
      <text:p text:style-name="P2"/>
      <text:p text:style-name="P2">The study is to find valuations for the proposition symbols on which the whole wff is T (or F). <text:s/>So, it is convenient to highlight somehow the symbols' values at the end of this process. <text:s/>I will place an '*' under them.</text:p>
      <text:p text:style-name="P2"/>
      <text:h text:style-name="Heading_20_4" text:outline-level="4">Fast truth-table Study of A Single WFF</text:h>
      <text:p text:style-name="P2">To check if a wff has any valuation on which it is T, set its main operator to T; and to check if it has a valuation on which it is F, set its main operator to F.</text:p>
      <text:p text:style-name="P2"/>
      <text:p text:style-name="P2"><text:s text:c="3"/>Examples</text:p>
      <text:p text:style-name="P2"/>
      <text:p text:style-name="P2"><text:s text:c="9"/>1. <text:s/>P ∧ Q <text:s text:c="4"/>--P ∧ (Q ∨ P) <text:s text:c="4"/>P ∨ -Q <text:s text:c="4"/>P → (- Q ∨ R)</text:p>
      <text:p text:style-name="P2"><text:s text:c="15"/>T <text:s text:c="10"/>T <text:s text:c="14"/>F <text:s text:c="9"/>F</text:p>
      <text:p text:style-name="P2"/>
      <text:p text:style-name="P2"><text:s text:c="9"/>2. <text:s/>P ∧ Q <text:s text:c="4"/>--P ∧ (Q ∨ P) <text:s text:c="4"/>P ∨ -Q <text:s text:c="4"/>P → (- Q ∨ R)</text:p>
      <text:p text:style-name="P2"><text:s text:c="13"/>T T T <text:s text:c="4"/>T <text:s text:c="2"/>T <text:s text:c="3"/>T <text:s text:c="7"/>F F F <text:s text:c="5"/>T F <text:s text:c="3"/>F</text:p>
      <text:p text:style-name="P2"><text:s text:c="13"/>* <text:s text:c="2"/>*</text:p>
      <text:p text:style-name="P2"/>
      <text:p text:style-name="P2"><text:s text:c="9"/>3. <text:s text:c="11"/>--P ∧ (Q ∨ P) <text:s text:c="4"/>P ∨ - Q <text:s text:c="3"/>P → (- Q ∨ R)</text:p>
      <text:p text:style-name="P2"><text:s text:c="23"/>TFT T <text:s text:c="3"/>T T <text:s text:c="5"/>F F F T <text:s text:c="3"/>T F <text:s/>F <text:s text:c="2"/>F F</text:p>
      <text:p text:style-name="P2"><text:s text:c="41"/>* <text:s text:c="4"/>*</text:p>
      <text:p text:style-name="P2"/>
      <text:p text:style-name="P2"><text:s text:c="9"/>4. <text:s text:c="11"/>--P ∧ (Q ∨ P) <text:s text:c="15"/>P → (- Q ∨ R)</text:p>
      <text:p text:style-name="P2"><text:s text:c="23"/>TFT T <text:s/>? T T <text:s text:c="16"/>T F <text:s/>F T F F</text:p>
      <text:p text:style-name="P2"><text:s text:c="25"/>* <text:s text:c="3"/>* <text:s text:c="2"/>* <text:s text:c="16"/>* <text:s text:c="5"/>* <text:s text:c="2"/>*</text:p>
      <text:p text:style-name="P2"/>
      <text:p text:style-name="P2">Valuations Discovered</text:p>
      <text:p text:style-name="P2"/>
      <text:p text:style-name="P2"><text:s text:c="13"/>P=T <text:s text:c="6"/>P=T <text:s text:c="16"/>P=F <text:s text:c="8"/>P=T</text:p>
      <text:p text:style-name="P2"><text:s text:c="13"/>Q=F <text:s text:c="6"/>Q=T or F <text:s text:c="11"/>Q=T <text:s text:c="8"/>Q=T</text:p>
      <text:p text:style-name="P2"><text:s text:c="55"/>R=F</text:p>
      <text:p text:style-name="P2"/>
      <text:p text:style-name="P2">Notice in the second example we couldn't find a value for Q. <text:s/>However, upon closer examination it should become apparent that's because Q's value doesn't matter; both T and F for Q make the formula T. <text:s/>So there are two valuations on which the formula is T. <text:s/>In both P is T, but Q is T in one and F in the other.</text:p>
      <text:p text:style-name="P2"/>
      <text:p text:style-name="P2">To test if a wff is contingent the process must be performed once with T under the main operator, and once with F. <text:s/>The wff is contingent if and only if we find at least one valuation of the proposition symbols that makes the main operator T, and at least one valuation of the proposition symbols that make the main operator F.</text:p>
      <text:p text:style-name="P2"/>
      <text:h text:style-name="Heading_20_4" text:outline-level="4">Fast Truth-Table Study of A Set of WFFs</text:h>
      <text:p text:style-name="P2">We can use the same method to test a set of wffs for consistency or inconsistency by setting the main operators all to T (or all to F). <text:s/>The only extra note here is that step 3 now works *across* WFFs. <text:s/>That is, upon finding the value of a proposition symbol in one wff write that value under all instances of the proposition symbol in each wff in the set.</text:p>
      <text:p text:style-name="P2"/>
      <text:p text:style-name="P2"><text:s text:c="3"/>Example <text:s/>Test each pair of wffs for consistency</text:p>
      <text:p text:style-name="P2"/>
      <text:p text:style-name="P2"><text:s text:c="9"/>1. <text:s/>P ∧ Q <text:s text:c="3"/>-(- P ∨ - Q) <text:s text:c="12"/>P ∧ Q <text:s text:c="3"/>-P ∨ -Q</text:p>
      <text:p text:style-name="P2"><text:s text:c="15"/>T <text:s text:c="5"/>T <text:s text:c="25"/>T <text:s text:c="8"/>T</text:p>
      <text:p text:style-name="P2"><text:s text:c="3"/></text:p>
      <text:p text:style-name="P2"><text:soft-page-break/><text:s text:c="9"/>2. <text:s/>P ∧ Q <text:s text:c="3"/>-(- P ∨ - Q) <text:s text:c="12"/>P ∧ Q <text:s text:c="3"/>-P ∨ -Q</text:p>
      <text:p text:style-name="P2"><text:s text:c="13"/>T T T <text:s text:c="3"/>T <text:s text:c="4"/>F <text:s text:c="17"/>T T T <text:s text:c="6"/>T <text:s/></text:p>
      <text:p text:style-name="P2"><text:s text:c="3"/></text:p>
      <text:p text:style-name="P2"><text:s text:c="9"/>3. <text:s/>P ∧ Q <text:s text:c="3"/>-(- P ∨ - Q) <text:s text:c="12"/>P ∧ Q <text:s text:c="3"/>- P ∨ - Q</text:p>
      <text:p text:style-name="P2"><text:s text:c="13"/>T T T <text:s text:c="3"/>T F <text:s text:c="2"/>F F <text:s text:c="15"/>T T T <text:s text:c="3"/>F T T F T</text:p>
      <text:p text:style-name="P2"><text:s text:c="47"/>* <text:s text:c="2"/>*</text:p>
      <text:p text:style-name="P2"><text:s text:c="9"/>4. <text:s/>P ∧ Q <text:s text:c="3"/>-(- P ∨ - Q) <text:s text:c="12"/>inconsistent</text:p>
      <text:p text:style-name="P2"><text:s text:c="13"/>T T T <text:s text:c="3"/>T F T F F T</text:p>
      <text:p text:style-name="P2"><text:s text:c="13"/>* <text:s text:c="2"/>* <text:s text:c="7"/>* <text:s text:c="4"/>*</text:p>
      <text:p text:style-name="P2"><text:s text:c="13"/>consistent</text:p>
      <text:p text:style-name="P2"/>
      <text:p text:style-name="P2"><text:s text:c="13"/>P=T</text:p>
      <text:p text:style-name="P2"><text:s text:c="13"/>Q=T</text:p>
      <text:p text:style-name="P2"><text:s text:c="3"/></text:p>
      <text:h text:style-name="Heading_20_4" text:outline-level="4">Fast Truth-Table Study of A Sequent</text:h>
      <text:p text:style-name="P2">To test a sequent, we test if it is invalid by setting each premise's main operator to T and the conclusion's to F. <text:s/>Then work backwards exactly as for a set of wffs. <text:s/>If no contradiction is obtained, it is indeed possible for the premises to be T and the conclusion F, as initially assumed; therefore, the argument is invalid. <text:s/>On the other hand, if a contradiction is obtained, then the argument is valid.</text:p>
      <text:p text:style-name="P2"><text:s text:c="6"/></text:p>
      <text:p text:style-name="P2"><text:s text:c="3"/>Example <text:s/>Test the sequent for validity</text:p>
      <text:p text:style-name="P2"/>
      <text:p text:style-name="P2"><text:s text:c="9"/>1. <text:s/>- P → (Q ∨ R), - Q <text:s/>⊢ <text:s text:c="2"/>R → P</text:p>
      <text:p text:style-name="P2"><text:s text:c="17"/>T <text:s text:c="9"/>T <text:s text:c="9"/>F</text:p>
      <text:p text:style-name="P2"/>
      <text:p text:style-name="P2"><text:s text:c="9"/>2. <text:s/>- P → (Q ∨ R), - Q <text:s/>⊢ <text:s text:c="2"/>R → P</text:p>
      <text:p text:style-name="P2"><text:s text:c="17"/>T <text:s text:c="9"/>T F <text:s text:c="5"/>T F F</text:p>
      <text:p text:style-name="P2"/>
      <text:p text:style-name="P2"><text:s text:c="9"/>3. <text:s/>- P → (Q ∨ R), - Q <text:s/>⊢ <text:s text:c="2"/>R → P</text:p>
      <text:p text:style-name="P2"><text:s text:c="15"/>F T <text:s/>F <text:s text:c="2"/>T <text:s text:c="2"/>T F <text:s text:c="5"/>T F F</text:p>
      <text:p text:style-name="P2"/>
      <text:p text:style-name="P2"><text:s text:c="9"/>4. <text:s/>- P → (Q ∨ R), - Q <text:s/>⊢ <text:s text:c="2"/>R → P</text:p>
      <text:p text:style-name="P2"><text:s text:c="13"/>T F T <text:s/>F T T <text:s text:c="2"/>T F <text:s text:c="5"/>T F F</text:p>
      <text:p text:style-name="P2"><text:s text:c="17"/>* <text:s text:c="9"/>* <text:s text:c="9"/>*</text:p>
      <text:p text:style-name="P2"/>
      <text:p text:style-name="P2">The search succeeded in finding a set of values that make all the premises T and the conclusion F. <text:s/>So the argument is invalid.</text:p>
      <text:p text:style-name="P2"/>
      <text:p text:style-name="P2"><text:s text:c="3"/>Example <text:s/>Test the argument form for validity</text:p>
      <text:p text:style-name="P2"/>
      <text:p text:style-name="P2"><text:s text:c="9"/>1. <text:s/>P → (Q ∨ R), Q → S, P <text:s/>⊢ <text:s/>- R → S</text:p>
      <text:p text:style-name="P2"><text:s text:c="15"/>T <text:s text:c="11"/>T <text:s text:c="3"/>T <text:s text:c="8"/>F</text:p>
      <text:p text:style-name="P2"/>
      <text:p text:style-name="P2"><text:s text:c="9"/>2. <text:s/>P → (Q ∨ R), Q → S, P <text:s/>⊢ <text:s/>- R → S</text:p>
      <text:p text:style-name="P2"><text:s text:c="15"/>T <text:s text:c="11"/>T <text:s text:c="3"/>T <text:s text:c="4"/>T <text:s text:c="2"/>F F</text:p>
      <text:p text:style-name="P2"/>
      <text:p text:style-name="P2"><text:s text:c="9"/>3. <text:s/>P → (Q ∨ R), Q → S, P <text:s/>⊢ <text:s/>- R → S</text:p>
      <text:p text:style-name="P2"><text:s text:c="13"/>T T <text:s text:c="11"/>T F <text:s/>T <text:s text:c="4"/>T F F F</text:p>
      <text:p text:style-name="P2"/>
      <text:p text:style-name="P2"><text:s text:c="9"/>4. <text:s/>P → (Q ∨ R), Q → S, P <text:s/>⊢ <text:s/>- R → S</text:p>
      <text:p text:style-name="P2"><text:s text:c="13"/>T T <text:s text:c="3"/>T F <text:s text:c="2"/>F T F <text:s/>T <text:s text:c="4"/>T F F F</text:p>
      <text:p text:style-name="P2"/>
      <text:p text:style-name="P2"><text:s text:c="9"/>5. <text:s/>P → (Q ∨ R), Q → S, P <text:s/>⊢ <text:s/>- R → S</text:p>
      <text:p text:style-name="P2"><text:s text:c="13"/>T T <text:s/>F T F <text:s text:c="2"/>F T F <text:s/>T <text:s text:c="4"/>T F F F</text:p>
      <text:p text:style-name="P2"><text:s text:c="18"/>*</text:p>
      <text:p text:style-name="P2"/>
      <text:p text:style-name="P2">We've discovered a contradiction. <text:s/>The highlighted disjunction can't be T if both Q and R are F. <text:s/>Therefore, the <text:soft-page-break/>form is valid.</text:p>
      <text:p text:style-name="P2"/>
      <text:h text:style-name="Heading_20_3" text:outline-level="3">Truth-Trees</text:h>
      <text:p text:style-name="P53">Decidability</text:p>
      <text:p text:style-name="P46">If there is an algorithm for determining whether an argument form expressible in a formal system such as propositional logic is valid, then that system is <text:span text:style-name="T2">DECIDABLE</text:span>. <text:s/>Truth-tables and fast truth-tables both constitute such algorithms. <text:s/>Therefore, the logic is decidable. <text:s/>However, those methods can become impractical when the set of proposition symbols starts to grow. <text:s/>Truth-trees provide a more efficient algorithm for performing the same tasks.</text:p>
      <text:p text:style-name="P46"/>
      <text:p text:style-name="P53">Truth-Trees</text:p>
      <text:p text:style-name="P46">Given a set of wffs, a <text:span text:style-name="T2">TRUTH-TREE</text:span> is an exhaustive search for ways in which all the wffs can be true. <text:s/>The nodes of our tree will each have a list of one or more wffs. <text:s/>A <text:span text:style-name="T2">CLOSED PATH</text:span> is any path that's terminated by '⊥'. <text:s/>So, an <text:span text:style-name="T2">OPEN PATH</text:span> is any path that's not closed.</text:p>
      <text:p text:style-name="P46"/>
      <text:p text:style-name="P53">Procedure</text:p>
      <text:p text:style-name="P2"/>
      <text:list xml:id="list4125878477" text:style-name="L5">
        <text:list-item>
          <text:p text:style-name="P114">Write down a vertical list of the wffs to be tested. <text:s/>This list forms the root of the tree, so place it at the top of the page.<text:line-break/></text:p>
        </text:list-item>
        <text:list-item>
          <text:p text:style-name="P114">Repeatedly apply the following rules in any order. <text:s/>The tree is completed when no additional rules can be applied.</text:p>
        </text:list-item>
      </text:list>
      <text:p text:style-name="P2"/>
      <text:p text:style-name="P2">Note that while the order rules are applied does not matter, to keep the tree smaller, at each step, always apply all non-branching rules before applying branching rules.</text:p>
      <text:p text:style-name="P2"/>
      <text:p text:style-name="P2">A STAR next to a wff indicates it is no longer available to apply rules.</text:p>
      <table:table table:name="Table13" table:style-name="Table13">
        <table:table-column table:style-name="Table13.A"/>
        <table:table-column table:style-name="Table13.B"/>
        <table:table-row table:style-name="TableLine94720976633216">
          <table:table-cell table:style-name="Table13.A1" office:value-type="string">
            <text:p text:style-name="P97">Name</text:p>
          </table:table-cell>
          <table:table-cell table:style-name="Table13.B1" office:value-type="string">
            <text:p text:style-name="P97">Rule</text:p>
          </table:table-cell>
        </table:table-row>
        <table:table-row table:style-name="TableLine94720977377072">
          <table:table-cell table:style-name="Table13.A2" office:value-type="string">
            <text:p text:style-name="P80">-</text:p>
          </table:table-cell>
          <table:table-cell table:style-name="Table13.B2" office:value-type="string">
            <text:p text:style-name="P72">If an open path contains both a formula and its negation, close it <text:span text:style-name="T25">by placing '⊥' at the bottom of the path.</text:span></text:p>
          </table:table-cell>
        </table:table-row>
        <table:table-row table:style-name="TableLine94720977381152">
          <table:table-cell table:style-name="Table13.A2" office:value-type="string">
            <text:p text:style-name="P80">--</text:p>
          </table:table-cell>
          <table:table-cell table:style-name="Table13.B2" office:value-type="string">
            <text:p text:style-name="P72">If an open path contains an unstarred instance of --Φ, star it <text:span text:style-name="T25">and write Φ at the bottom of every open path below it.</text:span></text:p>
          </table:table-cell>
        </table:table-row>
        <table:table-row table:style-name="TableLine94720977383504">
          <table:table-cell table:style-name="Table13.A2" office:value-type="string">
            <text:p text:style-name="P26">∧</text:p>
          </table:table-cell>
          <table:table-cell table:style-name="Table13.B2" office:value-type="string">
            <text:p text:style-name="P72">If an open path contains an unstarred instance of Φ ∧ Ψ, star it and write both Φ and Ψ at the bottom of every open path that contains <text:span text:style-name="T25">this newly starred wff.</text:span></text:p>
          </table:table-cell>
        </table:table-row>
        <table:table-row table:style-name="TableLine94720977387120">
          <table:table-cell table:style-name="Table13.A2" office:value-type="string">
            <text:p text:style-name="P26">-∧</text:p>
          </table:table-cell>
          <table:table-cell table:style-name="Table13.B2" office:value-type="string">
            <text:p text:style-name="P72">If an open path contains an unstarred instance of -(Φ ∧ Ψ), star <text:span text:style-name="T32">i</text:span>t and split the bottom of each open path containing this newly starred wff into two branches, at the end of the first branch write <text:span text:style-name="T25">-Φ and at the end of the second branch write -Ψ.</text:span></text:p>
          </table:table-cell>
        </table:table-row>
        <table:table-row table:style-name="TableLine94720977389440">
          <table:table-cell table:style-name="Table13.A2" office:value-type="string">
            <text:p text:style-name="P27">∨</text:p>
          </table:table-cell>
          <table:table-cell table:style-name="Table13.B2" office:value-type="string">
            <text:p text:style-name="P73">If an open path contains an unstarred instance of Φ ∨ Ψ, star it and split the bottom of each open path containing this newly starred wff into two branches, at the end of the first branch write Φ and at <text:span text:style-name="T25">the end of the second branch write Ψ.</text:span></text:p>
          </table:table-cell>
        </table:table-row>
        <table:table-row table:style-name="TableLine94720977391136">
          <table:table-cell table:style-name="Table13.A2" office:value-type="string">
            <text:p text:style-name="P27">-∨</text:p>
          </table:table-cell>
          <table:table-cell table:style-name="Table13.B2" office:value-type="string">
            <text:p text:style-name="P73">If an open path contains an unstarred instance of -(Φ ∨ Ψ), star it and write both -Φ and -Ψ at the bottom of every open path that <text:span text:style-name="T25">contains this newly starred wff.</text:span></text:p>
          </table:table-cell>
        </table:table-row>
        <table:table-row table:style-name="TableLine94720977393472">
          <table:table-cell table:style-name="Table13.A2" office:value-type="string">
            <text:p text:style-name="P27">→</text:p>
          </table:table-cell>
          <table:table-cell table:style-name="Table13.B2" office:value-type="string">
            <text:p text:style-name="P73">If an open path contains an unstarred instance of Φ → Ψ, star it and split the bottom of each open path containing this newly starred wff into two branches, at the end of the first branch write -Φ and <text:span text:style-name="T25">at the end of the second branch write Ψ.</text:span></text:p>
          </table:table-cell>
        </table:table-row>
        <table:table-row table:style-name="TableLine94720977396000">
          <table:table-cell table:style-name="Table13.A2" office:value-type="string">
            <text:p text:style-name="P27">- →</text:p>
          </table:table-cell>
          <table:table-cell table:style-name="Table13.B2" office:value-type="string">
            <text:p text:style-name="P73">If an open path contains an unstarred instance of -(Φ → Ψ), star it and write both Φ and -Ψ at the bottom of every open path <text:span text:style-name="T25">that contains this newly starred wff.</text:span></text:p>
          </table:table-cell>
        </table:table-row>
        <table:table-row table:style-name="TableLine94720976904272">
          <table:table-cell table:style-name="Table13.A2" office:value-type="string">
            <text:p text:style-name="P27">↔</text:p>
          </table:table-cell>
          <table:table-cell table:style-name="Table13.B2" office:value-type="string">
            <text:p text:style-name="P73">If an open path contains an unstarred instance of Φ ↔ Ψ, star it and split the bottom of each open path containing this newly starred wff into two branches, at the end of the first write both <text:span text:style-name="T25">Φ and Ψ, and at the end of the second write both -Φ and -Ψ.</text:span></text:p>
          </table:table-cell>
        </table:table-row>
        <table:table-row table:style-name="TableLine94720977403216">
          <table:table-cell table:style-name="Table13.A2" office:value-type="string">
            <text:p text:style-name="P27">- ↔</text:p>
          </table:table-cell>
          <table:table-cell table:style-name="Table13.B2" office:value-type="string">
            <text:p text:style-name="P73">If an open path contains an unstarred instance of -(Φ ↔ Ψ), star it and split the bottom of each open path containing this newly starred wff into two branches, at the end of the first write both <text:span text:style-name="T25">Φ and -Ψ, and </text:span><text:soft-page-break/><text:span text:style-name="T25">at the end of the second write both -Φ and Ψ.</text:span></text:p>
          </table:table-cell>
        </table:table-row>
      </table:table>
      <text:p text:style-name="P2"/>
      <text:p text:style-name="P2">These rules can also be described in diagrams.</text:p>
      <text:p text:style-name="P2"/>
      <table:table table:name="Table14" table:style-name="Table14">
        <table:table-column table:style-name="Table14.A"/>
        <table:table-column table:style-name="Table14.B"/>
        <table:table-row table:style-name="TableLine94720977529120">
          <table:table-cell table:style-name="Table14.A1" office:value-type="string">
            <text:p text:style-name="P95">-</text:p>
          </table:table-cell>
          <table:table-cell table:style-name="Table14.B1" office:value-type="string">
            <text:p text:style-name="P95">- -</text:p>
          </table:table-cell>
        </table:table-row>
        <table:table-row table:style-name="TableLine94720977425680">
          <table:table-cell table:style-name="Table14.A2" office:value-type="string">
            <text:p text:style-name="P80"/>
          </table:table-cell>
          <table:table-cell table:style-name="Table14.B2" office:value-type="string">
            <text:p text:style-name="P87"/>
          </table:table-cell>
        </table:table-row>
      </table:table>
      <text:p text:style-name="P2"/>
      <table:table table:name="Table15" table:style-name="Table15">
        <table:table-column table:style-name="Table15.A"/>
        <table:table-column table:style-name="Table15.B"/>
        <table:table-row table:style-name="TableLine94720977428896">
          <table:table-cell table:style-name="Table15.A1" office:value-type="string">
            <text:p text:style-name="P41">∧</text:p>
          </table:table-cell>
          <table:table-cell table:style-name="Table15.B1" office:value-type="string">
            <text:p text:style-name="P41">-∧</text:p>
          </table:table-cell>
        </table:table-row>
        <table:table-row table:style-name="TableLine94720977436608">
          <table:table-cell table:style-name="Table15.A2" office:value-type="string">
            <text:p text:style-name="P80"/>
          </table:table-cell>
          <table:table-cell table:style-name="Table15.B2" office:value-type="string">
            <text:p text:style-name="P80"/>
          </table:table-cell>
        </table:table-row>
      </table:table>
      <text:p text:style-name="P2"/>
      <table:table table:name="Table16" table:style-name="Table16">
        <table:table-column table:style-name="Table16.A"/>
        <table:table-column table:style-name="Table16.B"/>
        <table:table-row table:style-name="TableLine94720977441136">
          <table:table-cell table:style-name="Table16.A1" office:value-type="string">
            <text:p text:style-name="P41">∨</text:p>
          </table:table-cell>
          <table:table-cell table:style-name="Table16.B1" office:value-type="string">
            <text:p text:style-name="P41">-∨</text:p>
          </table:table-cell>
        </table:table-row>
        <table:table-row table:style-name="TableLine94720977461728">
          <table:table-cell table:style-name="Table16.A2" office:value-type="string">
            <text:p text:style-name="P80"/>
          </table:table-cell>
          <table:table-cell table:style-name="Table16.B2" office:value-type="string">
            <text:p text:style-name="P80"/>
          </table:table-cell>
        </table:table-row>
      </table:table>
      <text:p text:style-name="P2"/>
      <table:table table:name="Table17" table:style-name="Table17">
        <table:table-column table:style-name="Table17.A"/>
        <table:table-column table:style-name="Table17.B"/>
        <table:table-row table:style-name="TableLine94720977466368">
          <table:table-cell table:style-name="Table17.A1" office:value-type="string">
            <text:p text:style-name="P41">→</text:p>
          </table:table-cell>
          <table:table-cell table:style-name="Table17.B1" office:value-type="string">
            <text:p text:style-name="P98">- →</text:p>
          </table:table-cell>
        </table:table-row>
        <table:table-row table:style-name="TableLine94720977481392">
          <table:table-cell table:style-name="Table17.A2" office:value-type="string">
            <text:p text:style-name="P80"/>
          </table:table-cell>
          <table:table-cell table:style-name="Table17.B2" office:value-type="string">
            <text:p text:style-name="P80"/>
          </table:table-cell>
        </table:table-row>
      </table:table>
      <text:p text:style-name="P2"/>
      <text:p text:style-name="P9"><text:s/></text:p>
      <table:table table:name="Table18" table:style-name="Table18">
        <table:table-column table:style-name="Table18.A"/>
        <table:table-column table:style-name="Table18.B"/>
        <table:table-row table:style-name="TableLine94720977486448">
          <table:table-cell table:style-name="Table18.A1" office:value-type="string">
            <text:p text:style-name="P41">↔</text:p>
          </table:table-cell>
          <table:table-cell table:style-name="Table18.B1" office:value-type="string">
            <text:p text:style-name="P98">- ↔</text:p>
          </table:table-cell>
        </table:table-row>
        <table:table-row table:style-name="TableLine94720977499936">
          <table:table-cell table:style-name="Table18.A2" office:value-type="string">
            <text:p text:style-name="P80"/>
          </table:table-cell>
          <table:table-cell table:style-name="Table18.B2" office:value-type="string">
            <text:p text:style-name="P80"/>
          </table:table-cell>
        </table:table-row>
      </table:table>
      <text:p text:style-name="P9"/>
      <text:p text:style-name="P9"><text:s text:c="10"/>+---------------------------+---------------------------+</text:p>
      <text:p text:style-name="P2"><text:s text:c="11"/>| ========================= | ========================= |</text:p>
      <text:p text:style-name="P2"><text:s text:c="11"/>| <text:s text:c="12"/>- <text:s text:c="12"/>| <text:s text:c="11"/>-- <text:s text:c="12"/>|</text:p>
      <text:p text:style-name="P2"><text:s text:c="11"/>| ========================= | ========================= |</text:p>
      <text:p text:style-name="P2"><text:s text:c="11"/>| <text:s text:c="12"/>Φ <text:s text:c="12"/>| <text:s text:c="9"/>* --Φ <text:s text:c="11"/>|</text:p>
      <text:p text:style-name="P2"><text:s text:c="11"/>| <text:s text:c="11"/>-Φ <text:s text:c="12"/>| <text:s text:c="8"/>-------- <text:s text:c="9"/>|</text:p>
      <text:p text:style-name="P2"><text:s text:c="11"/>| <text:s text:c="9"/>------- <text:s text:c="9"/>| <text:s text:c="12"/>Φ <text:s text:c="12"/>|</text:p>
      <text:p text:style-name="P2"><text:s text:c="11"/>| <text:s text:c="12"/>⊥ <text:s text:c="12"/>| <text:s text:c="26"/>|</text:p>
      <text:p text:style-name="P2"><text:s text:c="11"/>| <text:s text:c="26"/>| <text:s text:c="26"/>|</text:p>
      <text:p text:style-name="P2"><text:s text:c="11"/>| ========================= | ========================= | <text:s text:c="10"/></text:p>
      <text:p text:style-name="P2"><text:s text:c="11"/>| <text:s text:c="12"/>∧ <text:s text:c="12"/>| <text:s text:c="11"/>-∧ <text:s text:c="12"/>|</text:p>
      <text:p text:style-name="P2"><text:s text:c="11"/>| ========================= | ========================= |</text:p>
      <text:p text:style-name="P2"><text:s text:c="11"/>| <text:s text:c="8"/>* Φ ∧ Ψ <text:s text:c="10"/>| <text:s text:c="7"/>* -(Φ ∧ Ψ) <text:s text:c="8"/>|</text:p>
      <text:p text:style-name="P2"><text:s text:c="11"/>| <text:s text:c="9"/>------- <text:s text:c="9"/>| <text:s text:c="7"/>----------- <text:s text:c="7"/>|</text:p>
      <text:p text:style-name="P2"><text:s text:c="11"/>| <text:s text:c="12"/>Φ <text:s text:c="12"/>| <text:s text:c="10"/>/ <text:s text:c="4"/>\ <text:s text:c="8"/>|</text:p>
      <text:p text:style-name="P2"><text:s text:c="11"/>| <text:s text:c="12"/>Ψ <text:s text:c="12"/>| <text:s text:c="8"/>-Φ <text:s text:c="6"/>-Ψ <text:s text:c="6"/>|</text:p>
      <text:p text:style-name="P2"><text:s text:c="11"/>| <text:s text:c="26"/>| <text:s text:c="26"/>|</text:p>
      <text:p text:style-name="P2"><text:s text:c="11"/>| ========================= | ========================= |</text:p>
      <text:p text:style-name="P2"><text:s text:c="11"/>| <text:s text:c="12"/>∨ <text:s text:c="12"/>| <text:s text:c="11"/>-∨ <text:s text:c="12"/>|</text:p>
      <text:p text:style-name="P2"><text:s text:c="11"/>| ========================= | ========================= |</text:p>
      <text:p text:style-name="P2"><text:s text:c="11"/>| <text:s text:c="8"/>* Φ ∨ Ψ <text:s text:c="10"/>| <text:s text:c="7"/>* -(Φ ∨ Ψ) <text:s text:c="8"/>|</text:p>
      <text:p text:style-name="P2"><text:s text:c="11"/>| <text:s text:c="9"/>------- <text:s text:c="9"/>| <text:s text:c="8"/>----------- <text:s text:c="6"/>|</text:p>
      <text:p text:style-name="P2"><text:s text:c="11"/>| <text:s text:c="10"/>/ <text:s text:c="2"/>\ <text:s text:c="10"/>| <text:s text:c="12"/>-Φ <text:s text:c="11"/>|</text:p>
      <text:p text:style-name="P2"><text:s text:c="11"/>| <text:s text:c="9"/>Φ <text:s text:c="4"/>Ψ <text:s text:c="9"/>| <text:s text:c="12"/>-Ψ <text:s text:c="11"/>|</text:p>
      <text:p text:style-name="P2"><text:s text:c="11"/>| <text:s text:c="26"/>| <text:s text:c="26"/>|</text:p>
      <text:p text:style-name="P2"><text:s text:c="11"/>| ========================= | ========================= |</text:p>
      <text:p text:style-name="P2"><text:s text:c="11"/>| <text:s text:c="12"/>→ <text:s text:c="12"/>| <text:s text:c="11"/>-→ <text:s text:c="12"/>|</text:p>
      <text:p text:style-name="P2"><text:s text:c="11"/>| ========================= | ========================= |</text:p>
      <text:p text:style-name="P2"><text:s text:c="11"/>| <text:s text:c="8"/>* Φ → Ψ <text:s text:c="10"/>| <text:s text:c="6"/>* -(Φ → Ψ) <text:s text:c="9"/>|</text:p>
      <text:p text:style-name="P2"><text:s text:c="11"/>| <text:s text:c="9"/>-------- <text:s text:c="8"/>| <text:s text:c="7"/>----------- <text:s text:c="7"/>|</text:p>
      <text:p text:style-name="P2"><text:s text:c="11"/>| <text:s text:c="10"/>/ <text:s text:c="3"/>\ <text:s text:c="9"/>| <text:s text:c="12"/>Φ <text:s text:c="12"/>|</text:p>
      <text:p text:style-name="P2"><text:s text:c="11"/>| <text:s text:c="8"/>-Φ <text:s text:c="5"/>Ψ <text:s text:c="8"/>| <text:s text:c="11"/>-Ψ <text:s text:c="12"/>|</text:p>
      <text:p text:style-name="P2"><text:s text:c="11"/>| <text:s text:c="26"/>| <text:s text:c="26"/>|</text:p>
      <text:p text:style-name="P2"><text:soft-page-break/><text:s text:c="11"/>| ========================= | ========================= |</text:p>
      <text:p text:style-name="P2"><text:s text:c="11"/>| <text:s text:c="11"/>↔ <text:s text:c="13"/>| <text:s text:c="10"/>-↔ <text:s text:c="13"/>|</text:p>
      <text:p text:style-name="P2"><text:s text:c="11"/>| ========================= | ========================= |</text:p>
      <text:p text:style-name="P2"><text:s text:c="11"/>| <text:s text:c="7"/>* Φ ↔ Ψ <text:s text:c="11"/>| <text:s text:c="6"/>* -(Φ ↔ Ψ) <text:s text:c="9"/>|</text:p>
      <text:p text:style-name="P2"><text:s text:c="11"/>| <text:s text:c="8"/>--------- <text:s text:c="8"/>| <text:s text:c="7"/>----------- <text:s text:c="7"/>|</text:p>
      <text:p text:style-name="P2"><text:s text:c="11"/>| <text:s text:c="9"/>/ <text:s text:c="4"/>\ <text:s text:c="9"/>| <text:s text:c="10"/>/ <text:s text:c="4"/>\ <text:s text:c="8"/>|</text:p>
      <text:p text:style-name="P2"><text:s text:c="11"/>| <text:s text:c="8"/>Φ <text:s text:c="5"/>-Φ <text:s text:c="8"/>| <text:s text:c="9"/>Φ <text:s text:c="6"/>-Φ <text:s text:c="6"/>|</text:p>
      <text:p text:style-name="P2"><text:s text:c="11"/>| <text:s text:c="8"/>Ψ <text:s text:c="5"/>-Ψ <text:s text:c="8"/>| <text:s text:c="8"/>-Ψ <text:s text:c="7"/>Ψ <text:s text:c="6"/>|</text:p>
      <text:p text:style-name="P2"><text:s text:c="11"/>| <text:s text:c="26"/>| <text:s text:c="26"/>|</text:p>
      <text:p text:style-name="P2"><text:s text:c="11"/>+---------------------------+---------------------------+</text:p>
      <text:p text:style-name="P2"/>
      <text:h text:style-name="Heading_20_3" text:outline-level="3">Truth-Tree Analysis</text:h>
      <text:h text:style-name="Heading_20_4" text:outline-level="4">Truth-Tree Study of A Single WFF</text:h>
      <text:p text:style-name="P2">To test a single wff using a truth-tree, treat the wff as the set of formulas. <text:s/>Then conduct the search process.</text:p>
      <text:p text:style-name="P2"/>
      <text:p text:style-name="P2">If the completed tree for one wff contains no open paths, then the wff is inconsistent. <text:s/>If it contains one or more open paths, the wff is consistent. <text:s/>If it contains two or more open paths, then the wff is either tautological or contingent. <text:s/>To find out which construct a second tree for the negation of the original wff. <text:s/>A wff is tautological if and only if its negation is inconsistent. <text:s/>Otherwise, it is contingent.</text:p>
      <text:p text:style-name="P2"/>
      <table:table table:name="Table19" table:style-name="Table19">
        <table:table-column table:style-name="Table19.A" table:number-columns-repeated="2"/>
        <table:table-column table:style-name="Table19.C"/>
        <table:table-row table:style-name="TableLine94720977589424">
          <table:table-cell table:style-name="Table19.A1" office:value-type="string">
            <text:p text:style-name="P99">Condition</text:p>
          </table:table-cell>
          <table:table-cell table:style-name="Table19.A1" office:value-type="string">
            <text:p text:style-name="P99">wff</text:p>
          </table:table-cell>
          <table:table-cell table:style-name="Table19.C1" office:value-type="string">
            <text:p text:style-name="P95">- <text:span text:style-name="T33">wff</text:span></text:p>
          </table:table-cell>
        </table:table-row>
        <table:table-row table:style-name="TableLine94720977563792">
          <table:table-cell table:style-name="Table19.A2" office:value-type="string">
            <text:p text:style-name="P88">0 open paths</text:p>
          </table:table-cell>
          <table:table-cell table:style-name="Table19.A2" office:value-type="string">
            <text:p text:style-name="P88">Inconsistent</text:p>
          </table:table-cell>
          <table:table-cell table:style-name="Table19.C2" office:value-type="string">
            <text:p text:style-name="P88">Tautologous</text:p>
          </table:table-cell>
        </table:table-row>
        <table:table-row table:style-name="TableLine94720977568992">
          <table:table-cell table:style-name="Table19.A2" office:value-type="string">
            <text:p text:style-name="P88">1+ open paths</text:p>
          </table:table-cell>
          <table:table-cell table:style-name="Table19.A2" office:value-type="string">
            <text:p text:style-name="P88">Consistent</text:p>
          </table:table-cell>
          <table:table-cell table:style-name="Table19.C2" office:value-type="string">
            <text:p text:style-name="P88">Contingent</text:p>
          </table:table-cell>
        </table:table-row>
        <table:table-row table:style-name="TableLine94720977571632">
          <table:table-cell table:style-name="Table19.A2" office:value-type="string">
            <text:p text:style-name="P88">2+ open paths</text:p>
          </table:table-cell>
          <table:table-cell table:style-name="Table19.A2" office:value-type="string">
            <text:p text:style-name="P88">Tautologous or Contingent</text:p>
          </table:table-cell>
          <table:table-cell table:style-name="Table19.C2" office:value-type="string">
            <text:p text:style-name="P88">contingent</text:p>
          </table:table-cell>
        </table:table-row>
      </table:table>
      <text:p text:style-name="P2"/>
      <text:h text:style-name="Heading_20_4" text:outline-level="4">Truth-Tree Study of A Set of Wffs</text:h>
      <text:p text:style-name="P2">To test a set of wffs using a truth-tree, list vertically the wffs forming the root. <text:s/>Then conduct the search process by applying the above rules in any order.</text:p>
      <text:p text:style-name="P2"/>
      <text:p text:style-name="P2">The set of wffs is truth-functionally consistent if the tree has at least one open path. <text:s/>If the tree has no open paths, the set of wffs is inconsistent.</text:p>
      <text:p text:style-name="P2"/>
      <table:table table:name="Table20" table:style-name="Table20">
        <table:table-column table:style-name="Table20.A"/>
        <table:table-column table:style-name="Table20.B"/>
        <table:table-row table:style-name="TableLine94720977591056">
          <table:table-cell table:style-name="Table20.A1" office:value-type="string">
            <text:p text:style-name="P100">Condition</text:p>
          </table:table-cell>
          <table:table-cell table:style-name="Table20.B1" office:value-type="string">
            <text:p text:style-name="P100">Wff Set</text:p>
          </table:table-cell>
        </table:table-row>
        <table:table-row table:style-name="TableLine94720977602640">
          <table:table-cell table:style-name="Table20.A2" office:value-type="string">
            <text:p text:style-name="P89">0 open paths</text:p>
          </table:table-cell>
          <table:table-cell table:style-name="Table20.B2" office:value-type="string">
            <text:p text:style-name="P89">Inconsistent</text:p>
          </table:table-cell>
        </table:table-row>
        <table:table-row table:style-name="TableLine94720977604224">
          <table:table-cell table:style-name="Table20.A2" office:value-type="string">
            <text:p text:style-name="P89">1+ open paths</text:p>
          </table:table-cell>
          <table:table-cell table:style-name="Table20.B2" office:value-type="string">
            <text:p text:style-name="P89">Consistent</text:p>
          </table:table-cell>
        </table:table-row>
      </table:table>
      <text:p text:style-name="P2"/>
      <text:h text:style-name="Heading_20_4" text:outline-level="4">Truth-Tree Study of A Sequent</text:h>
      <text:p text:style-name="P2">To test an argument form for validity using a truth-tree, we construct a list consisting of the argument's premises and negated conclusion. <text:s/>Construct the tree as usual.</text:p>
      <text:p text:style-name="P2"/>
      <text:p text:style-name="P2">When the tree is complete, we can assess the results. <text:s/>If all paths are closed with a ⊥ then the argument form is valid.</text:p>
      <text:p text:style-name="P2"/>
      <text:p text:style-name="P2">Any open paths of a finished tree for an argument form show all the counterexamples to that form. <text:s/>Where a negated proposition symbol is F, and an unnegated proposition symbol is T.</text:p>
      <text:p text:style-name="P2"/>
      <table:table table:name="Table21" table:style-name="Table21">
        <table:table-column table:style-name="Table21.A"/>
        <table:table-column table:style-name="Table21.B"/>
        <table:table-row table:style-name="TableLine94720977608880">
          <table:table-cell table:style-name="Table21.A1" office:value-type="string">
            <text:p text:style-name="P89">Condition</text:p>
          </table:table-cell>
          <table:table-cell table:style-name="Table21.B1" office:value-type="string">
            <text:p text:style-name="P89">Premises &amp; - Conclusion</text:p>
          </table:table-cell>
        </table:table-row>
        <table:table-row table:style-name="TableLine94720977615840">
          <table:table-cell table:style-name="Table21.A2" office:value-type="string">
            <text:p text:style-name="P90">0 open paths</text:p>
          </table:table-cell>
          <table:table-cell table:style-name="Table21.B2" office:value-type="string">
            <text:p text:style-name="P90">Valid</text:p>
          </table:table-cell>
        </table:table-row>
        <text:soft-page-break/>
        <table:table-row table:style-name="TableLine94720977617424">
          <table:table-cell table:style-name="Table21.A2" office:value-type="string">
            <text:p text:style-name="P90">1+ open paths</text:p>
          </table:table-cell>
          <table:table-cell table:style-name="Table21.B2" office:value-type="string">
            <text:p text:style-name="P90">Invalid w/ counterexamples</text:p>
          </table:table-cell>
        </table:table-row>
      </table:table>
      <text:p text:style-name="P2"/>
      <text:h text:style-name="Heading_20_2" text:outline-level="2">Propositional Calculus (Fitch Style)</text:h>
      <text:h text:style-name="Heading_20_3" text:outline-level="3">Formal Proofs</text:h>
      <text:p text:style-name="P2"/>
      <text:h text:style-name="Heading_20_4" text:outline-level="4">Direct Proofs</text:h>
      <text:p text:style-name="P2">A <text:span text:style-name="T2">PROOF</text:span> is a non-circular, unambiguous, deductive argument.</text:p>
      <text:p text:style-name="P2"/>
      <text:p text:style-name="P2">It is customary (though not necessary) to conclude the proof with the letters <text:span text:style-name="T2">QED</text:span> (<text:span text:style-name="T2">QUOD ERAT DEMONSTRANDUM</text:span>; Latin for "what was to be shown"); which signals to the reader that the proof has been completed successfully. <text:s/>I will also precede the proof with the word 'Proof' so the two surround the proof and serve similar roles to a pair of braces or a begin/end pair such as in programming.</text:p>
      <text:p text:style-name="P2"/>
      <text:p text:style-name="P2">A <text:span text:style-name="T2">CALCULUS</text:span> (aka <text:span text:style-name="T2">FORMAL DEDUCTIVE SYSTEM</text:span>) is a set of rules that describe truth-preserving inferences for a given formal language.</text:p>
      <text:p text:style-name="P2"/>
      <text:p text:style-name="P2">Given a sequent P<text:span text:style-name="T29">1</text:span>, …, <text:span text:style-name="T34">P</text:span><text:span text:style-name="T29">n</text:span> <text:s/>⊢ <text:s/>C; a <text:span text:style-name="T2">FORMAL DERIVATION</text:span> is a list of the steps inferred from the premises to derive C using the rules of a calculus.</text:p>
      <text:p text:style-name="P2"/>
      <text:p text:style-name="P2">A <text:span text:style-name="T2">TWO-COLUMN PROOF</text:span> is a <text:span text:style-name="T2">FORMAL PROOF</text:span> laid out in a list-like fashion in two parallel columns such that the first column contains a line number (1, 2, 3, ...) followed by a proposition, the second column holds a justification for writing that proposition. <text:s/>The justification is the name of an inference rule, preceded by citations. <text:s/>The citations are a set of any line numbers of the premises to which that rule was applied. <text:s/>For our purposes, all propositions will take the form of wffs.</text:p>
      <text:p text:style-name="P2"/>
      <text:p text:style-name="P2"><text:s text:c="12"/>P → (Q ∧ R), P <text:s/>⊢ <text:s/>Q</text:p>
      <text:p text:style-name="P2"><text:s text:c="12"/>Proof</text:p>
      <text:p text:style-name="P2"><text:s text:c="12"/>01. <text:s text:c="2"/>P → (Q ∧ R) <text:s text:c="5"/>Assumption</text:p>
      <text:p text:style-name="P2"><text:s text:c="12"/>02. <text:s text:c="2"/>P <text:s text:c="15"/>Assumption</text:p>
      <text:p text:style-name="P2"><text:s text:c="12"/>03. <text:s text:c="2"/>Q ∧ R <text:s text:c="11"/>1,2 Conditional Elimination</text:p>
      <text:p text:style-name="P2"><text:s text:c="12"/>04. <text:s text:c="2"/>Q <text:s text:c="15"/>3 Conjunction Elimination</text:p>
      <text:p text:style-name="P2"><text:s text:c="12"/>QED</text:p>
      <text:p text:style-name="P2"/>
      <text:p text:style-name="P2">In a Fitch style proof, it is customary to begin the proof by listing the premises, which is what we do in steps 1 and 2. <text:s/>Notice that the justification for those two steps are 'Assumption', which is another word for 'premise'. <text:s/>Step 3 makes use of steps 1 and 2, and so the justification begins by citing those steps by writing '1,2'. <text:s/>'Conditional Elimination' is the name of the inference rule applied to steps 1 and 2 to reach step 3. <text:s/>For now, do not worry about what that means; just understand the structure of the proof. <text:s/>Step 4 applies a rule called 'Conjunction Elimination' to step 3, resulting in the wff 'Q'. <text:s/>Since Q is the conclusion form of the sequent, it is the thing we were trying to attain. <text:s/>So the proof has completed successfully, which is why the proof is closed with 'QED'.</text:p>
      <text:p text:style-name="P2"/>
      <text:p text:style-name="P2">Usually, people abbreviate the names of the inference rules within a proof. <text:s/>Assumptions are abbreviated as 'A'. <text:s/>For each truth-functional operator, there are two inference rules: one called an 'introduction' rule, the other called an 'elimination' rule; which are abbreviated 'I' and 'E' respectively. <text:s/>The Conditional Elimination rule used above in step 3 is abbreviated '→E'. <text:s/>Similarly, the Conjunction Elimination rule used in step 4 is abbreviated '∧E'.</text:p>
      <text:p text:style-name="P2"/>
      <text:p text:style-name="P2">A <text:span text:style-name="T2">DIRECT PROOF</text:span> is any formal proof that has no indented steps.</text:p>
      <text:p text:style-name="P2"/>
      <text:h text:style-name="Heading_20_4" text:outline-level="4">Hypothetical Subordinate Proofs</text:h>
      <text:p text:style-name="P2">A <text:span text:style-name="T2">HYPOTHETICAL SUBORDINATE PROOF</text:span> or <text:span text:style-name="T2">SUBPROOF</text:span> is a proof nested within another proof. <text:s/>It is analogous to nesting blocks of code in a computer program, and similarly, we can nest subproofs to any depth. <text:s/><text:soft-page-break/>We indent subproof from the surrounding proof and draw a vertical line just to the right of the wffs to signal that something is a subproof. <text:s/>The first line of a subproof is the proposition called the <text:span text:style-name="T2">HYPOTHESIS</text:span>. <text:s/>It is a proposition we plan to test in the subproof.</text:p>
      <text:p text:style-name="P2"/>
      <text:p text:style-name="P2"><text:s text:c="12"/>P → Q, -Q <text:s/>⊢ <text:s/>-P</text:p>
      <text:p text:style-name="P2"><text:s text:c="12"/>Proof</text:p>
      <text:p text:style-name="P2"><text:s text:c="12"/>01. <text:s text:c="2"/>P → Q <text:s text:c="8"/>A <text:s text:c="11"/>Begin by listing the premises</text:p>
      <text:p text:style-name="P2"><text:s text:c="12"/>02. <text:s text:c="2"/>-Q <text:s text:c="11"/>A</text:p>
      <text:p text:style-name="P2"><text:s text:c="12"/>03. <text:s text:c="2"/>| <text:s text:c="2"/>P <text:s text:c="8"/>H (for -I) <text:s text:c="2"/>Try to prove -P using -I.</text:p>
      <text:p text:style-name="P2"><text:s text:c="12"/>04. <text:s text:c="2"/>| <text:s text:c="2"/>Q <text:s text:c="8"/>1,3 → E <text:s text:c="5"/>Use steps 1 &amp; 3 to perform →E.</text:p>
      <text:p text:style-name="P2"><text:s text:c="12"/>05. <text:s text:c="2"/>| <text:s text:c="2"/>Q ∧ -Q <text:s text:c="3"/>2,4 ∧I <text:s text:c="6"/>Use steps 2 &amp; 4 to perform ∧I.</text:p>
      <text:p text:style-name="P2"><text:s text:c="12"/>06. <text:s text:c="2"/>-P <text:s text:c="11"/>3-5 -I <text:s text:c="6"/>use steps 3 to 5 to perform -I.</text:p>
      <text:p text:style-name="P2"><text:s text:c="12"/>QED</text:p>
      <text:p text:style-name="P2"/>
      <text:p text:style-name="P2">In this example, the A's in the second column of steps 1 and 2 signal that those wffs are assumptions. <text:s/>Line 3 begins a subproof with the hypothesis (H). <text:s/>The content of the parentheses communicates to the reader that the goal of this hypothetical proof is to reach a point where eventually -I (Negation Introduction) can operate on the hypothesis. <text:s/>Line 4 applies → E (Conditional Elimination) to steps 1 and 3, resulting in 'Q'. <text:s/>On line 5, ∧I operates upon steps 2 and 4 producing Q ∧ -Q. <text:s/>Line 5 ends the subproof, and line 6 returns our attention to the enclosing proof, the main proof. <text:s/>Recall that the goal of the hypothetical subproof was to perform -I; which is now performed on line 6. <text:s/>Notice the citation is a range of steps '3-5', which is the entire subproof. <text:s/>Which says that the subproof justifies applying the -I rule to obtain -P, which is the conclusion form of the sequent, so the proof completed successfully hence the 'QED'.</text:p>
      <text:p text:style-name="P2"/>
      <text:p text:style-name="P2">Note to be able to write QED, we must not only successfully derive the sequent's conclusion form, but also it must occur within the main proof's sequence, not within a subproof. <text:s/>That is, all subproofs must be closed.</text:p>
      <text:p text:style-name="P2"/>
      <text:h text:style-name="Heading_20_3" text:outline-level="3">Regarding Notation</text:h>
      <text:p text:style-name="P2">A capital Greek letter (Φ, Ψ, Θ, Δ, etc.) denotes any arbitrary formula.</text:p>
      <text:p text:style-name="P2"/>
      <text:p text:style-name="P2">‘Φ(Ψ)’ denotes a wff Φ contains one or more occurrences of a sub-wff Ψ.</text:p>
      <text:p text:style-name="P2"/>
      <text:p text:style-name="P2">‘Φ(Θ/Ψ)’ denotes the result of replacing one or more occurrences of Ψ in Φ with Θ. <text:s/>Θ/Ψ is read, "Θ replaced one or more occurrences of Ψ".</text:p>
      <text:p text:style-name="P2"/>
      <text:p text:style-name="P2">‘Φ (Θ//Ψ)’ like above but indicates replacing all occurrences of Ψ in Φ with Θ. <text:s/>Θ//Ψ is read, "Θ replaced all occurrences of Ψ".</text:p>
      <text:p text:style-name="P2"/>
      <text:p text:style-name="P2">‘( Φ ⊢ Ψ )’ denotes a subproof with hypothesis Φ concluding with Ψ.</text:p>
      <text:p text:style-name="P2"/>
      <text:p text:style-name="P2">‘[ ... ]’ denotes that the enclosed must exist, be defined or proved elsewhere (external to the current proof).</text:p>
      <text:p text:style-name="P2"/>
      <text:h text:style-name="Heading_20_3" text:outline-level="3">Primitive Inference Rules</text:h>
      <text:p text:style-name="P2">Here are the basic inference rules. <text:s/>Some of them have multiple names, and the abbreviation for each name is in parentheses. <text:s/>Use any name according to preference. <text:s/>To maintain a Fitch-style, use the 'introduction' and 'elimination' names when available.</text:p>
      <text:p text:style-name="P2"/>
      <table:table table:name="Table22" table:style-name="Table22">
        <table:table-column table:style-name="Table22.A"/>
        <table:table-column table:style-name="Table22.B"/>
        <table:table-row table:style-name="TableLine94720977610544">
          <table:table-cell table:style-name="Table22.A1" office:value-type="string">
            <text:p text:style-name="P101">Name (Abbreviation)</text:p>
          </table:table-cell>
          <table:table-cell table:style-name="Table22.B1" office:value-type="string">
            <text:p text:style-name="P101">Rule</text:p>
          </table:table-cell>
        </table:table-row>
        <table:table-row table:style-name="TableLine94720976842608">
          <table:table-cell table:style-name="Table22.A2" office:value-type="string">
            <text:p text:style-name="P28">Assumption (A)</text:p>
          </table:table-cell>
          <table:table-cell table:style-name="Table22.B2" office:value-type="string">
            <text:p text:style-name="P28">Introduce a premise at any step.</text:p>
          </table:table-cell>
        </table:table-row>
        <table:table-row table:style-name="TableLine94720977642512">
          <table:table-cell table:style-name="Table22.A2" office:value-type="string">
            <text:p text:style-name="P28">Hypothesis (H)</text:p>
          </table:table-cell>
          <table:table-cell table:style-name="Table22.B2" office:value-type="string">
            <text:p text:style-name="P74">Introduce a hypothesis at any step <text:span text:style-name="T25">provided it begins a new subproof.</text:span></text:p>
          </table:table-cell>
        </table:table-row>
        <table:table-row table:style-name="TableLine94720977807776">
          <table:table-cell table:style-name="Table22.A2" office:value-type="string">
            <text:p text:style-name="P28">Axiom (Ax) </text:p>
          </table:table-cell>
          <table:table-cell table:style-name="Table22.B2" office:value-type="string">
            <text:p text:style-name="P28">Introduce an axiom at any step.</text:p>
          </table:table-cell>
        </table:table-row>
        <table:table-row table:style-name="TableLine94720977808432">
          <table:table-cell table:style-name="Table22.A2" office:value-type="string">
            <text:p text:style-name="P28">Negation Elimination (-E) </text:p>
          </table:table-cell>
          <table:table-cell table:style-name="Table22.B2" office:value-type="string">
            <text:p text:style-name="P28">From --Φ, infer Φ.</text:p>
          </table:table-cell>
        </table:table-row>
        <text:soft-page-break/>
        <table:table-row table:style-name="TableLine94720976961952">
          <table:table-cell table:style-name="Table22.A2" office:value-type="string">
            <text:p text:style-name="P91">Negation Introduction (-I)</text:p>
            <text:p text:style-name="P91">Reductio Ad Absurdum (RAA)</text:p>
            <text:p text:style-name="P91">Proof By Contradiction (PBC)</text:p>
            <text:p text:style-name="P91">Indirect Proof (IP)</text:p>
          </table:table-cell>
          <table:table-cell table:style-name="Table22.B2" office:value-type="string">
            <text:p text:style-name="P29">From a subproof with hypothesis Φ ending in</text:p>
            <text:p text:style-name="P29">(Ψ ∧ -Ψ), close the subproof, and infer -Φ.</text:p>
          </table:table-cell>
        </table:table-row>
        <table:table-row table:style-name="TableLine94720976962720">
          <table:table-cell table:style-name="Table22.A2" office:value-type="string">
            <text:p text:style-name="P29">Conjunction Elimination (∧E)</text:p>
            <text:p text:style-name="P29">Simplification (Simp)</text:p>
          </table:table-cell>
          <table:table-cell table:style-name="Table22.B2" office:value-type="string">
            <text:p text:style-name="P29">From Φ ∧ Ψ, infer Φ, or infer Ψ.</text:p>
          </table:table-cell>
        </table:table-row>
        <table:table-row table:style-name="TableLine94720977723152">
          <table:table-cell table:style-name="Table22.A2" office:value-type="string">
            <text:p text:style-name="P29">Conjunction <text:span text:style-name="T35">Introduction </text:span>(∧I) </text:p>
          </table:table-cell>
          <table:table-cell table:style-name="Table22.B2" office:value-type="string">
            <text:p text:style-name="P29">From Φ and Ψ, infer Φ ∧ Ψ, or infer Ψ ∧ Φ.</text:p>
          </table:table-cell>
        </table:table-row>
        <table:table-row table:style-name="TableLine94720977723968">
          <table:table-cell table:style-name="Table22.A2" office:value-type="string">
            <text:p text:style-name="P29">Disjunction Elimination (∨E)</text:p>
            <text:p text:style-name="P29">Proof by Cases (PBC)</text:p>
          </table:table-cell>
          <table:table-cell table:style-name="Table22.B2" office:value-type="string">
            <text:p text:style-name="P29">From Φ ∨ Ψ, Φ → Θ and Ψ → Θ, infer Θ.</text:p>
          </table:table-cell>
        </table:table-row>
        <table:table-row table:style-name="TableLine94720977810816">
          <table:table-cell table:style-name="Table22.A2" office:value-type="string">
            <text:p text:style-name="P29">Disjunction Introduction (∨I)</text:p>
            <text:p text:style-name="P29">Addition (Add)</text:p>
          </table:table-cell>
          <table:table-cell table:style-name="Table22.B2" office:value-type="string">
            <text:p text:style-name="P29">From Φ, infer Φ ∨ Ψ, or infer Ψ ∨ Φ.</text:p>
          </table:table-cell>
        </table:table-row>
        <table:table-row table:style-name="TableLine94720977811632">
          <table:table-cell table:style-name="Table22.A2" office:value-type="string">
            <text:p text:style-name="P29">Conditional Elimination (→ E)</text:p>
            <text:p text:style-name="P29">Modus Ponens (MP)</text:p>
          </table:table-cell>
          <table:table-cell table:style-name="Table22.B2" office:value-type="string">
            <text:p text:style-name="P29">From Φ → Ψ and Φ, infer Ψ.</text:p>
          </table:table-cell>
        </table:table-row>
        <table:table-row table:style-name="TableLine94720977812448">
          <table:table-cell table:style-name="Table22.A2" office:value-type="string">
            <text:p text:style-name="P29">Conditional Introduction (→ I)</text:p>
            <text:p text:style-name="P29">Conditional Proof (CP)</text:p>
          </table:table-cell>
          <table:table-cell table:style-name="Table22.B2" office:value-type="string">
            <text:p text:style-name="P29">From a subproof with hypothesis Φ</text:p>
            <text:p text:style-name="P29">and ending Ψ, close the subproof,</text:p>
            <text:p text:style-name="P38"><text:span text:style-name="T35">then</text:span> infer Φ → Ψ.</text:p>
          </table:table-cell>
        </table:table-row>
        <table:table-row table:style-name="TableLine94720977800736">
          <table:table-cell table:style-name="Table22.A2" office:value-type="string">
            <text:p text:style-name="P29">Biconditional Elimination (↔ E)</text:p>
          </table:table-cell>
          <table:table-cell table:style-name="Table22.B2" office:value-type="string">
            <text:p text:style-name="P29">From Φ ↔ Ψ, infer Φ → Ψ,</text:p>
            <text:p text:style-name="P29">or infer Ψ → Φ.</text:p>
          </table:table-cell>
        </table:table-row>
        <table:table-row table:style-name="TableLine94720977801552">
          <table:table-cell table:style-name="Table22.A2" office:value-type="string">
            <text:p text:style-name="P29">Biconditional Introduction (↔ I)</text:p>
          </table:table-cell>
          <table:table-cell table:style-name="Table22.B2" office:value-type="string">
            <text:p text:style-name="P29">From Φ → Ψ and Ψ → Φ, infer Φ ↔ Ψ.</text:p>
          </table:table-cell>
        </table:table-row>
        <table:table-row table:style-name="TableLine94720977802368">
          <table:table-cell table:style-name="Table22.A2" office:value-type="string">
            <text:p text:style-name="P29">Equivalence Substitution (EQ)</text:p>
          </table:table-cell>
          <table:table-cell table:style-name="Table22.B2" office:value-type="string">
            <text:p text:style-name="P29">From [ Φ ↔ Ψ ], and Θ(Φ), infer Θ(Ψ/Φ);</text:p>
            <text:p text:style-name="P29">or from [ Φ ↔ Ψ ] and Θ(Ψ), infer Θ(Φ/Ψ).</text:p>
          </table:table-cell>
        </table:table-row>
      </table:table>
      <text:p text:style-name="P2"/>
      <text:p text:style-name="P2">Diagrams are another way to describe these rules. <text:s/>The horizontal line denotes 'infer', and the vertical line denotes a subproof. <text:s/>Some rules have multiple forms.</text:p>
      <table:table table:name="Table23" table:style-name="Table23">
        <table:table-column table:style-name="Table23.A"/>
        <table:table-column table:style-name="Table23.B"/>
        <table:table-row table:style-name="TableLine94720977673664">
          <table:table-cell table:style-name="Table23.A1" office:value-type="string">
            <text:p text:style-name="P102">A</text:p>
          </table:table-cell>
          <table:table-cell table:style-name="Table23.B1" office:value-type="string">
            <text:p text:style-name="P102">H</text:p>
          </table:table-cell>
        </table:table-row>
        <table:table-row table:style-name="TableLine94720977807104">
          <table:table-cell table:style-name="Table23.A2" office:value-type="string">
            <text:p text:style-name="P80"/>
          </table:table-cell>
          <table:table-cell table:style-name="Table23.B2" office:value-type="string">
            <text:p text:style-name="P80"/>
          </table:table-cell>
        </table:table-row>
      </table:table>
      <text:p text:style-name="P2"/>
      <table:table table:name="Table24" table:style-name="Table24">
        <table:table-column table:style-name="Table24.A"/>
        <table:table-column table:style-name="Table24.B"/>
        <table:table-row table:style-name="TableLine94720977805152">
          <table:table-cell table:style-name="Table24.A1" office:value-type="string">
            <text:p text:style-name="P95">- <text:span text:style-name="T36">E</text:span></text:p>
          </table:table-cell>
          <table:table-cell table:style-name="Table24.B1" office:value-type="string">
            <text:p text:style-name="P95">- <text:span text:style-name="T36">I</text:span></text:p>
          </table:table-cell>
        </table:table-row>
        <table:table-row table:style-name="TableLine94720977782336">
          <table:table-cell table:style-name="Table24.A2" office:value-type="string">
            <text:p text:style-name="P80"/>
          </table:table-cell>
          <table:table-cell table:style-name="Table24.B2" office:value-type="string">
            <text:p text:style-name="P80"/>
          </table:table-cell>
        </table:table-row>
      </table:table>
      <text:p text:style-name="P2"/>
      <table:table table:name="Table25" table:style-name="Table25">
        <table:table-column table:style-name="Table25.A"/>
        <table:table-column table:style-name="Table25.B"/>
        <table:table-row table:style-name="TableLine94720977779376">
          <table:table-cell table:style-name="Table25.A1" office:value-type="string">
            <text:p text:style-name="P42">∧E</text:p>
          </table:table-cell>
          <table:table-cell table:style-name="Table25.B1" office:value-type="string">
            <text:p text:style-name="P42">∧I</text:p>
          </table:table-cell>
        </table:table-row>
        <table:table-row table:style-name="TableLine94720977762864">
          <table:table-cell table:style-name="Table25.A2" office:value-type="string">
            <text:p text:style-name="P80"/>
          </table:table-cell>
          <table:table-cell table:style-name="Table25.B2" office:value-type="string">
            <text:p text:style-name="P80"/>
          </table:table-cell>
        </table:table-row>
      </table:table>
      <text:p text:style-name="P2"/>
      <table:table table:name="Table26" table:style-name="Table26">
        <table:table-column table:style-name="Table26.A"/>
        <table:table-column table:style-name="Table26.B"/>
        <table:table-row table:style-name="TableLine94720977785360">
          <table:table-cell table:style-name="Table26.A1" office:value-type="string">
            <text:p text:style-name="P42">∨E</text:p>
          </table:table-cell>
          <table:table-cell table:style-name="Table26.B1" office:value-type="string">
            <text:p text:style-name="P42">∨I</text:p>
          </table:table-cell>
        </table:table-row>
        <table:table-row table:style-name="TableLine94720977769520">
          <table:table-cell table:style-name="Table26.A2" office:value-type="string">
            <text:p text:style-name="P80"/>
          </table:table-cell>
          <table:table-cell table:style-name="Table26.B2" office:value-type="string">
            <text:p text:style-name="P80"/>
          </table:table-cell>
        </table:table-row>
      </table:table>
      <text:p text:style-name="P10"><text:s/></text:p>
      <table:table table:name="Table27" table:style-name="Table27">
        <table:table-column table:style-name="Table27.A"/>
        <table:table-column table:style-name="Table27.B"/>
        <table:table-row table:style-name="TableLine94720977766064">
          <table:table-cell table:style-name="Table27.A1" office:value-type="string">
            <text:p text:style-name="P42">→ E</text:p>
          </table:table-cell>
          <table:table-cell table:style-name="Table27.B1" office:value-type="string">
            <text:p text:style-name="P42"><text:s/>→ I</text:p>
          </table:table-cell>
        </table:table-row>
        <table:table-row table:style-name="TableLine94720977792560">
          <table:table-cell table:style-name="Table27.A2" office:value-type="string">
            <text:p text:style-name="P80"/>
          </table:table-cell>
          <table:table-cell table:style-name="Table27.B2" office:value-type="string">
            <text:p text:style-name="P80"/>
          </table:table-cell>
        </table:table-row>
      </table:table>
      <text:p text:style-name="P10"/>
      <table:table table:name="Table28" table:style-name="Table28">
        <table:table-column table:style-name="Table28.A"/>
        <table:table-column table:style-name="Table28.B"/>
        <table:table-row table:style-name="TableLine94720977788560">
          <table:table-cell table:style-name="Table28.A1" office:value-type="string">
            <text:p text:style-name="P42">↔ E</text:p>
          </table:table-cell>
          <table:table-cell table:style-name="Table28.B1" office:value-type="string">
            <text:p text:style-name="P42">↔ I </text:p>
          </table:table-cell>
        </table:table-row>
        <table:table-row table:style-name="TableLine94720977816640">
          <table:table-cell table:style-name="Table28.A2" office:value-type="string">
            <text:p text:style-name="P80"/>
          </table:table-cell>
          <table:table-cell table:style-name="Table28.B2" office:value-type="string">
            <text:p text:style-name="P80"/>
          </table:table-cell>
        </table:table-row>
      </table:table>
      <text:p text:style-name="P2"/>
      <table:table table:name="Table29" table:style-name="Table29">
        <table:table-column table:style-name="Table29.A"/>
        <table:table-column table:style-name="Table29.B"/>
        <table:table-row table:style-name="TableLine94720977795888">
          <table:table-cell table:style-name="Table29.A1" office:value-type="string">
            <text:p text:style-name="P42">EQ (Equiv. Substitution)</text:p>
          </table:table-cell>
          <table:table-cell table:style-name="Table29.B1" office:value-type="string">
            <text:p text:style-name="P42">Ax (Axiom) </text:p>
          </table:table-cell>
        </table:table-row>
        <table:table-row table:style-name="TableLine94720977824128">
          <table:table-cell table:style-name="Table29.A2" office:value-type="string">
            <text:p text:style-name="P80"/>
          </table:table-cell>
          <table:table-cell table:style-name="Table29.B2" office:value-type="string">
            <text:p text:style-name="P80"/>
          </table:table-cell>
        </table:table-row>
      </table:table>
      <text:p text:style-name="P10"/>
      <text:h text:style-name="Heading_20_3" text:outline-level="3"><text:soft-page-break/>Other Justifications</text:h>
      <text:p text:style-name="P2">The following aren't inference rules but do appear in proofs as justification for deriving a wff.</text:p>
      <text:p text:style-name="P2"/>
      <table:table table:name="Table30" table:style-name="Table30">
        <table:table-column table:style-name="Table30.A"/>
        <table:table-column table:style-name="Table30.B"/>
        <table:table-row table:style-name="TableLine94720977819968">
          <table:table-cell table:style-name="Table30.A1" office:value-type="string">
            <text:p text:style-name="P102">Name (Abbreviation)</text:p>
          </table:table-cell>
          <table:table-cell table:style-name="Table30.B1" office:value-type="string">
            <text:p text:style-name="P102">Rule</text:p>
          </table:table-cell>
        </table:table-row>
        <table:table-row table:style-name="TableLine94720977734096">
          <table:table-cell table:style-name="Table30.A2" office:value-type="string">
            <text:p text:style-name="P92">Definition Substitution (DEF)</text:p>
          </table:table-cell>
          <table:table-cell table:style-name="Table30.B2" office:value-type="string">
            <text:p text:style-name="P75">From [ Φ =df Ψ ], Θ(Φ), infer Θ(Ψ/Φ); <text:span text:style-name="T25">and from [ Φ =df Ψ ], Θ(Ψ), infer Θ(Φ/Ψ).</text:span></text:p>
          </table:table-cell>
        </table:table-row>
      </table:table>
      <text:p text:style-name="P2"/>
      <text:h text:style-name="Heading_20_3" text:outline-level="3">Derived Inference Rules</text:h>
      <text:p text:style-name="P2">Use any proved sequent as a new inference rule. <text:s/>If a sequent is proved valid, then all instances of the sequent are also valid. <text:s/>The following are traditionally important rules derivable in our system.</text:p>
      <text:p text:style-name="P2"/>
      <table:table table:name="Table31" table:style-name="Table31">
        <table:table-column table:style-name="Table31.A"/>
        <table:table-column table:style-name="Table31.B"/>
        <table:table-row table:style-name="TableLine94720977830208">
          <table:table-cell table:style-name="Table31.A1" office:value-type="string">
            <text:p text:style-name="P102">Name (Abbreviation)</text:p>
          </table:table-cell>
          <table:table-cell table:style-name="Table31.B1" office:value-type="string">
            <text:p text:style-name="P102">Sequent</text:p>
          </table:table-cell>
        </table:table-row>
        <table:table-row table:style-name="TableLine94720977687424">
          <table:table-cell table:style-name="Table31.A2" office:value-type="string">
            <text:p text:style-name="P30">Reiterate (RE)</text:p>
          </table:table-cell>
          <table:table-cell table:style-name="Table31.B2" office:value-type="string">
            <text:p text:style-name="P30">P <text:s/>⊢ <text:s/>P</text:p>
          </table:table-cell>
        </table:table-row>
        <table:table-row table:style-name="TableLine94720977688944">
          <table:table-cell table:style-name="Table31.A2" office:value-type="string">
            <text:p text:style-name="P30">Ex Falso Quodlibet (EFQ)</text:p>
          </table:table-cell>
          <table:table-cell table:style-name="Table31.B2" office:value-type="string">
            <text:p text:style-name="P30">P, -P <text:s/>⊢ <text:s/>Q <text:s text:c="3"/>(Q is any wff whatever)</text:p>
          </table:table-cell>
        </table:table-row>
        <table:table-row table:style-name="TableLine94720977689600">
          <table:table-cell table:style-name="Table31.A2" office:value-type="string">
            <text:p text:style-name="P30">Modus Tollens (MT)</text:p>
          </table:table-cell>
          <table:table-cell table:style-name="Table31.B2" office:value-type="string">
            <text:p text:style-name="P30">P → Q, -Q <text:s/>⊢ <text:s/>-P</text:p>
          </table:table-cell>
        </table:table-row>
        <table:table-row table:style-name="TableLine94720977690336">
          <table:table-cell table:style-name="Table31.A2" office:value-type="string">
            <text:p text:style-name="P30">Hypothetical Syllogism (HS)</text:p>
          </table:table-cell>
          <table:table-cell table:style-name="Table31.B2" office:value-type="string">
            <text:p text:style-name="P30">P → Q, Q → R <text:s/>⊢ <text:s/>P → R</text:p>
          </table:table-cell>
        </table:table-row>
        <table:table-row table:style-name="TableLine94720977691152">
          <table:table-cell table:style-name="Table31.A2" office:value-type="string">
            <text:p text:style-name="P30">Absorption (Abs)</text:p>
          </table:table-cell>
          <table:table-cell table:style-name="Table31.B2" office:value-type="string">
            <text:p text:style-name="P30">P → Q <text:s/>⊢ <text:s/>P → (P ∧ Q)</text:p>
          </table:table-cell>
        </table:table-row>
        <table:table-row table:style-name="TableLine94720977691920">
          <table:table-cell table:style-name="Table31.A2" office:value-type="string">
            <text:p text:style-name="P30">Constructive Dilemma (CD)</text:p>
          </table:table-cell>
          <table:table-cell table:style-name="Table31.B2" office:value-type="string">
            <text:p text:style-name="P30">P ∨ Q, P → R, Q → S <text:s/>⊢ <text:s/>R ∨ S</text:p>
          </table:table-cell>
        </table:table-row>
        <table:table-row table:style-name="TableLine94720977692736">
          <table:table-cell table:style-name="Table31.A2" office:value-type="string">
            <text:p text:style-name="P31">Destructive Dilemma (DD)</text:p>
          </table:table-cell>
          <table:table-cell table:style-name="Table31.B2" office:value-type="string">
            <text:p text:style-name="P31">P → Q, R → S, -Q ∨ -S <text:s/>⊢ <text:s/>-P ∨ -Q</text:p>
          </table:table-cell>
        </table:table-row>
        <table:table-row table:style-name="TableLine94720977693552">
          <table:table-cell table:style-name="Table31.A2" office:value-type="string">
            <text:p text:style-name="P31">Disjunctive Syllogism (DS)</text:p>
          </table:table-cell>
          <table:table-cell table:style-name="Table31.B2" office:value-type="string">
            <text:p text:style-name="P31">P ∨ Q, -P <text:s/>⊢ <text:s/>Q</text:p>
          </table:table-cell>
        </table:table-row>
        <table:table-row table:style-name="TableLine94720977694560">
          <table:table-cell table:style-name="Table31.A2" office:value-type="string">
            <text:p text:style-name="P31">Disjunctive Syllogism (DS)</text:p>
          </table:table-cell>
          <table:table-cell table:style-name="Table31.B2" office:value-type="string">
            <text:p text:style-name="P31">P ∨ Q, -Q <text:s/>⊢ <text:s/>P</text:p>
          </table:table-cell>
        </table:table-row>
        <table:table-row table:style-name="TableLine94720977695376">
          <table:table-cell table:style-name="Table31.A2" office:value-type="string">
            <text:p text:style-name="P31">Theorem (THM)</text:p>
          </table:table-cell>
          <table:table-cell table:style-name="Table31.B2" office:value-type="string">
            <text:p text:style-name="P31">[ ⊢ P ] <text:s/>⊢ <text:s/>P</text:p>
          </table:table-cell>
        </table:table-row>
      </table:table>
      <text:p text:style-name="P2"/>
      <text:h text:style-name="Heading_20_3" text:outline-level="3">Theorems</text:h>
      <text:p text:style-name="P2">A theorem of propositional calculus is a derived rule which has no premises or undischarged hypotheses. <text:s/>Theorems are the tautologies of propositional logic. <text:s/>A sequent for a theorem Φ has the form below. <text:s/>A theorem of our calculus is provable by starting its proof with a hypothesis or with a previously proved theorem.</text:p>
      <text:p text:style-name="P2"/>
      <text:p text:style-name="P46">⊢ Φ</text:p>
      <text:p text:style-name="P2"/>
      <text:h text:style-name="Heading_20_3" text:outline-level="3">Equivalences</text:h>
      <text:p text:style-name="P2">An equivalence is a theorem whose main operator is a biconditional. <text:s/>The following are traditionally important equivalences derivable in our system.</text:p>
      <text:p text:style-name="P2"/>
      <text:p text:style-name="P46">⊢ Φ ↔ Ψ</text:p>
      <text:p text:style-name="P2"/>
      <table:table table:name="Table32" table:style-name="Table32">
        <table:table-column table:style-name="Table32.A"/>
        <table:table-column table:style-name="Table32.B"/>
        <table:table-row table:style-name="TableLine94720977740352">
          <table:table-cell table:style-name="Table32.A1" office:value-type="string">
            <text:p text:style-name="P31">Name (Abbreviation)</text:p>
          </table:table-cell>
          <table:table-cell table:style-name="Table32.B1" office:value-type="string">
            <text:p text:style-name="P31">Sequent</text:p>
          </table:table-cell>
        </table:table-row>
        <table:table-row table:style-name="TableLine94720977839968">
          <table:table-cell table:style-name="Table32.A2" office:value-type="string">
            <text:p text:style-name="P31">Double Negation (DN)</text:p>
          </table:table-cell>
          <table:table-cell table:style-name="Table32.B2" office:value-type="string">
            <text:p text:style-name="P31">⊢ <text:s/>P ↔ --P</text:p>
          </table:table-cell>
        </table:table-row>
        <table:table-row table:style-name="TableLine94720977841552">
          <table:table-cell table:style-name="Table32.A2" office:value-type="string">
            <text:p text:style-name="P31">Tautology (TAUT)</text:p>
          </table:table-cell>
          <table:table-cell table:style-name="Table32.B2" office:value-type="string">
            <text:p text:style-name="P31">⊢ <text:s/>P ↔ (P ∧ P)</text:p>
          </table:table-cell>
        </table:table-row>
        <table:table-row table:style-name="TableLine94720977842208">
          <table:table-cell table:style-name="Table32.A2" office:value-type="string">
            <text:p text:style-name="P31">Tautology (TAUT)</text:p>
          </table:table-cell>
          <table:table-cell table:style-name="Table32.B2" office:value-type="string">
            <text:p text:style-name="P31">⊢ <text:s/>P ↔ (P ∨ P)</text:p>
          </table:table-cell>
        </table:table-row>
        <table:table-row table:style-name="TableLine94720977842864">
          <table:table-cell table:style-name="Table32.A2" office:value-type="string">
            <text:p text:style-name="P31">Transposition (TRANS)</text:p>
          </table:table-cell>
          <table:table-cell table:style-name="Table32.B2" office:value-type="string">
            <text:p text:style-name="P31">⊢ <text:s/>(P → Q) ↔ (-Q → -P)</text:p>
          </table:table-cell>
        </table:table-row>
        <table:table-row table:style-name="TableLine94720977843680">
          <table:table-cell table:style-name="Table32.A2" office:value-type="string">
            <text:p text:style-name="P31">Material Implication (MI)</text:p>
          </table:table-cell>
          <table:table-cell table:style-name="Table32.B2" office:value-type="string">
            <text:p text:style-name="P31">⊢ <text:s/>(P → Q) ↔ (-P ∨ Q)</text:p>
          </table:table-cell>
        </table:table-row>
        <table:table-row table:style-name="TableLine94720977844448">
          <table:table-cell table:style-name="Table32.A2" office:value-type="string">
            <text:p text:style-name="P31">Association (ASSOC)</text:p>
          </table:table-cell>
          <table:table-cell table:style-name="Table32.B2" office:value-type="string">
            <text:p text:style-name="P31">⊢ <text:s/>(P ∧ (Q ∧ R)) ↔ ((P ∧ Q) ∧ R)</text:p>
          </table:table-cell>
        </table:table-row>
        <text:soft-page-break/>
        <table:table-row table:style-name="TableLine94720977845264">
          <table:table-cell table:style-name="Table32.A2" office:value-type="string">
            <text:p text:style-name="P31">Association (ASSOC)</text:p>
          </table:table-cell>
          <table:table-cell table:style-name="Table32.B2" office:value-type="string">
            <text:p text:style-name="P31">⊢ <text:s/>(P ∨ (Q ∨ R)) ↔ ((P ∨ Q) ∨ R)</text:p>
          </table:table-cell>
        </table:table-row>
        <table:table-row table:style-name="TableLine94720977846080">
          <table:table-cell table:style-name="Table32.A2" office:value-type="string">
            <text:p text:style-name="P31">Commutation (COM)</text:p>
          </table:table-cell>
          <table:table-cell table:style-name="Table32.B2" office:value-type="string">
            <text:p text:style-name="P31">⊢ <text:s/>(P ∧ Q) ↔ (Q ∧ P)</text:p>
          </table:table-cell>
        </table:table-row>
        <table:table-row table:style-name="TableLine94720977847088">
          <table:table-cell table:style-name="Table32.A2" office:value-type="string">
            <text:p text:style-name="P31">Commutation (COM)</text:p>
          </table:table-cell>
          <table:table-cell table:style-name="Table32.B2" office:value-type="string">
            <text:p text:style-name="P31">⊢ <text:s/>(P ∨ Q) ↔ (Q ∨ P)</text:p>
          </table:table-cell>
        </table:table-row>
        <table:table-row table:style-name="TableLine94720977847904">
          <table:table-cell table:style-name="Table32.A2" office:value-type="string">
            <text:p text:style-name="P31">Exportation (EXP)</text:p>
          </table:table-cell>
          <table:table-cell table:style-name="Table32.B2" office:value-type="string">
            <text:p text:style-name="P31">⊢ <text:s/>((P ∧ Q) → R) ↔ (P → (Q → R))</text:p>
          </table:table-cell>
        </table:table-row>
        <table:table-row table:style-name="TableLine94720977848720">
          <table:table-cell table:style-name="Table32.A2" office:value-type="string">
            <text:p text:style-name="P31">Distribution (DIST)</text:p>
          </table:table-cell>
          <table:table-cell table:style-name="Table32.B2" office:value-type="string">
            <text:p text:style-name="P31">⊢ <text:s/>(P ∧ (Q ∨ R)) ↔ ((P ∧ Q) ∨ (P ∧ R))</text:p>
          </table:table-cell>
        </table:table-row>
        <table:table-row table:style-name="TableLine94720977849536">
          <table:table-cell table:style-name="Table32.A2" office:value-type="string">
            <text:p text:style-name="P31">Distribution (DIST)</text:p>
          </table:table-cell>
          <table:table-cell table:style-name="Table32.B2" office:value-type="string">
            <text:p text:style-name="P31">⊢ <text:s/>(P ∨ (Q ∧ R)) ↔ ((P ∨ Q) ∧ (P ∨ R))</text:p>
          </table:table-cell>
        </table:table-row>
        <table:table-row table:style-name="TableLine94720977850352">
          <table:table-cell table:style-name="Table32.A2" office:value-type="string">
            <text:p text:style-name="P31">DeMorgan's law (DM)</text:p>
          </table:table-cell>
          <table:table-cell table:style-name="Table32.B2" office:value-type="string">
            <text:p text:style-name="P32">⊢ <text:s/>-(P ∧ Q) ↔ (-P ∨ -Q)</text:p>
          </table:table-cell>
        </table:table-row>
        <table:table-row table:style-name="TableLine94720977851168">
          <table:table-cell table:style-name="Table32.A2" office:value-type="string">
            <text:p text:style-name="P31">DeMorgan's law (DM)</text:p>
          </table:table-cell>
          <table:table-cell table:style-name="Table32.B2" office:value-type="string">
            <text:p text:style-name="P32">⊢ <text:s/>-(P ∨ Q) ↔ (-P ∧ -Q)</text:p>
          </table:table-cell>
        </table:table-row>
        <table:table-row table:style-name="TableLine94720977851984">
          <table:table-cell table:style-name="Table32.A2" office:value-type="string">
            <text:p text:style-name="P31">Material Equivalence (ME)</text:p>
          </table:table-cell>
          <table:table-cell table:style-name="Table32.B2" office:value-type="string">
            <text:p text:style-name="P32">⊢ <text:s/>(P ↔ Q) ↔ ((P → Q) ∧ (Q → P))</text:p>
          </table:table-cell>
        </table:table-row>
        <table:table-row table:style-name="TableLine94720977852800">
          <table:table-cell table:style-name="Table32.A2" office:value-type="string">
            <text:p text:style-name="P31">Material Equivalence (ME)</text:p>
          </table:table-cell>
          <table:table-cell table:style-name="Table32.B2" office:value-type="string">
            <text:p text:style-name="P32">⊢ <text:s/>(P ↔ Q) ↔ ((P ∧ Q) ∨ (-P ∧ -Q))</text:p>
          </table:table-cell>
        </table:table-row>
      </table:table>
      <text:p text:style-name="P2"/>
      <text:p text:style-name="P2">Appendix C contains the proof<text:span text:style-name="T37">s</text:span> of all <text:span text:style-name="T37">of </text:span>the<text:span text:style-name="T37">se</text:span> derived forms, theorems and equivalenc<text:span text:style-name="T37">e</text:span>s.</text:p>
      <text:p text:style-name="P2"/>
      <text:h text:style-name="Heading_20_3" text:outline-level="3">Consequence and Non-Consequence</text:h>
      <text:p text:style-name="P2">A <text:span text:style-name="T2">PROOF OF CONSEQUENCE</text:span> is any proof that demonstrates that some wff C is derivable by applying a series of inference rules. <text:s/>It is the kind of proof we have been discussing all along. <text:s/>The example proofs presented so far are all proofs of consequence.</text:p>
      <text:p text:style-name="P2"/>
      <text:p text:style-name="P2">A <text:span text:style-name="T2">PROOF OF NON-CONSEQUENCE</text:span> (also known as a <text:span text:style-name="T2">REFUTATION PROOF</text:span>) is a demonstration that some wff C is *not* derivable, by any number of applications of inference rules. <text:s/>The completed proof lists the counterexamples.</text:p>
      <text:p text:style-name="P2"/>
      <text:p text:style-name="P2">Construct a proof of non-consequence by first listing the premises, then begin a subproof by hypothesizing the negation of the conclusion. <text:s/>Proceed by attempting to reduce everything to atomic and negated atomic</text:p>
      <text:p text:style-name="P2">formulas. <text:s/>Proceed until no additional rules can be applied. <text:s/>Since we never reach the conclusion the proof is uncompleted, so we do not write QED at the bottom.</text:p>
      <text:p text:style-name="P2"/>
      <text:p text:style-name="P2"><text:s text:c="9"/>Example</text:p>
      <text:p text:style-name="P2"/>
      <text:p text:style-name="P2"><text:s text:c="12"/>P → Q, -P <text:s/>⊢ <text:s/>-Q</text:p>
      <text:p text:style-name="P2"><text:s text:c="9"/>Proof</text:p>
      <text:p text:style-name="P2"><text:s text:c="9"/>01. <text:s text:c="2"/>P → Q <text:s text:c="8"/>A</text:p>
      <text:p text:style-name="P2"><text:s text:c="9"/>02. <text:s text:c="2"/>-P <text:s text:c="11"/>A</text:p>
      <text:p text:style-name="P2"><text:s text:c="9"/>03. <text:s text:c="2"/>| <text:s text:c="2"/>Q <text:s text:c="8"/>H (for -I)</text:p>
      <text:p text:style-name="P2"/>
      <text:p text:style-name="P2">Once finished, the valuations are readable directly off the proof. <text:s/>The above proof tells us that the <text:span text:style-name="T39">c</text:span>ounterexamples are where P is false (due to occurring negated in step 2), and Q is true (due to occurring unnegated in step 3). <text:s/>We can verify this with a truth-table. <text:s/>If a proposition symbol doesn't appear negated or unnegated, then it is truth-value does not matter.</text:p>
      <text:p text:style-name="P2"/>
      <text:p text:style-name="P2"><text:s text:c="10"/>P Q | P → Q , - P <text:s/>⊢ <text:s/>- Q</text:p>
      <text:p text:style-name="P2"><text:s text:c="9"/>============================</text:p>
      <text:p text:style-name="P2"><text:s text:c="10"/>F F | F T F | T F <text:s/>| <text:s/>T F</text:p>
      <text:p text:style-name="P2"><text:s text:c="10"/>F T | F T T | T F <text:s/>| <text:s/>F T <text:s/>&lt;==</text:p>
      <text:p text:style-name="P2"><text:s text:c="10"/>T F | T F F | F T <text:s/>| <text:s/>T F</text:p>
      <text:p text:style-name="P2"><text:s text:c="10"/>T T | T T T | F T <text:s/>| <text:s/>F T</text:p>
      <text:p text:style-name="P2"><text:s text:c="18"/>* <text:s text:c="4"/>* <text:s text:c="6"/>*</text:p>
      <text:p text:style-name="P2"/>
      <text:p text:style-name="P2">The highlighted row is our counterexample (all true premises but false conclusion). <text:s/>On that row P and Q have the same truth-values as our proof determined.</text:p>
      <text:p text:style-name="P2"/>
      <text:h text:style-name="Heading_20_3" text:outline-level="3"><text:soft-page-break/>Defining ⊥ Into Propositional Logic/Calculus</text:h>
      <text:p text:style-name="Preformatted_20_Text"><text:span text:style-name="T7">Some Fitch implementations use ⊥ (the </text:span><text:span text:style-name="T11">CONTRADICTION SYMBOL</text:span><text:span text:style-name="T7">) to remove tedium and improve the readability of proofs. <text:s/>Applications of -I are often preceded by ∧I, but the resulting conjunction can be quite long. <text:s/>Since EFQ infers any wff from two contradictory propositions; we can always infer 'P ∧ -P' instead of a long conjunction. <text:s text:c="2"/>But the following definition is even briefer.</text:span></text:p>
      <text:p text:style-name="P2"/>
      <text:p text:style-name="P46">⊥ <text:s/>=df <text:s/>P ∧ -P</text:p>
      <text:p text:style-name="P2"/>
      <text:p text:style-name="P2">From which we derive new inference rules.</text:p>
      <text:p text:style-name="P2"/>
      <table:table table:name="Table33" table:style-name="Table33">
        <table:table-column table:style-name="Table33.A"/>
        <table:table-column table:style-name="Table33.B"/>
        <table:table-row table:style-name="TableLine94720977704240">
          <table:table-cell table:style-name="Table33.A1" office:value-type="string">
            <text:p text:style-name="P103">Name (Abbreviation)</text:p>
          </table:table-cell>
          <table:table-cell table:style-name="Table33.B1" office:value-type="string">
            <text:p text:style-name="P103">Sequent</text:p>
          </table:table-cell>
        </table:table-row>
        <table:table-row table:style-name="TableLine94720977862128">
          <table:table-cell table:style-name="Table33.A2" office:value-type="string">
            <text:p text:style-name="P33">⊥ Introduction (⊥ I)</text:p>
          </table:table-cell>
          <table:table-cell table:style-name="Table33.B2" office:value-type="string">
            <text:p text:style-name="P33">P, -P <text:s/>⊢ <text:s/>⊥</text:p>
          </table:table-cell>
        </table:table-row>
        <table:table-row table:style-name="TableLine94720977865328">
          <table:table-cell table:style-name="Table33.A2" office:value-type="string">
            <text:p text:style-name="P33">⊥ Elimination (⊥ E)</text:p>
          </table:table-cell>
          <table:table-cell table:style-name="Table33.B2" office:value-type="string">
            <text:p text:style-name="P33">(P ⊢ ⊥) <text:s/>⊢ <text:s/>-P</text:p>
          </table:table-cell>
        </table:table-row>
      </table:table>
      <text:p text:style-name="P2"/>
      <text:h text:style-name="Heading_20_3" text:outline-level="3">Derivation Strategies</text:h>
      <text:p text:style-name="P2">Below is an outline of a proof strategy. <text:s/>It's a recursive procedure driven chiefly by the conclusion form.</text:p>
      <text:p text:style-name="P2"/>
      <text:p text:style-name="P2">Begin the main proof by listing the premises one per line. <text:s/>Then hypothesize the unnegated or negated conclusion form, use direct proof to attempt to reduce everything to atomic and negated atomic formulas.</text:p>
      <text:p text:style-name="P2">If you encounter a contradiction use ⊥ I (or ∧I) to derive the contradiction, then use ⊥ E (or -I), and finally if necessary use -E to remove extra pairs of negations out front. <text:s/>If you can't derive a contradiction you probably have a counterexample. <text:s/>Prove your work by testing the counterexample truth-values in the original sequent.</text:p>
      <text:p text:style-name="P2"/>
      <text:p text:style-name="P2">Intermediately apply the following procedure recursively for each subproof,</text:p>
      <text:p text:style-name="P2"/>
      <text:p text:style-name="P1">Procedure</text:p>
      <text:p text:style-name="P1"/>
      <text:list xml:id="list3006543922" text:style-name="L6">
        <text:list-item>
          <text:p text:style-name="P115">(Conclusion) If the conclusion has one of these forms</text:p>
          <text:p text:style-name="P115"/>
        </text:list-item>
      </text:list>
      <table:table table:name="Table36" table:style-name="Table36">
        <table:table-column table:style-name="Table36.A"/>
        <table:table-column table:style-name="Table36.B"/>
        <table:table-row table:style-name="TableLine94720977881744">
          <table:table-cell table:style-name="Table36.A1" office:value-type="string">
            <text:p text:style-name="P35">Φ ∧ Ψ</text:p>
          </table:table-cell>
          <table:table-cell table:style-name="Table36.B1" office:value-type="string">
            <text:p text:style-name="P43"><text:span text:style-name="T19">d</text:span><text:span text:style-name="T17">erive each conjunct, apply ∧I</text:span></text:p>
          </table:table-cell>
        </table:table-row>
        <table:table-row table:style-name="TableLine94720977912080">
          <table:table-cell table:style-name="Table36.A2" office:value-type="string">
            <text:p text:style-name="P35">Φ ∨ Ψ</text:p>
          </table:table-cell>
          <table:table-cell table:style-name="Table36.B2" office:value-type="string">
            <text:p text:style-name="P43"><text:span text:style-name="T19">d</text:span><text:span text:style-name="T17">erive one disjunct, apply ∨I</text:span></text:p>
          </table:table-cell>
        </table:table-row>
        <table:table-row table:style-name="TableLine94720977913520">
          <table:table-cell table:style-name="Table36.A2" office:value-type="string">
            <text:p text:style-name="P35">Φ → Ψ</text:p>
          </table:table-cell>
          <table:table-cell table:style-name="Table36.B2" office:value-type="string">
            <text:p text:style-name="P35"><text:span text:style-name="T38">h</text:span>ypothesize Φ derive Ψ, close the subproof, apply → I</text:p>
          </table:table-cell>
        </table:table-row>
        <table:table-row table:style-name="TableLine94720977914176">
          <table:table-cell table:style-name="Table36.A2" office:value-type="string">
            <text:p text:style-name="P35">Φ ↔ Ψ</text:p>
          </table:table-cell>
          <table:table-cell table:style-name="Table36.B2" office:value-type="string">
            <text:p text:style-name="P35"><text:span text:style-name="T38">d</text:span>erive Φ → Ψ, derive Ψ → Φ, apply ↔ I</text:p>
          </table:table-cell>
        </table:table-row>
      </table:table>
      <text:list xml:id="list100845742312870" text:continue-numbering="true" text:style-name="L6">
        <text:list-header>
          <text:p text:style-name="P116"/>
        </text:list-header>
        <text:list-item>
          <text:p text:style-name="P116">(Premise) If a premise has the following form,</text:p>
          <text:p text:style-name="P116"/>
        </text:list-item>
      </text:list>
      <table:table table:name="Table34" table:style-name="Table34">
        <table:table-column table:style-name="Table34.A"/>
        <table:table-column table:style-name="Table34.B"/>
        <table:table-row table:style-name="TableLine94720977904096">
          <table:table-cell table:style-name="Table34.A1" office:value-type="string">
            <text:p text:style-name="P35">Φ ∨ Ψ</text:p>
          </table:table-cell>
          <table:table-cell table:style-name="Table34.B1" office:value-type="string">
            <text:p text:style-name="P76">Derive two conditionals Φ → Θ and Ψ → Θ to obtain the <text:span text:style-name="T25">needed conclusion Θ</text:span></text:p>
          </table:table-cell>
        </table:table-row>
      </table:table>
      <text:list xml:id="list100845077683398" text:continue-numbering="true" text:style-name="L6">
        <text:list-header>
          <text:p text:style-name="P116"/>
        </text:list-header>
        <text:list-item>
          <text:p text:style-name="P116">(Reductio) Next try one of these taking WFF as the desired conclusion,</text:p>
          <text:p text:style-name="P116"/>
        </text:list-item>
      </text:list>
      <table:table table:name="Table35" table:style-name="Table35">
        <table:table-column table:style-name="Table35.A"/>
        <table:table-column table:style-name="Table35.B"/>
        <table:table-row table:style-name="TableLine94720977920608">
          <table:table-cell table:style-name="Table35.A1" office:value-type="string">
            <text:p text:style-name="P35">- WFF</text:p>
          </table:table-cell>
          <table:table-cell table:style-name="Table35.B1" office:value-type="string">
            <text:p text:style-name="P78">Hypothesize WFF (unnegated), derive ⊥ or derive <text:span text:style-name="T25">a contradiction, lastly perform -I or ⊥E</text:span></text:p>
          </table:table-cell>
        </table:table-row>
        <table:table-row table:style-name="TableLine94720977933312">
          <table:table-cell table:style-name="Table35.A2" office:value-type="string">
            <text:p text:style-name="P36">WFF</text:p>
          </table:table-cell>
          <table:table-cell table:style-name="Table35.B2" office:value-type="string">
            <text:p text:style-name="P77">Hypothesize -WFF, derive ⊥ or contradiction, then <text:span text:style-name="T25">perform -I and finally -E</text:span></text:p>
          </table:table-cell>
        </table:table-row>
      </table:table>
      <text:p text:style-name="P11"/>
      <text:h text:style-name="Heading_20_2" text:outline-level="2">Concerns</text:h>
      <text:h text:style-name="Heading_20_3" text:outline-level="3">Semantic Soundness &amp; Completeness of Propositional Calculus</text:h>
      <text:p text:style-name="P2">A calculus is <text:span text:style-name="T2">SEMANTICALLY SOUND</text:span> if and only if for any consistent set of premises, there is no sequence of inference rule applications that can derive a wff that's not a logical consequence of those premises.</text:p>
      <text:p text:style-name="P2"/>
      <text:p text:style-name="P2"><text:soft-page-break/>A calculus is <text:span text:style-name="T2">SEMANTICALLY COMPLETE</text:span> if and only if a given conclusion Φ logically follows from a set of premises, and there exists at least one proof of Φ that has a finite number of steps.</text:p>
      <text:p text:style-name="P2"/>
      <text:p text:style-name="P2">Propositional calculus is semantically sound and semantically complete. <text:s/>We do not prove these theorems here, but it is handy to know of them. <text:s/>The calculus derives all and only valid conclusions from any given set</text:p>
      <text:p text:style-name="P2">of premises.</text:p>
      <text:p text:style-name="P2"/>
      <text:h text:style-name="Heading_20_3" text:outline-level="3">The Unnatural Conditional</text:h>
      <text:p text:style-name="P2">A serious concern with the propositional logic conditional is that</text:p>
      <text:p text:style-name="P2">it only denotes a small part of what English if/then statements can express. <text:s/>Hence → is quite controversial, with many doubting that the full power of the if/then statement can ever be captured in a formal logical system. Moreover, the propositional logic conditional can produce some surprising results. <text:s/>Let us revisit a previous example.</text:p>
      <text:p text:style-name="P2"/>
      <table:table table:name="Table37" table:style-name="Table37">
        <table:table-column table:style-name="Table37.A"/>
        <table:table-column table:style-name="Table37.B"/>
        <table:table-row table:style-name="TableLine94720977927488">
          <table:table-cell table:style-name="Table37.A1" office:value-type="string">
            <text:p text:style-name="P34">K → F</text:p>
          </table:table-cell>
          <table:table-cell table:style-name="Table37.B1" office:value-type="string">
            <text:p text:style-name="P34">if you keep up the good work then you'll go far.</text:p>
          </table:table-cell>
        </table:table-row>
      </table:table>
      <text:p text:style-name="P2"/>
      <text:p text:style-name="P2">Now lets consider what happens if we take it's negation.</text:p>
      <text:p text:style-name="P2"/>
      <table:table table:name="Table38" table:style-name="Table38">
        <table:table-column table:style-name="Table38.A"/>
        <table:table-column table:style-name="Table38.B"/>
        <table:table-row table:style-name="TableLine94720977948256">
          <table:table-cell table:style-name="Table38.A1" office:value-type="string">
            <text:p text:style-name="P34">-(K → F)</text:p>
          </table:table-cell>
          <table:table-cell table:style-name="Table38.B1" office:value-type="string">
            <text:p text:style-name="P34">it's false that if you keep up the work you'll go far</text:p>
          </table:table-cell>
        </table:table-row>
        <table:table-row table:style-name="TableLine94720977965920">
          <table:table-cell table:style-name="Table38.A2" office:value-type="string">
            <text:p text:style-name="P34">-(-K ∨ F)</text:p>
          </table:table-cell>
          <table:table-cell table:style-name="Table38.B2" office:value-type="string">
            <text:p text:style-name="P34">Material Implication</text:p>
          </table:table-cell>
        </table:table-row>
        <table:table-row table:style-name="TableLine94720977967504">
          <table:table-cell table:style-name="Table38.A2" office:value-type="string">
            <text:p text:style-name="P34">K ∧ -F</text:p>
          </table:table-cell>
          <table:table-cell table:style-name="Table38.B2" office:value-type="string">
            <text:p text:style-name="P34">DeMorgan's</text:p>
          </table:table-cell>
        </table:table-row>
      </table:table>
      <text:p text:style-name="P2"/>
      <text:p text:style-name="P2">Studying the conclusion, we determine that it says, "you keep up the good work and you don't go far." <text:s/>Does this sound like the negation of the original unnegated conditiona<text:span text:style-name="T46">l</text:span>? <text:s/>Many say it does not.</text:p>
      <text:p text:style-name="P2"/>
      <text:h text:style-name="Heading_20_3" text:outline-level="3">Relevance</text:h>
      <text:p text:style-name="P2">Some people have concerns over the inference rules and namely ∨I, and H because they provide a way for an arguer to introduce any statement whatever into the proof relevant or not. <text:s text:c="2"/>Their particular concern is that this exposes a severe problem of the calculus. <text:s/>Some have gone so far as to introduce new systems of logic in attempts to remove such rules.</text:p>
      <text:p text:style-name="P2"/>
      <text:p text:style-name="P2">The classical perspective is that these issues do not matter because the conclusions found by FOC= always do conform to the definition of a valid deductive argument. <text:s/>If one asserts that Φ is true, then referring back to the valuation function v for disjunction shows that no matter what value of Ψ we introduce, Φ ∨ Ψ will still be true simply because Φ is true. <text:s/>While for H, it does not matter what we hypothesize. <text:s/>If some hypothesis Θ is inconsistent with the premises Θ will be negated after the subproof is closed. <text:s/>However, if Θ is not inconsistent with the premises, then by definition, it is consistent relevant or not, and who is to say what is and is not relevant. <text:s/>Classical logic regards these as arguments adequate to justify the inclusion and current formulation of these rules.</text:p>
      <text:p text:style-name="P2"/>
      <text:h text:style-name="Heading_20_3" text:outline-level="3">Refuting Dilemmas</text:h>
      <text:p text:style-name="P2">A dilemma is a disjunctive premise that states precisely two options. <text:s/>Being <text:span text:style-name="T2">IN A DILEMMA</text:span> or <text:span text:style-name="T2">IMPALED BY THE HORNS OF A DILEMMA</text:span> means that the person presented with the dilemma is confronted with a choice between two undesirable options. <text:s/><text:span text:style-name="T2">GRASPING THE BULL BY THE HORNS</text:span> is proving one of the disjuncts true. <text:s/><text:span text:style-name="T2">ESCAPING BETWEEN THE HORNS</text:span> is to prove the disjunction false by proving a third option or proving that both disjuncts are false.</text:p>
      <text:p text:style-name="P2"/>
      <text:h text:style-name="Heading_20_1" text:outline-level="1">Predicate Logic</text:h>
      <text:p text:style-name="P2">Predicate logic introduces a way to analyze proposition symbols down into more basic components.</text:p>
      <text:p text:style-name="P2"/>
      <text:p text:style-name="P2"><text:soft-page-break/></text:p>
      <text:h text:style-name="Heading_20_2" text:outline-level="2">Language</text:h>
      <text:p text:style-name="P2"/>
      <text:h text:style-name="P106" text:outline-level="3">Lexemes </text:h>
      <table:table table:name="Table39" table:style-name="Table39">
        <table:table-column table:style-name="Table39.A"/>
        <table:table-column table:style-name="Table39.B"/>
        <table:table-row table:style-name="TableLine94720977971328">
          <table:table-cell table:style-name="Table39.A1" office:value-type="string">
            <text:p text:style-name="P82">Non-Logical Symbols</text:p>
          </table:table-cell>
          <table:table-cell table:style-name="Table39.B1" office:value-type="string">
            <text:p text:style-name="P93"/>
          </table:table-cell>
        </table:table-row>
        <table:table-row table:style-name="TableLine94720977997552">
          <table:table-cell table:style-name="Table39.A2" office:value-type="string">
            <text:p text:style-name="P104"><text:span text:style-name="T9"><text:s text:c="5"/></text:span><text:span text:style-name="T10">Object Symbols</text:span></text:p>
          </table:table-cell>
          <table:table-cell table:style-name="Table39.B2" office:value-type="string">
            <text:p text:style-name="P82"/>
          </table:table-cell>
        </table:table-row>
        <table:table-row table:style-name="TableLine94720977998992">
          <table:table-cell table:style-name="Table39.A2" office:value-type="string">
            <text:p text:style-name="P104"><text:s text:c="10"/><text:span text:style-name="T47">Constants:</text:span></text:p>
          </table:table-cell>
          <table:table-cell table:style-name="Table39.B2" office:value-type="string">
            <text:p text:style-name="P94">a...t</text:p>
          </table:table-cell>
        </table:table-row>
        <table:table-row table:style-name="TableLine94720977999648">
          <table:table-cell table:style-name="Table39.A2" office:value-type="string">
            <text:p text:style-name="P93"><text:s text:c="5"/><text:span text:style-name="T47">Predicate Symbols:</text:span></text:p>
          </table:table-cell>
          <table:table-cell table:style-name="Table39.B2" office:value-type="string">
            <text:p text:style-name="P94">A...Z</text:p>
          </table:table-cell>
        </table:table-row>
        <table:table-row table:style-name="TableLine94720978000304">
          <table:table-cell table:style-name="Table39.A2" office:value-type="string">
            <text:p text:style-name="P93"><text:s text:c="5"/><text:span text:style-name="T20">Association Symbols:</text:span></text:p>
          </table:table-cell>
          <table:table-cell table:style-name="Table39.B2" office:value-type="string">
            <text:p text:style-name="P82">(, )</text:p>
          </table:table-cell>
        </table:table-row>
        <table:table-row table:style-name="TableLine94720978001120">
          <table:table-cell table:style-name="Table39.A2" office:value-type="string">
            <text:p text:style-name="P82">Logical Symbols</text:p>
          </table:table-cell>
          <table:table-cell table:style-name="Table39.B2" office:value-type="string">
            <text:p text:style-name="P93"/>
          </table:table-cell>
        </table:table-row>
        <table:table-row table:style-name="TableLine94720978001888">
          <table:table-cell table:style-name="Table39.A2" office:value-type="string">
            <text:p text:style-name="P93"><text:s text:c="5"/>Truth-Function Symbols:</text:p>
          </table:table-cell>
          <table:table-cell table:style-name="Table39.B2" office:value-type="string">
            <text:p text:style-name="P37">-, ∧, ∨, →, ↔</text:p>
          </table:table-cell>
        </table:table-row>
      </table:table>
      <text:p text:style-name="P14"/>
      <text:h text:style-name="P106" text:outline-level="3">Grammar </text:h>
      <text:p text:style-name="P79">It's conventional to use capital Greek letters to stand for arbitrary wffs, and lower-case Greek letters to stand for arbitrary constant object symbols.</text:p>
      <text:p text:style-name="P79"/>
      <text:p text:style-name="P79">An <text:span text:style-name="T2">ATOMIC FORMULA</text:span> consists of a Predicate symbol followed by zero or more constant object Symbols.</text:p>
      <text:p text:style-name="P14"/>
      <text:list xml:id="list100844277218207" text:continue-list="list1560261751" text:style-name="L1">
        <text:list-item text:start-value="1">
          <text:p text:style-name="P109">Each atomic formula is a wff;</text:p>
        </text:list-item>
        <text:list-item>
          <text:p text:style-name="P109">if Φ is a wff, then -Φ is a wff;</text:p>
        </text:list-item>
        <text:list-item>
          <text:p text:style-name="P109">if Φ, Ψ are wffs, then (Φ ∧ Ψ),(Φ ∨ Ψ),(Φ → Ψ),(Φ ↔ Ψ) are wffs;</text:p>
        </text:list-item>
        <text:list-item>
          <text:p text:style-name="P109">nothing else is a wff. </text:p>
        </text:list-item>
      </text:list>
      <text:p text:style-name="P14"/>
      <text:h text:style-name="Heading_20_2" text:outline-level="2">Semantics</text:h>
      <text:h text:style-name="Heading_20_3" text:outline-level="3">Model</text:h>
      <text:p text:style-name="P2">Roughly, a MODEL is a limited representation of some state of affairs expressed using set theory. <text:s/>Since a set theory model can be a mathematical representation of something about the actual world, we can for our current purposes, informally regard the actual world as our model.</text:p>
      <text:h text:style-name="P106" text:outline-level="3">The Dictionary</text:h>
      <text:p text:style-name="P2">It is helpful to create a dictionary before constructing an atomic formula. <text:s/>When we investigate a new situation with logic, we want to clarify the meanings of the atomic formulas and the meanings of their components. <text:s/>A dictionary lists the symbols and what they denote in the current universe of discourse. <text:s/>By convention, letters towards the end of the alphabet (u,v,w,x,y,z) may serve as placeholders, allowing us to define a predicate's meaning more clearly.</text:p>
      <text:h text:style-name="Heading_20_4" text:outline-level="4">Properties</text:h>
      <text:p text:style-name="P2">A property asserts that some object is a member of some particular set which when combined denotes a characteristic of the object.</text:p>
      <text:p text:style-name="P2"/>
      <text:p text:style-name="P2"><text:s text:c="9"/>Dictionary</text:p>
      <text:p text:style-name="P2"><text:s text:c="9"/>----------------</text:p>
      <text:p text:style-name="P2"/>
      <text:p text:style-name="P2"><text:s text:c="9"/>Object Symbols <text:s text:c="7"/>1-Place Predicates</text:p>
      <text:p text:style-name="P2"><text:s text:c="9"/>a, <text:s text:c="2"/>Alice <text:s text:c="11"/>Bx, <text:s text:c="2"/>x is blond</text:p>
      <text:p text:style-name="P2"><text:soft-page-break/><text:s text:c="9"/>b, <text:s text:c="2"/>Bob <text:s text:c="13"/>Kx, <text:s text:c="2"/>x is brunette</text:p>
      <text:p text:style-name="P2"><text:s text:c="9"/>c, <text:s text:c="2"/>Charlie <text:s text:c="9"/>Sx, <text:s text:c="2"/>x is scaled</text:p>
      <text:p text:style-name="P2"/>
      <text:p text:style-name="P2"><text:s text:c="3"/>By substituting one of the object symbols in place of a place-holder</text:p>
      <text:p text:style-name="P2"><text:s text:c="3"/>in a predicate definition, we construct an atomic formula.</text:p>
      <text:p text:style-name="P2"/>
      <text:p text:style-name="P2"><text:s text:c="9"/>Ba, <text:s/>Alice is blond.</text:p>
      <text:p text:style-name="P2"><text:s text:c="9"/>Kb, <text:s/>Bob is brunette.</text:p>
      <text:p text:style-name="P2"><text:s text:c="9"/>Sc, <text:s/>Charlie is scaled.</text:p>
      <text:p text:style-name="P2"/>
      <text:p text:style-name="P2"><text:s text:c="9"/>Sc → -(Bc ∨ Kc)</text:p>
      <text:p text:style-name="P2"><text:s text:c="9"/>If Charlie is scaled then Charlie is neither blond nor brunette.</text:p>
      <text:p text:style-name="P2"/>
      <text:p text:style-name="P2"><text:s text:c="3"/>Properties always have just one place-holder in the dictionary.</text:p>
      <text:p text:style-name="P2"><text:s text:c="3"/>Any property Pc means, c ∊ P (i.e., c is in set P), or c has property P.</text:p>
      <text:p text:style-name="P2"/>
      <text:p text:style-name="P2">Relations</text:p>
      <text:p text:style-name="P2">---------</text:p>
      <text:p text:style-name="P2"/>
      <text:p text:style-name="P2"><text:s text:c="3"/>Much as it sounds, a relation denotes a relationship between two or more</text:p>
      <text:p text:style-name="P2"><text:s text:c="3"/>objects. <text:s/>Let us expand the dictionary:</text:p>
      <text:p text:style-name="P2"/>
      <text:p text:style-name="P2"><text:s text:c="9"/>2-Place Predicates</text:p>
      <text:p text:style-name="P2"><text:s text:c="9"/>Txy, <text:s/>x is taller than y.</text:p>
      <text:p text:style-name="P2"/>
      <text:p text:style-name="P2"><text:s text:c="3"/>'Tall', while a property, would not be a suitable predicate for logic</text:p>
      <text:p text:style-name="P2"><text:s text:c="3"/>because 'tall' is vague. <text:s/>E.g., a tall building and a tall glass of water</text:p>
      <text:p text:style-name="P2"><text:s text:c="3"/>do not mean the same thing. <text:s/>However, 'taller' is objective, making</text:p>
      <text:p text:style-name="P2"><text:s text:c="3"/>it ideal for logical reasoning.</text:p>
      <text:p text:style-name="P2"/>
      <text:p text:style-name="P2"><text:s text:c="9"/>(Tab ∧ Tbc) → Tac</text:p>
      <text:p text:style-name="P2"><text:s text:c="9"/>If Alice is taller than Bob and Bob is taller than Charlie,</text:p>
      <text:p text:style-name="P2"><text:s text:c="12"/>then Alice is taller than Charlie.</text:p>
      <text:p text:style-name="P2"/>
      <text:p text:style-name="P2"><text:s text:c="3"/>Any predicate with more than 1-place expresses a relation.</text:p>
      <text:p text:style-name="P2"/>
      <text:p text:style-name="P2"><text:s text:c="9"/>3-Place Predicates</text:p>
      <text:p text:style-name="P2"><text:s text:c="9"/>Bxyz, <text:s text:c="4"/>x is between y and z</text:p>
      <text:p text:style-name="P2"/>
      <text:p text:style-name="P2"><text:s text:c="9"/>Bbac, <text:s text:c="4"/>Bob is between Alice and Charlie</text:p>
      <text:p text:style-name="P2"/>
      <text:p text:style-name="P2"><text:s text:c="9"/>Bbac → (-Babc ∧ -Bcab)</text:p>
      <text:p text:style-name="P2"><text:s text:c="9"/>If Bob is between Alice and Charlie then, Alice isn't between Bob</text:p>
      <text:p text:style-name="P2"><text:s text:c="9"/>and Charlie and Charlie isn't between Alice and Bob.</text:p>
      <text:p text:style-name="P2"/>
      <text:p text:style-name="P2"><text:s text:c="3"/>Any number of places is acceptable, including 0. <text:s/>0-place predicates are</text:p>
      <text:p text:style-name="P2"><text:s text:c="3"/>just proposition symbols.</text:p>
      <text:p text:style-name="P2"/>
      <text:p text:style-name="P2"><text:s text:c="9"/>0-Place Predicates</text:p>
      <text:p text:style-name="P2"><text:s text:c="9"/>R, <text:s text:c="7"/>it's raining</text:p>
      <text:p text:style-name="P2"><text:s text:c="9"/>W, <text:s text:c="7"/>the ground is wet</text:p>
      <text:p text:style-name="P2"/>
      <text:p text:style-name="P2"><text:s text:c="9"/>R → W</text:p>
      <text:p text:style-name="P2"><text:s text:c="9"/>If it's raining then the ground is wet.</text:p>
      <text:p text:style-name="P2"/>
      <text:p text:style-name="P2">Translation Hints</text:p>
      <text:p text:style-name="P2">=================</text:p>
      <text:p text:style-name="P2"/>
      <text:p text:style-name="P2"><text:s text:c="14"/>+-----------------------------------------------+ <text:s text:c="12"/></text:p>
      <text:p text:style-name="P2"><text:soft-page-break/><text:s text:c="14"/>| ============================================= |</text:p>
      <text:p text:style-name="P2"><text:s text:c="14"/>| 0-Place Predicate (Proposition Symbols) <text:s text:c="6"/>|</text:p>
      <text:p text:style-name="P2"><text:s text:c="14"/>| ============================================= |</text:p>
      <text:p text:style-name="P2"><text:s text:c="14"/>| S, <text:s text:c="3"/>Zelda is at the store. <text:s text:c="17"/>|</text:p>
      <text:p text:style-name="P2"><text:s text:c="14"/>| C, <text:s text:c="3"/>cake is delicious. <text:s text:c="21"/>|</text:p>
      <text:p text:style-name="P2"><text:s text:c="14"/>| R, <text:s text:c="3"/>It's raining. <text:s text:c="26"/>|</text:p>
      <text:p text:style-name="P2"><text:s text:c="14"/>| <text:s text:c="46"/>|</text:p>
      <text:p text:style-name="P2"><text:s text:c="14"/>| ============================================= |</text:p>
      <text:p text:style-name="P2"><text:s text:c="14"/>| 1-Place (Monadic) Predicates (Properties) <text:s text:c="4"/>|</text:p>
      <text:p text:style-name="P2"><text:s text:c="14"/>| ============================================= |</text:p>
      <text:p text:style-name="P2"><text:s text:c="14"/>| Px, <text:s text:c="2"/>x is P, x in set P <text:s text:c="21"/>|</text:p>
      <text:p text:style-name="P2"><text:s text:c="14"/>| <text:s text:c="46"/>|</text:p>
      <text:p text:style-name="P2"><text:s text:c="14"/>| Ms, <text:s text:c="2"/>Susy is a mammal. <text:s text:c="22"/>|</text:p>
      <text:p text:style-name="P2"><text:s text:c="14"/>| Dr, <text:s text:c="2"/>Rex is a dog. <text:s text:c="26"/>|</text:p>
      <text:p text:style-name="P2"><text:s text:c="14"/>| Qp, <text:s text:c="2"/>Palmer is quiet. <text:s text:c="23"/>|</text:p>
      <text:p text:style-name="P2"><text:s text:c="14"/>| En, <text:s text:c="2"/>n is an even number. <text:s text:c="19"/>|</text:p>
      <text:p text:style-name="P2"><text:s text:c="14"/>| <text:s text:c="46"/>|</text:p>
      <text:p text:style-name="P2"><text:s text:c="14"/>| ============================================= |</text:p>
      <text:p text:style-name="P2"><text:s text:c="14"/>| 2-Place (Diadic) Predicates (Relations) <text:s text:c="6"/>|</text:p>
      <text:p text:style-name="P2"><text:s text:c="14"/>| ============================================= |</text:p>
      <text:p text:style-name="P2"><text:s text:c="14"/>| Pxy, <text:s/>x,y are related through P <text:s text:c="14"/>|</text:p>
      <text:p text:style-name="P2"><text:s text:c="14"/>| <text:s text:c="46"/>|</text:p>
      <text:p text:style-name="P2"><text:s text:c="14"/>| Sta, <text:s/>Tom sees Agatha. <text:s text:c="23"/>|</text:p>
      <text:p text:style-name="P2"><text:s text:c="14"/>| Tab, <text:s/>Alice is taller than Bob. <text:s text:c="14"/>|</text:p>
      <text:p text:style-name="P2"><text:s text:c="14"/>| Pac, <text:s/>lines a and c are perpendicular. <text:s text:c="7"/>|</text:p>
      <text:p text:style-name="P2"><text:s text:c="14"/>| Los, <text:s/>one is less than six. <text:s text:c="18"/>|</text:p>
      <text:p text:style-name="P2"><text:s text:c="14"/>| <text:s text:c="46"/>|</text:p>
      <text:p text:style-name="P2"><text:s text:c="14"/>| ============================================= |</text:p>
      <text:p text:style-name="P2"><text:s text:c="14"/>| 3-Place (Triadic) Predicates (Relations) <text:s text:c="5"/>|</text:p>
      <text:p text:style-name="P2"><text:s text:c="14"/>| ============================================= |</text:p>
      <text:p text:style-name="P2"><text:s text:c="14"/>| Pxyz, <text:s/>x,y,z are related through P <text:s text:c="11"/>|</text:p>
      <text:p text:style-name="P2"><text:s text:c="14"/>| <text:s text:c="46"/>|</text:p>
      <text:p text:style-name="P2"><text:s text:c="14"/>| Bxyz, <text:s/>x is between y and z <text:s text:c="18"/>|</text:p>
      <text:p text:style-name="P2"><text:s text:c="14"/>| Pxyz, <text:s/>x purchased y from z <text:s text:c="18"/>|</text:p>
      <text:p text:style-name="P2"><text:s text:c="14"/>| Stsb, <text:s/>Tom saw Sally steal from Barbara. <text:s text:c="5"/>|</text:p>
      <text:p text:style-name="P2"><text:s text:c="14"/>| <text:s text:c="46"/>|</text:p>
      <text:p text:style-name="P2"><text:s text:c="14"/>+-----------------------------------------------+</text:p>
      <text:p text:style-name="P2"/>
      <text:p text:style-name="P2">Truth-Tables</text:p>
      <text:p text:style-name="P2">============</text:p>
      <text:p text:style-name="P2"/>
      <text:p text:style-name="P2"><text:s text:c="3"/>Technically, truth-tables can be constructed for predicate logic.</text:p>
      <text:p text:style-name="P2"><text:s text:c="3"/>However, the number of atomic formulas gets very large very fast</text:p>
      <text:p text:style-name="P2"><text:s text:c="3"/>which makes tables impractical.</text:p>
      <text:p text:style-name="P2"/>
      <text:p text:style-name="P2">Truth-Trees</text:p>
      <text:p text:style-name="P2">===========</text:p>
      <text:p text:style-name="P2"/>
      <text:p text:style-name="P2"><text:s text:c="3"/>Truth trees for predicate logic are constructed according to the same</text:p>
      <text:p text:style-name="P2"><text:s text:c="3"/>rules as trees for propositional logic.</text:p>
      <text:p text:style-name="P2"/>
      <text:p text:style-name="P2"/>
      <text:p text:style-name="P2">------------------</text:p>
      <text:p text:style-name="P2">Predicate Calculus</text:p>
      <text:p text:style-name="P2">------------------</text:p>
      <text:p text:style-name="P2"/>
      <text:p text:style-name="P2"><text:s text:c="3"/>The calculus for constructing proofs in predicate logic is largely</text:p>
      <text:p text:style-name="P2"><text:s text:c="3"/>unmodified and from propositional calculus. <text:s/>The primary difference</text:p>
      <text:p text:style-name="P2"><text:s text:c="3"/>is in the definition of an atomic formula.</text:p>
      <text:p text:style-name="P2"><text:soft-page-break/></text:p>
      <text:p text:style-name="P2"><text:s text:c="9"/>Dictionary</text:p>
      <text:p text:style-name="P2"><text:s text:c="9"/>----------</text:p>
      <text:p text:style-name="P2"><text:s text:c="9"/>Constants <text:s text:c="11"/>Predicates</text:p>
      <text:p text:style-name="P2"><text:s text:c="9"/>m, <text:s text:c="3"/>Merlin <text:s text:c="8"/>Axy, <text:s text:c="2"/>x abandons y</text:p>
      <text:p text:style-name="P2"><text:s text:c="9"/>a, <text:s text:c="3"/>Arthur</text:p>
      <text:p text:style-name="P2"><text:s text:c="9"/>g, <text:s text:c="3"/>Guinevere</text:p>
      <text:p text:style-name="P2"/>
      <text:p text:style-name="P2"><text:s text:c="9"/>Ama → Amg, -Amg <text:s/>⊢ <text:s/>-Ama</text:p>
      <text:p text:style-name="P2"/>
      <text:p text:style-name="P2"><text:s text:c="3"/>Here 'Ama' and 'Amg' are separate atomic formulas.</text:p>
      <text:p text:style-name="P2"/>
      <text:p text:style-name="P2"/>
      <text:p text:style-name="P2">===========================</text:p>
      <text:p text:style-name="P2">First-Order Predicate Logic</text:p>
      <text:p text:style-name="P2">===========================</text:p>
      <text:p text:style-name="P2"/>
      <text:p text:style-name="P2"><text:s text:c="3"/>FOL introduces new concepts which build upon predicate logic enabling</text:p>
      <text:p text:style-name="P2"><text:s text:c="3"/>the expression of, among other things, the Aristotelian proposition</text:p>
      <text:p text:style-name="P2"><text:s text:c="3"/>forms which denote relations among sets.</text:p>
      <text:p text:style-name="P2"/>
      <text:p text:style-name="P2"><text:s text:c="9"/>A: <text:s/>All P is Q.</text:p>
      <text:p text:style-name="P2"><text:s text:c="9"/>E: <text:s/>No P is Q.</text:p>
      <text:p text:style-name="P2"><text:s text:c="9"/>I: <text:s/>Some P is Q.</text:p>
      <text:p text:style-name="P2"><text:s text:c="9"/>O: <text:s/>Some P is not Q.</text:p>
      <text:p text:style-name="P2"/>
      <text:p text:style-name="P2"><text:s text:c="3"/>FOL brings in quantifiers, which denote quantities, and variable object</text:p>
      <text:p text:style-name="P2"><text:s text:c="3"/>symbols which denote arbitrary objects.</text:p>
      <text:p text:style-name="P2"/>
      <text:p text:style-name="P2"/>
      <text:p text:style-name="P2">------------------</text:p>
      <text:p text:style-name="P2">Regarding Notation</text:p>
      <text:p text:style-name="P2">------------------</text:p>
      <text:p text:style-name="P2"/>
      <text:p text:style-name="P2"><text:s text:c="3"/>In the current chapter there are some notations that you should</text:p>
      <text:p text:style-name="P2"><text:s text:c="3"/>be aware of.</text:p>
      <text:p text:style-name="P2"/>
      <text:p text:style-name="P2"><text:s text:c="3"/>A capital Greek letter (Φ, Ψ, Θ, Δ, etc.) denotes any arbitrary formula,</text:p>
      <text:p text:style-name="P2"><text:s text:c="3"/>and a lower case Greek letter (α, β, δ, etc.) denotes any arbitrary</text:p>
      <text:p text:style-name="P2"><text:s text:c="3"/>object symbol.</text:p>
      <text:p text:style-name="P2"/>
      <text:p text:style-name="P2"><text:s text:c="3"/>Φ(Ψ) denotes a wff Φ contains one or more occurrences of a sub-wff Ψ.</text:p>
      <text:p text:style-name="P2"/>
      <text:p text:style-name="P2"><text:s text:c="3"/>Φ(Θ/Ψ) denotes the result of replacing one or more occurrences of Ψ in Φ</text:p>
      <text:p text:style-name="P2"><text:s text:c="3"/>with Θ. <text:s/>Θ/Ψ is read, "Θ replaced one or more occurrences of Ψ".</text:p>
      <text:p text:style-name="P2"/>
      <text:p text:style-name="P2"><text:s text:c="3"/>Φ (Θ//Ψ) like above but indicates replacing all occurrences of Ψ in Φ with</text:p>
      <text:p text:style-name="P2"><text:s text:c="3"/>Θ. <text:s/>Θ//Ψ is read, "Θ replaced all occurrences of Ψ"</text:p>
      <text:p text:style-name="P2"/>
      <text:p text:style-name="P2"><text:s text:c="3"/>Φ(β),Φ(α/β),Φ(α//β), similar to the above but α and β are object symbols.</text:p>
      <text:p text:style-name="P2"/>
      <text:p text:style-name="P2"><text:s text:c="3"/>( Φ ⊢ Ψ ), denotes a subproof with hypothesis Φ concluding with Ψ.</text:p>
      <text:p text:style-name="P2"/>
      <text:p text:style-name="P2"><text:s text:c="3"/>[ ... ] denotes that the enclosed must exist, be defined or proved</text:p>
      <text:p text:style-name="P2"><text:s text:c="3"/>elsewhere (external to the current proof).</text:p>
      <text:p text:style-name="P2"/>
      <text:p text:style-name="P2"/>
      <text:p text:style-name="P2">--------</text:p>
      <text:p text:style-name="P2">Language</text:p>
      <text:p text:style-name="P2"><text:soft-page-break/>--------</text:p>
      <text:p text:style-name="P2"/>
      <text:p text:style-name="P2">Lexemes</text:p>
      <text:p text:style-name="P2">=======</text:p>
      <text:p text:style-name="P2"/>
      <text:p text:style-name="P2"><text:s text:c="3"/>Non-Logical Symbols</text:p>
      <text:p text:style-name="P2"><text:s text:c="6"/>Object symbols</text:p>
      <text:p text:style-name="P2"><text:s text:c="9"/>constants: <text:s text:c="11"/>a...t</text:p>
      <text:p text:style-name="P2"><text:s text:c="9"/>variables: <text:s text:c="11"/>u...z</text:p>
      <text:p text:style-name="P2"><text:s text:c="6"/>Predicate Symbols: <text:s text:c="6"/>A...Z</text:p>
      <text:p text:style-name="P2"><text:s text:c="6"/>Association Symbols: <text:s text:c="4"/>(, )</text:p>
      <text:p text:style-name="P2"/>
      <text:p text:style-name="P2"><text:s text:c="3"/>Logical Symbols</text:p>
      <text:p text:style-name="P2"><text:s text:c="6"/>Truth-Function Symbols: <text:s/>-, ∧, ∨, →, ↔</text:p>
      <text:p text:style-name="P2"><text:s text:c="6"/>Quantifiers</text:p>
      <text:p text:style-name="P2"><text:s text:c="9"/>universal: <text:s text:c="11"/>∀</text:p>
      <text:p text:style-name="P2"><text:s text:c="9"/>existential: <text:s text:c="9"/>∃</text:p>
      <text:p text:style-name="P2"/>
      <text:p text:style-name="P2">Grammar</text:p>
      <text:p text:style-name="P2">=======</text:p>
      <text:p text:style-name="P2"/>
      <text:p text:style-name="P2"><text:s text:c="3"/>An ATOMIC FORMULA is a predicate symbol followed by zero or more</text:p>
      <text:p text:style-name="P2"><text:s text:c="3"/>constants.</text:p>
      <text:p text:style-name="P2"/>
      <text:p text:style-name="P2"><text:s text:c="3"/>1. <text:s/>Every atomic formula is a wff;</text:p>
      <text:p text:style-name="P2"><text:s text:c="3"/>2. <text:s/>if Φ is a wff, then so is -Φ;</text:p>
      <text:p text:style-name="P2"><text:s text:c="3"/>3. <text:s/>if Φ,Ψ are wffs, then so are (Φ ∧ Ψ), (Φ ∨ Ψ), (Φ → Ψ), (Φ ↔ Ψ);</text:p>
      <text:p text:style-name="P2"><text:s text:c="3"/>4. <text:s/>if Φ(α) (α is a constant object in a wff Ψ) is a wff,</text:p>
      <text:p text:style-name="P2"><text:s text:c="7"/>then ∀xΦ(x/α) and ∃xΦ(x/α) are wffs (where x is some new</text:p>
      <text:p text:style-name="P2"><text:s text:c="7"/>variable in Φ);</text:p>
      <text:p text:style-name="P2"><text:s text:c="3"/>5. <text:s/>Nothing else is a wff.</text:p>
      <text:p text:style-name="P2"/>
      <text:p text:style-name="P2"/>
      <text:p text:style-name="P2">---------</text:p>
      <text:p text:style-name="P2">Semantics</text:p>
      <text:p text:style-name="P2">---------</text:p>
      <text:p text:style-name="P2"/>
      <text:p text:style-name="P2">Predicates &amp; Constants</text:p>
      <text:p text:style-name="P2">======================</text:p>
      <text:p text:style-name="P2"/>
      <text:p text:style-name="P2"><text:s text:c="3"/>Truth-functions, predicates, and constants continue to work as presented.</text:p>
      <text:p text:style-name="P2"><text:s text:c="3"/>The one note, in consistency with predicate logic, is that use of letters</text:p>
      <text:p text:style-name="P2"><text:s text:c="3"/>such as x,y,z within a dictionary are not variables but placeholders.</text:p>
      <text:p text:style-name="P2"/>
      <text:p text:style-name="P2"><text:s text:c="9"/>Dictionary (where x,y,z are placeholders)</text:p>
      <text:p text:style-name="P2"><text:s text:c="9"/>-----------------------------------</text:p>
      <text:p text:style-name="P2"><text:s text:c="9"/>Px, <text:s text:c="3"/>x has some property P, x in set P, x is P.</text:p>
      <text:p text:style-name="P2"><text:s text:c="9"/>Pxy, <text:s text:c="2"/>x has some relation P to y</text:p>
      <text:p text:style-name="P2"><text:s text:c="9"/>Bxyz, <text:s/>x has some relation P to y and z.</text:p>
      <text:p text:style-name="P2"/>
      <text:p text:style-name="P2"><text:s text:c="9"/>Proof (where x,y,z are variables)</text:p>
      <text:p text:style-name="P2"><text:s text:c="9"/>01. <text:s text:c="2"/>∀x(Mx → Vx) <text:s text:c="7"/>A</text:p>
      <text:p text:style-name="P2"><text:s text:c="9"/>02. <text:s text:c="2"/>Ma <text:s text:c="16"/>A</text:p>
      <text:p text:style-name="P2"><text:s text:c="9"/>03. <text:s text:c="2"/>Ma → Va <text:s text:c="11"/>2 ∀ E (a/x)</text:p>
      <text:p text:style-name="P2"><text:s text:c="9"/>04. <text:s text:c="2"/>Va <text:s text:c="16"/>3,4 → E</text:p>
      <text:p text:style-name="P2"><text:s text:c="9"/>QED</text:p>
      <text:p text:style-name="P2"/>
      <text:p text:style-name="P2">Quantifiers &amp; Variables</text:p>
      <text:p text:style-name="P2">=======================</text:p>
      <text:p text:style-name="P2"><text:soft-page-break/></text:p>
      <text:p text:style-name="P2"><text:s text:c="3"/>A quantifier expression is a quantifier followed by a variable symbol</text:p>
      <text:p text:style-name="P2"><text:s text:c="3"/>and then a sub-wff. <text:s/>The quantifier is said to BIND the variable, or the</text:p>
      <text:p text:style-name="P2"><text:s text:c="3"/>variable is BOUND to the quantifier.</text:p>
      <text:p text:style-name="P2"/>
      <text:p text:style-name="P2"><text:s text:c="9"/>∀xΦ <text:s text:c="6"/>For every object x in our universe of discourse,</text:p>
      <text:p text:style-name="P2"><text:s text:c="19"/>Φ holds.</text:p>
      <text:p text:style-name="P2"/>
      <text:p text:style-name="P2"><text:s text:c="9"/>∃xΦ <text:s text:c="6"/>There exists at least one object x in our universe</text:p>
      <text:p text:style-name="P2"><text:s text:c="19"/>of discourse such that, Φ holds.</text:p>
      <text:p text:style-name="P2"/>
      <text:p text:style-name="P2"><text:s text:c="3"/>Once the variable is bound, it can be used within the wff. <text:s/>In our FOL</text:p>
      <text:p text:style-name="P2"><text:s text:c="3"/>implementation a variable in a wff is always bound provided formation</text:p>
      <text:p text:style-name="P2"><text:s text:c="3"/>rules are applied correctly.</text:p>
      <text:p text:style-name="P2"/>
      <text:p text:style-name="P2"><text:s text:c="9"/>Dictionary</text:p>
      <text:p text:style-name="P2"><text:s text:c="9"/>---------------------</text:p>
      <text:p text:style-name="P2"><text:s text:c="9"/>Predicates</text:p>
      <text:p text:style-name="P2"><text:s text:c="9"/>Cx, <text:s text:c="2"/>x is a cat</text:p>
      <text:p text:style-name="P2"><text:s text:c="9"/>Dx, <text:s text:c="2"/>x is a dog</text:p>
      <text:p text:style-name="P2"><text:s text:c="9"/>Mx, <text:s text:c="2"/>x is a mammal</text:p>
      <text:p text:style-name="P2"><text:s text:c="9"/>Sx, <text:s text:c="2"/>x likes to swim</text:p>
      <text:p text:style-name="P2"><text:s text:c="9"/>Lxy, <text:s/>x loves y</text:p>
      <text:p text:style-name="P2"/>
      <text:p text:style-name="P2"><text:s text:c="9"/>∀xCx, <text:s text:c="4"/>For each x in our universe, x is a cat.</text:p>
      <text:p text:style-name="P2"><text:s text:c="19"/>= Everything is a cat.</text:p>
      <text:p text:style-name="P2"/>
      <text:p text:style-name="P2"><text:s text:c="9"/>∃xDx, <text:s text:c="4"/>There exists x in our universe such that, x is a dog.</text:p>
      <text:p text:style-name="P2"><text:s text:c="19"/>= Some (one or more) dogs exist.</text:p>
      <text:p text:style-name="P2"/>
      <text:p text:style-name="P2">Existential Import</text:p>
      <text:p text:style-name="P2">------------------</text:p>
      <text:p text:style-name="P2"/>
      <text:p text:style-name="P2"><text:s text:c="3"/>∃xΦ has existential import. <text:s/>It asserts that at least one thing exists</text:p>
      <text:p text:style-name="P2"><text:s text:c="3"/>in the universe of discourse.</text:p>
      <text:p text:style-name="P2"/>
      <text:p text:style-name="P2"><text:s text:c="9"/>∃xSx <text:s text:c="5"/>There exists some object in our universe that</text:p>
      <text:p text:style-name="P2"><text:s text:c="19"/>it likes to swim.</text:p>
      <text:p text:style-name="P2"/>
      <text:p text:style-name="P2"><text:s text:c="3"/>∀x lacks existential import. <text:s/>It makes no claim that something actually</text:p>
      <text:p text:style-name="P2"><text:s text:c="3"/>exists in the universe of discourse.</text:p>
      <text:p text:style-name="P2"/>
      <text:p text:style-name="P2"><text:s text:c="9"/>∀xSx <text:s text:c="5"/>Everything in our universe (if anything exists</text:p>
      <text:p text:style-name="P2"><text:s text:c="19"/>at all) likes to swim.</text:p>
      <text:p text:style-name="P2"/>
      <text:p text:style-name="P2">Scope</text:p>
      <text:p text:style-name="P2">-----</text:p>
      <text:p text:style-name="P2"/>
      <text:p text:style-name="P2"><text:s text:c="3"/>SCOPE refers to the substring in a quantified wff over which the</text:p>
      <text:p text:style-name="P2"><text:s text:c="3"/>quantifier-variable binding holds. <text:s/>In FOL, this substring</text:p>
      <text:p text:style-name="P2"><text:s text:c="3"/>is the complete wff which follows the quantifier; if the expression</text:p>
      <text:p text:style-name="P2"><text:s text:c="3"/>that follows is in parentheses then the scope ranges from the opening</text:p>
      <text:p text:style-name="P2"><text:s text:c="3"/>to the matching closing parenthesis.</text:p>
      <text:p text:style-name="P2"/>
      <text:p text:style-name="P2"><text:s text:c="9"/>∀x(Dx → Mx) ∧ ∃xRx</text:p>
      <text:p text:style-name="P2"/>
      <text:p text:style-name="P2"><text:s text:c="3"/>In this expression, the x bound by ∀ is in scope between the pair</text:p>
      <text:p text:style-name="P2"><text:s text:c="3"/>of parentheses. <text:s/>The x used with the expression Rx is a different</text:p>
      <text:p text:style-name="P2"><text:s text:c="3"/>x, which is bound by ∃ and whose scope is only the expression 'Rx'.</text:p>
      <text:p text:style-name="P2"><text:soft-page-break/></text:p>
      <text:p text:style-name="P2">Free Variables</text:p>
      <text:p text:style-name="P2">--------------</text:p>
      <text:p text:style-name="P2"/>
      <text:p text:style-name="P2"><text:s text:c="3"/>A FREE VARIABLE is a variable that appears within a wff but is not</text:p>
      <text:p text:style-name="P2"><text:s text:c="3"/>bound by a quantifier. <text:s/>Our implementation of FOL does not allow</text:p>
      <text:p text:style-name="P2"><text:s text:c="3"/>free variables provided the formation rules are applied correctly.</text:p>
      <text:p text:style-name="P2"><text:s text:c="3"/>However, some implementations do allow free variables. <text:s/>Be aware that</text:p>
      <text:p text:style-name="P2"><text:s text:c="3"/>a free variable does not denote anything; while a variable bound</text:p>
      <text:p text:style-name="P2"><text:s text:c="3"/>by ∀ denotes *any* arbitrary object in our universe, and a variable</text:p>
      <text:p text:style-name="P2"><text:s text:c="3"/>bound by ∃ denotes at least one object in our universe though</text:p>
      <text:p text:style-name="P2"><text:s text:c="3"/>we may not know which.</text:p>
      <text:p text:style-name="P2"/>
      <text:p text:style-name="P2">Single Quantifiers</text:p>
      <text:p text:style-name="P2">==================</text:p>
      <text:p text:style-name="P2"/>
      <text:p text:style-name="P2"><text:s text:c="3"/>A universal quantifier is nearly always paired with the conditional.</text:p>
      <text:p text:style-name="P2"/>
      <text:p text:style-name="P2"><text:s text:c="9"/>∀x(Cx → Mx), <text:s text:c="2"/>For each object x in our universe,</text:p>
      <text:p text:style-name="P2"><text:s text:c="27"/>if x is a cat then x is a mammal.</text:p>
      <text:p text:style-name="P2"><text:s text:c="25"/>= all cats are mammals.</text:p>
      <text:p text:style-name="P2"/>
      <text:p text:style-name="P2"><text:s text:c="9"/>∀x(Cx → -Sx), <text:s/>For each object x in our universe,</text:p>
      <text:p text:style-name="P2"><text:s text:c="27"/>if x is a cat then x doesn't like to swim.</text:p>
      <text:p text:style-name="P2"><text:s text:c="25"/>= no cats like to swim.</text:p>
      <text:p text:style-name="P2"/>
      <text:p text:style-name="P2"><text:s text:c="3"/>An existential quantifier is nearly always paired with conjunction.</text:p>
      <text:p text:style-name="P2"/>
      <text:p text:style-name="P2"><text:s text:c="9"/>∃x(Dx ∧ Mx), <text:s text:c="3"/>There's at least one object x in our universe</text:p>
      <text:p text:style-name="P2"><text:s text:c="27"/>such that, x is a dog and x is a mammal.</text:p>
      <text:p text:style-name="P2"><text:s text:c="25"/>= Some dogs are mammals.</text:p>
      <text:p text:style-name="P2"/>
      <text:p text:style-name="P2"><text:s text:c="9"/>∃x(Dx ∧ Sx), <text:s text:c="3"/>There's at least one object x in our universe</text:p>
      <text:p text:style-name="P2"><text:s text:c="27"/>such that, x is a dog and x likes to swim.</text:p>
      <text:p text:style-name="P2"><text:s text:c="25"/>= Some dogs like to swim.</text:p>
      <text:p text:style-name="P2"/>
      <text:p text:style-name="P2"><text:s text:c="3"/>However, this notion of ∀ with →, and ∃ with ∧, isn't arbitrary.</text:p>
      <text:p text:style-name="P2"><text:s text:c="3"/>They are complementary forms.</text:p>
      <text:p text:style-name="P2"/>
      <text:p text:style-name="P2"><text:s text:c="9"/>-∀x(Cx → -Sx) <text:s text:c="2"/>It's false that all cats don't like to swim.</text:p>
      <text:p text:style-name="P2"/>
      <text:p text:style-name="P2"><text:s text:c="3"/>Applying some equivalences to this wff we should get a new formula</text:p>
      <text:p text:style-name="P2"><text:s text:c="3"/>that means the same thing.</text:p>
      <text:p text:style-name="P2"/>
      <text:p text:style-name="P2"><text:s text:c="9"/>∃x-(Cx → -Sx) <text:s text:c="2"/>-∀ is equivalent to ∃- </text:p>
      <text:p text:style-name="P2"><text:s text:c="9"/>∃x-(-Cx ∨ -Sx) <text:s/>By material implication</text:p>
      <text:p text:style-name="P2"><text:s text:c="9"/>∃x(--Cx ∧ --Sx) DeMorgan's</text:p>
      <text:p text:style-name="P2"><text:s text:c="9"/>∃x(Cx ∧ Sx) <text:s text:c="4"/>Double Negation</text:p>
      <text:p text:style-name="P2"/>
      <text:p text:style-name="P2"><text:s text:c="3"/>So the conclusion reads, some cats like to swim. <text:s/>Notice that we</text:p>
      <text:p text:style-name="P2"><text:s text:c="3"/>started with ∀ and →, and just by applying equivalences ended with</text:p>
      <text:p text:style-name="P2"><text:s text:c="3"/>∃ and ∧. <text:s/>So ∃ with ∧ follows naturally from the occurrence of ∀ with</text:p>
      <text:p text:style-name="P2"><text:s text:c="3"/>→; they are complementary forms.</text:p>
      <text:p text:style-name="P2"/>
      <text:p text:style-name="P2">Multiple Quantifiers</text:p>
      <text:p text:style-name="P2">====================</text:p>
      <text:p text:style-name="P2"/>
      <text:p text:style-name="P2"><text:s text:c="3"/>Just as with many other features of FOL, quantifiers can be recursively</text:p>
      <text:p text:style-name="P2"><text:s text:c="3"/>combined. <text:s/>When the same quantifier is repeated, the order of the</text:p>
      <text:p text:style-name="P2"><text:soft-page-break/><text:s text:c="3"/>quantifiers doesn't change the meaning of the wff.</text:p>
      <text:p text:style-name="P2"/>
      <text:p text:style-name="P2"><text:s text:c="9"/>∀x∀yLxy <text:s text:c="8"/>Everyone loves everyone including themselves.</text:p>
      <text:p text:style-name="P2"><text:s text:c="9"/>∀y∀xLxy <text:s text:c="8"/>Everyone loves everyone including themselves.</text:p>
      <text:p text:style-name="P2"/>
      <text:p text:style-name="P2"><text:s text:c="9"/>∃x∃yLxy <text:s text:c="8"/>Someone loves someone (perhaps themselves).</text:p>
      <text:p text:style-name="P2"><text:s text:c="9"/>∃y∃xLxy <text:s text:c="8"/>Someone loves someone (perhaps themselves).</text:p>
      <text:p text:style-name="P2"/>
      <text:p text:style-name="P2"><text:s text:c="3"/>In the first form, ∀x has scope over the following formula which</text:p>
      <text:p text:style-name="P2"><text:s text:c="3"/>is ∀yLxy. <text:s/>It's similarly the case with the remaining forms. <text:s/>However,</text:p>
      <text:p text:style-name="P2"><text:s text:c="3"/>if the quantifiers are mixed, the meaning changes depending upon order.</text:p>
      <text:p text:style-name="P2"/>
      <text:p text:style-name="P2"><text:s text:c="9"/>∃x∀yLxy <text:s text:c="8"/>Someone loves everyone (including themselves).</text:p>
      <text:p text:style-name="P2"><text:s text:c="9"/>∀x∃yLxy <text:s text:c="8"/>Everyone loves someone (perhaps themselves).</text:p>
      <text:p text:style-name="P2"/>
      <text:p text:style-name="P2">Translation Hints</text:p>
      <text:p text:style-name="P2">=================</text:p>
      <text:p text:style-name="P2"/>
      <text:p text:style-name="P2">The Aristotelian Forms</text:p>
      <text:p text:style-name="P2">----------------------</text:p>
      <text:p text:style-name="P2"/>
      <text:p text:style-name="P2"><text:s text:c="3"/>Any interpretation of the Aristotelian forms can be represented in FOL.</text:p>
      <text:p text:style-name="P2"/>
      <text:p text:style-name="P2"><text:s text:c="3"/>The TRADITIONAL INTERPRETATION assigns existential import to all forms.</text:p>
      <text:p text:style-name="P2"><text:s text:c="3"/>The singular forms always denote particular objects in the universe</text:p>
      <text:p text:style-name="P2"><text:s text:c="3"/>so always have existential import.</text:p>
      <text:p text:style-name="P2"/>
      <text:p text:style-name="P2"><text:s text:c="36"/>Quality <text:s/></text:p>
      <text:p text:style-name="P2"><text:s text:c="21"/>+----------------------+------------------------+</text:p>
      <text:p text:style-name="P2"><text:s text:c="21"/>| Affirmatives <text:s text:c="8"/>| Negatives <text:s text:c="13"/>|</text:p>
      <text:p text:style-name="P2"><text:s text:c="6"/>Q +------------+----------------------+------------------------+</text:p>
      <text:p text:style-name="P2"><text:s text:c="6"/>u | Universal <text:s/>| ∀x(Sx → Px) ∧ ∃xSx <text:s text:c="2"/>| ∀x(Sx → -Px) ∧ ∃xSx <text:s text:c="3"/>| &lt; EI</text:p>
      <text:p text:style-name="P2"><text:s text:c="6"/>a | <text:s text:c="11"/>| <text:s text:c="21"/>| <text:s text:c="23"/>|</text:p>
      <text:p text:style-name="P2"><text:s text:c="6"/>n | Particular | ∃x(Sx ∧ Px) <text:s text:c="9"/>| ∃x(Sx ∧ -Px) <text:s text:c="10"/>| &lt; EI</text:p>
      <text:p text:style-name="P2"><text:s text:c="6"/>t +------------+----------------------+------------------------+</text:p>
      <text:p text:style-name="P2"><text:s text:c="6"/>i | Singular <text:s text:c="2"/>| Sa <text:s text:c="18"/>| -Sa <text:s text:c="19"/>| &lt; EI</text:p>
      <text:p text:style-name="P2"><text:s text:c="6"/>t | <text:s text:c="11"/>| c=e <text:s text:c="17"/>| -c=e <text:s text:c="18"/>| &lt; EI</text:p>
      <text:p text:style-name="P2"><text:s text:c="6"/>y +------------+----------------------+------------------------+</text:p>
      <text:p text:style-name="P2"/>
      <text:p text:style-name="P2"><text:s text:c="3"/>The MODERN INTERPRETATION denies existential import to the universals.</text:p>
      <text:p text:style-name="P2"/>
      <text:p text:style-name="P2"><text:s text:c="36"/>Quality <text:s/></text:p>
      <text:p text:style-name="P2"><text:s text:c="21"/>+----------------------+------------------------+</text:p>
      <text:p text:style-name="P2"><text:s text:c="21"/>| Affirmatives <text:s text:c="8"/>| Negatives <text:s text:c="13"/>|</text:p>
      <text:p text:style-name="P2"><text:s text:c="6"/>Q +------------+----------------------+------------------------+</text:p>
      <text:p text:style-name="P2"><text:s text:c="6"/>u | Universal <text:s/>| ∀x(Sx → Px) <text:s text:c="9"/>| ∀x(Sx → -Px) <text:s text:c="10"/>|</text:p>
      <text:p text:style-name="P2"><text:s text:c="6"/>a | <text:s text:c="11"/>| <text:s text:c="21"/>| <text:s text:c="23"/>|</text:p>
      <text:p text:style-name="P2"><text:s text:c="6"/>n | Particular | ∃x(Sx ∧ Px) <text:s text:c="9"/>| ∃x(Sx ∧ -Px) <text:s text:c="10"/>| &lt; EI</text:p>
      <text:p text:style-name="P2"><text:s text:c="6"/>t +------------+----------------------+------------------------+</text:p>
      <text:p text:style-name="P2"><text:s text:c="6"/>i | Singular <text:s text:c="2"/>| Sa <text:s text:c="18"/>| -Sa <text:s text:c="19"/>| &lt; EI</text:p>
      <text:p text:style-name="P2"><text:s text:c="6"/>t | <text:s text:c="11"/>| c=e <text:s text:c="17"/>| -c=e <text:s text:c="18"/>| &lt; EI</text:p>
      <text:p text:style-name="P2"><text:s text:c="6"/>y +------------+----------------------+------------------------+</text:p>
      <text:p text:style-name="P2"/>
      <text:p text:style-name="P2"><text:s text:c="3"/>An alternative interpretation might assign EI to the affirmatives.</text:p>
      <text:p text:style-name="P2"/>
      <text:p text:style-name="P2"><text:s text:c="36"/>Quality <text:s/></text:p>
      <text:p text:style-name="P2"><text:s text:c="21"/>+----------------------+------------------------+</text:p>
      <text:p text:style-name="P2"><text:s text:c="21"/>| Affirmatives <text:s text:c="8"/>| Negatives <text:s text:c="13"/>|</text:p>
      <text:p text:style-name="P2"><text:s text:c="6"/>Q +------------+----------------------+------------------------+</text:p>
      <text:p text:style-name="P2"><text:soft-page-break/><text:s text:c="6"/>u | Universal <text:s/>| ∀x(Sx → Px) ∧ ExSx <text:s text:c="2"/>| ∀x(Sx → -Px) <text:s text:c="10"/>|</text:p>
      <text:p text:style-name="P2"><text:s text:c="6"/>a | <text:s text:c="11"/>| <text:s text:c="21"/>| <text:s text:c="23"/>|</text:p>
      <text:p text:style-name="P2"><text:s text:c="6"/>n | Particular | ∃x(Sx ∧ Px) <text:s text:c="9"/>| ∃x(Sx ∧ -Px) <text:s text:c="10"/>|</text:p>
      <text:p text:style-name="P2"><text:s text:c="6"/>t | <text:s text:c="11"/>| <text:s text:c="21"/>| <text:s text:c="3"/>∨ -∃xSx v -∃xPx <text:s text:c="4"/>|</text:p>
      <text:p text:style-name="P2"><text:s text:c="6"/>i +------------+----------------------+------------------------+</text:p>
      <text:p text:style-name="P2"><text:s text:c="6"/>t | Singular <text:s text:c="2"/>| Sa <text:s text:c="18"/>| -Sa <text:s text:c="19"/>| &lt; EI</text:p>
      <text:p text:style-name="P2"><text:s text:c="6"/>y | <text:s text:c="11"/>| c=e <text:s text:c="17"/>| -c=e <text:s text:c="18"/>| &lt; EI</text:p>
      <text:p text:style-name="P2"><text:s text:c="8"/>+------------+----------------------+------------------------+</text:p>
      <text:p text:style-name="P2"><text:s text:c="23"/>^^^^</text:p>
      <text:p text:style-name="P2"><text:s text:c="24"/>EI</text:p>
      <text:p text:style-name="P2"/>
      <text:p text:style-name="P2"><text:s text:c="3"/>Another interpretation might assign EI to the negatives.</text:p>
      <text:p text:style-name="P2"/>
      <text:p text:style-name="P2"><text:s text:c="36"/>Quality <text:s/></text:p>
      <text:p text:style-name="P2"><text:s text:c="21"/>+----------------------+------------------------+</text:p>
      <text:p text:style-name="P2"><text:s text:c="21"/>| Affirmatives <text:s text:c="8"/>| Negatives <text:s text:c="13"/>|</text:p>
      <text:p text:style-name="P2"><text:s text:c="6"/>Q +------------+----------------------+------------------------+</text:p>
      <text:p text:style-name="P2"><text:s text:c="6"/>u | Universal <text:s/>| ∀x(Sx → Px) <text:s text:c="9"/>| ∀x(Sx → -Px) ∧ ExSx <text:s text:c="3"/>|</text:p>
      <text:p text:style-name="P2"><text:s text:c="6"/>a | <text:s text:c="11"/>| <text:s text:c="21"/>| <text:s text:c="23"/>|</text:p>
      <text:p text:style-name="P2"><text:s text:c="6"/>n | Particular | ∃x(Sx ∧ Px) <text:s text:c="9"/>| ∃x(Sx ∧ -Px) <text:s text:c="10"/>|</text:p>
      <text:p text:style-name="P2"><text:s text:c="6"/>t | <text:s text:c="11"/>| <text:s text:c="3"/>∨ -∃x(Sx ∧ ∃xPx) <text:s/>| <text:s text:c="23"/>|</text:p>
      <text:p text:style-name="P2"><text:s text:c="6"/>i +------------+----------------------+------------------------+</text:p>
      <text:p text:style-name="P2"><text:s text:c="6"/>t | Singular <text:s text:c="2"/>| Sa <text:s text:c="18"/>| -Sa <text:s text:c="19"/>| &lt; EI</text:p>
      <text:p text:style-name="P2"><text:s text:c="6"/>y | <text:s text:c="11"/>| c=e <text:s text:c="17"/>| -c=e <text:s text:c="18"/>| &lt; EI</text:p>
      <text:p text:style-name="P2"><text:s text:c="8"/>+------------+----------------------+------------------------+</text:p>
      <text:p text:style-name="P2"><text:s text:c="46"/>^^^^</text:p>
      <text:p text:style-name="P2"><text:s text:c="47"/>EI</text:p>
      <text:p text:style-name="P2"/>
      <text:p text:style-name="P2"><text:s text:c="3"/>It's even possible to assign EI to a diagonal pair and deny it to the other</text:p>
      <text:p text:style-name="P2"><text:s text:c="3"/>pair, or deny it to all universals and particulars.</text:p>
      <text:p text:style-name="P2"/>
      <text:p text:style-name="P2">English Quantification</text:p>
      <text:p text:style-name="P2">----------------------</text:p>
      <text:p text:style-name="P2"/>
      <text:p text:style-name="P2"><text:s text:c="3"/>When translating from English, it's usually best to first paraphrase</text:p>
      <text:p text:style-name="P2"><text:s text:c="3"/>a sentence such that it's closer in structure to a wff.</text:p>
      <text:p text:style-name="P2"/>
      <text:p text:style-name="P2"><text:s text:c="3"/>Quantifier Placement (Default Rule)</text:p>
      <text:p text:style-name="P2"/>
      <text:p text:style-name="P2"><text:s text:c="9"/>Write the quantifiers in the same order as they occur in English.</text:p>
      <text:p text:style-name="P2"><text:s text:c="9"/>Note that this rule has many exceptions.</text:p>
      <text:p text:style-name="P2"/>
      <text:p text:style-name="P2">Any/Anybody/Anyone/Anything/Anywhere</text:p>
      <text:p text:style-name="P2">------------------------------------</text:p>
      <text:p text:style-name="P2"/>
      <text:p text:style-name="P2"><text:s text:c="3"/>Any has different meanings depending upon how it's used. <text:s/>It can indicate</text:p>
      <text:p text:style-name="P2"><text:s text:c="3"/>either quantifier. <text:s/>Generally, try to rephrase the proposition</text:p>
      <text:p text:style-name="P2"><text:s text:c="3"/>so it doesn't use 'any'.</text:p>
      <text:p text:style-name="P2"/>
      <text:p text:style-name="P2"><text:s text:c="9"/>Not any... <text:s text:c="2"/>-&gt; <text:s text:c="2"/>No...</text:p>
      <text:p text:style-name="P2"><text:s text:c="9"/>If any... <text:s text:c="3"/>-&gt; <text:s text:c="2"/>If some...</text:p>
      <text:p text:style-name="P2"><text:s text:c="9"/>Any ... <text:s text:c="5"/>-&gt; <text:s text:c="2"/>All...</text:p>
      <text:p text:style-name="P2"/>
      <text:p text:style-name="P2"><text:s text:c="3"/>In the remaining cases to translate 'any', put ∀ at the beginning</text:p>
      <text:p text:style-name="P2"><text:s text:c="3"/>of the wff regardless of where 'any' occurs in the sentence.</text:p>
      <text:p text:style-name="P2"/>
      <text:p text:style-name="P2">Validity / Valid Formula</text:p>
      <text:p text:style-name="P2">========================</text:p>
      <text:p text:style-name="P2"/>
      <text:p text:style-name="P2"><text:soft-page-break/><text:s text:c="3"/>A VALIDITY or VALID FORMULA, like a tautology, is true in all cases,</text:p>
      <text:p text:style-name="P2"><text:s text:c="3"/>however the term is more broad. <text:s/>Tautology only refers to something being</text:p>
      <text:p text:style-name="P2"><text:s text:c="3"/>true in all cases in virtue of truth-functions. <text:s/>While 'validity' refers</text:p>
      <text:p text:style-name="P2"><text:s text:c="3"/>to all expressions of this nature. <text:s/>The following is a valid wff in FOL.</text:p>
      <text:p text:style-name="P2"/>
      <text:p text:style-name="P2"><text:s text:c="9"/>∀x-Px <text:s/>↔ <text:s/>-∃xPx, <text:s text:c="3"/>where P is an arbitrary predicate.</text:p>
      <text:p text:style-name="P2"/>
      <text:p text:style-name="P2">Truth-Trees</text:p>
      <text:p text:style-name="P2">===========</text:p>
      <text:p text:style-name="P2"/>
      <text:p text:style-name="P2"><text:s text:c="3"/>Construction of Truth-trees in FOL is similar to how they are constructed</text:p>
      <text:p text:style-name="P2"><text:s text:c="3"/>in predicate logic with the addition of a few extra rules for handling</text:p>
      <text:p text:style-name="P2"><text:s text:c="3"/>the quantifiers.</text:p>
      <text:p text:style-name="P2"/>
      <text:p text:style-name="P2"><text:s text:c="3"/>==== <text:s/>===================================================================== <text:s/></text:p>
      <text:p text:style-name="P2"><text:s text:c="3"/>Name <text:s/>Rule</text:p>
      <text:p text:style-name="P2"><text:s text:c="3"/>==== <text:s/>=====================================================================</text:p>
      <text:p text:style-name="P2"><text:s text:c="3"/>∀ <text:s text:c="4"/>If ∀xΦ(x) appears on an open path, and α occurs in some wff on</text:p>
      <text:p text:style-name="P2"><text:s text:c="9"/>that path, write Φ(α//x) (the result of replacing each occurrence</text:p>
      <text:p text:style-name="P2"><text:s text:c="9"/>of x in Φ with α) at the bottom of the path. <text:s/>If no wff containing</text:p>
      <text:p text:style-name="P2"><text:s text:c="9"/>α appears on the path, choose any α .</text:p>
      <text:p text:style-name="P2"/>
      <text:p text:style-name="P2"><text:s text:c="3"/>-∀ <text:s text:c="3"/>If -∀xΦ(x) appears on an open path, star it and write ∃x-Φ(x)</text:p>
      <text:p text:style-name="P2"><text:s text:c="9"/>at the bottom of every open path that contains the newly</text:p>
      <text:p text:style-name="P2"><text:s text:c="9"/>starred wff.</text:p>
      <text:p text:style-name="P2"/>
      <text:p text:style-name="P2"><text:s text:c="3"/>∃ <text:s text:c="4"/>If ∃xΦ(x) appears on an open path, star it. <text:s/>Choose a constant α</text:p>
      <text:p text:style-name="P2"><text:s text:c="9"/>that doesn't appear on that path and write Φ(α//x) (the results of</text:p>
      <text:p text:style-name="P2"><text:s text:c="9"/>replacing each occurrence of x by α in Φ) at the bottom of every</text:p>
      <text:p text:style-name="P2"><text:s text:c="9"/>open path that contains the newly starred wff.</text:p>
      <text:p text:style-name="P2"/>
      <text:p text:style-name="P2"><text:s text:c="3"/>-∃ <text:s text:c="3"/>If -∃xΦ(x) appears on an open path, star it and write ∀x-Φ(x)</text:p>
      <text:p text:style-name="P2"><text:s text:c="9"/>at the bottom of every open path that contains the newly</text:p>
      <text:p text:style-name="P2"><text:s text:c="9"/>starred wff.</text:p>
      <text:p text:style-name="P2"><text:s text:c="3"/>==== <text:s/>=====================================================================</text:p>
      <text:p text:style-name="P2"/>
      <text:p text:style-name="P2"><text:s text:c="3"/>These rules are often described with diagrams instead of words.</text:p>
      <text:p text:style-name="P2"/>
      <text:p text:style-name="P2"><text:s text:c="12"/>+--------------------------+--------------------------+</text:p>
      <text:p text:style-name="P2"><text:s text:c="12"/>| ======================== | ======================== |</text:p>
      <text:p text:style-name="P2"><text:s text:c="12"/>| <text:s text:c="9"/>∀Rule <text:s text:c="10"/>| <text:s text:c="9"/>-∀Rule <text:s text:c="9"/>|</text:p>
      <text:p text:style-name="P2"><text:s text:c="12"/>| ======================== | ======================== |</text:p>
      <text:p text:style-name="P2"><text:s text:c="12"/>| <text:s text:c="9"/>∀xΦ(x) <text:s text:c="9"/>| <text:s text:c="6"/>* -∀xΦ(x) <text:s text:c="9"/>|</text:p>
      <text:p text:style-name="P2"><text:s text:c="12"/>| <text:s text:c="8"/>-------- <text:s text:c="8"/>| <text:s text:c="7"/>---------- <text:s text:c="7"/>|</text:p>
      <text:p text:style-name="P2"><text:s text:c="12"/>| <text:s text:c="9"/>Φ(c/x) <text:s text:c="9"/>| <text:s text:c="8"/>∃x-Φ(x) <text:s text:c="9"/>|</text:p>
      <text:p text:style-name="P2"><text:s text:c="12"/>| <text:s text:c="25"/>| <text:s text:c="25"/>|</text:p>
      <text:p text:style-name="P2"><text:s text:c="12"/>| if possible c is not new | <text:s text:c="25"/>|</text:p>
      <text:p text:style-name="P2"><text:s text:c="12"/>| <text:s text:c="25"/>| <text:s text:c="25"/>|</text:p>
      <text:p text:style-name="P2"><text:s text:c="12"/>| ======================== | ======================== |</text:p>
      <text:p text:style-name="P2"><text:s text:c="12"/>| <text:s text:c="9"/>∃Rule <text:s text:c="10"/>| <text:s text:c="9"/>-∃Rule <text:s text:c="9"/>|</text:p>
      <text:p text:style-name="P2"><text:s text:c="12"/>| ======================== | ======================== |</text:p>
      <text:p text:style-name="P2"><text:s text:c="12"/>| <text:s text:c="6"/>* ∃xΦ(x) <text:s text:c="10"/>| <text:s text:c="6"/>* -∃xΦ(x) <text:s text:c="9"/>|</text:p>
      <text:p text:style-name="P2"><text:s text:c="12"/>| <text:s text:c="7"/>--------- <text:s text:c="8"/>| <text:s text:c="7"/>----------- <text:s text:c="6"/>|</text:p>
      <text:p text:style-name="P2"><text:s text:c="12"/>| <text:s text:c="8"/>Φ(c//x) <text:s text:c="9"/>| <text:s text:c="8"/>∀x:-Φ(x) <text:s text:c="8"/>|</text:p>
      <text:p text:style-name="P2"><text:s text:c="12"/>| <text:s text:c="25"/>| <text:s text:c="25"/>|</text:p>
      <text:p text:style-name="P2"><text:s text:c="12"/>| <text:s text:c="8"/>c is new <text:s text:c="8"/>| <text:s text:c="25"/>|</text:p>
      <text:p text:style-name="P2"><text:s text:c="12"/>| <text:s text:c="25"/>| <text:s text:c="25"/>|</text:p>
      <text:p text:style-name="P2"><text:s text:c="12"/>+--------------------------+--------------------------+</text:p>
      <text:p text:style-name="P2"/>
      <text:p text:style-name="P2"><text:soft-page-break/>Truth-Tree Analysis</text:p>
      <text:p text:style-name="P2">===================</text:p>
      <text:p text:style-name="P2"/>
      <text:p text:style-name="P2"><text:s text:c="3"/>The rules for assessing completed trees are the same as those for</text:p>
      <text:p text:style-name="P2"><text:s text:c="3"/>propositional logic.</text:p>
      <text:p text:style-name="P2"/>
      <text:p text:style-name="P2">Truth-Tree Assessment of a Single WFF</text:p>
      <text:p text:style-name="P2">-------------------------------------</text:p>
      <text:p text:style-name="P2"/>
      <text:p text:style-name="P2"><text:s text:c="9"/>============= <text:s text:c="2"/>============================ <text:s text:c="2"/>==========</text:p>
      <text:p text:style-name="P2"><text:s text:c="9"/>condition <text:s text:c="6"/>wff <text:s text:c="27"/>-wff</text:p>
      <text:p text:style-name="P2"><text:s text:c="9"/>============= <text:s text:c="2"/>============================ <text:s text:c="2"/>==========</text:p>
      <text:p text:style-name="P2"><text:s text:c="9"/>0 <text:s text:c="14"/>inconsistent <text:s text:c="18"/>validity</text:p>
      <text:p text:style-name="P2"><text:s text:c="9"/>1+ <text:s text:c="13"/>consistent <text:s text:c="20"/>contingent</text:p>
      <text:p text:style-name="P2"><text:s text:c="9"/>2+ <text:s text:c="13"/>validity or contingency <text:s text:c="7"/>contingent</text:p>
      <text:p text:style-name="P2"><text:s text:c="9"/>============= <text:s text:c="2"/>============================ <text:s text:c="2"/>==========</text:p>
      <text:p text:style-name="P2"/>
      <text:p text:style-name="P2">Truth-Tree Assessment of a set of WFFs</text:p>
      <text:p text:style-name="P2">--------------------------------------</text:p>
      <text:p text:style-name="P2"/>
      <text:p text:style-name="P2"><text:s text:c="9"/>============= <text:s text:c="2"/>============================</text:p>
      <text:p text:style-name="P2"><text:s text:c="9"/>condition <text:s text:c="6"/>wff Set</text:p>
      <text:p text:style-name="P2"><text:s text:c="9"/>============= <text:s text:c="2"/>============================</text:p>
      <text:p text:style-name="P2"><text:s text:c="9"/>0 <text:s text:c="14"/>inconsistent</text:p>
      <text:p text:style-name="P2"><text:s text:c="9"/>1+ <text:s text:c="13"/>consistent</text:p>
      <text:p text:style-name="P2"><text:s text:c="9"/>============= <text:s text:c="2"/>============================</text:p>
      <text:p text:style-name="P2"/>
      <text:p text:style-name="P2">Truth-Tree Assessment of a Sequent</text:p>
      <text:p text:style-name="P2">----------------------------------</text:p>
      <text:p text:style-name="P2"/>
      <text:p text:style-name="P2"><text:s text:c="9"/>============= <text:s text:c="2"/>============================</text:p>
      <text:p text:style-name="P2"><text:s text:c="9"/>Condition <text:s text:c="6"/>Premises &amp; -Conclusion</text:p>
      <text:p text:style-name="P2"><text:s text:c="9"/>============= <text:s text:c="2"/>============================</text:p>
      <text:p text:style-name="P2"><text:s text:c="9"/>0 <text:s/>open paths <text:s text:c="2"/>valid</text:p>
      <text:p text:style-name="P2"><text:s text:c="9"/>1+ open paths <text:s text:c="2"/>Invalid w/ counterexamples</text:p>
      <text:p text:style-name="P2"><text:s text:c="9"/>============= <text:s text:c="2"/>============================</text:p>
      <text:p text:style-name="P2"/>
      <text:p text:style-name="P2">--------------------------------------------------</text:p>
      <text:p text:style-name="P2">First-Order Predicate Calculus (FOC - Fitch Style)</text:p>
      <text:p text:style-name="P2">--------------------------------------------------</text:p>
      <text:p text:style-name="P2"/>
      <text:p text:style-name="P2">Primitive Inference Rules</text:p>
      <text:p text:style-name="P2">=========================</text:p>
      <text:p text:style-name="P2"/>
      <text:p text:style-name="P2"><text:s text:c="3"/>Let α represent any constant symbol, and x represent any variable.</text:p>
      <text:p text:style-name="P2"><text:s text:c="3"/>A boxed constant [α] introduces a *new* constant into a subproof, which</text:p>
      <text:p text:style-name="P2"><text:s text:c="3"/>subsequently goes out of scope when the subproof closes (just like</text:p>
      <text:p text:style-name="P2"><text:s text:c="3"/>a local variable in a computer program) meaning once the subproof</text:p>
      <text:p text:style-name="P2"><text:s text:c="3"/>is ended that occurrence of α is no longer accessible.</text:p>
      <text:p text:style-name="P2"/>
      <text:p text:style-name="P2"><text:s text:c="3"/>================================ <text:s/>=========================================</text:p>
      <text:p text:style-name="P2"><text:s text:c="3"/>Name/Alternate Names <text:s text:c="13"/>Rule</text:p>
      <text:p text:style-name="P2"><text:s text:c="3"/>================================ <text:s/>=========================================</text:p>
      <text:p text:style-name="P2"><text:s text:c="3"/>Universal Elimination (∀E) <text:s text:c="7"/>From ∀xΦ infer Φ(α//x);</text:p>
      <text:p text:style-name="P2"><text:s text:c="37"/>where α is any constant object.</text:p>
      <text:p text:style-name="P2"/>
      <text:p text:style-name="P2"><text:s text:c="3"/>Universal Introduction (∀I) <text:s text:c="6"/>From a subproof with hypothesis [α] and</text:p>
      <text:p text:style-name="P2"><text:s text:c="37"/>ending Ψ(α), close the subproof and</text:p>
      <text:p text:style-name="P2"><text:s text:c="37"/>infer ∀xΨ(x//α); where α is new.</text:p>
      <text:p text:style-name="P2"><text:soft-page-break/><text:s text:c="36"/></text:p>
      <text:p text:style-name="P2"><text:s text:c="3"/>Existential Elimination (∃E) <text:s text:c="5"/>From ∃xΦ(x), and a subproof with</text:p>
      <text:p text:style-name="P2"><text:s text:c="37"/>hypothesis [α] Φ(α//x) and ending Ψ,</text:p>
      <text:p text:style-name="P2"><text:s text:c="37"/>close the subproof and infer Ψ;</text:p>
      <text:p text:style-name="P2"><text:s text:c="37"/>where α is new. <text:s/>Ψ mustn't contain α.</text:p>
      <text:p text:style-name="P2"/>
      <text:p text:style-name="P2"><text:s text:c="3"/>Existential Introduction (∃I) <text:s text:c="4"/>From Φ(α), infer ∃xΦ(x/α)</text:p>
      <text:p text:style-name="P2"><text:s text:c="3"/>================================ <text:s/>=========================================</text:p>
      <text:p text:style-name="P2"/>
      <text:p text:style-name="P2"><text:s text:c="3"/>These rules can also be described in diagrams.</text:p>
      <text:p text:style-name="P2"/>
      <text:p text:style-name="P2"><text:s text:c="6"/>+-------------------------------+-------------------------------+</text:p>
      <text:p text:style-name="P2"><text:s text:c="6"/>| ============================= | ============================= |</text:p>
      <text:p text:style-name="P2"><text:s text:c="6"/>| <text:s/>∀E <text:s text:c="26"/>| <text:s/>∀I <text:s text:c="26"/>|</text:p>
      <text:p text:style-name="P2"><text:s text:c="6"/>| ============================= | ============================= |</text:p>
      <text:p text:style-name="P2"><text:s text:c="6"/>| <text:s text:c="2"/>∀xΦ <text:s text:c="24"/>| <text:s text:c="2"/>|[α] <text:s text:c="7"/>(new α) <text:s text:c="8"/>|</text:p>
      <text:p text:style-name="P2"><text:s text:c="6"/>| <text:s/>-------- <text:s text:c="20"/>| <text:s text:c="2"/>| <text:s text:c="2"/>... <text:s text:c="20"/>|</text:p>
      <text:p text:style-name="P2"><text:s text:c="6"/>| <text:s text:c="2"/>Φ(α/x) <text:s/>(any α) <text:s text:c="12"/>| <text:s text:c="2"/>| <text:s text:c="2"/>Ψ(α) <text:s text:c="19"/>|</text:p>
      <text:p text:style-name="P2"><text:s text:c="6"/>| <text:s text:c="30"/>| <text:s/>----------- <text:s text:c="17"/>|</text:p>
      <text:p text:style-name="P2"><text:s text:c="6"/>| <text:s text:c="30"/>| <text:s text:c="2"/>∀xΨ(x//α) <text:s text:c="18"/>|</text:p>
      <text:p text:style-name="P2"><text:s text:c="6"/>| <text:s text:c="30"/>| <text:s text:c="30"/>|</text:p>
      <text:p text:style-name="P2"><text:s text:c="6"/>| ============================= | ============================= |</text:p>
      <text:p text:style-name="P2"><text:s text:c="6"/>| <text:s/>∃E <text:s text:c="26"/>| <text:s/>∃I <text:s text:c="26"/>|</text:p>
      <text:p text:style-name="P2"><text:s text:c="6"/>| ============================= | ============================= |</text:p>
      <text:p text:style-name="P2"><text:s text:c="6"/>| <text:s text:c="2"/>∃xΦ(x) <text:s text:c="21"/>| <text:s text:c="2"/>Φ(α) <text:s text:c="23"/>|</text:p>
      <text:p text:style-name="P2"><text:s text:c="6"/>| <text:s text:c="2"/>|[α] Φ(α//x) <text:s text:c="4"/>(new α) <text:s text:c="3"/>| <text:s/>---------- <text:s text:c="18"/>|</text:p>
      <text:p text:style-name="P2"><text:s text:c="6"/>| <text:s text:c="2"/>| <text:s text:c="2"/>... <text:s text:c="20"/>| <text:s text:c="2"/>∃xΦ(x/α) <text:s text:c="19"/>|</text:p>
      <text:p text:style-name="P2"><text:s text:c="6"/>| <text:s text:c="2"/>| <text:s text:c="2"/>Ψ <text:s text:c="22"/>| <text:s text:c="30"/>|</text:p>
      <text:p text:style-name="P2"><text:s text:c="6"/>| <text:s/>-------------- <text:s text:c="14"/>| <text:s text:c="30"/>|</text:p>
      <text:p text:style-name="P2"><text:s text:c="6"/>| <text:s text:c="2"/>Ψ <text:s text:c="26"/>| <text:s text:c="30"/>|</text:p>
      <text:p text:style-name="P2"><text:s text:c="6"/>| <text:s text:c="30"/>| <text:s text:c="30"/>|</text:p>
      <text:p text:style-name="P2"><text:s text:c="6"/>+-------------------------------+-------------------------------+</text:p>
      <text:p text:style-name="P2"/>
      <text:p text:style-name="P2">Derived Inference Rules</text:p>
      <text:p text:style-name="P2">=======================</text:p>
      <text:p text:style-name="P2"/>
      <text:p text:style-name="P2"><text:s text:c="3"/>Once a sequent is proved it may be used as a new inference rule. <text:s/>The</text:p>
      <text:p text:style-name="P2"><text:s text:c="3"/>following are important derived rules in FOC:</text:p>
      <text:p text:style-name="P2"/>
      <text:p text:style-name="P2"><text:s text:c="3"/>================================ <text:s/>=========================================</text:p>
      <text:p text:style-name="P2"><text:s text:c="3"/>Name/Alternate Names <text:s text:c="13"/>Sequent</text:p>
      <text:p text:style-name="P2"><text:s text:c="3"/>================================ <text:s/>=========================================</text:p>
      <text:p text:style-name="P2"><text:s text:c="3"/>Dual <text:s text:c="29"/>⊢ <text:s/>-∀xΦ ↔ ∃x-Φ</text:p>
      <text:p text:style-name="P2"><text:s text:c="37"/>⊢ <text:s/>-∃xΦ ↔ ∀x-Φ </text:p>
      <text:p text:style-name="P2"><text:s text:c="3"/>================================ <text:s/>=========================================</text:p>
      <text:p text:style-name="P2"/>
      <text:p text:style-name="P2">Proofs of Non-Consequence</text:p>
      <text:p text:style-name="P2">=========================</text:p>
      <text:p text:style-name="P2"/>
      <text:p text:style-name="P2"><text:s text:c="3"/>Proofs of non-consequence are relatively unchanged from those</text:p>
      <text:p text:style-name="P2"><text:s text:c="3"/>of propositional logic.</text:p>
      <text:p text:style-name="P2"/>
      <text:p text:style-name="P2"><text:s text:c="3"/>Procedure</text:p>
      <text:p text:style-name="P2"/>
      <text:p text:style-name="P2"><text:s text:c="3"/>1. <text:s text:c="2"/>Begin the proof by listing each of the assumptions first. <text:s/>Then</text:p>
      <text:p text:style-name="P2"><text:s text:c="8"/>open a subproof by hypothesizing the negated conclusion form.</text:p>
      <text:p text:style-name="P2"/>
      <text:p text:style-name="P2"><text:s text:c="3"/>2. <text:s text:c="2"/>Proceed by applying inference rules in any order attempting to</text:p>
      <text:p text:style-name="P2"><text:s text:c="8"/>break all formulas down into atomic and negated atomic formulas.</text:p>
      <text:p text:style-name="P2"><text:soft-page-break/><text:s text:c="8"/>Recall that an atomic formula cannot contain variables. <text:s/>Continue</text:p>
      <text:p text:style-name="P2"><text:s text:c="8"/>in this manner until no further rules can be applied.</text:p>
      <text:p text:style-name="P2"/>
      <text:p text:style-name="P2"><text:s text:c="3"/>3. <text:s text:c="2"/>Read the counterexamples from the proof assigning true to atomic</text:p>
      <text:p text:style-name="P2"><text:s text:c="8"/>formulas and false to negated atomic formulas.</text:p>
      <text:p text:style-name="P2"/>
      <text:p text:style-name="P2"><text:s text:c="9"/>All P is Q</text:p>
      <text:p text:style-name="P2"><text:s text:c="9"/>∴ Some P is Q</text:p>
      <text:p text:style-name="P2"/>
      <text:p text:style-name="P2"><text:s text:c="9"/>∀x(Px → Qx) <text:s/>⊢ <text:s/>∃x(Px ∧ Qx)</text:p>
      <text:p text:style-name="P2"><text:s text:c="9"/>Proof</text:p>
      <text:p text:style-name="P2"><text:s text:c="9"/>01. <text:s text:c="2"/>∀x(Px → Qx) <text:s text:c="13"/>A</text:p>
      <text:p text:style-name="P2"><text:s text:c="9"/>02. <text:s text:c="2"/>| <text:s text:c="2"/>-∃x(Px ∧ Qx) <text:s text:c="8"/>H (for →I)</text:p>
      <text:p text:style-name="P2"><text:s text:c="9"/>03. <text:s text:c="2"/>| <text:s text:c="2"/>∀x-(Px ∧ Qx) <text:s text:c="8"/>2 Dual</text:p>
      <text:p text:style-name="P2"><text:s text:c="9"/>04. <text:s text:c="2"/>| <text:s text:c="2"/>Pa → Qa <text:s text:c="13"/>1 ∀E</text:p>
      <text:p text:style-name="P2"><text:s text:c="9"/>05. <text:s text:c="2"/>| <text:s text:c="2"/>-(Pa ∧ Qa) <text:s text:c="10"/>3 ∀E</text:p>
      <text:p text:style-name="P2"><text:s text:c="9"/>06. <text:s text:c="2"/>| <text:s text:c="2"/>-Pa ∨ -Qa <text:s text:c="11"/>5 DM</text:p>
      <text:p text:style-name="P2"><text:s text:c="9"/>07. <text:s text:c="2"/>| <text:s text:c="2"/>-Pa ∨ Qa <text:s text:c="12"/>4 MI</text:p>
      <text:p text:style-name="P2"><text:s text:c="9"/>08. <text:s text:c="2"/>| <text:s text:c="2"/>(-Pa ∨ -Qa) ∧ (-Pa ∨ Qa) 6,7 ∧I</text:p>
      <text:p text:style-name="P2"><text:s text:c="9"/>09. <text:s text:c="2"/>| <text:s text:c="2"/>-Pa ∨ (-Qa ∧ Qa) <text:s text:c="4"/>8 Dist</text:p>
      <text:p text:style-name="P2"><text:s text:c="9"/>10. <text:s text:c="2"/>| <text:s text:c="2"/>Pa → (-Qa ∧ Qa) <text:s text:c="5"/>9 MI</text:p>
      <text:p text:style-name="P2"><text:s text:c="9"/>11. <text:s text:c="2"/>| <text:s text:c="2"/>Pa → ⊥ <text:s text:c="14"/>10 Def ⊥</text:p>
      <text:p text:style-name="P2"><text:s text:c="9"/>12. <text:s text:c="2"/>| <text:s text:c="2"/>| <text:s text:c="2"/>Pa <text:s text:c="14"/>H (for -I)</text:p>
      <text:p text:style-name="P2"><text:s text:c="9"/>13. <text:s text:c="2"/>| <text:s text:c="2"/>| <text:s text:c="2"/>⊥ <text:s text:c="15"/>14 → E</text:p>
      <text:p text:style-name="P2"><text:s text:c="9"/>15. <text:s text:c="2"/>| <text:s text:c="2"/>-Pa <text:s text:c="17"/>12-13 ⊥ E</text:p>
      <text:p text:style-name="P2"/>
      <text:p text:style-name="P2"><text:s text:c="3"/>So, the counterexample is where Pa is false.</text:p>
      <text:p text:style-name="P2"/>
      <text:p text:style-name="P2"><text:s text:c="7"/>A proof can't be found so the form is invalid.</text:p>
      <text:p text:style-name="P2"/>
      <text:p text:style-name="P2"><text:s text:c="24"/>∀x(Px → Qx)</text:p>
      <text:p text:style-name="P2"><text:s text:c="21"/>* <text:s/>-∃x(Px ∧ Qx)</text:p>
      <text:p text:style-name="P2"><text:s text:c="24"/>∀x-(Px ∧ Qx)</text:p>
      <text:p text:style-name="P2"><text:s text:c="21"/>* <text:s/>Pa → Qa</text:p>
      <text:p text:style-name="P2"><text:s text:c="21"/>* <text:s/>-(Pa ∧ Qa)</text:p>
      <text:p text:style-name="P2"><text:s text:c="26"/>/ <text:s text:c="4"/>\</text:p>
      <text:p text:style-name="P2"><text:s text:c="24"/>/ <text:s text:c="8"/>\</text:p>
      <text:p text:style-name="P2"><text:s text:c="21"/>-Pa <text:s text:c="12"/>Qa</text:p>
      <text:p text:style-name="P2"><text:s text:c="20"/>/ <text:s text:c="2"/>\ <text:s text:c="9"/>/ <text:s text:c="2"/>\</text:p>
      <text:p text:style-name="P2"><text:s text:c="18"/>/ <text:s text:c="6"/>\ <text:s text:c="5"/>/ <text:s text:c="6"/>\</text:p>
      <text:p text:style-name="P2"><text:s text:c="16"/>-Pa <text:s text:c="5"/>-Qa <text:s text:c="2"/>-Pa <text:s text:c="6"/>-Qa</text:p>
      <text:p text:style-name="P2"><text:s text:c="42"/>⊥ <text:s/></text:p>
      <text:p text:style-name="P2"/>
      <text:p text:style-name="P2"><text:s text:c="6"/>In the first open branch we read P=F, Q=?; in the second open branch</text:p>
      <text:p text:style-name="P2"><text:s text:c="6"/>P=F, Q=F; and in the third open branch P=F, Q=T. <text:s/>So there are two</text:p>
      <text:p text:style-name="P2"><text:s text:c="6"/>counterexamples: P=F, Q=F; and P=F, Q=T. <text:s/>Which is consistent with the</text:p>
      <text:p text:style-name="P2"><text:s text:c="6"/>proof of non-consequence.</text:p>
      <text:p text:style-name="P2"/>
      <text:p text:style-name="P2">------------------------------------------</text:p>
      <text:p text:style-name="P2">Proofs of Some Aristotelian Argument Forms</text:p>
      <text:p text:style-name="P2">------------------------------------------</text:p>
      <text:p text:style-name="P2"/>
      <text:p text:style-name="P2"><text:s text:c="3"/>All Q is R</text:p>
      <text:p text:style-name="P2"><text:s text:c="3"/>All P is Q</text:p>
      <text:p text:style-name="P2"><text:s text:c="3"/>∴ All P is R</text:p>
      <text:p text:style-name="P2"/>
      <text:p text:style-name="P2"><text:s text:c="3"/>∀x(Qx → Rx), ∀x(Px → Qx) <text:s/>⊢ <text:s/>∀x(Px → Rx)</text:p>
      <text:p text:style-name="P2"><text:s text:c="3"/>Proof</text:p>
      <text:p text:style-name="P2"><text:s text:c="3"/>01. <text:s text:c="2"/>∀x(Qx → Rx) <text:s text:c="13"/>A</text:p>
      <text:p text:style-name="P2"><text:soft-page-break/><text:s text:c="3"/>02. <text:s text:c="2"/>∀x(Px → Qx) <text:s text:c="13"/>A</text:p>
      <text:p text:style-name="P2"><text:s text:c="3"/>03. <text:s text:c="2"/>|[a] <text:s text:c="20"/>H (for ∀I)</text:p>
      <text:p text:style-name="P2"><text:s text:c="3"/>04. <text:s text:c="2"/>| <text:s text:c="2"/>| <text:s text:c="2"/>Pa <text:s text:c="14"/>H (for →I)</text:p>
      <text:p text:style-name="P2"><text:s text:c="3"/>05. <text:s text:c="2"/>| <text:s text:c="2"/>| <text:s text:c="2"/>Qa → Ra <text:s text:c="9"/>1 ∀E (a/x)</text:p>
      <text:p text:style-name="P2"><text:s text:c="3"/>06. <text:s text:c="2"/>| <text:s text:c="2"/>| <text:s text:c="2"/>Pa → Qa <text:s text:c="9"/>2 ∀E (a/x)</text:p>
      <text:p text:style-name="P2"><text:s text:c="3"/>06. <text:s text:c="2"/>| <text:s text:c="2"/>| <text:s text:c="2"/>Qa <text:s text:c="14"/>4,6 →E</text:p>
      <text:p text:style-name="P2"><text:s text:c="3"/>07. <text:s text:c="2"/>| <text:s text:c="2"/>| <text:s text:c="2"/>Ra <text:s text:c="14"/>5,7 →E</text:p>
      <text:p text:style-name="P2"><text:s text:c="3"/>08. <text:s text:c="2"/>| <text:s text:c="2"/>Pa → Ra <text:s text:c="13"/>4-7 →I</text:p>
      <text:p text:style-name="P2"><text:s text:c="3"/>09. <text:s text:c="2"/>∀x(Px → Rx) <text:s text:c="13"/>3-8 AI</text:p>
      <text:p text:style-name="P2"><text:s text:c="3"/>QED</text:p>
      <text:p text:style-name="P2"/>
      <text:p text:style-name="P2"><text:s text:c="3"/>All P is Q</text:p>
      <text:p text:style-name="P2"><text:s text:c="3"/>some P exist</text:p>
      <text:p text:style-name="P2"><text:s text:c="3"/>∴ Some P is Q</text:p>
      <text:p text:style-name="P2"/>
      <text:p text:style-name="P2"><text:s text:c="3"/>∀x(Px → Qx), ∃xPx <text:s/>⊢ <text:s/>∃x(Px ∧ Qx)</text:p>
      <text:p text:style-name="P2"><text:s text:c="3"/>Proof</text:p>
      <text:p text:style-name="P2"><text:s text:c="3"/>01. <text:s text:c="2"/>∀x(Px → Qx) <text:s text:c="13"/>A</text:p>
      <text:p text:style-name="P2"><text:s text:c="3"/>02. <text:s text:c="2"/>∃xPx <text:s text:c="20"/>A</text:p>
      <text:p text:style-name="P2"><text:s text:c="3"/>03. <text:s text:c="2"/>|[a]Pa <text:s text:c="18"/>H (for EE)</text:p>
      <text:p text:style-name="P2"><text:s text:c="3"/>04. <text:s text:c="2"/>| <text:s text:c="2"/>Pa → Qa <text:s text:c="13"/>1 ∀ E (a/x)</text:p>
      <text:p text:style-name="P2"><text:s text:c="3"/>05. <text:s text:c="2"/>| <text:s text:c="2"/>Qa <text:s text:c="18"/>3,4 →E</text:p>
      <text:p text:style-name="P2"><text:s text:c="3"/>06. <text:s text:c="2"/>| <text:s text:c="2"/>Pa ∧ Qa <text:s text:c="13"/>3,5 ∧ I</text:p>
      <text:p text:style-name="P2"><text:s text:c="3"/>07. <text:s text:c="2"/>| <text:s text:c="2"/>∃x(Px ∧ Qx) <text:s text:c="9"/>6 ∃ I (x/a)</text:p>
      <text:p text:style-name="P2"><text:s text:c="3"/>08. <text:s text:c="2"/>∃x(Px ∧ Qx) <text:s text:c="13"/>2, 3-7 ∃ E</text:p>
      <text:p text:style-name="P2"><text:s text:c="3"/>QED</text:p>
      <text:p text:style-name="P2"/>
      <text:p text:style-name="P2"/>
      <text:p text:style-name="P2">============================</text:p>
      <text:p text:style-name="P2">Identity Logic (IL and FOL=)</text:p>
      <text:p text:style-name="P2">============================</text:p>
      <text:p text:style-name="P2"/>
      <text:p text:style-name="P2"><text:s text:c="3"/>Identity Logic is the logic of the identity predicate '=', which we define</text:p>
      <text:p text:style-name="P2"><text:s text:c="3"/>here in the context of FOL. <text:s/>The combined system is called First-Order</text:p>
      <text:p text:style-name="P2"><text:s text:c="3"/>Predicate Logic with Identity (FOL=).</text:p>
      <text:p text:style-name="P2"/>
      <text:p text:style-name="P2"/>
      <text:p text:style-name="P2">--------</text:p>
      <text:p text:style-name="P2">Language</text:p>
      <text:p text:style-name="P2">--------</text:p>
      <text:p text:style-name="P2"/>
      <text:p text:style-name="P2">Lexemes</text:p>
      <text:p text:style-name="P2">=======</text:p>
      <text:p text:style-name="P2"/>
      <text:p text:style-name="P2"><text:s text:c="3"/>Non-Logical Symbols</text:p>
      <text:p text:style-name="P2"><text:s text:c="6"/>Object symbols</text:p>
      <text:p text:style-name="P2"><text:s text:c="9"/>constants: <text:s text:c="11"/>a...t</text:p>
      <text:p text:style-name="P2"><text:s text:c="9"/>variables: <text:s text:c="11"/>u...z</text:p>
      <text:p text:style-name="P2"><text:s text:c="6"/>Predicate Symbols: <text:s text:c="6"/>A...Z, =</text:p>
      <text:p text:style-name="P2"><text:s text:c="6"/>Association Symbols: <text:s text:c="4"/>(, )</text:p>
      <text:p text:style-name="P2"/>
      <text:p text:style-name="P2"><text:s text:c="3"/>Logical Symbols</text:p>
      <text:p text:style-name="P2"><text:s text:c="6"/>Truth-Function Symbols: <text:s/>-, ∧, ∨, →, ↔</text:p>
      <text:p text:style-name="P2"><text:s text:c="6"/>Quantifiers</text:p>
      <text:p text:style-name="P2"><text:s text:c="9"/>universal: <text:s text:c="11"/>∀</text:p>
      <text:p text:style-name="P2"><text:s text:c="9"/>existential: <text:s text:c="9"/>∃</text:p>
      <text:p text:style-name="P2"/>
      <text:p text:style-name="P2">Grammar</text:p>
      <text:p text:style-name="P2">=======</text:p>
      <text:p text:style-name="P2"><text:soft-page-break/></text:p>
      <text:p text:style-name="P2"><text:s text:c="3"/>An ATOMIC FORMULA is a predicate symbol followed by zero or more</text:p>
      <text:p text:style-name="P2"><text:s text:c="3"/>constants; or 'α=β' (where α,β are constants, and can be the same symbol).</text:p>
      <text:p text:style-name="P2"/>
      <text:p text:style-name="P2"><text:s text:c="3"/>1. <text:s/>Every atomic formula is a wff;</text:p>
      <text:p text:style-name="P2"><text:s text:c="3"/>2. <text:s/>if Φ is a wff, then so is -Φ;</text:p>
      <text:p text:style-name="P2"><text:s text:c="3"/>3. <text:s/>if Φ,Ψ are wffs, then so are (Φ ∧ Ψ), (Φ ∨ Ψ), (Φ → Ψ), (Φ ↔ Ψ);</text:p>
      <text:p text:style-name="P2"><text:s text:c="3"/>4. <text:s/>if Φ(α) (α is some constant) is a wff, then ∀xΦ(x/α) and ∃xΦ(x/α)</text:p>
      <text:p text:style-name="P2"><text:s text:c="7"/>are wffs (where x is new to Φ).</text:p>
      <text:p text:style-name="P2"><text:s text:c="3"/>5. <text:s/>Nothing else is a wff.</text:p>
      <text:p text:style-name="P2"/>
      <text:p text:style-name="P2"/>
      <text:p text:style-name="P2">---------</text:p>
      <text:p text:style-name="P2">Semantics</text:p>
      <text:p text:style-name="P2">---------</text:p>
      <text:p text:style-name="P2"/>
      <text:p text:style-name="P2"><text:s text:c="3"/>The identity predicate does just one thing: <text:s/>asserts that two object</text:p>
      <text:p text:style-name="P2"><text:s text:c="3"/>symbols denote the same object; that the two symbols are like synonyms.</text:p>
      <text:p text:style-name="P2"/>
      <text:p text:style-name="P2">Translation Hints</text:p>
      <text:p text:style-name="P2">=================</text:p>
      <text:p text:style-name="P2"/>
      <text:p text:style-name="P2"><text:s text:c="3"/>Numerical Quantification</text:p>
      <text:p text:style-name="P2"/>
      <text:p text:style-name="P2"><text:s text:c="3"/>One of the powers of identity is that it allows us to say things</text:p>
      <text:p text:style-name="P2"><text:s text:c="3"/>about the number of members in a set P without using numbers. <text:s/>Recall</text:p>
      <text:p text:style-name="P2"><text:s text:c="3"/>|P| is the cardinality of a set P, which equals the number of members</text:p>
      <text:p text:style-name="P2"><text:s text:c="3"/>A contains.</text:p>
      <text:p text:style-name="P2"/>
      <text:p text:style-name="P2"><text:s text:c="11"/>======== <text:s/>===============================================</text:p>
      <text:p text:style-name="P2"><text:s text:c="11"/>Quantity <text:s/>Proposition</text:p>
      <text:p text:style-name="P2"><text:s text:c="11"/>======== <text:s/>===============================================</text:p>
      <text:p text:style-name="P2"><text:s text:c="11"/>|P| = 0 <text:s text:c="2"/>-∃xPx</text:p>
      <text:p text:style-name="P2"><text:s text:c="11"/>|P| = 1 <text:s text:c="2"/>∃x∀y(Px ↔ y=x)</text:p>
      <text:p text:style-name="P2"><text:s text:c="11"/>|P| = 2 <text:s text:c="2"/>∃x∃y(-x=y ∧ ∀z(Pz ↔ (z=x ∨ z=y)))</text:p>
      <text:p text:style-name="P2"><text:s text:c="11"/>|P| = 3 <text:s text:c="2"/>∃w∃x∃y(-w=x ∧ -w=y ∧ -x=y ∧</text:p>
      <text:p text:style-name="P2"><text:s text:c="34"/>∀z(Pz ↔ (z=w ∨ z=x ∨ z=y)))</text:p>
      <text:p text:style-name="P2"><text:s text:c="11"/>-------- <text:s/>-----------------------------------------------</text:p>
      <text:p text:style-name="P2"><text:s text:c="11"/>|P| &gt;= 1 <text:s/>∃xPx</text:p>
      <text:p text:style-name="P2"><text:s text:c="11"/>|P| &gt;= 2 <text:s/>∃x∃y(-x=y ∧ Px ∧ Py)</text:p>
      <text:p text:style-name="P2"><text:s text:c="11"/>|P| &gt;= 3 <text:s/>∃x∃y∃z(-x=y ∧ -y=z ∧ -x=z ∧ Px ∧ Py ∧ Pz)</text:p>
      <text:p text:style-name="P2"><text:s text:c="11"/>-------- <text:s/>-----------------------------------------------</text:p>
      <text:p text:style-name="P2"><text:s text:c="11"/>|P| &lt;= 1 <text:s/>∃x∀y(Px → y=x)</text:p>
      <text:p text:style-name="P2"><text:s text:c="11"/>|P| &lt;= 2 <text:s/>∃x∃y∀z(Pz → (z=x ∨ z=y))</text:p>
      <text:p text:style-name="P2"><text:s text:c="11"/>|P| &lt;= 3 <text:s/>∃x∃y∃z∀w(Pw → (w=x ∨ w=y ∨ x=z))</text:p>
      <text:p text:style-name="P2"><text:s text:c="11"/>======== <text:s/>===============================================</text:p>
      <text:p text:style-name="P2"/>
      <text:p text:style-name="P2"/>
      <text:p text:style-name="P2">Properties of Relations</text:p>
      <text:p text:style-name="P2">=======================</text:p>
      <text:p text:style-name="P2"/>
      <text:p text:style-name="P2"><text:s text:c="3"/>The identity predicate enables further discussion of 2-place predicates</text:p>
      <text:p text:style-name="P2"><text:s text:c="3"/>(sometimes called binary relations). <text:s/>Binary relations can have</text:p>
      <text:p text:style-name="P2"><text:s text:c="3"/>interesting properties that can impart logical meaning upon those</text:p>
      <text:p text:style-name="P2"><text:s text:c="3"/>relations. <text:s/>Understanding these relations can go a long way in teaching</text:p>
      <text:p text:style-name="P2"><text:s text:c="3"/>the student of logic how to translate sentences into FOL=.</text:p>
      <text:p text:style-name="P2"/>
      <text:p text:style-name="P2"><text:s text:c="6"/>Let,</text:p>
      <text:p text:style-name="P2"><text:s text:c="9"/>R, <text:s text:c="7"/>be any binary relation</text:p>
      <text:p text:style-name="P2"><text:soft-page-break/><text:s text:c="9"/>x,y,z, <text:s text:c="3"/>be any object symbols</text:p>
      <text:p text:style-name="P2"><text:s text:c="9"/>a,b,c, <text:s text:c="3"/>be any constant symbols</text:p>
      <text:p text:style-name="P2"/>
      <text:p text:style-name="P2"><text:s text:c="4"/>================ <text:s/>================================ <text:s/>=================</text:p>
      <text:p text:style-name="P2"><text:s text:c="4"/>Property <text:s text:c="9"/>Characteristics <text:s text:c="18"/>Examples</text:p>
      <text:p text:style-name="P2"><text:s text:c="4"/>================ <text:s/>================================ <text:s/>=================</text:p>
      <text:p text:style-name="P2"><text:s text:c="4"/>Symmetric(R) <text:s text:c="5"/>=df ∀x∀y(Rxy → Ryx) <text:s text:c="14"/>Sibling(x,y)</text:p>
      <text:p text:style-name="P2"><text:s text:c="56"/>x=y</text:p>
      <text:p text:style-name="P2"/>
      <text:p text:style-name="P2"><text:s text:c="4"/>Transitive(R) <text:s text:c="4"/>=df ∀x∀y∀z((Rxy ∧ Ryz) → Rxz) <text:s text:c="4"/>x=y</text:p>
      <text:p text:style-name="P2"><text:s text:c="56"/>a=b ∧ b=c → a=c</text:p>
      <text:p text:style-name="P2"><text:s text:c="56"/>Descendant(x,y)</text:p>
      <text:p text:style-name="P2"/>
      <text:p text:style-name="P2"><text:s text:c="4"/>Reflexive(R) <text:s text:c="5"/>=df ∀xRxx <text:s text:c="24"/>x=x</text:p>
      <text:p text:style-name="P2"><text:s text:c="56"/>SameHeight(x,y)</text:p>
      <text:p text:style-name="P2"/>
      <text:p text:style-name="P2"><text:s text:c="4"/>Asymmetric(R) <text:s text:c="4"/>=df ∀x∀y(Rxy → -Ryx) <text:s text:c="13"/>x&lt;y</text:p>
      <text:p text:style-name="P2"><text:s text:c="56"/>Child(x,y)</text:p>
      <text:p text:style-name="P2"/>
      <text:p text:style-name="P2"><text:s text:c="4"/>Antisymmetric(R) <text:s/>=df ∀x∀y((Rxy ∧ Ryx) → x=y) <text:s text:c="6"/>x&gt;=y</text:p>
      <text:p text:style-name="P2"/>
      <text:p text:style-name="P2"/>
      <text:p text:style-name="P2"><text:s text:c="4"/>Nonsymmetric(R) <text:s text:c="2"/>=df -( Symmetric(R) ∨ <text:s text:c="12"/>Brother(bob,kim)</text:p>
      <text:p text:style-name="P2"><text:s text:c="30"/>Asymmetric(R) ∨</text:p>
      <text:p text:style-name="P2"><text:s text:c="30"/>Antisymmetric(R) )</text:p>
      <text:p text:style-name="P2"/>
      <text:p text:style-name="P2"><text:s text:c="4"/>Intransitive(R) <text:s text:c="2"/>=df ∀x∀y∀z((Rxy ∧ Rxz) → -Rxz) <text:s text:c="3"/>OppositeSide(x,y)</text:p>
      <text:p text:style-name="P2"/>
      <text:p text:style-name="P2"><text:s text:c="4"/>Nontransitive(R) <text:s/>=df -( Transitive(R) ∨ <text:s text:c="11"/>ChildOf(x,y)</text:p>
      <text:p text:style-name="P2"><text:s text:c="30"/>Intransitive(R) )</text:p>
      <text:p text:style-name="P2"/>
      <text:p text:style-name="P2"><text:s text:c="4"/>Irreflexive(R) <text:s text:c="3"/>=df ∀x-Rxx <text:s text:c="23"/>x&lt;y</text:p>
      <text:p text:style-name="P2"><text:s text:c="56"/>Left(x,y)</text:p>
      <text:p text:style-name="P2"/>
      <text:p text:style-name="P2"><text:s text:c="4"/>nonreflexive(R) <text:s text:c="2"/>=df -( Reflexive(R) ∨</text:p>
      <text:p text:style-name="P2"><text:s text:c="30"/>Irreflexive(R) )</text:p>
      <text:p text:style-name="P2"/>
      <text:p text:style-name="P2"><text:s text:c="4"/>Equivalent(R) <text:s text:c="4"/>=df Reflexive(R) ∧ <text:s text:c="15"/>Congruent(x,y)</text:p>
      <text:p text:style-name="P2"><text:s text:c="26"/>Symmetric(R) ∧</text:p>
      <text:p text:style-name="P2"><text:s text:c="26"/>Transitive(R)</text:p>
      <text:p text:style-name="P2"><text:s text:c="4"/>================ <text:s/>================================ <text:s/>=================</text:p>
      <text:p text:style-name="P2"/>
      <text:p text:style-name="P2">Truth Trees</text:p>
      <text:p text:style-name="P2">===========</text:p>
      <text:p text:style-name="P2"/>
      <text:p text:style-name="P2"><text:s text:c="3"/>Truth trees in FOL= are nearly identical to those in FOL; identity</text:p>
      <text:p text:style-name="P2"><text:s text:c="3"/>is just a predicate though with some special standing in FOL=. <text:s/>Therefore,</text:p>
      <text:p text:style-name="P2"><text:s text:c="3"/>we introduce two new tree rules.</text:p>
      <text:p text:style-name="P2"/>
      <text:p text:style-name="P2"><text:s text:c="3"/>==== <text:s/>===================================================================== <text:s/></text:p>
      <text:p text:style-name="P2"><text:s text:c="3"/>Name <text:s/>Rule</text:p>
      <text:p text:style-name="P2"><text:s text:c="3"/>==== <text:s/>=====================================================================</text:p>
      <text:p text:style-name="P2"><text:s text:c="3"/>= <text:s text:c="4"/>If α=β appears on an open path along with either Φ(α) or Φ(β)</text:p>
      <text:p text:style-name="P2"><text:s text:c="9"/>unstarred, write at the bottom of the path any wff not already</text:p>
      <text:p text:style-name="P2"><text:s text:c="9"/>on the path which is the result of replacing one of more occurrences</text:p>
      <text:p text:style-name="P2"><text:s text:c="9"/>of either of these name letters by the other in Φ. <text:s/>Do not star</text:p>
      <text:p text:style-name="P2"><text:s text:c="9"/>either α=β or Φ.</text:p>
      <text:p text:style-name="P2"/>
      <text:p text:style-name="P2"><text:s text:c="3"/>-= <text:s text:c="3"/>Close any path on which -α=α occurs by placing ⊥ at the bottom.</text:p>
      <text:p text:style-name="P2"><text:soft-page-break/><text:s text:c="3"/>==== <text:s/>=====================================================================</text:p>
      <text:p text:style-name="P2"/>
      <text:p text:style-name="P2"><text:s text:c="3"/>These rules are often described with diagrams instead of words.</text:p>
      <text:p text:style-name="P2"/>
      <text:p text:style-name="P2"><text:s text:c="12"/>+--------------------------+--------------------------+</text:p>
      <text:p text:style-name="P2"><text:s text:c="12"/>| ======================== | ======================== |</text:p>
      <text:p text:style-name="P2"><text:s text:c="12"/>| <text:s text:c="9"/>=Rule <text:s text:c="10"/>| <text:s text:c="9"/>-=Rule <text:s text:c="9"/>|</text:p>
      <text:p text:style-name="P2"><text:s text:c="12"/>| ======================== | ======================== |</text:p>
      <text:p text:style-name="P2"><text:s text:c="12"/>| <text:s text:c="6"/>α=β <text:s text:c="6"/>α=β <text:s text:c="5"/>| <text:s text:c="10"/>-α=α <text:s text:c="10"/>|</text:p>
      <text:p text:style-name="P2"><text:s text:c="12"/>| <text:s text:c="6"/>Φ(α) <text:s text:c="5"/>Φ(β) <text:s text:c="4"/>| <text:s text:c="9"/>-------- <text:s text:c="7"/>|</text:p>
      <text:p text:style-name="P2"><text:s text:c="12"/>| <text:s text:c="5"/>-------- <text:s/>-------- <text:s/>| <text:s text:c="10"/>⊥ <text:s text:c="13"/>|</text:p>
      <text:p text:style-name="P2"><text:s text:c="12"/>| <text:s text:c="6"/>Φ(β/α) <text:s text:c="3"/>Φ(α/β) <text:s text:c="2"/>| <text:s text:c="25"/>|</text:p>
      <text:p text:style-name="P2"><text:s text:c="12"/>| <text:s text:c="25"/>| <text:s text:c="25"/>|</text:p>
      <text:p text:style-name="P2"><text:s text:c="12"/>+--------------------------+--------------------------+</text:p>
      <text:p text:style-name="P2"/>
      <text:p text:style-name="P2"/>
      <text:p text:style-name="P2">------------------------------------</text:p>
      <text:p text:style-name="P2">Identity Calculus (IC - Fitch Style)</text:p>
      <text:p text:style-name="P2">------------------------------------</text:p>
      <text:p text:style-name="P2"/>
      <text:p text:style-name="P2"><text:s text:c="3"/>Identity Calculus combined with FOC is called FOC=.</text:p>
      <text:p text:style-name="P2"/>
      <text:p text:style-name="P2">Primitive Inference Rules</text:p>
      <text:p text:style-name="P2">=========================</text:p>
      <text:p text:style-name="P2"/>
      <text:p text:style-name="P2"><text:s text:c="3"/>================================ <text:s/>=========================================</text:p>
      <text:p text:style-name="P2"><text:s text:c="3"/>Name/Alternate Names <text:s text:c="13"/>Sequent</text:p>
      <text:p text:style-name="P2"><text:s text:c="3"/>================================ <text:s/>=========================================</text:p>
      <text:p text:style-name="P2"><text:s text:c="3"/>Identity Elimination (=E) <text:s text:c="8"/>From α=β or β=α, and P(α), infer P(β/α).</text:p>
      <text:p text:style-name="P2"/>
      <text:p text:style-name="P2"><text:s text:c="3"/>Identity Introduction (=I) <text:s text:c="7"/>Introduce α=α (for any constant α)</text:p>
      <text:p text:style-name="P2"><text:s text:c="37"/>as a new line in the proof.</text:p>
      <text:p text:style-name="P2"><text:s text:c="3"/>================================ <text:s/>=========================================</text:p>
      <text:p text:style-name="P2"/>
      <text:p text:style-name="P2"><text:s text:c="3"/>These rules can also be described in diagrams.</text:p>
      <text:p text:style-name="P2"/>
      <text:p text:style-name="P2"><text:s text:c="6"/>+-------------------------------+-------------------------------+</text:p>
      <text:p text:style-name="P2"><text:s text:c="6"/>| ============================= | ============================= |</text:p>
      <text:p text:style-name="P2"><text:s text:c="6"/>| <text:s/>=E <text:s text:c="26"/>| <text:s/>=I <text:s text:c="26"/>|</text:p>
      <text:p text:style-name="P2"><text:s text:c="6"/>| ============================= | ============================= |</text:p>
      <text:p text:style-name="P2"><text:s text:c="6"/>| <text:s text:c="2"/>α=β <text:s text:c="7"/>β=α <text:s text:c="13"/>| <text:s text:c="30"/>|</text:p>
      <text:p text:style-name="P2"><text:s text:c="6"/>| <text:s text:c="2"/>Φ(α) <text:s text:c="6"/>Φ(α) <text:s text:c="12"/>| <text:s/>----- <text:s text:c="23"/>|</text:p>
      <text:p text:style-name="P2"><text:s text:c="6"/>| <text:s/>-------- <text:s text:c="2"/>-------- <text:s text:c="9"/>| <text:s text:c="2"/>α=α <text:s text:c="4"/>α is any constant <text:s text:c="2"/>|</text:p>
      <text:p text:style-name="P2"><text:s text:c="6"/>| <text:s text:c="2"/>Φ(β/α) <text:s text:c="4"/>Φ(β/α) <text:s text:c="10"/>| <text:s text:c="30"/>|</text:p>
      <text:p text:style-name="P2"><text:s text:c="6"/>| <text:s text:c="30"/>| <text:s text:c="30"/>|</text:p>
      <text:p text:style-name="P2"><text:s text:c="6"/>+-------------------------------+-------------------------------+</text:p>
      <text:p text:style-name="P2"/>
      <text:p text:style-name="P2"/>
      <text:p text:style-name="P2">--------</text:p>
      <text:p text:style-name="P2">Concerns</text:p>
      <text:p text:style-name="P2">--------</text:p>
      <text:p text:style-name="P2"/>
      <text:p text:style-name="P2">Identity Peculiarities</text:p>
      <text:p text:style-name="P2">======================</text:p>
      <text:p text:style-name="P2"/>
      <text:p text:style-name="P2"><text:s text:c="3"/>We can't be certain that just because SOL classifies a string as</text:p>
      <text:p text:style-name="P2"><text:s text:c="3"/>well-formed that the string is therefore sensical. <text:s/>FOL= classifies</text:p>
      <text:p text:style-name="P2"><text:s text:c="3"/>the following expressions as wffs though they're nonsensical:</text:p>
      <text:p text:style-name="P2"/>
      <text:p text:style-name="P2"><text:soft-page-break/><text:s text:c="9"/>∀x-x=α</text:p>
      <text:p text:style-name="P2"><text:s text:c="9"/>-∀xx=x</text:p>
      <text:p text:style-name="P2"/>
      <text:p text:style-name="P2"><text:s text:c="3"/>Their existential duals are just as problematic.</text:p>
      <text:p text:style-name="P2"/>
      <text:p text:style-name="P2"><text:s text:c="9"/>-∃xx=α </text:p>
      <text:p text:style-name="P2"><text:s text:c="9"/>∃x-x=x</text:p>
      <text:p text:style-name="P2"/>
      <text:p text:style-name="P2"/>
      <text:p text:style-name="P2">===================</text:p>
      <text:p text:style-name="P2">Function Logic (FL)</text:p>
      <text:p text:style-name="P2">===================</text:p>
      <text:p text:style-name="P2"/>
      <text:p text:style-name="P2"><text:s text:c="3"/>Function logic is const<text:span text:style-name="T45">r</text:span>ucted in FOL=. <text:s/>It provides another way</text:p>
      <text:p text:style-name="P2"><text:s text:c="3"/>to analyze atomic formulas. <text:s/>FL however, doesn't add any new power</text:p>
      <text:p text:style-name="P2"><text:s text:c="3"/>to the logic, it just adds new ways to say things FOL= can already say.</text:p>
      <text:p text:style-name="P2"><text:s text:c="3"/>It assigns valid/invalid to all the same forms. <text:s/>For this reason when</text:p>
      <text:p text:style-name="P2"><text:s text:c="3"/>working with functions we're still in FOL=.</text:p>
      <text:p text:style-name="P2"/>
      <text:p text:style-name="P2"/>
      <text:p text:style-name="P2">--------</text:p>
      <text:p text:style-name="P2">Language</text:p>
      <text:p text:style-name="P2">--------</text:p>
      <text:p text:style-name="P2"/>
      <text:p text:style-name="P2">Lexemes</text:p>
      <text:p text:style-name="P2">=======</text:p>
      <text:p text:style-name="P2"/>
      <text:p text:style-name="P2"><text:s text:c="3"/>Non-Logical Symbols</text:p>
      <text:p text:style-name="P2"><text:s text:c="6"/>Object symbols</text:p>
      <text:p text:style-name="P2"><text:s text:c="9"/>constants: <text:s text:c="11"/>a...t</text:p>
      <text:p text:style-name="P2"><text:s text:c="9"/>variables: <text:s text:c="11"/>u...z</text:p>
      <text:p text:style-name="P2"><text:s text:c="9"/>functions: <text:s text:c="11"/>a(x)...z(x)</text:p>
      <text:p text:style-name="P2"><text:s text:c="6"/>Predicate Symbols: <text:s text:c="6"/>A...Z, =</text:p>
      <text:p text:style-name="P2"><text:s text:c="6"/>Association Symbols: <text:s text:c="4"/>(, )</text:p>
      <text:p text:style-name="P2"/>
      <text:p text:style-name="P2"><text:s text:c="3"/>Logical Symbols</text:p>
      <text:p text:style-name="P2"><text:s text:c="6"/>Truth-Function Symbols: <text:s/>-, ∧, ∨, →, ↔</text:p>
      <text:p text:style-name="P2"><text:s text:c="6"/>Quantifiers</text:p>
      <text:p text:style-name="P2"><text:s text:c="9"/>universal: <text:s text:c="11"/>∀</text:p>
      <text:p text:style-name="P2"><text:s text:c="9"/>existential: <text:s text:c="9"/>∃</text:p>
      <text:p text:style-name="P2"/>
      <text:p text:style-name="P2">Grammar</text:p>
      <text:p text:style-name="P2">=======</text:p>
      <text:p text:style-name="P2"/>
      <text:p text:style-name="P2"><text:s text:c="3"/>An ATOMIC FORMULA is a predicate symbol followed by zero or more constants;</text:p>
      <text:p text:style-name="P2"><text:s text:c="3"/>or 'α=β' (where α,β are any constants; and could be the same constant).</text:p>
      <text:p text:style-name="P2"><text:s text:c="3"/>In addition to a constant object symbol, a function symbol with a</text:p>
      <text:p text:style-name="P2"><text:s text:c="3"/>constant argument is also a constant object symbol since functions are just</text:p>
      <text:p text:style-name="P2"><text:s text:c="3"/>objects. <text:s/>Functions can also be composed (take functions as arguments).</text:p>
      <text:p text:style-name="P2"/>
      <text:p text:style-name="P2"><text:s text:c="3"/>1. <text:s/>Every atomic formula is a wff;</text:p>
      <text:p text:style-name="P2"><text:s text:c="3"/>2. <text:s/>if Φ is a wff, then so is -Φ;</text:p>
      <text:p text:style-name="P2"><text:s text:c="3"/>3. <text:s/>if Φ,Ψ are wffs, then so are (Φ ∧ Ψ), (Φ ∨ Ψ), (Φ → Ψ), (Φ ↔ Ψ);</text:p>
      <text:p text:style-name="P2"><text:s text:c="3"/>4. <text:s/>if Φ(α) (α a is some constant) is a wff, then ∀xΦ(x/α) and ∃xΦ(x/α)</text:p>
      <text:p text:style-name="P2"><text:s text:c="7"/>are wffs (where x is new to Φ).</text:p>
      <text:p text:style-name="P2"><text:s text:c="3"/>5. <text:s/>Nothing else is a wff.</text:p>
      <text:p text:style-name="P2"/>
      <text:p text:style-name="P2"/>
      <text:p text:style-name="P2">---------</text:p>
      <text:p text:style-name="P2"><text:soft-page-break/>Semantics</text:p>
      <text:p text:style-name="P2">---------</text:p>
      <text:p text:style-name="P2"/>
      <text:p text:style-name="P2">Function Symbol Denotation</text:p>
      <text:p text:style-name="P2">==========================</text:p>
      <text:p text:style-name="P2"/>
      <text:p text:style-name="P2"><text:s text:c="3"/>A FUNCTION maps one set of objects (called a DOMAIN SET) onto another set</text:p>
      <text:p text:style-name="P2"><text:s text:c="3"/>of objects (called a RANGE SET); each domain object maps to exactly one</text:p>
      <text:p text:style-name="P2"><text:s text:c="3"/>range set object though multiple domain objects can map to the same range</text:p>
      <text:p text:style-name="P2"><text:s text:c="3"/>object. <text:s/>For any function expression f(x), we read it as "f of x." <text:s/>There</text:p>
      <text:p text:style-name="P2"><text:s text:c="3"/>are various ways to define function mappings, but for FOL= often,</text:p>
      <text:p text:style-name="P2"><text:s text:c="3"/>it is necessary to exhaustively list all the mappings along with</text:p>
      <text:p text:style-name="P2"><text:s text:c="3"/>the defined predicate and object symbols describing the state of affairs.</text:p>
      <text:p text:style-name="P2"/>
      <text:p text:style-name="P2"><text:s text:c="9"/>Domain Set <text:s text:c="9"/>Range Set</text:p>
      <text:p text:style-name="P2"><text:s text:c="9"/>+---------+ <text:s text:c="8"/>+---------+</text:p>
      <text:p text:style-name="P2"><text:s text:c="9"/>| <text:s text:c="8"/>| <text:s text:c="3"/>f <text:s text:c="3"/>| <text:s text:c="8"/>|</text:p>
      <text:p text:style-name="P2"><text:s text:c="9"/>| <text:s text:c="3"/>a ---+---------+--&gt; r <text:s text:c="3"/>|</text:p>
      <text:p text:style-name="P2"><text:s text:c="9"/>| <text:s text:c="8"/>| <text:s text:c="8"/>| <text:s text:c="8"/>|</text:p>
      <text:p text:style-name="P2"><text:s text:c="9"/>| <text:s text:c="3"/>b ---+---------+--&gt; s <text:s text:c="3"/>|</text:p>
      <text:p text:style-name="P2"><text:s text:c="9"/>| <text:s text:c="8"/>| <text:s text:c="8"/>| <text:s text:c="8"/>|</text:p>
      <text:p text:style-name="P2"><text:s text:c="9"/>| <text:s text:c="3"/>c ---+---------+--&gt; t <text:s text:c="3"/>|</text:p>
      <text:p text:style-name="P2"><text:s text:c="9"/>| <text:s text:c="8"/>| <text:s text:c="8"/>| <text:s text:c="2"/>/ <text:s text:c="4"/>|</text:p>
      <text:p text:style-name="P2"><text:s text:c="9"/>| <text:s text:c="3"/>d ---+---------+--/ <text:s text:c="5"/>|</text:p>
      <text:p text:style-name="P2"><text:s text:c="9"/>| <text:s text:c="8"/>| <text:s text:c="8"/>| <text:s text:c="8"/>|</text:p>
      <text:p text:style-name="P2"><text:s text:c="9"/>| <text:s text:c="8"/>| <text:s text:c="8"/>| <text:s text:c="3"/>u <text:s text:c="3"/>| <text:s text:c="2"/>(u has no mapping to it)</text:p>
      <text:p text:style-name="P2"><text:s text:c="9"/>| <text:s text:c="8"/>| <text:s text:c="8"/>| <text:s text:c="8"/>|</text:p>
      <text:p text:style-name="P2"><text:s text:c="9"/>+---------+ <text:s text:c="8"/>+---------+</text:p>
      <text:p text:style-name="P2"/>
      <text:p text:style-name="P2"><text:s text:c="3"/>In the diagram each domain object maps to a range object. <text:s/>However,</text:p>
      <text:p text:style-name="P2"><text:s text:c="3"/>two domain objects c and d map to the same range object. <text:s/>The following</text:p>
      <text:p text:style-name="P2"><text:s text:c="3"/>denotes the state of affairs in the diagram.</text:p>
      <text:p text:style-name="P2"/>
      <text:p text:style-name="P2"><text:s text:c="9"/>Dictionary</text:p>
      <text:p text:style-name="P2"><text:s text:c="9"/>----------------------------------------</text:p>
      <text:p text:style-name="P2"><text:s text:c="9"/>Object Symbols <text:s text:c="4"/>Function Symbols</text:p>
      <text:p text:style-name="P2"><text:s text:c="9"/>a, <text:s text:c="3"/>Alice <text:s text:c="7"/>f(x), the father of x</text:p>
      <text:p text:style-name="P2"><text:s text:c="9"/>b, <text:s text:c="3"/>Bob</text:p>
      <text:p text:style-name="P2"><text:s text:c="9"/>c, <text:s text:c="3"/>Charlie</text:p>
      <text:p text:style-name="P2"><text:s text:c="9"/>d, <text:s text:c="3"/>Donna</text:p>
      <text:p text:style-name="P2"><text:s text:c="9"/>r, <text:s text:c="3"/>Rob</text:p>
      <text:p text:style-name="P2"><text:s text:c="9"/>s, <text:s text:c="3"/>Steve</text:p>
      <text:p text:style-name="P2"><text:s text:c="9"/>t, <text:s text:c="3"/>Tom</text:p>
      <text:p text:style-name="P2"><text:s text:c="9"/>u, <text:s text:c="3"/>Uden</text:p>
      <text:p text:style-name="P2"/>
      <text:p text:style-name="P2"><text:s text:c="9"/>State of Affairs in Universe</text:p>
      <text:p text:style-name="P2"><text:s text:c="9"/>-------------------------------------------</text:p>
      <text:p text:style-name="P2"><text:s text:c="9"/>f(a) = r <text:s text:c="2"/>or <text:s text:c="2"/>f = { &lt;a,r&gt;,</text:p>
      <text:p text:style-name="P2"><text:s text:c="9"/>f(b) = s <text:s text:c="13"/>&lt;b,s&gt;,</text:p>
      <text:p text:style-name="P2"><text:s text:c="9"/>f(c) = t <text:s text:c="13"/>&lt;c,t&gt;,</text:p>
      <text:p text:style-name="P2"><text:s text:c="9"/>f(d) = t <text:s text:c="13"/>&lt;d,t&gt; }</text:p>
      <text:p text:style-name="P2"/>
      <text:p text:style-name="P2"><text:s text:c="3"/>Charlie and Donna have the same father; they're siblings so,</text:p>
      <text:p text:style-name="P2"><text:s text:c="3"/>f(d) = f(c) = r. <text:s/>FOL= functions are general functions as in algebra</text:p>
      <text:p text:style-name="P2"><text:s text:c="3"/>and calculus. <text:s/>They are not required to conform to a more limited</text:p>
      <text:p text:style-name="P2"><text:s text:c="3"/>definition, such as being one-to-one.</text:p>
      <text:p text:style-name="P2"/>
      <text:p text:style-name="P2">Inverse Functions</text:p>
      <text:p text:style-name="P2">=================</text:p>
      <text:p text:style-name="P2"><text:soft-page-break/></text:p>
      <text:p text:style-name="P2"><text:s text:c="3"/>An INVERSE FUNCTION is a function that reverses the mapping of another</text:p>
      <text:p text:style-name="P2"><text:s text:c="3"/>function; a function must be bijective to have an inverse. <text:s/>If our</text:p>
      <text:p text:style-name="P2"><text:s text:c="3"/>universe is the set of all integers, the successor s(x) function always</text:p>
      <text:p text:style-name="P2"><text:s text:c="3"/>denotes the integer *after* x and is bijective. <text:s/>So, its inverse</text:p>
      <text:p text:style-name="P2"><text:s text:c="3"/>function is predecessor p(x), which of course denotes the integer</text:p>
      <text:p text:style-name="P2"><text:s text:c="3"/>*before* x.</text:p>
      <text:p text:style-name="P2"/>
      <text:p text:style-name="P2"><text:s text:c="3"/>Our father function f(x) tempts one to define an inverse function</text:p>
      <text:p text:style-name="P2"><text:s text:c="3"/>child c(x). <text:s/>However, this is not possible because some people like Uden</text:p>
      <text:p text:style-name="P2"><text:s text:c="3"/>don't have any children, while others like Tom have more than one. <text:s/>It</text:p>
      <text:p text:style-name="P2"><text:s text:c="3"/>might also be tempting to challenge this requirement by just having c(x)</text:p>
      <text:p text:style-name="P2"><text:s text:c="3"/>return a set of objects containing the children of the argument x.</text:p>
      <text:p text:style-name="P2"><text:s text:c="3"/>However, the requirement is that a function maps an object to one object.</text:p>
      <text:p text:style-name="P2"><text:s text:c="3"/>So c(x) cannot be a function. <text:s/>Note that is that while functions have these</text:p>
      <text:p text:style-name="P2"><text:s text:c="3"/>restriction, there is nothing preventing anyone from defining a relation</text:p>
      <text:p text:style-name="P2"><text:s text:c="3"/>like Cxy, "x is a child of y", so 'Cct' and 'Cdt' are perfectly good</text:p>
      <text:p text:style-name="P2"><text:s text:c="3"/>predicates.</text:p>
      <text:p text:style-name="P2"/>
      <text:p text:style-name="P2">Variable Function Arguments</text:p>
      <text:p text:style-name="P2">===========================</text:p>
      <text:p text:style-name="P2"><text:s text:c="3"/></text:p>
      <text:p text:style-name="P2"><text:s text:c="3"/>A function with a constant object argument always denotes the object that</text:p>
      <text:p text:style-name="P2"><text:s text:c="3"/>the function maps the argument to, making the string of symbols denoting</text:p>
      <text:p text:style-name="P2"><text:s text:c="3"/>use of a function itself a constant object symbol. <text:s/>Each of the</text:p>
      <text:p text:style-name="P2"><text:s text:c="3"/>following is a constant object symbol.</text:p>
      <text:p text:style-name="P2"/>
      <text:p text:style-name="P2"><text:s text:c="9"/>f(a), the father of Alice.</text:p>
      <text:p text:style-name="P2"><text:s text:c="9"/>f(b), the father of Bob. <text:s text:c="6"/></text:p>
      <text:p text:style-name="P2"><text:s text:c="9"/>f(c), the father of Charlie.</text:p>
      <text:p text:style-name="P2"><text:s text:c="9"/>f(d), the father of Donna.</text:p>
      <text:p text:style-name="P2"/>
      <text:p text:style-name="P2"><text:s text:c="3"/>However, when a variable is the argument to a function, the function</text:p>
      <text:p text:style-name="P2"><text:s text:c="3"/>doesn't denote an object; not until the variable is replaced with</text:p>
      <text:p text:style-name="P2"><text:s text:c="3"/>a constant object symbol. <text:s/>However, functions with variable arguments</text:p>
      <text:p text:style-name="P2"><text:s text:c="3"/>can still contribute semantically to general assertions.</text:p>
      <text:p text:style-name="P2"/>
      <text:p text:style-name="P2"><text:s text:c="9"/>Dictionary</text:p>
      <text:p text:style-name="P2"><text:s text:c="9"/>-------------------------------------------------</text:p>
      <text:p text:style-name="P2"><text:s text:c="9"/>Predicates <text:s text:c="15"/>Functions</text:p>
      <text:p text:style-name="P2"><text:s text:c="9"/>Px, <text:s text:c="3"/>x is a person. <text:s text:c="4"/>f(x), <text:s/>the father of x.</text:p>
      <text:p text:style-name="P2"/>
      <text:p text:style-name="P2"><text:s text:c="9"/>∀x( Px → ∃yy=f(x) ) <text:s/>Everyone has a father.</text:p>
      <text:p text:style-name="P2"/>
      <text:p text:style-name="P2">Functions in WFFs</text:p>
      <text:p text:style-name="P2">=================</text:p>
      <text:p text:style-name="P2"/>
      <text:p text:style-name="P2"><text:s text:c="3"/>A function is just another way to denote objects, and so can occur</text:p>
      <text:p text:style-name="P2"><text:s text:c="3"/>anywhere object symbols can occur. <text:s/>All of the following expressions</text:p>
      <text:p text:style-name="P2"><text:s text:c="3"/>are well-formed.</text:p>
      <text:p text:style-name="P2"/>
      <text:p text:style-name="P2"><text:s text:c="9"/>a=c, <text:s text:c="7"/>a and c denote the same object.</text:p>
      <text:p text:style-name="P2"><text:s text:c="9"/>m(s)=g, <text:s text:c="4"/>the mother of Susan is Gloria; Susan's mother is Gloria.</text:p>
      <text:p text:style-name="P2"><text:s text:c="9"/>m=s(n), <text:s text:c="4"/>m is the successor of integer n.</text:p>
      <text:p text:style-name="P2"><text:s text:c="9"/>a(r(i))=v, <text:s/>the address of my residence is v.</text:p>
      <text:p text:style-name="P2"/>
      <text:p text:style-name="P2"><text:s text:c="9"/>Mx, <text:s text:c="8"/>x is a millionaire.</text:p>
      <text:p text:style-name="P2"><text:s text:c="9"/>Mf(k) <text:s text:c="6"/>the father of the king is a millionaire.</text:p>
      <text:p text:style-name="P2"><text:s text:c="9"/>Txy, <text:s text:c="7"/>x is taller than y.</text:p>
      <text:p text:style-name="P2"><text:soft-page-break/><text:s text:c="9"/>Tf(y)f(i), <text:s/>your father is taller than my father.</text:p>
      <text:p text:style-name="P2"/>
      <text:p text:style-name="P2"><text:s text:c="9"/>∀x∀y( Txy <text:s text:c="6"/>→ -Tyx <text:s text:c="6"/>)</text:p>
      <text:p text:style-name="P2"><text:s text:c="9"/>∀x∀y( Tf(x)f(y) → -Tf(y)f(x) )</text:p>
      <text:p text:style-name="P2"/>
      <text:p text:style-name="P2">Translation Hints</text:p>
      <text:p text:style-name="P2">=================</text:p>
      <text:p text:style-name="P2"/>
      <text:p text:style-name="P2"><text:s text:c="3"/>Simple Functions</text:p>
      <text:p text:style-name="P2"/>
      <text:p text:style-name="P2"><text:s text:c="9"/>l(x), <text:s text:c="4"/>the length of x.</text:p>
      <text:p text:style-name="P2"><text:s text:c="9"/>l(p), <text:s text:c="4"/>the length of the pool.</text:p>
      <text:p text:style-name="P2"><text:s text:c="9"/>h(x), <text:s text:c="4"/>the home planet of x.</text:p>
      <text:p text:style-name="P2"><text:s text:c="9"/>h(e), <text:s text:c="4"/>the home planet of E.T..</text:p>
      <text:p text:style-name="P2"/>
      <text:p text:style-name="P2"><text:s text:c="3"/>Composed Functions</text:p>
      <text:p text:style-name="P2"/>
      <text:p text:style-name="P2"><text:s text:c="9"/>m(x), <text:s text:c="4"/>the mother of x.</text:p>
      <text:p text:style-name="P2"><text:s text:c="9"/>m(m(x)), <text:s/>the mother of the mother of x. <text:s/>(x's grandmother)</text:p>
      <text:p text:style-name="P2"/>
      <text:p text:style-name="P2"><text:s text:c="9"/>0, <text:s text:c="7"/>zero</text:p>
      <text:p text:style-name="P2"><text:s text:c="9"/>s(0), <text:s text:c="4"/>1 (the successor of zero).</text:p>
      <text:p text:style-name="P2"><text:s text:c="9"/>s(s(0)), <text:s/>2</text:p>
      <text:p text:style-name="P2"><text:s text:c="9"/>s(s(n)), <text:s/>n + 2</text:p>
      <text:p text:style-name="P2"/>
      <text:p text:style-name="P2"><text:s text:c="3"/>Non-Functions</text:p>
      <text:p text:style-name="P2"/>
      <text:p text:style-name="P2"><text:s text:c="9"/>None of the following is a function, because none is guaranteed to</text:p>
      <text:p text:style-name="P2"><text:s text:c="9"/>always map any object to exactly one object.</text:p>
      <text:p text:style-name="P2"/>
      <text:p text:style-name="P2"><text:s text:c="9"/>d(m), <text:s text:c="4"/>the daughters of Mike.</text:p>
      <text:p text:style-name="P2"><text:s text:c="9"/>b(x), <text:s text:c="4"/>the brothers of x.</text:p>
      <text:p text:style-name="P2"><text:s text:c="9"/>s(h), <text:s text:c="4"/>the shingles of my house.</text:p>
      <text:p text:style-name="P2"/>
      <text:p text:style-name="P2"><text:s text:c="9"/>If in the universe of discourse objects do map to unique objects</text:p>
      <text:p text:style-name="P2"><text:s text:c="9"/>then they may be functions within the universe even if they</text:p>
      <text:p text:style-name="P2"><text:s text:c="9"/>aren't functions in the actual world.</text:p>
      <text:p text:style-name="P2"/>
      <text:p text:style-name="P2"/>
      <text:p text:style-name="P2">----------------------</text:p>
      <text:p text:style-name="P2">Function Calculus (FC)</text:p>
      <text:p text:style-name="P2">----------------------</text:p>
      <text:p text:style-name="P2"/>
      <text:p text:style-name="P2"><text:s text:c="3"/>All the inference rules of FOC= are valid in Function Logic. <text:s/>Function</text:p>
      <text:p text:style-name="P2"><text:s text:c="3"/>calculus doesn't add any new inference rules, since functions only add</text:p>
      <text:p text:style-name="P2"><text:s text:c="3"/>a new way to name existing objects. <text:s/>Thus, functions do not require the</text:p>
      <text:p text:style-name="P2"><text:s text:c="3"/>addition of new inference rules. <text:s/>However, they do allow us to analyze</text:p>
      <text:p text:style-name="P2"><text:s text:c="3"/>sentences in a new way. <text:s/>In these ways, FL is analogous to predicate logic.</text:p>
      <text:p text:style-name="P2"/>
      <text:p text:style-name="P2">Functions in Proofs</text:p>
      <text:p text:style-name="P2">===================</text:p>
      <text:p text:style-name="P2"/>
      <text:p text:style-name="P2"><text:s text:c="3"/>Any constant function can be used within the body of a proof anywhere</text:p>
      <text:p text:style-name="P2"><text:s text:c="3"/>that constant object symbols can. <text:s/>For example, such a function can</text:p>
      <text:p text:style-name="P2"><text:s text:c="3"/>be the replacement value for a variable x in applying ∀E.</text:p>
      <text:p text:style-name="P2"/>
      <text:p text:style-name="P2"><text:s text:c="9"/>Dictionary</text:p>
      <text:p text:style-name="P2"><text:s text:c="9"/>--------------------------</text:p>
      <text:p text:style-name="P2"><text:s text:c="9"/>Predicates</text:p>
      <text:p text:style-name="P2"><text:soft-page-break/><text:s text:c="9"/>Mx, <text:s text:c="3"/>x is a mammal</text:p>
      <text:p text:style-name="P2"><text:s text:c="9"/>Vx, <text:s text:c="3"/>x is a vertebrate</text:p>
      <text:p text:style-name="P2"/>
      <text:p text:style-name="P2"><text:s text:c="9"/>Functions</text:p>
      <text:p text:style-name="P2"><text:s text:c="9"/>f(x), <text:s/>the father of x</text:p>
      <text:p text:style-name="P2"/>
      <text:p text:style-name="P2"/>
      <text:p text:style-name="P2"><text:s text:c="9"/>i. <text:s text:c="2"/>∀x(Mx → Vx)</text:p>
      <text:p text:style-name="P2"><text:s text:c="14"/>...</text:p>
      <text:p text:style-name="P2"><text:s text:c="9"/>j. <text:s text:c="2"/>Mf(e) → Vf(e) <text:s text:c="8"/>i ∀E (f(e)/x)</text:p>
      <text:p text:style-name="P2"/>
      <text:p text:style-name="P2"><text:s text:c="3"/>Alternatively, the function might already be in the wff with a</text:p>
      <text:p text:style-name="P2"><text:s text:c="3"/>variable argument.</text:p>
      <text:p text:style-name="P2"/>
      <text:p text:style-name="P2"><text:s text:c="9"/>i. <text:s text:c="2"/>∀x:(Mf(x) → Vf(x))</text:p>
      <text:p text:style-name="P2"><text:s text:c="14"/>...</text:p>
      <text:p text:style-name="P2"><text:s text:c="9"/>j. <text:s text:c="2"/>Mf(c) → Vf(c) <text:s text:c="8"/>i ∀E (c/x)</text:p>
      <text:p text:style-name="P2"/>
      <text:p text:style-name="P2"/>
      <text:p text:style-name="P2">====================</text:p>
      <text:p text:style-name="P2">Definite Descriptors</text:p>
      <text:p text:style-name="P2">====================</text:p>
      <text:p text:style-name="P2"/>
      <text:p text:style-name="P2"><text:s text:c="3"/>In his *The Principles of Mathematics* Bertrand Russell introduced a</text:p>
      <text:p text:style-name="P2"><text:s text:c="3"/>concept called a Definite Descriptor. <text:s/>A definite descriptor, is</text:p>
      <text:p text:style-name="P2"><text:s text:c="3"/>any noun phrase of the form "the x such that Px" which he wrote as</text:p>
      <text:p text:style-name="P2"><text:s text:c="3"/>as ℩xPx (℩ is an inverted Greek lower case letter iota). <text:s/>Despite</text:p>
      <text:p text:style-name="P2"><text:s text:c="3"/>looking like a quantified wff, a definite descriptor names a particular</text:p>
      <text:p text:style-name="P2"><text:s text:c="3"/>object in the universe of discourse. <text:s/>Like functions, descriptors don't</text:p>
      <text:p text:style-name="P2"><text:s text:c="3"/>add anything new to FOL=; the FOL= concepts covered so far can already</text:p>
      <text:p text:style-name="P2"><text:s text:c="3"/>express the same ideas.</text:p>
      <text:p text:style-name="P2"/>
      <text:p text:style-name="P2"><text:s text:c="9"/>B(℩xPx) <text:s text:c="3"/>=df <text:s text:c="3"/>∃x(∀y(Py ↔ y=x) ∧ Bx)</text:p>
      <text:p text:style-name="P2"><text:s text:c="20"/>=df <text:s text:c="3"/>∃x(Ax ∧ ∀y(Ay → y=x) ∧ Bx)</text:p>
      <text:p text:style-name="P2"/>
      <text:p text:style-name="P2"><text:s text:c="9"/>B(℩xKx), the king of France is bald.</text:p>
      <text:p text:style-name="P2"><text:s text:c="18"/>the x such that x is the king of France is Bald</text:p>
      <text:p text:style-name="P2"><text:s text:c="9"/>=∃x(Kx ∧ ∀y(Ky → y=x) ∧ Bx)</text:p>
      <text:p text:style-name="P2"/>
      <text:p text:style-name="P2"/>
      <text:p text:style-name="P2">====================================</text:p>
      <text:p text:style-name="P2">Second-Order Quantified Logic (SOL=)</text:p>
      <text:p text:style-name="P2">====================================</text:p>
      <text:p text:style-name="P2"/>
      <text:p text:style-name="P2"><text:s text:c="3"/>Second order logic adds new quantifiers and new variables that reign</text:p>
      <text:p text:style-name="P2"><text:s text:c="3"/>over predicates.</text:p>
      <text:p text:style-name="P2"/>
      <text:p text:style-name="P2"><text:s text:c="9"/>∀x∃VVx <text:s text:c="3"/>Every object has some (1 or more) property.</text:p>
      <text:p text:style-name="P2"/>
      <text:p text:style-name="P2"/>
      <text:p text:style-name="P2">--------</text:p>
      <text:p text:style-name="P2">Language</text:p>
      <text:p text:style-name="P2">--------</text:p>
      <text:p text:style-name="P2"/>
      <text:p text:style-name="P2">Lexemes</text:p>
      <text:p text:style-name="P2">=======</text:p>
      <text:p text:style-name="P2"/>
      <text:p text:style-name="P2"><text:s text:c="3"/>Non-Logical Symbols</text:p>
      <text:p text:style-name="P2"><text:s text:c="6"/>Object symbols</text:p>
      <text:p text:style-name="P2"><text:soft-page-break/><text:s text:c="9"/>constants: <text:s text:c="11"/>a...t</text:p>
      <text:p text:style-name="P2"><text:s text:c="9"/>variables: <text:s text:c="11"/>u...z</text:p>
      <text:p text:style-name="P2"><text:s text:c="9"/>functions: <text:s text:c="11"/>a(x)...z(x)</text:p>
      <text:p text:style-name="P2"><text:s text:c="6"/>Predicate Symbols</text:p>
      <text:p text:style-name="P2"><text:s text:c="9"/>constants: <text:s text:c="11"/>A...T, =</text:p>
      <text:p text:style-name="P2"><text:s text:c="9"/>variables: <text:s text:c="11"/>U...Z</text:p>
      <text:p text:style-name="P2"><text:s text:c="6"/>Association Symbols: <text:s text:c="4"/>(, )</text:p>
      <text:p text:style-name="P2"/>
      <text:p text:style-name="P2"><text:s text:c="3"/>Logical Symbols</text:p>
      <text:p text:style-name="P2"><text:s text:c="6"/>Truth-Function Symbols: <text:s/>-, ∧, ∨, →, ↔</text:p>
      <text:p text:style-name="P2"><text:s text:c="6"/>Quantifiers</text:p>
      <text:p text:style-name="P2"><text:s text:c="9"/>universal: <text:s text:c="11"/>∀</text:p>
      <text:p text:style-name="P2"><text:s text:c="9"/>existential: <text:s text:c="9"/>∃</text:p>
      <text:p text:style-name="P2"/>
      <text:p text:style-name="P2">Grammar</text:p>
      <text:p text:style-name="P2">=======</text:p>
      <text:p text:style-name="P2"/>
      <text:p text:style-name="P2"><text:s text:c="3"/>An ATOMIC FORMULA is a constant predicate symbol followed by zero or more</text:p>
      <text:p text:style-name="P2"><text:s text:c="3"/>constant object symbols; or 'α=β' (where α,β are constant object symbols;</text:p>
      <text:p text:style-name="P2"><text:s text:c="3"/>and could be the same symbol). <text:s/>A constant object may also consist of a</text:p>
      <text:p text:style-name="P2"><text:s text:c="3"/>function symbol with some constant object argument since constant functions</text:p>
      <text:p text:style-name="P2"><text:s text:c="3"/>are just constant objects. <text:s/>Functions can also be composed (take functions</text:p>
      <text:p text:style-name="P2"><text:s text:c="3"/>as arguments).</text:p>
      <text:p text:style-name="P2"/>
      <text:p text:style-name="P2"><text:s text:c="3"/>1. <text:s/>Every atomic formula is a wff;</text:p>
      <text:p text:style-name="P2"><text:s text:c="3"/>2. <text:s/>if Φ is a wff, then so is -Φ;</text:p>
      <text:p text:style-name="P2"><text:s text:c="3"/>3. <text:s/>if Φ,Ψ are wffs, then so are (Φ ∧ Ψ), (Φ ∨ Ψ), (Φ → Ψ), (Φ ↔ Ψ);</text:p>
      <text:p text:style-name="P2"><text:s text:c="3"/>4. <text:s/>if Φ(α) (α a is some constant object symbol) is a wff,</text:p>
      <text:p text:style-name="P2"><text:s text:c="7"/>then ∀xΦ(x/α) and ∃xΦ(x/α) are wffs (where x is new to Φ).</text:p>
      <text:p text:style-name="P2"><text:s text:c="3"/>5. <text:s/>if Φ(Ψ) (Φ,Ψ are constant predicates) is a wff, then ∀VΦ(V/Ψ) and</text:p>
      <text:p text:style-name="P2"><text:s text:c="7"/>∃VΦ(V/Ψ) are wffs where V is a variable predicate symbol and</text:p>
      <text:p text:style-name="P2"><text:s text:c="7"/>V is new to Φ.</text:p>
      <text:p text:style-name="P2"><text:s text:c="3"/>6. <text:s/>Nothing else is a wff.</text:p>
      <text:p text:style-name="P2"/>
      <text:p text:style-name="P2"/>
      <text:p text:style-name="P2">---------</text:p>
      <text:p text:style-name="P2">Semantics</text:p>
      <text:p text:style-name="P2">---------</text:p>
      <text:p text:style-name="P2"/>
      <text:p text:style-name="P2"><text:s text:c="3"/>The quantifiers of FOL are here OVERLOADED, redefined so that they</text:p>
      <text:p text:style-name="P2"><text:s text:c="3"/>accept other kinds of arguments. <text:s/>In this case, they are overloaded</text:p>
      <text:p text:style-name="P2"><text:s text:c="3"/>to accept variable object symbols as their first argument and they</text:p>
      <text:p text:style-name="P2"><text:s text:c="3"/>accept variable predicate symbols. <text:s/>They are read the same way</text:p>
      <text:p text:style-name="P2"><text:s text:c="3"/>and mean nearly the same as their FOL counterparts. <text:s/>The variable</text:p>
      <text:p text:style-name="P2"><text:s text:c="3"/>predicates are capital letters at the end of the alphabet (U,V,W,X,Y,Z)</text:p>
      <text:p text:style-name="P2"><text:s text:c="3"/>which signals to the reader that the quantifier and variable reign over</text:p>
      <text:p text:style-name="P2"><text:s text:c="3"/>arbitrary predicates as opposed to objects.</text:p>
      <text:p text:style-name="P2"/>
      <text:p text:style-name="P2"><text:s text:c="9"/>∀VVc, <text:s text:c="4"/>c has every property.</text:p>
      <text:p text:style-name="P2"><text:s text:c="9"/>∃VVc, <text:s text:c="4"/>c has at least one property.</text:p>
      <text:p text:style-name="P2"/>
      <text:p text:style-name="P2"><text:s text:c="9"/>∀x∃VVx, <text:s text:c="2"/>Everything has at least one property.</text:p>
      <text:p text:style-name="P2"><text:s text:c="9"/>∃V∀xVx, <text:s text:c="2"/>There are some properties that everything has.</text:p>
      <text:p text:style-name="P2"><text:s text:c="9"/>∀V∃xVx, <text:s text:c="2"/>For all properties there exist some who have them.</text:p>
      <text:p text:style-name="P2"><text:s text:c="9"/>∃x∀VVx, <text:s text:c="2"/>Some have all properties</text:p>
      <text:p text:style-name="P2"/>
      <text:p text:style-name="P2"/>
      <text:p text:style-name="P2">---------------------------</text:p>
      <text:p text:style-name="P2">Second-Order Calculus (SOC)</text:p>
      <text:p text:style-name="P2"><text:soft-page-break/>---------------------------</text:p>
      <text:p text:style-name="P2"/>
      <text:p text:style-name="P2"><text:s text:c="3"/>The four quantifier inference rules from FOL are expanded to these</text:p>
      <text:p text:style-name="P2"><text:s text:c="3"/>two new quantifiers in more-or-less the same way as they are usable</text:p>
      <text:p text:style-name="P2"><text:s text:c="3"/>for variable object symbols. <text:s/>However, variable types must not</text:p>
      <text:p text:style-name="P2"><text:s text:c="3"/>be confused with one another. <text:s/>If a quantifier reigns over a predicate</text:p>
      <text:p text:style-name="P2"><text:s text:c="3"/>variable, it must be replaced only by a predicate constant, and</text:p>
      <text:p text:style-name="P2"><text:s text:c="3"/>if a quantifier reigns over an object it must only be replaced</text:p>
      <text:p text:style-name="P2"><text:s text:c="3"/>by a constant object.</text:p>
      <text:p text:style-name="P2"/>
      <text:p text:style-name="P2">--------</text:p>
      <text:p text:style-name="P2">Concerns</text:p>
      <text:p text:style-name="P2">--------</text:p>
      <text:p text:style-name="P2"/>
      <text:p text:style-name="P2"><text:s text:c="3"/>The most critical concern is that SOC is not semantically complete;</text:p>
      <text:p text:style-name="P2"><text:s text:c="3"/>we are not guaranteed to find a proof for a conclusion form. <text:s/>A conclusion</text:p>
      <text:p text:style-name="P2"><text:s text:c="3"/>may *be* a consequence of some premises, and yet no proof gets us from</text:p>
      <text:p text:style-name="P2"><text:s text:c="3"/>the premises to the conclusion. <text:s/>Nevertheless, SOC is still sound.</text:p>
      <text:p text:style-name="P2"><text:s text:c="3"/>There is no way to derive a proof to a formula that doesn't follow from</text:p>
      <text:p text:style-name="P2"><text:s text:c="3"/>the premises. <text:s/>So, it can still be useful despite not being complete.</text:p>
      <text:p text:style-name="P2"/>
      <text:p text:style-name="P2">======================</text:p>
      <text:p text:style-name="P2">Mathematical Induction</text:p>
      <text:p text:style-name="P2">======================</text:p>
      <text:p text:style-name="P2"/>
      <text:p text:style-name="P2"><text:s text:c="3"/>Mathematical induction is a method to prove that all members of an </text:p>
      <text:p text:style-name="P2"><text:s text:c="3"/>denumerable set have some property P. <text:s/>Such an argument has two parts,</text:p>
      <text:p text:style-name="P2"><text:s text:c="3"/>an inductive definition that enumerates all members of the set we're</text:p>
      <text:p text:style-name="P2"><text:s text:c="3"/>reasoning about; and an inductive inference which proves that all members</text:p>
      <text:p text:style-name="P2"><text:s text:c="3"/>have the property P.</text:p>
      <text:p text:style-name="P2"/>
      <text:p text:style-name="P2">Inductive Definitions</text:p>
      <text:p text:style-name="P2">=====================</text:p>
      <text:p text:style-name="P2"/>
      <text:p text:style-name="P2"><text:s text:c="3"/>An INDUCTIVE DEFINITION describes how to enumerate all members of a set.</text:p>
      <text:p text:style-name="P2"><text:s text:c="3"/>They are constructed recursively, consisting of three types of numbered</text:p>
      <text:p text:style-name="P2"><text:s text:c="3"/>clauses. <text:s/>The first clause is the BASE CLAUSE. <text:s/>It identifies the most</text:p>
      <text:p text:style-name="P2"><text:s text:c="3"/>basic elements of the set and is non-recursive. <text:s/>The FINAL CLAUSE states</text:p>
      <text:p text:style-name="P2"><text:s text:c="3"/>that if something is not constructed via the prior clauses then it is not</text:p>
      <text:p text:style-name="P2"><text:s text:c="3"/>a member of the set and is also non-recursive. <text:s/>The INDUCTIVE CLAUSES</text:p>
      <text:p text:style-name="P2"><text:s text:c="3"/>(intermediate clauses) tell us how to *recursively* generate all non-base</text:p>
      <text:p text:style-name="P2"><text:s text:c="3"/>case elements of the set.</text:p>
      <text:p text:style-name="P2"/>
      <text:p text:style-name="P2"><text:s text:c="3"/>The formation rules for all of the classical logics are examples</text:p>
      <text:p text:style-name="P2"><text:s text:c="3"/>of inductive definitions. <text:s/>For illustration, here are the formation rules</text:p>
      <text:p text:style-name="P2"><text:s text:c="3"/>for propositional logic.</text:p>
      <text:p text:style-name="P2"/>
      <text:p text:style-name="P2"><text:s text:c="9"/>1. <text:s text:c="2"/>Every atomic formula is a wff;</text:p>
      <text:p text:style-name="P2"><text:s text:c="9"/>2. <text:s text:c="2"/>If P is a wff, then so is -P;</text:p>
      <text:p text:style-name="P2"><text:s text:c="9"/>3. <text:s text:c="2"/>If P,Q are wffs, then so are</text:p>
      <text:p text:style-name="P2"><text:s text:c="14"/>(P ∧ Q), (P ∨ Q), (P → Q), (P ↔ Q);</text:p>
      <text:p text:style-name="P2"><text:s text:c="9"/>4. <text:s text:c="2"/>Nothing else is a wff.</text:p>
      <text:p text:style-name="P2"/>
      <text:p text:style-name="P2"><text:s text:c="3"/>Clause 1 establishes our base case: any atomic formula is a wff.</text:p>
      <text:p text:style-name="P2"/>
      <text:p text:style-name="P2"><text:s text:c="3"/>Clause 4, our final clause, excludes anything that cannot be constructed</text:p>
      <text:p text:style-name="P2"><text:s text:c="3"/>by these clauses.</text:p>
      <text:p text:style-name="P2"/>
      <text:p text:style-name="P2"><text:s text:c="3"/>Clauses 2 &amp; 3 tell us how to generate all the intermediate members</text:p>
      <text:p text:style-name="P2"><text:soft-page-break/><text:s text:c="3"/>of the set.</text:p>
      <text:p text:style-name="P2"/>
      <text:p text:style-name="P2"><text:s text:c="3"/>There are a few sets for which we do not need an inductive definition.</text:p>
      <text:p text:style-name="P2"><text:s text:c="3"/>For example, the inductive proof alone is often all we need to reason</text:p>
      <text:p text:style-name="P2"><text:s text:c="3"/>about integers.</text:p>
      <text:p text:style-name="P2"/>
      <text:p text:style-name="P2">Zero and The Successor Function</text:p>
      <text:p text:style-name="P2">===============================</text:p>
      <text:p text:style-name="P2"/>
      <text:p text:style-name="P2"><text:s text:c="3"/>Mathematical induction introduces a new constant object symbol 0, which</text:p>
      <text:p text:style-name="P2"><text:s text:c="3"/>denotes the number zero; it also introduces the SUCCESSOR function s;</text:p>
      <text:p text:style-name="P2"><text:s text:c="3"/>that is the number that comes after its argument. <text:s/>Because the successor</text:p>
      <text:p text:style-name="P2"><text:s text:c="3"/>function is often composed with itself many times it is common to omit</text:p>
      <text:p text:style-name="P2"><text:s text:c="3"/>the parentheses.</text:p>
      <text:p text:style-name="P2"/>
      <text:p text:style-name="P2"><text:s text:c="9"/>s0 <text:s text:c="4"/>= <text:s/>s(0) <text:s text:c="6"/>= the successor of 0 <text:s/>= 1</text:p>
      <text:p text:style-name="P2"><text:s text:c="9"/>ss0 <text:s text:c="3"/>= <text:s/>s(s(0)) <text:s text:c="3"/>= 2</text:p>
      <text:p text:style-name="P2"><text:s text:c="9"/>sss0 <text:s text:c="2"/>= <text:s/>s(s(s(0))) = 3</text:p>
      <text:p text:style-name="P2"><text:s text:c="9"/>...</text:p>
      <text:p text:style-name="P2"/>
      <text:p text:style-name="P2">Inductive Inference</text:p>
      <text:p text:style-name="P2">===================</text:p>
      <text:p text:style-name="P2"/>
      <text:p text:style-name="P2"><text:s text:c="3"/>Mathematical induction is infers a proof that all members</text:p>
      <text:p text:style-name="P2"><text:s text:c="3"/>of the set enumerated by the inductive definition have some property P.</text:p>
      <text:p text:style-name="P2"><text:s text:c="3"/>Once we have the definition, an INDUCTIVE INFERENCE proceeds in two</text:p>
      <text:p text:style-name="P2"><text:s text:c="3"/>steps: <text:s/>the BASE case and the inductive case. <text:s/>The BASE CASE of the</text:p>
      <text:p text:style-name="P2"><text:s text:c="3"/>proof requires that we prove that the members denoted by the base clause</text:p>
      <text:p text:style-name="P2"><text:s text:c="3"/>of the inductive definition have property P. <text:s/>The INDUCTIVE CASE</text:p>
      <text:p text:style-name="P2"><text:s text:c="3"/>is a hypothetical proof. <text:s/>The method is to prove the conditional that</text:p>
      <text:p text:style-name="P2"><text:s text:c="3"/>for any x in our universe, if x has the property P, then the successor</text:p>
      <text:p text:style-name="P2"><text:s text:c="3"/>of x also has property P. <text:s/>All of these pieces put together are adequate</text:p>
      <text:p text:style-name="P2"><text:s text:c="3"/>to conclude that all members of the set have property P.</text:p>
      <text:p text:style-name="P2"/>
      <text:p text:style-name="P2"><text:s text:c="3"/>The inferential step of Mathematical Induction is expressible over the</text:p>
      <text:p text:style-name="P2"><text:s text:c="3"/>natural numbers as an axiom in second-order logic, an axiom schema in</text:p>
      <text:p text:style-name="P2"><text:s text:c="3"/>first-order logic, or an inference rule in first-order logic. <text:s/>All of the</text:p>
      <text:p text:style-name="P2"><text:s text:c="3"/>following are different ways to express the same thing.</text:p>
      <text:p text:style-name="P2"/>
      <text:p text:style-name="P2"><text:s text:c="9"/>2nd-order axiom <text:s text:c="12"/>∀P((P0 ∧ ∀x(Px → Psx)) → ∀xPx)</text:p>
      <text:p text:style-name="P2"/>
      <text:p text:style-name="P2"><text:s text:c="9"/>1st-order axiom schema <text:s text:c="5"/>(P0 ∧ ∀x(Px → Psx)) → ∀xPx</text:p>
      <text:p text:style-name="P2"/>
      <text:p text:style-name="P2"><text:s text:c="9"/>1st-order Inference Rule <text:s text:c="3"/>from P0 and ∀x(Px → Psx), infer ∀xPx</text:p>
      <text:p text:style-name="P2"/>
      <text:p text:style-name="P2"/>
      <text:p text:style-name="P2">===============================</text:p>
      <text:p text:style-name="P2">Axiomatic and Natural Deduction</text:p>
      <text:p text:style-name="P2">===============================</text:p>
      <text:p text:style-name="P2"/>
      <text:p text:style-name="P2"><text:s text:c="3"/>The Fitch-style calculi presented thus far are known as NATURAL DEDUCTION</text:p>
      <text:p text:style-name="P2"><text:s text:c="3"/>systems, which consist only of inference rules. <text:s/>These natural</text:p>
      <text:p text:style-name="P2"><text:s text:c="3"/>deduction systems are more intuitive and more closely resemble how one</text:p>
      <text:p text:style-name="P2"><text:s text:c="3"/>reasons informally. <text:s/>An AXIOMATIC DEDUCTION system, in contrast, consists</text:p>
      <text:p text:style-name="P2"><text:s text:c="3"/>of a minimal set of inference rules, often just one, and one or more</text:p>
      <text:p text:style-name="P2"><text:s text:c="3"/>axiom schemata. <text:s/>All instances of the schemata are axioms of the logic.</text:p>
      <text:p text:style-name="P2"><text:s text:c="3"/>Axiomatic deduction systems are usually simpler than Fitch in that they</text:p>
      <text:p text:style-name="P2"><text:s text:c="3"/>have fewer parts, but they are also more complicated and cumbersome to use</text:p>
      <text:p text:style-name="P2"><text:s text:c="3"/>and entirely dissimilar to how one reasons informally. <text:s/>Given all this, the</text:p>
      <text:p text:style-name="P2"><text:soft-page-break/><text:s text:c="3"/>one significant similarity is that both kinds of systems count the same</text:p>
      <text:p text:style-name="P2"><text:s text:c="3"/>forms as valid.</text:p>
      <text:p text:style-name="P2"/>
      <text:p text:style-name="P2"><text:s text:c="7"/>+--------------------------------------------------------------+</text:p>
      <text:p text:style-name="P2"><text:s text:c="7"/>| ============================================================ |</text:p>
      <text:p text:style-name="P2"><text:s text:c="7"/>| Axiomatic Propositional Logic &amp; Calculus <text:s text:c="20"/>|</text:p>
      <text:p text:style-name="P2"><text:s text:c="7"/>| ============================================================ |</text:p>
      <text:p text:style-name="P2"><text:s text:c="7"/>| <text:s text:c="61"/>|</text:p>
      <text:p text:style-name="P2"><text:s text:c="7"/>| Lexemes <text:s text:c="53"/>|</text:p>
      <text:p text:style-name="P2"><text:s text:c="7"/>| <text:s text:c="3"/>Non-Logical Symbols <text:s text:c="38"/>|</text:p>
      <text:p text:style-name="P2"><text:s text:c="7"/>| <text:s text:c="6"/>Proposition Symbols: <text:s text:c="5"/>A...Z <text:s text:c="23"/>|</text:p>
      <text:p text:style-name="P2"><text:s text:c="7"/>| <text:s text:c="6"/>Association Symbols: <text:s text:c="5"/>(, ) <text:s text:c="24"/>|</text:p>
      <text:p text:style-name="P2"><text:s text:c="7"/>| <text:s text:c="61"/>|</text:p>
      <text:p text:style-name="P2"><text:s text:c="7"/>| <text:s text:c="3"/>Logical Symbols <text:s text:c="42"/>|</text:p>
      <text:p text:style-name="P2"><text:s text:c="7"/>| <text:s text:c="6"/>Truth-Function Symbols: <text:s text:c="2"/>-, → <text:s text:c="24"/>|</text:p>
      <text:p text:style-name="P2"><text:s text:c="7"/>| <text:s text:c="61"/>|</text:p>
      <text:p text:style-name="P2"><text:s text:c="7"/>| Grammar <text:s text:c="53"/>|</text:p>
      <text:p text:style-name="P2"><text:s text:c="7"/>| <text:s text:c="61"/>|</text:p>
      <text:p text:style-name="P2"><text:s text:c="7"/>| <text:s text:c="3"/>An ATOMIC FORMULA is any single proposition symbol. <text:s text:c="6"/>|</text:p>
      <text:p text:style-name="P2"><text:s text:c="7"/>| <text:s text:c="61"/>|</text:p>
      <text:p text:style-name="P2"><text:s text:c="7"/>| <text:s text:c="3"/>1. <text:s/>Every atomic formula is a wff; <text:s text:c="23"/>|</text:p>
      <text:p text:style-name="P2"><text:s text:c="7"/>| <text:s text:c="3"/>2. <text:s/>if Φ is a wff, then -Φ is a wff; <text:s text:c="21"/>|</text:p>
      <text:p text:style-name="P2"><text:s text:c="7"/>| <text:s text:c="3"/>3. <text:s/>if Φ ,Ψ is wffs, then so is (Φ → Ψ); <text:s text:c="17"/>|</text:p>
      <text:p text:style-name="P2"><text:s text:c="7"/>| <text:s text:c="3"/>4. <text:s/>nothing else is a wff. <text:s text:c="31"/>|</text:p>
      <text:p text:style-name="P2"><text:s text:c="7"/>| <text:s text:c="61"/>|</text:p>
      <text:p text:style-name="P2"><text:s text:c="7"/>| Definitions <text:s text:c="49"/>|</text:p>
      <text:p text:style-name="P2"><text:s text:c="7"/>| <text:s text:c="61"/>|</text:p>
      <text:p text:style-name="P2"><text:s text:c="7"/>| <text:s text:c="3"/>(P ∧ Q) <text:s text:c="4"/>=df <text:s/>-(P → -Q) <text:s text:c="31"/>|</text:p>
      <text:p text:style-name="P2"><text:s text:c="7"/>| <text:s text:c="3"/>(P ∨ Q) <text:s text:c="4"/>=df <text:s/>-P → Q <text:s text:c="34"/>|</text:p>
      <text:p text:style-name="P2"><text:s text:c="7"/>| <text:s text:c="3"/>(P ↔ Q) <text:s text:c="2"/>=df <text:s/>((P → Q) ∧ (Q → P)) <text:s text:c="23"/>|</text:p>
      <text:p text:style-name="P2"><text:s text:c="7"/>| <text:s text:c="61"/>|</text:p>
      <text:p text:style-name="P2"><text:s text:c="7"/>| Inference Rule <text:s text:c="46"/>|</text:p>
      <text:p text:style-name="P2"><text:s text:c="7"/>| <text:s text:c="61"/>|</text:p>
      <text:p text:style-name="P2"><text:s text:c="7"/>| <text:s text:c="3"/>Given Φ → Ψ, and Φ infer Ψ. <text:s text:c="30"/>|</text:p>
      <text:p text:style-name="P2"><text:s text:c="7"/>| <text:s text:c="61"/>|</text:p>
      <text:p text:style-name="P2"><text:s text:c="7"/>| Axiom Schemata <text:s text:c="46"/>|</text:p>
      <text:p text:style-name="P2"><text:s text:c="7"/>| <text:s text:c="61"/>|</text:p>
      <text:p text:style-name="P2"><text:s text:c="7"/>| <text:s text:c="3"/>AxS1. <text:s/>P → (Q → P) <text:s text:c="39"/>|</text:p>
      <text:p text:style-name="P2"><text:s text:c="7"/>| <text:s text:c="3"/>AxS2. <text:s/>(P → (Q → R)) → ((P → Q) → (P → R)) <text:s text:c="15"/>|</text:p>
      <text:p text:style-name="P2"><text:s text:c="7"/>| <text:s text:c="3"/>AxS3. <text:s/>(-P → -Q) → ((-P → Q) → P) <text:s text:c="24"/>|</text:p>
      <text:p text:style-name="P2"><text:s text:c="7"/>| <text:s text:c="61"/>|</text:p>
      <text:p text:style-name="P2"><text:s text:c="7"/>| <text:s text:c="3"/>Every instance of these schemata is an axiom <text:s text:c="13"/>|</text:p>
      <text:p text:style-name="P2"><text:s text:c="7"/>| <text:s text:c="3"/>of the calculus. <text:s text:c="41"/>|</text:p>
      <text:p text:style-name="P2"><text:s text:c="7"/>| <text:s text:c="61"/>|</text:p>
      <text:p text:style-name="P2"><text:s text:c="7"/>+--------------------------------------------------------------+</text:p>
      <text:p text:style-name="P2"/>
      <text:p text:style-name="P2"/>
      <text:p text:style-name="P2">===============</text:p>
      <text:p text:style-name="P2">Formal Theories</text:p>
      <text:p text:style-name="P2">===============</text:p>
      <text:p text:style-name="P2"/>
      <text:p text:style-name="P2"><text:s text:c="3"/>A SYSTEM is a set of objects, properties, and relationships, while A MODEL</text:p>
      <text:p text:style-name="P2"><text:s text:c="3"/>is a limited representation of a system. <text:s/>A THEORY is all the true</text:p>
      <text:p text:style-name="P2"><text:s text:c="3"/>propositions that can be said about a model.</text:p>
      <text:p text:style-name="P2"/>
      <text:p text:style-name="P2"><text:s text:c="3"/>Since any interesting theory has a large number (usually infinite number)</text:p>
      <text:p text:style-name="P2"><text:s text:c="3"/>of propositions, it would be impractical to uncover all those truths.</text:p>
      <text:p text:style-name="P2"><text:s text:c="3"/>We attempt to tackle this problem with a set of first principles we</text:p>
      <text:p text:style-name="P2"><text:s text:c="3"/>can reason about to uncover the rest of the theory. <text:s/>In this way the</text:p>
      <text:p text:style-name="P2"><text:soft-page-break/><text:s text:c="3"/>first principles combined with logical reasoning we say GENERATES theorems.</text:p>
      <text:p text:style-name="P2"><text:s text:c="3"/>It is easy to construct a theory that OVER GENERATES, proves too many</text:p>
      <text:p text:style-name="P2"><text:s text:c="3"/>things, i.e. theorems that are not true of the model; or UNDER GENERATES,</text:p>
      <text:p text:style-name="P2"><text:s text:c="3"/>does not prove all of the true things that there are to say</text:p>
      <text:p text:style-name="P2"><text:s text:c="3"/>about the model.</text:p>
      <text:p text:style-name="P2"/>
      <text:p text:style-name="P2"><text:s text:c="3"/>The FIRST PRINCIPLES of a theory are those things from which the rest</text:p>
      <text:p text:style-name="P2"><text:s text:c="3"/>of the theory may be derived; they include but may not be limited to</text:p>
      <text:p text:style-name="P2"><text:s text:c="3"/>inference rules, axioms, and definitions.</text:p>
      <text:p text:style-name="P2"/>
      <text:p text:style-name="P2"><text:s text:c="3"/>An AXIOM is a proposition within a theory that describes the logical</text:p>
      <text:p text:style-name="P2"><text:s text:c="3"/>relationships between the theory's various concepts (usually predicates</text:p>
      <text:p text:style-name="P2"><text:s text:c="3"/>and objects). <text:s/>Many axioms follow some of the schema listed under</text:p>
      <text:p text:style-name="P2"><text:s text:c="3"/>Properties of Relations in the chapter on Identity Logic.</text:p>
      <text:p text:style-name="P2"/>
      <text:p text:style-name="P2"><text:s text:c="3"/>POSTULATE is a synonym for axiom; another synonym is LAW. <text:s/>Some theorists</text:p>
      <text:p text:style-name="P2"><text:s text:c="3"/>uses these terms as categories in which to group different kinds of axioms,</text:p>
      <text:p text:style-name="P2"><text:s text:c="3"/>others pick just one of the terms to use. <text:s/>However, from the perspective</text:p>
      <text:p text:style-name="P2"><text:s text:c="3"/>of logic they are all the same thing. <text:s/>Postulate, law, and axiom all mean</text:p>
      <text:p text:style-name="P2"><text:s text:c="3"/>the same thing.</text:p>
      <text:p text:style-name="P2"/>
      <text:p text:style-name="P2"><text:s text:c="3"/>A SCHEMA (plural is SCHEMATA) is a general statement about definitions</text:p>
      <text:p text:style-name="P2"><text:s text:c="3"/>or axioms which contain placeholders and whose substitution instances</text:p>
      <text:p text:style-name="P2"><text:s text:c="3"/>are actual definitions or axioms.</text:p>
      <text:p text:style-name="P2"/>
      <text:p text:style-name="P2"><text:s text:c="3"/>A THEOREM is any proposition derived only from a theory's first principles</text:p>
      <text:p text:style-name="P2"><text:s text:c="3"/>or other theorems via reasoning. <text:s/>Theorems are propositions that are true</text:p>
      <text:p text:style-name="P2"><text:s text:c="3"/>in all cases. <text:s/>So an argument with premises is not a theorem in logic since</text:p>
      <text:p text:style-name="P2"><text:s text:c="3"/>it depends upon things other than the first principles for its validity.</text:p>
      <text:p text:style-name="P2"/>
      <text:p text:style-name="P2"><text:s text:c="3"/>A THEORY is the plural of theorem; a theory consists of the combined</text:p>
      <text:p text:style-name="P2"><text:s text:c="3"/>set of first principles plus all the theorems (whether proved or not).</text:p>
      <text:p text:style-name="P2"/>
      <text:p text:style-name="P2"><text:s text:c="3"/>A LEMMA is a theorem that serves as an intermediate step in the proof</text:p>
      <text:p text:style-name="P2"><text:s text:c="3"/>of another theorem. <text:s/>The purpose of the lemma is to make the proof of</text:p>
      <text:p text:style-name="P2"><text:s text:c="3"/>a theorem shorter. <text:s/>Proving lemmas before proving a theorem is a divide</text:p>
      <text:p text:style-name="P2"><text:s text:c="3"/>and conquer approach to theorem proving.</text:p>
      <text:p text:style-name="P2"/>
      <text:p text:style-name="P2"><text:s text:c="3"/>A COROLLARY is a theorem that "follows easily" from a first principle</text:p>
      <text:p text:style-name="P2"><text:s text:c="3"/>or another theorem; i.e., the corollary is only a few reasoning steps away</text:p>
      <text:p text:style-name="P2"><text:s text:c="3"/>from what it is claimed to follow from.</text:p>
      <text:p text:style-name="P2"/>
      <text:p text:style-name="P2"><text:s text:c="3"/>A CONJECTURE is any proposition that cannot be proved as a theorem in any</text:p>
      <text:p text:style-name="P2"><text:s text:c="3"/>known theory but is still taken as a true principle due to its usefulness or</text:p>
      <text:p text:style-name="P2"><text:s text:c="3"/>apparent wisdom. <text:s/>The well known Occam's razor is sometimes called</text:p>
      <text:p text:style-name="P2"><text:s text:c="3"/>a conjecture. <text:s/>Einstein took Galileo's equivalence principle, a conjecture,</text:p>
      <text:p text:style-name="P2"><text:s text:c="3"/>and promoted it to an axiom of his theory of relativity.</text:p>
      <text:p text:style-name="P2"/>
      <text:p text:style-name="P2"/>
      <text:p text:style-name="P2">================</text:p>
      <text:p text:style-name="P2">Example Theories</text:p>
      <text:p text:style-name="P2">================</text:p>
      <text:p text:style-name="P2"/>
      <text:p text:style-name="P2"/>
      <text:p text:style-name="P2">---------------------</text:p>
      <text:p text:style-name="P2">Theory of Taller-Than</text:p>
      <text:p text:style-name="P2">---------------------</text:p>
      <text:p text:style-name="P2"/>
      <text:p text:style-name="P2"><text:s text:c="3"/>Predicates</text:p>
      <text:p text:style-name="P2"><text:soft-page-break/></text:p>
      <text:p text:style-name="P2"><text:s text:c="9"/>Txy, <text:s/>x is taller than y.</text:p>
      <text:p text:style-name="P2"/>
      <text:p text:style-name="P2"><text:s text:c="3"/>Axioms</text:p>
      <text:p text:style-name="P2"/>
      <text:p text:style-name="P2"><text:s text:c="9"/>Ax1. <text:s/>∀x∀y(Txy → -Tyx) <text:s text:c="17"/>T is Asymmetric</text:p>
      <text:p text:style-name="P2"><text:s text:c="9"/>Ax2. <text:s/>∀x∀y∀z((Txy ∧ Tyz) → Txz) <text:s text:c="8"/>T is Transitive</text:p>
      <text:p text:style-name="P2"><text:s text:c="9"/>Ax3. <text:s/>∀x∀y(Txy → ∃z(Txz ∧ Tzy)) <text:s text:c="8"/>T is Dense</text:p>
      <text:p text:style-name="P2"/>
      <text:p text:style-name="P2"/>
      <text:p text:style-name="P2">=================</text:p>
      <text:p text:style-name="P2">Formal Arithmetic</text:p>
      <text:p text:style-name="P2">=================</text:p>
      <text:p text:style-name="P2"/>
      <text:p text:style-name="P2">Formal arithmetic is a theory about arithmetic of whole numbers (non neg</text:p>
      <text:p text:style-name="P2">integers).</text:p>
      <text:p text:style-name="P2"/>
      <text:p text:style-name="P2"><text:s text:c="3"/>Dictionary</text:p>
      <text:p text:style-name="P2"><text:s text:c="9"/>0, <text:s text:c="3"/>constant object symbol zero.</text:p>
      <text:p text:style-name="P2"><text:s text:c="9"/>sx, <text:s text:c="2"/>function, the successor of x.</text:p>
      <text:p text:style-name="P2"><text:s text:c="9"/>+ <text:s text:c="4"/>to signify addition</text:p>
      <text:p text:style-name="P2"><text:s text:c="9"/>* <text:s text:c="4"/>to signify multiplication.</text:p>
      <text:p text:style-name="P2"/>
      <text:p text:style-name="P2"><text:s text:c="3"/>Axioms</text:p>
      <text:p text:style-name="P2"><text:s text:c="9"/>A1. <text:s text:c="2"/>∀x-0=sx</text:p>
      <text:p text:style-name="P2"><text:s text:c="9"/>A2. <text:s text:c="2"/>∀x∀y(sx=sy → x=y)</text:p>
      <text:p text:style-name="P2"><text:s text:c="9"/>A3. <text:s text:c="2"/>∀x(x+0)=x</text:p>
      <text:p text:style-name="P2"><text:s text:c="9"/>A4. <text:s text:c="2"/>Ax∀y(x+sy)=s(x+y)</text:p>
      <text:p text:style-name="P2"><text:s text:c="9"/>A5. <text:s text:c="2"/>∀x(x*0)=0</text:p>
      <text:p text:style-name="P2"><text:s text:c="9"/>A6. <text:s text:c="2"/>∀x∀y(x*sy)=((x*y)+x)</text:p>
      <text:p text:style-name="P2"/>
      <text:p text:style-name="P2"><text:s text:c="3"/>Mathematical Induction Axiom</text:p>
      <text:p text:style-name="P2"><text:s text:c="6"/>MI. <text:s text:c="2"/>∀P((P0 ∧ ∀x(Px → Psx)) → ∀xPx)</text:p>
      <text:p text:style-name="P2"/>
      <text:p text:style-name="P2"/>
      <text:p text:style-name="P2">================================================</text:p>
      <text:p text:style-name="P2">Appendix A: Combined Truth-Tree Rules &amp; Analysis</text:p>
      <text:p text:style-name="P2">================================================</text:p>
      <text:p text:style-name="P2"/>
      <text:p text:style-name="P2"><text:s text:c="3"/>==== <text:s/>=====================================================================</text:p>
      <text:p text:style-name="P2"><text:s text:c="3"/>Name <text:s/>Rule</text:p>
      <text:p text:style-name="P2"><text:s text:c="3"/>==== <text:s/>=====================================================================</text:p>
      <text:p text:style-name="P2"><text:s text:c="3"/>- <text:s text:c="4"/>If an open path contains both a formula and its negation, close it</text:p>
      <text:p text:style-name="P2"><text:s text:c="9"/>by placing '⊥' at the bottom of the path.</text:p>
      <text:p text:style-name="P2"/>
      <text:p text:style-name="P2"><text:s text:c="3"/>-- <text:s text:c="3"/>If an open path contains an unstarred instance of --Φ, star it</text:p>
      <text:p text:style-name="P2"><text:s text:c="9"/>and write Φ at the bottom of every open path below it.</text:p>
      <text:p text:style-name="P2"/>
      <text:p text:style-name="P2"><text:s text:c="3"/>∧ <text:s text:c="4"/>If an open path contains an unstarred instance of Φ ∧ Ψ, star it</text:p>
      <text:p text:style-name="P2"><text:s text:c="9"/>and write both Φ and Ψ at the bottom of every open path that contains</text:p>
      <text:p text:style-name="P2"><text:s text:c="9"/>this newly starred wff.</text:p>
      <text:p text:style-name="P2"><text:s/></text:p>
      <text:p text:style-name="P2"><text:s text:c="3"/>-∧ <text:s text:c="3"/>If an open path contains an unstarred instance of -(Φ ∧ Ψ), star</text:p>
      <text:p text:style-name="P2"><text:s text:c="9"/>it and split the bottom of each open path containing this newly</text:p>
      <text:p text:style-name="P2"><text:s text:c="9"/>starred wff into two branches, at the end of the first branch write</text:p>
      <text:p text:style-name="P2"><text:s text:c="9"/>-Φ and at the end of the second branch write -Ψ.</text:p>
      <text:p text:style-name="P2"/>
      <text:p text:style-name="P2"><text:s text:c="3"/>∨ <text:s text:c="4"/>If an open path contains an unstarred instance of Φ ∨ Ψ, star it</text:p>
      <text:p text:style-name="P2"><text:s text:c="9"/>and split the bottom of each open path containing this newly starred</text:p>
      <text:p text:style-name="P2"><text:soft-page-break/><text:s text:c="9"/>wff into two branches, at the end of the first branch write Φ and at</text:p>
      <text:p text:style-name="P2"><text:s text:c="9"/>the end of the second branch write Ψ.</text:p>
      <text:p text:style-name="P2"/>
      <text:p text:style-name="P2"><text:s text:c="3"/>-∨ <text:s text:c="3"/>If an open path contains an unstarred instance of -(Φ ∨ Ψ), star</text:p>
      <text:p text:style-name="P2"><text:s text:c="9"/>it and write both -Φ and -Ψ at the bottom of every open path that</text:p>
      <text:p text:style-name="P2"><text:s text:c="9"/>contains this newly starred wff.</text:p>
      <text:p text:style-name="P2"/>
      <text:p text:style-name="P2"><text:s text:c="3"/>→ <text:s text:c="4"/>If an open path contains an unstarred instance of Φ → Ψ, star it</text:p>
      <text:p text:style-name="P2"><text:s text:c="9"/>and split the bottom of each open path containing this newly starred</text:p>
      <text:p text:style-name="P2"><text:s text:c="9"/>wff into two branches, at the end of the first branch write -Φ and</text:p>
      <text:p text:style-name="P2"><text:s text:c="9"/>at the end of the second branch write Ψ.</text:p>
      <text:p text:style-name="P2"/>
      <text:p text:style-name="P2"><text:s text:c="3"/>-→ <text:s text:c="3"/>If an open path contains an unstarred instance of -(Φ → Ψ),</text:p>
      <text:p text:style-name="P2"><text:s text:c="9"/>star it and write both Φ and -Ψ at the bottom of every open path</text:p>
      <text:p text:style-name="P2"><text:s text:c="9"/>that contains this newly starred wff.</text:p>
      <text:p text:style-name="P2"/>
      <text:p text:style-name="P2"><text:s text:c="3"/>↔ <text:s text:c="4"/>If an open path contains an unstarred instance of Φ ↔ Ψ, star</text:p>
      <text:p text:style-name="P2"><text:s text:c="9"/>it and split the bottom of each open path containing this newly</text:p>
      <text:p text:style-name="P2"><text:s text:c="9"/>starred wff into two branches, at the end of the first write both</text:p>
      <text:p text:style-name="P2"><text:s text:c="9"/>Φ and Ψ, and at the end of the second write both -Φ and -Ψ.</text:p>
      <text:p text:style-name="P2"/>
      <text:p text:style-name="P2"><text:s text:c="3"/>-↔ <text:s text:c="3"/>If an open path contains an unstarred instance of -(Φ ↔ Ψ), star</text:p>
      <text:p text:style-name="P2"><text:s text:c="9"/>it and split the bottom of each open path containing this newly</text:p>
      <text:p text:style-name="P2"><text:s text:c="9"/>starred wff into two branches, at the end of the first write both</text:p>
      <text:p text:style-name="P2"><text:s text:c="9"/>Φ and -Ψ, and at the end of the second write both -Φ and Ψ.</text:p>
      <text:p text:style-name="P2"/>
      <text:p text:style-name="P2"><text:s text:c="3"/>---- <text:s/>---------------------------------------------------------------------</text:p>
      <text:p text:style-name="P2"/>
      <text:p text:style-name="P2"><text:s text:c="3"/>∀ <text:s text:c="4"/>If ∀xΦ(x) appears on an open path, and α occurs in some wff on</text:p>
      <text:p text:style-name="P2"><text:s text:c="9"/>that path, write Φ(α//x) (the result of replacing each occurrence</text:p>
      <text:p text:style-name="P2"><text:s text:c="9"/>of x in Φ with α) at the bottom of the path. <text:s/>If no wff containing</text:p>
      <text:p text:style-name="P2"><text:s text:c="9"/>α appears on the path, choose any α .</text:p>
      <text:p text:style-name="P2"/>
      <text:p text:style-name="P2"><text:s text:c="3"/>-∀ <text:s text:c="3"/>If -∀xΦ(x) appears on an open path, star it and write ∃x-Φ(x)</text:p>
      <text:p text:style-name="P2"><text:s text:c="9"/>at the bottom of every open path that contains the newly</text:p>
      <text:p text:style-name="P2"><text:s text:c="9"/>starred wff.</text:p>
      <text:p text:style-name="P2"/>
      <text:p text:style-name="P2"><text:s text:c="3"/>∃ <text:s text:c="4"/>If ∃xΦ(x) appears on an open path, star it. <text:s/>Choose a constant α</text:p>
      <text:p text:style-name="P2"><text:s text:c="9"/>that doesn't appear on that path and write Φ(α//x) (the results of</text:p>
      <text:p text:style-name="P2"><text:s text:c="9"/>replacing each occurrence of x by α in Φ) at the bottom of every</text:p>
      <text:p text:style-name="P2"><text:s text:c="9"/>open path that contains the newly starred wff.</text:p>
      <text:p text:style-name="P2"/>
      <text:p text:style-name="P2"><text:s text:c="3"/>-∃ <text:s text:c="3"/>If -∃xΦ(x) appears on an open path, star it and write ∀x-Φ(x)</text:p>
      <text:p text:style-name="P2"><text:s text:c="9"/>at the bottom of every open path that contains the newly</text:p>
      <text:p text:style-name="P2"><text:s text:c="9"/>starred wff.</text:p>
      <text:p text:style-name="P2"/>
      <text:p text:style-name="P2"><text:s text:c="3"/>---- <text:s/>---------------------------------------------------------------------</text:p>
      <text:p text:style-name="P2"/>
      <text:p text:style-name="P2"><text:s text:c="3"/>= <text:s text:c="4"/>If α=β appears on an open path along with either Φ(α) or Φ(β)</text:p>
      <text:p text:style-name="P2"><text:s text:c="9"/>unstarred, write at the bottom of the path any wff not already</text:p>
      <text:p text:style-name="P2"><text:s text:c="9"/>on the path which is the result of replacing one of more occurrences</text:p>
      <text:p text:style-name="P2"><text:s text:c="9"/>of either of these name letters by the other in Φ. <text:s/>Do not check</text:p>
      <text:p text:style-name="P2"><text:s text:c="9"/>either α=β or Φ.</text:p>
      <text:p text:style-name="P2"/>
      <text:p text:style-name="P2"><text:s text:c="3"/>-= <text:s text:c="3"/>Close any path on which -α=β occurs.</text:p>
      <text:p text:style-name="P2"><text:s text:c="3"/>==== <text:s/>=====================================================================</text:p>
      <text:p text:style-name="P2"/>
      <text:p text:style-name="P2"/>
      <text:p text:style-name="P2"><text:s text:c="3"/>These rules can also be described in diagrams.</text:p>
      <text:p text:style-name="P2"><text:soft-page-break/></text:p>
      <text:p text:style-name="P2"><text:s text:c="11"/>+---------------------------+---------------------------+ <text:s text:c="8"/></text:p>
      <text:p text:style-name="P2"><text:s text:c="11"/>| ========================= | ========================= |</text:p>
      <text:p text:style-name="P2"><text:s text:c="11"/>| <text:s text:c="10"/>-Rule <text:s text:c="10"/>| <text:s text:c="8"/>--Rule <text:s text:c="11"/>|</text:p>
      <text:p text:style-name="P2"><text:s text:c="11"/>| ========================= | ========================= |</text:p>
      <text:p text:style-name="P2"><text:s text:c="11"/>| <text:s text:c="12"/>Φ <text:s text:c="12"/>| <text:s text:c="9"/>* --Φ <text:s text:c="11"/>|</text:p>
      <text:p text:style-name="P2"><text:s text:c="11"/>| <text:s text:c="11"/>-Φ <text:s text:c="12"/>| <text:s text:c="9"/>-------- <text:s text:c="8"/>|</text:p>
      <text:p text:style-name="P2"><text:s text:c="11"/>| <text:s text:c="9"/>------- <text:s text:c="9"/>| <text:s text:c="12"/>Φ <text:s text:c="12"/>|</text:p>
      <text:p text:style-name="P2"><text:s text:c="11"/>| <text:s text:c="12"/>⊥ <text:s text:c="12"/>| <text:s text:c="26"/>|</text:p>
      <text:p text:style-name="P2"><text:s text:c="11"/>| <text:s text:c="26"/>| <text:s text:c="26"/>|</text:p>
      <text:p text:style-name="P2"><text:s text:c="11"/>| ========================= | ========================= | <text:s text:c="10"/></text:p>
      <text:p text:style-name="P2"><text:s text:c="11"/>| <text:s text:c="10"/>∧Rule <text:s text:c="10"/>| <text:s text:c="9"/>-∧Rule <text:s text:c="10"/>|</text:p>
      <text:p text:style-name="P2"><text:s text:c="11"/>| ========================= | ========================= |</text:p>
      <text:p text:style-name="P2"><text:s text:c="11"/>| <text:s text:c="8"/>* Φ ∧ Ψ <text:s text:c="10"/>| <text:s text:c="6"/>* -(Φ ∧ Ψ) <text:s text:c="9"/>|</text:p>
      <text:p text:style-name="P2"><text:s text:c="11"/>| <text:s text:c="9"/>------- <text:s text:c="9"/>| <text:s text:c="7"/>----------- <text:s text:c="7"/>|</text:p>
      <text:p text:style-name="P2"><text:s text:c="11"/>| <text:s text:c="12"/>Φ <text:s text:c="12"/>| <text:s text:c="10"/>/ <text:s text:c="4"/>\ <text:s text:c="8"/>|</text:p>
      <text:p text:style-name="P2"><text:s text:c="11"/>| <text:s text:c="12"/>Ψ <text:s text:c="12"/>| <text:s text:c="8"/>-Φ <text:s text:c="4"/>-Ψ <text:s text:c="8"/>|</text:p>
      <text:p text:style-name="P2"><text:s text:c="11"/>| <text:s text:c="26"/>| <text:s text:c="26"/>|</text:p>
      <text:p text:style-name="P2"><text:s text:c="11"/>| ========================= | ========================= |</text:p>
      <text:p text:style-name="P2"><text:s text:c="11"/>| <text:s text:c="10"/>∨Rule <text:s text:c="10"/>| <text:s text:c="10"/>-∨Rule <text:s text:c="9"/>|</text:p>
      <text:p text:style-name="P2"><text:s text:c="11"/>| ========================= | ========================= |</text:p>
      <text:p text:style-name="P2"><text:s text:c="11"/>| <text:s text:c="8"/>* Φ ∨ Ψ <text:s text:c="10"/>| <text:s text:c="7"/>* -(Φ ∨ Ψ) <text:s text:c="8"/>|</text:p>
      <text:p text:style-name="P2"><text:s text:c="11"/>| <text:s text:c="9"/>------- <text:s text:c="9"/>| <text:s text:c="8"/>----------- <text:s text:c="6"/>|</text:p>
      <text:p text:style-name="P2"><text:s text:c="11"/>| <text:s text:c="10"/>/ <text:s text:c="2"/>\ <text:s text:c="10"/>| <text:s text:c="12"/>-Φ <text:s text:c="11"/>|</text:p>
      <text:p text:style-name="P2"><text:s text:c="11"/>| <text:s text:c="9"/>Φ <text:s text:c="4"/>Ψ <text:s text:c="9"/>| <text:s text:c="12"/>-Ψ <text:s text:c="11"/>|</text:p>
      <text:p text:style-name="P2"><text:s text:c="11"/>| <text:s text:c="26"/>| <text:s text:c="26"/>|</text:p>
      <text:p text:style-name="P2"><text:s text:c="11"/>| ========================= | ========================= |</text:p>
      <text:p text:style-name="P2"><text:s text:c="11"/>| <text:s text:c="10"/>→ Rule <text:s text:c="9"/>| <text:s text:c="9"/>-→ Rule <text:s text:c="9"/>|</text:p>
      <text:p text:style-name="P2"><text:s text:c="11"/>| ========================= | ========================= |</text:p>
      <text:p text:style-name="P2"><text:s text:c="11"/>| <text:s text:c="8"/>* Φ → Ψ <text:s text:c="10"/>| <text:s text:c="6"/>* -(Φ → Ψ) <text:s text:c="9"/>|</text:p>
      <text:p text:style-name="P2"><text:s text:c="11"/>| <text:s text:c="9"/>-------- <text:s text:c="8"/>| <text:s text:c="7"/>---------- <text:s text:c="8"/>|</text:p>
      <text:p text:style-name="P2"><text:s text:c="11"/>| <text:s text:c="10"/>/ <text:s text:c="3"/>\ <text:s text:c="9"/>| <text:s text:c="12"/>Φ <text:s text:c="12"/>|</text:p>
      <text:p text:style-name="P2"><text:s text:c="11"/>| <text:s text:c="8"/>-Φ <text:s text:c="5"/>Ψ <text:s text:c="8"/>| <text:s text:c="11"/>-Ψ <text:s text:c="12"/>|</text:p>
      <text:p text:style-name="P2"><text:s text:c="11"/>| <text:s text:c="26"/>| <text:s text:c="26"/>|</text:p>
      <text:p text:style-name="P2"><text:s text:c="11"/>| ========================= | ========================= |</text:p>
      <text:p text:style-name="P2"><text:s text:c="11"/>| <text:s text:c="9"/>↔ Rule <text:s text:c="10"/>| <text:s text:c="8"/>-↔ Rule <text:s text:c="10"/>|</text:p>
      <text:p text:style-name="P2"><text:s text:c="11"/>| ========================= | ========================= |</text:p>
      <text:p text:style-name="P2"><text:s text:c="11"/>| <text:s text:c="7"/>* Φ ↔ Ψ <text:s text:c="11"/>| <text:s text:c="6"/>* -(Φ ↔ Ψ) <text:s text:c="9"/>|</text:p>
      <text:p text:style-name="P2"><text:s text:c="11"/>| <text:s text:c="8"/>--------- <text:s text:c="8"/>| <text:s text:c="7"/>------------ <text:s text:c="6"/>|</text:p>
      <text:p text:style-name="P2"><text:s text:c="11"/>| <text:s text:c="9"/>/ <text:s text:c="4"/>\ <text:s text:c="9"/>| <text:s text:c="10"/>/ <text:s text:c="4"/>\ <text:s text:c="8"/>|</text:p>
      <text:p text:style-name="P2"><text:s text:c="11"/>| <text:s text:c="8"/>Φ <text:s text:c="5"/>-Φ <text:s text:c="8"/>| <text:s text:c="8"/>Φ <text:s text:c="5"/>-Φ <text:s text:c="8"/>|</text:p>
      <text:p text:style-name="P2"><text:s text:c="11"/>| <text:s text:c="8"/>Ψ <text:s text:c="5"/>-Ψ <text:s text:c="8"/>| <text:s text:c="7"/>-Ψ <text:s text:c="6"/>Ψ <text:s text:c="8"/>|</text:p>
      <text:p text:style-name="P2"><text:s text:c="11"/>| <text:s text:c="26"/>| <text:s text:c="26"/>|</text:p>
      <text:p text:style-name="P2"><text:s text:c="11"/>| ========================= | ========================= |</text:p>
      <text:p text:style-name="P2"><text:s text:c="11"/>| <text:s text:c="10"/>∀Rule <text:s text:c="10"/>| <text:s text:c="10"/>-∀Rule <text:s text:c="9"/>|</text:p>
      <text:p text:style-name="P2"><text:s text:c="11"/>| ========================= | ========================= |</text:p>
      <text:p text:style-name="P2"><text:s text:c="11"/>| <text:s text:c="10"/>∀xΦ(x) <text:s text:c="9"/>| <text:s text:c="7"/>* -∀xΦ(x) <text:s text:c="9"/>|</text:p>
      <text:p text:style-name="P2"><text:s text:c="11"/>| <text:s text:c="9"/>-------- <text:s text:c="8"/>| <text:s text:c="8"/>---------- <text:s text:c="7"/>|</text:p>
      <text:p text:style-name="P2"><text:s text:c="11"/>| <text:s text:c="10"/>Φ(c/x) <text:s text:c="9"/>| <text:s text:c="9"/>∃x-Φ(x) <text:s text:c="9"/>|</text:p>
      <text:p text:style-name="P2"><text:s text:c="11"/>| <text:s text:c="26"/>| <text:s text:c="26"/>|</text:p>
      <text:p text:style-name="P2"><text:s text:c="11"/>| if possible c is not new <text:s/>| <text:s text:c="26"/>|</text:p>
      <text:p text:style-name="P2"><text:s text:c="11"/>| <text:s text:c="26"/>| <text:s text:c="26"/>|</text:p>
      <text:p text:style-name="P2"><text:s text:c="11"/>| ========================= | ========================= |</text:p>
      <text:p text:style-name="P2"><text:s text:c="11"/>| <text:s text:c="10"/>∃Rule <text:s text:c="10"/>| <text:s text:c="10"/>-∃Rule <text:s text:c="9"/>|</text:p>
      <text:p text:style-name="P2"><text:s text:c="11"/>| ========================= | ========================= |</text:p>
      <text:p text:style-name="P2"><text:s text:c="11"/>| <text:s text:c="7"/>* ∃xΦ(x) <text:s text:c="10"/>| <text:s text:c="7"/>* -∃xΦ(x) <text:s text:c="9"/>|</text:p>
      <text:p text:style-name="P2"><text:s text:c="11"/>| <text:s text:c="8"/>--------- <text:s text:c="8"/>| <text:s text:c="8"/>----------- <text:s text:c="6"/>|</text:p>
      <text:p text:style-name="P2"><text:s text:c="11"/>| <text:s text:c="9"/>Φ(c//x) <text:s text:c="9"/>| <text:s text:c="9"/>∀x:-Φ(x) <text:s text:c="8"/>|</text:p>
      <text:p text:style-name="P2"><text:s text:c="11"/>| <text:s text:c="26"/>| <text:s text:c="26"/>|</text:p>
      <text:p text:style-name="P2"><text:soft-page-break/><text:s text:c="11"/>| <text:s text:c="9"/>c is new <text:s text:c="8"/>| <text:s text:c="26"/>|</text:p>
      <text:p text:style-name="P2"><text:s text:c="11"/>| <text:s text:c="26"/>| <text:s text:c="26"/>|</text:p>
      <text:p text:style-name="P2"><text:s text:c="11"/>| ========================= | ========================= |</text:p>
      <text:p text:style-name="P2"><text:s text:c="11"/>| <text:s text:c="10"/>=Rule <text:s text:c="10"/>| <text:s text:c="8"/>-=Rule <text:s text:c="11"/>|</text:p>
      <text:p text:style-name="P2"><text:s text:c="11"/>| ========================= | ========================= |</text:p>
      <text:p text:style-name="P2"><text:s text:c="11"/>| <text:s text:c="6"/>α=β <text:s text:c="6"/>α=β <text:s text:c="6"/>| <text:s text:c="9"/>-α=α <text:s text:c="12"/>|</text:p>
      <text:p text:style-name="P2"><text:s text:c="11"/>| <text:s text:c="6"/>Φ(α) <text:s text:c="5"/>Φ(β) <text:s text:c="5"/>| <text:s text:c="8"/>-------- <text:s text:c="9"/>|</text:p>
      <text:p text:style-name="P2"><text:s text:c="11"/>| <text:s text:c="5"/>-------- <text:s/>-------- <text:s text:c="2"/>| <text:s text:c="9"/>⊥ <text:s text:c="15"/>|</text:p>
      <text:p text:style-name="P2"><text:s text:c="11"/>| <text:s text:c="6"/>Φ(β/α) <text:s text:c="3"/>Φ(α/β) <text:s text:c="3"/>| <text:s text:c="26"/>|</text:p>
      <text:p text:style-name="P2"><text:s text:c="11"/>| <text:s text:c="26"/>| <text:s text:c="26"/>|</text:p>
      <text:p text:style-name="P2"><text:s text:c="11"/>+---------------------------+---------------------------+</text:p>
      <text:p text:style-name="P2"/>
      <text:p text:style-name="P2">Truth-Tree Analysis</text:p>
      <text:p text:style-name="P2">===================</text:p>
      <text:p text:style-name="P2"/>
      <text:p text:style-name="P2"><text:s text:c="3"/>Truth-Tree Assessment of a Single WFF</text:p>
      <text:p text:style-name="P2"/>
      <text:p text:style-name="P2"><text:s text:c="9"/>============= <text:s text:c="2"/>============================ <text:s text:c="2"/>==========</text:p>
      <text:p text:style-name="P2"><text:s text:c="9"/>condition <text:s text:c="6"/>wff <text:s text:c="27"/>-wff</text:p>
      <text:p text:style-name="P2"><text:s text:c="9"/>============= <text:s text:c="2"/>============================ <text:s text:c="2"/>==========</text:p>
      <text:p text:style-name="P2"><text:s text:c="9"/>0 <text:s text:c="14"/>inconsistent <text:s text:c="18"/>validity</text:p>
      <text:p text:style-name="P2"><text:s text:c="9"/>1+ <text:s text:c="13"/>consistent <text:s text:c="20"/>contingent</text:p>
      <text:p text:style-name="P2"><text:s text:c="9"/>2+ <text:s text:c="13"/>validity or contingency <text:s text:c="7"/>contingent</text:p>
      <text:p text:style-name="P2"><text:s text:c="9"/>============= <text:s text:c="2"/>============================ <text:s text:c="2"/>==========</text:p>
      <text:p text:style-name="P2"/>
      <text:p text:style-name="P2"><text:s text:c="3"/>Truth-Tree Assessment of a set of WFFs</text:p>
      <text:p text:style-name="P2"/>
      <text:p text:style-name="P2"><text:s text:c="9"/>============= <text:s text:c="2"/>============================</text:p>
      <text:p text:style-name="P2"><text:s text:c="9"/>condition <text:s text:c="6"/>wff Set</text:p>
      <text:p text:style-name="P2"><text:s text:c="9"/>============= <text:s text:c="2"/>============================</text:p>
      <text:p text:style-name="P2"><text:s text:c="9"/>0 <text:s text:c="14"/>inconsistent</text:p>
      <text:p text:style-name="P2"><text:s text:c="9"/>1+ <text:s text:c="13"/>consistent</text:p>
      <text:p text:style-name="P2"><text:s text:c="9"/>============= <text:s text:c="2"/>============================</text:p>
      <text:p text:style-name="P2"/>
      <text:p text:style-name="P2"><text:s text:c="3"/>Truth-Tree Assessment of a Sequent</text:p>
      <text:p text:style-name="P2"/>
      <text:p text:style-name="P2"><text:s text:c="9"/>============= <text:s text:c="2"/>============================</text:p>
      <text:p text:style-name="P2"><text:s text:c="9"/>Condition <text:s text:c="6"/>Premises &amp; -Conclusion</text:p>
      <text:p text:style-name="P2"><text:s text:c="9"/>============= <text:s text:c="2"/>============================</text:p>
      <text:p text:style-name="P2"><text:s text:c="9"/>0 <text:s/>open paths <text:s text:c="2"/>valid</text:p>
      <text:p text:style-name="P2"><text:s text:c="9"/>1+ open paths <text:s text:c="2"/>Invalid w/ counterexamples</text:p>
      <text:p text:style-name="P2"><text:s text:c="9"/>============= <text:s text:c="2"/>============================</text:p>
      <text:p text:style-name="P2"/>
      <text:p text:style-name="P2"/>
      <text:p text:style-name="P2">=====================================</text:p>
      <text:p text:style-name="P2">Appendix B: Combined Logic &amp; Calculus</text:p>
      <text:p text:style-name="P2">=====================================</text:p>
      <text:p text:style-name="P2"/>
      <text:p text:style-name="P2"/>
      <text:p text:style-name="P2">------------------</text:p>
      <text:p text:style-name="P2">Regarding Notation</text:p>
      <text:p text:style-name="P2">------------------</text:p>
      <text:p text:style-name="P2"/>
      <text:p text:style-name="P2"><text:s text:c="3"/>The following notations are used in the formal descriptions that follow.</text:p>
      <text:p text:style-name="P2"/>
      <text:p text:style-name="P2"><text:s text:c="3"/>A capital Greek letter (Φ, Ψ, Θ, Δ, etc.) denotes any arbitrary formula,</text:p>
      <text:p text:style-name="P2"><text:s text:c="3"/>and a lower case Greek letter (α, β, δ, etc.) denotes any arbitrary</text:p>
      <text:p text:style-name="P2"><text:s text:c="3"/>object symbol.</text:p>
      <text:p text:style-name="P2"/>
      <text:p text:style-name="P2"><text:soft-page-break/><text:s text:c="3"/>Φ(Ψ) denotes a wff Φ contains one or more occurrences of a sub-wff Ψ.</text:p>
      <text:p text:style-name="P2"/>
      <text:p text:style-name="P2"><text:s text:c="3"/>Φ(Θ/Ψ) denotes the result of replacing one or more occurrences of Ψ in Φ</text:p>
      <text:p text:style-name="P2"><text:s text:c="3"/>with Θ. <text:s/>Θ/Ψ is read, "Θ replaced one or more occurrences of Ψ".</text:p>
      <text:p text:style-name="P2"/>
      <text:p text:style-name="P2"><text:s text:c="3"/>Φ(Θ//Ψ) like above but indicates replacing all occurrences of Ψ in Φ with</text:p>
      <text:p text:style-name="P2"><text:s text:c="3"/>Θ. <text:s/>Θ//Ψ is read, "Θ replaced all occurrences of Ψ"</text:p>
      <text:p text:style-name="P2"/>
      <text:p text:style-name="P2"><text:s text:c="3"/>Φ(β),Φ(α/β),Φ(α//β), similar to the above but α and β are object symbols.</text:p>
      <text:p text:style-name="P2"/>
      <text:p text:style-name="P2"><text:s text:c="3"/>( Φ ⊢ Ψ ), denotes a subproof with hypothesis Φ concluding with Ψ.</text:p>
      <text:p text:style-name="P2"/>
      <text:p text:style-name="P2"><text:s text:c="3"/>[ ... ] denotes that the enclosed must exist, be defined or proved</text:p>
      <text:p text:style-name="P2"><text:s text:c="3"/>elsewhere (external to the current proof).</text:p>
      <text:p text:style-name="P2"/>
      <text:p text:style-name="P2"/>
      <text:p text:style-name="P2">Lexemes</text:p>
      <text:p text:style-name="P2">=======</text:p>
      <text:p text:style-name="P2"/>
      <text:p text:style-name="P2"><text:s text:c="3"/>Non-Logical Symbols</text:p>
      <text:p text:style-name="P2"><text:s text:c="6"/>Object symbols</text:p>
      <text:p text:style-name="P2"><text:s text:c="9"/>constants: <text:s text:c="11"/>a...t</text:p>
      <text:p text:style-name="P2"><text:s text:c="9"/>variables: <text:s text:c="11"/>u...z</text:p>
      <text:p text:style-name="P2"><text:s text:c="9"/>functions: <text:s text:c="11"/>a(x)...z(x)</text:p>
      <text:p text:style-name="P2"><text:s text:c="6"/>Predicate Symbols</text:p>
      <text:p text:style-name="P2"><text:s text:c="9"/>constants: <text:s text:c="11"/>A...T, =</text:p>
      <text:p text:style-name="P2"><text:s text:c="9"/>variables: <text:s text:c="11"/>U...Z</text:p>
      <text:p text:style-name="P2"><text:s text:c="6"/>Association Symbols: <text:s text:c="4"/>(, )</text:p>
      <text:p text:style-name="P2"/>
      <text:p text:style-name="P2"/>
      <text:p text:style-name="P2"><text:s text:c="3"/>Logical Symbols</text:p>
      <text:p text:style-name="P2"><text:s text:c="6"/>Truth-Function Symbols: <text:s/>-, ∧, ∨, →, ↔</text:p>
      <text:p text:style-name="P2"><text:s text:c="6"/>Quantifiers</text:p>
      <text:p text:style-name="P2"><text:s text:c="9"/>universal: <text:s text:c="11"/>∀</text:p>
      <text:p text:style-name="P2"><text:s text:c="9"/>existential: <text:s text:c="9"/>∃</text:p>
      <text:p text:style-name="P2"/>
      <text:p text:style-name="P2">Grammar</text:p>
      <text:p text:style-name="P2">=======</text:p>
      <text:p text:style-name="P2"/>
      <text:p text:style-name="P2">Formation Rules</text:p>
      <text:p text:style-name="P2">---------------</text:p>
      <text:p text:style-name="P2"/>
      <text:p text:style-name="P2"><text:s text:c="3"/>An ATOMIC FORMULA is a constant predicate symbol followed by zero or more</text:p>
      <text:p text:style-name="P2"><text:s text:c="3"/>constant object symbols; or 'α=β' (where α,β are constant object symbols;</text:p>
      <text:p text:style-name="P2"><text:s text:c="3"/>and could be the same symbol). <text:s/>A constant object may also consist of a</text:p>
      <text:p text:style-name="P2"><text:s text:c="3"/>function symbol with some constant object argument since constant functions</text:p>
      <text:p text:style-name="P2"><text:s text:c="3"/>are just constant objects. <text:s/>Functions can also be composed (take functions</text:p>
      <text:p text:style-name="P2"><text:s text:c="3"/>as arguments).</text:p>
      <text:p text:style-name="P2"/>
      <text:p text:style-name="P2"><text:s text:c="3"/>1. <text:s/>Every atomic formula is a wff;</text:p>
      <text:p text:style-name="P2"><text:s text:c="3"/>2. <text:s/>if Φ is a wff, then so is -Φ;</text:p>
      <text:p text:style-name="P2"><text:s text:c="3"/>3. <text:s/>if Φ,Ψ are wffs, then so are (Φ ∧ Ψ), (Φ ∨ Ψ), (Φ → Ψ), (Φ ↔ Ψ);</text:p>
      <text:p text:style-name="P2"><text:s text:c="3"/>4. <text:s/>if Φ(α) (α a is some constant object symbol) is a wff,</text:p>
      <text:p text:style-name="P2"><text:s text:c="7"/>then ∀xΦ(x/α) and ∃xΦ(x/α) are wffs (where x is new to Φ).</text:p>
      <text:p text:style-name="P2"><text:s text:c="3"/>5. <text:s/>if Φ(Ψ) (Φ,Ψ are constant predicates) is a wff, then ∀VΦ(V/Ψ) and</text:p>
      <text:p text:style-name="P2"><text:s text:c="7"/>∃VΦ(V/Ψ) are wffs where V is a variable predicate symbol and</text:p>
      <text:p text:style-name="P2"><text:s text:c="7"/>V is new to Φ.</text:p>
      <text:p text:style-name="P2"><text:s text:c="3"/>6. <text:s/>Nothing else is a wff.</text:p>
      <text:p text:style-name="P2"/>
      <text:p text:style-name="P2"><text:soft-page-break/>Definitions</text:p>
      <text:p text:style-name="P2">-----------</text:p>
      <text:p text:style-name="P2"/>
      <text:p text:style-name="P2"><text:s text:c="3"/>Definition Schema</text:p>
      <text:p text:style-name="P2"/>
      <text:p text:style-name="P2"><text:s text:c="9"/>⊥ <text:s/>=df <text:s/>(P ∧ -P)</text:p>
      <text:p text:style-name="P2"/>
      <text:p text:style-name="P2">Primitive Inference Rules</text:p>
      <text:p text:style-name="P2">=========================</text:p>
      <text:p text:style-name="P2"/>
      <text:p text:style-name="P2"><text:s text:c="3"/>================================ <text:s/>=========================================</text:p>
      <text:p text:style-name="P2"><text:s text:c="3"/>Name (Abbreviation) <text:s text:c="14"/>Rule</text:p>
      <text:p text:style-name="P2"><text:s text:c="3"/>================================ <text:s/>=========================================</text:p>
      <text:p text:style-name="P2"><text:s text:c="3"/>Assumption (A) <text:s text:c="19"/>Introduce a premise at any step.</text:p>
      <text:p text:style-name="P2"/>
      <text:p text:style-name="P2"><text:s text:c="3"/>Hypothesis (H) <text:s text:c="19"/>Introduce a hypothesis at any step</text:p>
      <text:p text:style-name="P2"><text:s text:c="37"/>provided it begins a new subproof.</text:p>
      <text:p text:style-name="P2"/>
      <text:p text:style-name="P2"><text:s text:c="3"/>Axiom (Ax) <text:s text:c="23"/>Introduce an axiom at any step.</text:p>
      <text:p text:style-name="P2"/>
      <text:p text:style-name="P2"><text:s text:c="3"/>Negation Elimination (-E) <text:s text:c="8"/>From --Φ, infer Φ.</text:p>
      <text:p text:style-name="P2"/>
      <text:p text:style-name="P2"><text:s text:c="3"/>Negation Introduction (-I) <text:s text:c="7"/>From a subproof with hypothesis Φ</text:p>
      <text:p text:style-name="P2"><text:s text:c="6"/>Reductio ad absurdum (RAA) <text:s text:c="4"/>ending in (Ψ ∧ -Ψ), close the subproof,</text:p>
      <text:p text:style-name="P2"><text:s text:c="6"/>Proof by Contradiction (PBC) <text:s text:c="2"/>and infer -Φ.</text:p>
      <text:p text:style-name="P2"><text:s text:c="6"/>Indirect Proof (IP)</text:p>
      <text:p text:style-name="P2"/>
      <text:p text:style-name="P2"><text:s text:c="3"/>Conjunction Elimination (∧E) <text:s text:c="5"/>From Φ ∧ Ψ, infer Φ, or infer Ψ.</text:p>
      <text:p text:style-name="P2"><text:s text:c="6"/>Simplification (Simp)</text:p>
      <text:p text:style-name="P2"/>
      <text:p text:style-name="P2"><text:s text:c="3"/>Conjunction (∧I) <text:s text:c="17"/>From Φ and Ψ, infer Φ ∧ Ψ,</text:p>
      <text:p text:style-name="P2"><text:s text:c="37"/>or infer Ψ ∧ Φ.</text:p>
      <text:p text:style-name="P2"/>
      <text:p text:style-name="P2"><text:s text:c="3"/>Disjunction Elimination (∨E) <text:s text:c="5"/>From Φ ∨ Ψ, Φ → Θ and Ψ → Θ, infer Θ.</text:p>
      <text:p text:style-name="P2"><text:s text:c="6"/>Proof by Cases (PBC)</text:p>
      <text:p text:style-name="P2"/>
      <text:p text:style-name="P2"><text:s text:c="3"/>Disjunction Introduction (∨I) <text:s text:c="4"/>From Φ, infer Φ ∨ Ψ, or infer Ψ ∨ Φ.</text:p>
      <text:p text:style-name="P2"><text:s text:c="6"/>Addition (Add)</text:p>
      <text:p text:style-name="P2"/>
      <text:p text:style-name="P2"><text:s text:c="3"/>Conditional Elimination (→ E) <text:s text:c="4"/>From Φ → Ψ and Φ, infer Ψ.</text:p>
      <text:p text:style-name="P2"><text:s text:c="6"/>Modus Ponens (MP)</text:p>
      <text:p text:style-name="P2"/>
      <text:p text:style-name="P2"><text:s text:c="3"/>Conditional Introduction (→ I) <text:s text:c="3"/>From a subproof with hypothesis Φ</text:p>
      <text:p text:style-name="P2"><text:s text:c="6"/>Conditional Proof (CP) <text:s text:c="8"/>and ending Ψ, close the subproof,</text:p>
      <text:p text:style-name="P2"><text:s text:c="37"/>and infer Ψ → Φ.</text:p>
      <text:p text:style-name="P2"/>
      <text:p text:style-name="P2"><text:s text:c="3"/>Biconditional Elimination (↔ E) <text:s text:c="2"/>From Φ ↔ Ψ, infer Φ → Ψ,</text:p>
      <text:p text:style-name="P2"><text:s text:c="37"/>or infer Ψ → Φ.</text:p>
      <text:p text:style-name="P2"/>
      <text:p text:style-name="P2"><text:s text:c="3"/>Biconditional Introduction (↔ I) <text:s/>From Φ → Ψ and Ψ → Φ, infer Φ ↔ Ψ</text:p>
      <text:p text:style-name="P2"/>
      <text:p text:style-name="P2"><text:s text:c="3"/>Equivalence Substitution (EQ) <text:s text:c="4"/>From [ Φ ↔ Ψ ], and Θ(Φ), infer Θ(Ψ/Φ);</text:p>
      <text:p text:style-name="P2"><text:s text:c="37"/>or from [ Φ ↔ Ψ ] and Θ(Ψ),</text:p>
      <text:p text:style-name="P2"><text:s text:c="37"/>infer Θ(Φ/Ψ).</text:p>
      <text:p text:style-name="P2"/>
      <text:p text:style-name="P2"><text:s text:c="3"/>-------------------------------- <text:s/>-----------------------------------------</text:p>
      <text:p text:style-name="P2"/>
      <text:p text:style-name="P2"><text:s text:c="3"/>Definition Substitution (DEF) <text:s text:c="4"/>From [ Φ =df Ψ ], Θ(Φ), infer Θ(Ψ/Φ);</text:p>
      <text:p text:style-name="P2"><text:s text:c="37"/>and [ Φ =df Ψ ], Θ(Ψ), infer Θ(Φ/Ψ).</text:p>
      <text:p text:style-name="P2"><text:soft-page-break/></text:p>
      <text:p text:style-name="P2"><text:s text:c="3"/>-------------------------------- <text:s/>-----------------------------------------</text:p>
      <text:p text:style-name="P2"/>
      <text:p text:style-name="P2"><text:s text:c="3"/>Universal Elimination (∀E) <text:s text:c="7"/>From ∀xP infer P(α//x);</text:p>
      <text:p text:style-name="P2"><text:s text:c="37"/>where α is any constant object.</text:p>
      <text:p text:style-name="P2"/>
      <text:p text:style-name="P2"><text:s text:c="3"/>Universal Introduction (∀I) <text:s text:c="6"/>From a subproof with hypothesis [α] and</text:p>
      <text:p text:style-name="P2"><text:s text:c="37"/>ending Ψ(α), close the subproof and</text:p>
      <text:p text:style-name="P2"><text:s text:c="37"/>infer ∀xΨ(x//α); where α is new.</text:p>
      <text:p text:style-name="P2"><text:s text:c="36"/></text:p>
      <text:p text:style-name="P2"><text:s text:c="3"/>Existential Elimination (∃E) <text:s text:c="5"/>From ∃xΦ(x), and a subproof with</text:p>
      <text:p text:style-name="P2"><text:s text:c="37"/>hypothesis [α] Φ(α//x) and ending Ψ,</text:p>
      <text:p text:style-name="P2"><text:s text:c="37"/>close the subproof and infer Ψ;</text:p>
      <text:p text:style-name="P2"><text:s text:c="37"/>where α is new. <text:s/>Ψ mustn't contain α.</text:p>
      <text:p text:style-name="P2"/>
      <text:p text:style-name="P2"><text:s text:c="3"/>Existential Introduction (∃I) <text:s text:c="4"/>From Φ(α), infer ∃xΦ(x/α)</text:p>
      <text:p text:style-name="P2"/>
      <text:p text:style-name="P2"><text:s text:c="3"/>-------------------------------- <text:s/>-----------------------------------------</text:p>
      <text:p text:style-name="P2"/>
      <text:p text:style-name="P2"><text:s text:c="3"/>Identity Elimination (=E) <text:s text:c="8"/>From α=β, and Φ(α) infer Φ(β/α).</text:p>
      <text:p text:style-name="P2"/>
      <text:p text:style-name="P2"><text:s text:c="3"/>Identity Introduction (=I) <text:s text:c="7"/>Introduce α=α (for any constant α)</text:p>
      <text:p text:style-name="P2"><text:s text:c="37"/>as a new line in the proof.</text:p>
      <text:p text:style-name="P2"/>
      <text:p text:style-name="P2"><text:s text:c="3"/>-------------------------------- <text:s/>-----------------------------------------</text:p>
      <text:p text:style-name="P2"/>
      <text:p text:style-name="P2"><text:s text:c="3"/>Mathematical Induction (MInd) <text:s text:c="4"/>from P0 and ∀x(Px → Psx), infer ∀xPx</text:p>
      <text:p text:style-name="P2"><text:s text:c="3"/>================================ <text:s/>=========================================</text:p>
      <text:p text:style-name="P2"/>
      <text:p text:style-name="P2"><text:s text:c="6"/>+-------------------------------+-------------------------------+</text:p>
      <text:p text:style-name="P2"><text:s text:c="6"/>| ============================= | ============================= |</text:p>
      <text:p text:style-name="P2"><text:s text:c="6"/>| <text:s/>Assumption (A) <text:s text:c="14"/>| <text:s/>Hypothesis (H) <text:s text:c="14"/>|</text:p>
      <text:p text:style-name="P2"><text:s text:c="6"/>| ============================= | ============================= |</text:p>
      <text:p text:style-name="P2"><text:s text:c="6"/>| <text:s text:c="30"/>| <text:s text:c="30"/>|</text:p>
      <text:p text:style-name="P2"><text:s text:c="6"/>| <text:s/>--- <text:s text:c="25"/>| <text:s/>------- <text:s text:c="21"/>|</text:p>
      <text:p text:style-name="P2"><text:s text:c="6"/>| <text:s text:c="2"/>Φ <text:s text:c="2"/>(Φ is a premise) <text:s text:c="7"/>| <text:s text:c="2"/>| <text:s text:c="2"/>Φ <text:s text:c="2"/>(Φ is a hypothesis) |</text:p>
      <text:p text:style-name="P2"><text:s text:c="6"/>| <text:s text:c="30"/>| <text:s text:c="30"/>|</text:p>
      <text:p text:style-name="P2"><text:s text:c="6"/>| ============================= | ============================= |</text:p>
      <text:p text:style-name="P2"><text:s text:c="6"/>| <text:s/>Negation Elim (-E) <text:s text:c="10"/>| <text:s/>Negation Intro (-I) <text:s text:c="9"/>|</text:p>
      <text:p text:style-name="P2"><text:s text:c="6"/>| ============================= | ============================= |</text:p>
      <text:p text:style-name="P2"><text:s text:c="6"/>| <text:s text:c="2"/>--Φ <text:s text:c="24"/>| <text:s text:c="2"/>| <text:s text:c="2"/>Φ <text:s text:c="22"/>|</text:p>
      <text:p text:style-name="P2"><text:s text:c="6"/>| <text:s/>------- <text:s text:c="21"/>| <text:s text:c="2"/>| <text:s text:c="2"/>... <text:s text:c="20"/>|</text:p>
      <text:p text:style-name="P2"><text:s text:c="6"/>| <text:s text:c="2"/>Φ <text:s text:c="26"/>| <text:s text:c="2"/>| <text:s text:c="2"/>Ψ ∧ -Ψ <text:s text:c="17"/>|</text:p>
      <text:p text:style-name="P2"><text:s text:c="6"/>| <text:s text:c="30"/>| <text:s/>-------------- <text:s text:c="14"/>|</text:p>
      <text:p text:style-name="P2"><text:s text:c="6"/>| <text:s text:c="30"/>| <text:s text:c="2"/>-Φ <text:s text:c="25"/>|</text:p>
      <text:p text:style-name="P2"><text:s text:c="6"/>| <text:s text:c="30"/>| <text:s text:c="30"/>|</text:p>
      <text:p text:style-name="P2"><text:s text:c="6"/>| ============================= | ============================= |</text:p>
      <text:p text:style-name="P2"><text:s text:c="6"/>| <text:s/>Conjunction Elim (∧E) <text:s text:c="7"/>| <text:s/>Conjunction Intro (∧I) <text:s text:c="6"/>|</text:p>
      <text:p text:style-name="P2"><text:s text:c="6"/>| ============================= | ============================= |</text:p>
      <text:p text:style-name="P2"><text:s text:c="6"/>| <text:s text:c="2"/>Φ ∧ Ψ <text:s text:c="3"/>Φ ∧ Ψ <text:s text:c="13"/>| <text:s text:c="2"/>Φ <text:s text:c="7"/>Φ <text:s text:c="17"/>|</text:p>
      <text:p text:style-name="P2"><text:s text:c="6"/>| <text:s/>------- <text:s/>------- <text:s text:c="12"/>| <text:s text:c="2"/>Ψ <text:s text:c="7"/>Ψ <text:s text:c="17"/>|</text:p>
      <text:p text:style-name="P2"><text:s text:c="6"/>| <text:s text:c="2"/>Φ <text:s text:c="7"/>Ψ <text:s text:c="17"/>| <text:s/>------- <text:s/>------- <text:s text:c="12"/>|</text:p>
      <text:p text:style-name="P2"><text:s text:c="6"/>| <text:s text:c="30"/>| <text:s text:c="2"/>Φ ∧ Ψ <text:s text:c="3"/>Ψ ∧ Φ <text:s text:c="13"/>|</text:p>
      <text:p text:style-name="P2"><text:s text:c="6"/>| <text:s text:c="30"/>| <text:s text:c="30"/>|</text:p>
      <text:p text:style-name="P2"><text:s text:c="6"/>| ============================= | ============================= |</text:p>
      <text:p text:style-name="P2"><text:s text:c="6"/>| <text:s/>Disjunction Elim (∨E) <text:s text:c="7"/>| <text:s/>Disjunction Intro (∨I) <text:s text:c="6"/>|</text:p>
      <text:p text:style-name="P2"><text:s text:c="6"/>| ============================= | ============================= |</text:p>
      <text:p text:style-name="P2"><text:s text:c="6"/>| <text:s text:c="2"/>Φ ∨ Ψ <text:s text:c="22"/>| <text:s text:c="2"/>Φ <text:s text:c="7"/>Φ <text:s text:c="17"/>|</text:p>
      <text:p text:style-name="P2"><text:s text:c="6"/>| <text:s text:c="2"/>Φ → Θ <text:s text:c="22"/>| <text:s/>------- <text:s/>------- <text:s text:c="12"/>|</text:p>
      <text:p text:style-name="P2"><text:soft-page-break/><text:s text:c="6"/>| <text:s text:c="2"/>Ψ → Θ <text:s text:c="22"/>| <text:s text:c="2"/>Φ ∨ Ψ <text:s text:c="3"/>Ψ ∨ Φ <text:s text:c="13"/>|</text:p>
      <text:p text:style-name="P2"><text:s text:c="6"/>| <text:s/>-------- <text:s text:c="20"/>| <text:s text:c="30"/>|</text:p>
      <text:p text:style-name="P2"><text:s text:c="6"/>| <text:s text:c="2"/>Θ <text:s text:c="26"/>| <text:s text:c="3"/>(Ψ is any wff whatever) <text:s text:c="3"/>|</text:p>
      <text:p text:style-name="P2"><text:s text:c="6"/>| <text:s text:c="30"/>| <text:s text:c="30"/>|</text:p>
      <text:p text:style-name="P2"><text:s text:c="6"/>| ============================= | ============================= |</text:p>
      <text:p text:style-name="P2"><text:s text:c="6"/>| <text:s/>Conditional Elim (→ E) <text:s text:c="6"/>| <text:s/>Conditional Intro (→ I) <text:s text:c="5"/>|</text:p>
      <text:p text:style-name="P2"><text:s text:c="6"/>| ============================= | ============================= |</text:p>
      <text:p text:style-name="P2"><text:s text:c="6"/>| <text:s text:c="2"/>Φ → Ψ <text:s text:c="22"/>| <text:s text:c="2"/>| <text:s text:c="2"/>Φ <text:s text:c="22"/>|</text:p>
      <text:p text:style-name="P2"><text:s text:c="6"/>| <text:s text:c="2"/>Φ <text:s text:c="26"/>| <text:s text:c="2"/>| <text:s text:c="2"/>... <text:s text:c="20"/>|</text:p>
      <text:p text:style-name="P2"><text:s text:c="6"/>| <text:s/>--------- <text:s text:c="19"/>| <text:s text:c="2"/>| <text:s text:c="2"/>Ψ <text:s text:c="22"/>|</text:p>
      <text:p text:style-name="P2"><text:s text:c="6"/>| <text:s text:c="2"/>Ψ <text:s text:c="26"/>| <text:s/>--------- <text:s text:c="19"/>|</text:p>
      <text:p text:style-name="P2"><text:s text:c="6"/>| <text:s text:c="30"/>| <text:s text:c="2"/>Φ → Ψ <text:s text:c="22"/>|</text:p>
      <text:p text:style-name="P2"><text:s text:c="6"/>| <text:s text:c="30"/>| <text:s text:c="30"/>|</text:p>
      <text:p text:style-name="P2"><text:s text:c="6"/>| ============================= | ============================= |</text:p>
      <text:p text:style-name="P2"><text:s text:c="6"/>| <text:s/>Biconditional Elim (↔ E) <text:s text:c="4"/>| <text:s/>Biconditional Intro (↔ I) <text:s text:c="3"/>|</text:p>
      <text:p text:style-name="P2"><text:s text:c="6"/>| ============================= | ============================= |</text:p>
      <text:p text:style-name="P2"><text:s text:c="6"/>| <text:s text:c="2"/>Φ ↔ Ψ <text:s text:c="5"/>Φ ↔ Ψ <text:s text:c="11"/>| <text:s text:c="2"/>Φ → Ψ <text:s text:c="5"/>Φ → Ψ <text:s text:c="11"/>|</text:p>
      <text:p text:style-name="P2"><text:s text:c="6"/>| <text:s/>------- <text:s text:c="3"/>--------- <text:s text:c="8"/>| <text:s text:c="2"/>Ψ → Φ <text:s text:c="5"/>Ψ → Φ <text:s text:c="11"/>|</text:p>
      <text:p text:style-name="P2"><text:s text:c="6"/>| <text:s text:c="2"/>Φ → Ψ <text:s text:c="5"/>Ψ → Φ <text:s text:c="11"/>| <text:s/>--------- <text:s/>--------- <text:s text:c="8"/>|</text:p>
      <text:p text:style-name="P2"><text:s text:c="6"/>| <text:s text:c="30"/>| <text:s text:c="2"/>Φ ↔ Ψ <text:s text:c="5"/>Ψ ↔ Φ <text:s text:c="11"/>|</text:p>
      <text:p text:style-name="P2"><text:s text:c="6"/>| <text:s text:c="30"/>| <text:s text:c="30"/>|</text:p>
      <text:p text:style-name="P2"><text:s text:c="6"/>| ============================= | ============================= |</text:p>
      <text:p text:style-name="P2"><text:s text:c="6"/>| <text:s/>Equivalence Subst (EQ) <text:s text:c="6"/>| <text:s/>Definition (DEF) <text:s text:c="12"/>|</text:p>
      <text:p text:style-name="P2"><text:s text:c="6"/>| ============================= | ============================= |</text:p>
      <text:p text:style-name="P2"><text:s text:c="6"/>| <text:s text:c="2"/>[ Φ ↔ Ψ ] <text:s text:c="5"/>[ Φ ↔ Ψ ] <text:s text:c="3"/>| <text:s/>[ Φ =df Ψ ] <text:s text:c="3"/>[ Φ =df Ψ ] <text:s text:c="2"/>|</text:p>
      <text:p text:style-name="P2"><text:s text:c="6"/>| <text:s text:c="2"/>Θ(Φ) <text:s text:c="10"/>Θ(Ψ) <text:s text:c="8"/>| <text:s/>Θ(Φ) <text:s text:c="10"/>Θ(Ψ) <text:s text:c="9"/>|</text:p>
      <text:p text:style-name="P2"><text:s text:c="6"/>| <text:s/>------------- <text:s/>------------- | ------------- <text:s/>------------- <text:s/>|</text:p>
      <text:p text:style-name="P2"><text:s text:c="6"/>| <text:s text:c="2"/>Θ(Ψ/Φ) <text:s text:c="8"/>Θ(Φ/Ψ) <text:s text:c="6"/>| <text:s/>Θ(Ψ/Φ) <text:s text:c="8"/>Θ(Φ/Ψ) <text:s text:c="7"/>|</text:p>
      <text:p text:style-name="P2"><text:s text:c="6"/>| <text:s text:c="30"/>| <text:s text:c="30"/>|</text:p>
      <text:p text:style-name="P2"><text:s text:c="6"/>| <text:s text:c="30"/>| <text:s text:c="30"/>|</text:p>
      <text:p text:style-name="P2"><text:s text:c="6"/>| ============================= | ============================= |</text:p>
      <text:p text:style-name="P2"><text:s text:c="6"/>| <text:s/>Universal Elim (∀E) <text:s text:c="9"/>| <text:s/>Universal Intro (∀I) <text:s text:c="8"/>|</text:p>
      <text:p text:style-name="P2"><text:s text:c="6"/>| ============================= | ============================= |</text:p>
      <text:p text:style-name="P2"><text:s text:c="6"/>| <text:s text:c="2"/>∀x:Φ <text:s text:c="23"/>| <text:s text:c="2"/>|[α] <text:s text:c="4"/>(new α) <text:s text:c="11"/>|</text:p>
      <text:p text:style-name="P2"><text:s text:c="6"/>| <text:s/>-------- <text:s text:c="20"/>| <text:s text:c="2"/>| <text:s text:c="2"/>... <text:s text:c="20"/>|</text:p>
      <text:p text:style-name="P2"><text:s text:c="6"/>| <text:s text:c="2"/>Φ(α/x) <text:s/>(any α) <text:s text:c="12"/>| <text:s text:c="2"/>| <text:s text:c="2"/>Ψ(α) <text:s text:c="19"/>|</text:p>
      <text:p text:style-name="P2"><text:s text:c="6"/>| <text:s text:c="30"/>| <text:s/>------------ <text:s text:c="16"/>|</text:p>
      <text:p text:style-name="P2"><text:s text:c="6"/>| <text:s text:c="30"/>| <text:s text:c="2"/>∀x:Ψ(x//α) <text:s text:c="17"/>|</text:p>
      <text:p text:style-name="P2"><text:s text:c="6"/>| <text:s text:c="30"/>| <text:s text:c="30"/>|</text:p>
      <text:p text:style-name="P2"><text:s text:c="6"/>| ============================= | ============================= |</text:p>
      <text:p text:style-name="P2"><text:s text:c="6"/>| <text:s/>Existential Elim (∃E) <text:s text:c="7"/>| <text:s/>Existential Intro (∃I) <text:s text:c="6"/>|</text:p>
      <text:p text:style-name="P2"><text:s text:c="6"/>| ============================= | ============================= |</text:p>
      <text:p text:style-name="P2"><text:s text:c="6"/>| <text:s text:c="2"/>∃xΦ(x) <text:s text:c="21"/>| <text:s text:c="2"/>Φ(α) <text:s text:c="23"/>|</text:p>
      <text:p text:style-name="P2"><text:s text:c="6"/>| <text:s text:c="2"/>|[α] Φ(α//x) <text:s/>(new α) <text:s text:c="6"/>| <text:s/>----------- <text:s text:c="17"/>|</text:p>
      <text:p text:style-name="P2"><text:s text:c="6"/>| <text:s text:c="2"/>| <text:s text:c="2"/>... <text:s text:c="20"/>| <text:s text:c="2"/>∃xΦ(x/α) <text:s text:c="19"/>|</text:p>
      <text:p text:style-name="P2"><text:s text:c="6"/>| <text:s text:c="2"/>| <text:s text:c="2"/>Ψ <text:s text:c="22"/>| <text:s text:c="30"/>|</text:p>
      <text:p text:style-name="P2"><text:s text:c="6"/>| <text:s/>--------------- <text:s text:c="13"/>| <text:s text:c="30"/>|</text:p>
      <text:p text:style-name="P2"><text:s text:c="6"/>| <text:s text:c="2"/>Ψ <text:s text:c="26"/>| <text:s text:c="30"/>|</text:p>
      <text:p text:style-name="P2"><text:s text:c="6"/>| <text:s text:c="30"/>| <text:s text:c="30"/>|</text:p>
      <text:p text:style-name="P2"><text:s text:c="6"/>| ============================= | ============================= |</text:p>
      <text:p text:style-name="P2"><text:s text:c="6"/>| <text:s/>Identity Elim (=E) <text:s text:c="10"/>| <text:s/>Identity Intro (=I) <text:s text:c="9"/>|</text:p>
      <text:p text:style-name="P2"><text:s text:c="6"/>| ============================= | ============================= |</text:p>
      <text:p text:style-name="P2"><text:s text:c="6"/>| <text:s text:c="2"/>α=β <text:s text:c="7"/>β=α <text:s text:c="13"/>| <text:s text:c="30"/>|</text:p>
      <text:p text:style-name="P2"><text:s text:c="6"/>| <text:s text:c="2"/>Φ(α) <text:s text:c="6"/>Φ(α) <text:s text:c="12"/>| <text:s/>----- <text:s text:c="23"/>|</text:p>
      <text:p text:style-name="P2"><text:s text:c="6"/>| <text:s/>-------- <text:s text:c="2"/>-------- <text:s text:c="9"/>| <text:s text:c="2"/>α=α <text:s text:c="4"/>α is any constant <text:s text:c="2"/>|</text:p>
      <text:p text:style-name="P2"><text:s text:c="6"/>| <text:s text:c="2"/>Φ(β/α) <text:s text:c="4"/>Φ(β/α) <text:s text:c="10"/>| <text:s text:c="30"/>|</text:p>
      <text:p text:style-name="P2"><text:s text:c="6"/>| <text:s text:c="30"/>| <text:s text:c="30"/>|</text:p>
      <text:p text:style-name="P2"><text:s text:c="6"/>| ============================= | ============================= |</text:p>
      <text:p text:style-name="P2"><text:s text:c="6"/>| <text:s/>Mathematical Induct (MInd) <text:s text:c="2"/>| <text:s/>Axiom (Ax) <text:s text:c="18"/>|</text:p>
      <text:p text:style-name="P2"><text:soft-page-break/><text:s text:c="6"/>| ============================= | ============================= |</text:p>
      <text:p text:style-name="P2"><text:s text:c="6"/>| <text:s text:c="2"/>P0 <text:s text:c="25"/>| <text:s text:c="30"/>|</text:p>
      <text:p text:style-name="P2"><text:s text:c="6"/>| <text:s text:c="2"/>∀x(Px → Psx) <text:s text:c="15"/>| <text:s/>--- <text:s text:c="25"/>|</text:p>
      <text:p text:style-name="P2"><text:s text:c="6"/>| <text:s/>--------------- <text:s text:c="13"/>| <text:s text:c="2"/>Φ <text:s text:c="6"/>(Φ is an axiom) <text:s text:c="4"/>|</text:p>
      <text:p text:style-name="P2"><text:s text:c="6"/>| <text:s text:c="2"/>∀xPx <text:s text:c="23"/>| <text:s text:c="30"/>|</text:p>
      <text:p text:style-name="P2"><text:s text:c="6"/>| <text:s text:c="30"/>| <text:s text:c="30"/>|</text:p>
      <text:p text:style-name="P2"><text:s text:c="6"/>+-------------------------------+-------------------------------+</text:p>
      <text:p text:style-name="P2"/>
      <text:p text:style-name="P2">Derived Inference Rules</text:p>
      <text:p text:style-name="P2">=======================</text:p>
      <text:p text:style-name="P2"/>
      <text:p text:style-name="P2"><text:s text:c="3"/>================================ <text:s/>=========================================</text:p>
      <text:p text:style-name="P2"><text:s text:c="3"/>Name/Alternate Names <text:s text:c="13"/>Sequent</text:p>
      <text:p text:style-name="P2"><text:s text:c="3"/>================================ <text:s/>=========================================</text:p>
      <text:p text:style-name="P2"><text:s text:c="3"/>Reiterate (RE) <text:s text:c="19"/>P <text:s/>⊢ <text:s/>P</text:p>
      <text:p text:style-name="P2"><text:s text:c="3"/>Falso Quodlibet (EFQ) <text:s text:c="12"/>P, -P <text:s/>⊢ <text:s/>Q <text:s text:c="3"/>(Q is any wff whatever)</text:p>
      <text:p text:style-name="P2"><text:s text:c="3"/>Modus Tollens (MT) <text:s text:c="15"/>P → Q, -Q <text:s/>⊢ <text:s/>-P</text:p>
      <text:p text:style-name="P2"><text:s text:c="3"/>Hypothetical Syllogism (HS) <text:s text:c="6"/>P → Q, Q → R <text:s/>⊢ <text:s/>P → R</text:p>
      <text:p text:style-name="P2"><text:s text:c="3"/>Absorption (Abs) <text:s text:c="17"/>P → Q <text:s/>⊢ <text:s/>P → (P ∧ Q)</text:p>
      <text:p text:style-name="P2"><text:s text:c="3"/>Constructive Dilemma (CD) <text:s text:c="8"/>P ∨ Q, P → R, Q → S <text:s/>⊢ <text:s/>R ∨ S</text:p>
      <text:p text:style-name="P2"><text:s text:c="3"/>Destructive Dilemma (DD) <text:s text:c="9"/>P → Q, R → S, -Q ∨ -S ⊢ -P ∨ -Q</text:p>
      <text:p text:style-name="P2"><text:s text:c="3"/>Disjunctive Syllogism (DS) <text:s text:c="7"/>P ∨ Q, -P <text:s/>⊢ <text:s/>Q</text:p>
      <text:p text:style-name="P2"><text:s text:c="3"/>Disjunctive Syllogism (DS) <text:s text:c="7"/>P ∨ Q, -Q <text:s/>⊢ <text:s/>P</text:p>
      <text:p text:style-name="P2"><text:s text:c="3"/>Theorem (THM) <text:s text:c="20"/>[ ⊢ P ] <text:s/>⊢ <text:s/>P</text:p>
      <text:p text:style-name="P2"/>
      <text:p text:style-name="P2"><text:s text:c="3"/>-------------------------------- <text:s/>-----------------------------------------</text:p>
      <text:p text:style-name="P2"/>
      <text:p text:style-name="P2"><text:s text:c="3"/>⊥ Introduction (⊥ I) <text:s text:c="13"/>P, -P <text:s/>⊢ <text:s/>⊥</text:p>
      <text:p text:style-name="P2"><text:s text:c="3"/>⊥ Elimination (⊥ E) <text:s text:c="14"/>(P ⊢ ⊥) <text:s/>⊢ <text:s/>-P</text:p>
      <text:p text:style-name="P2"><text:s text:c="3"/>================================ <text:s/>=========================================</text:p>
      <text:p text:style-name="P2"/>
      <text:p text:style-name="P2">Derived Equivalences</text:p>
      <text:p text:style-name="P2">====================</text:p>
      <text:p text:style-name="P2"/>
      <text:p text:style-name="P2"><text:s text:c="3"/>================================ <text:s/>=========================================</text:p>
      <text:p text:style-name="P2"><text:s text:c="3"/>Name/Alternate Names <text:s text:c="13"/>Sequent</text:p>
      <text:p text:style-name="P2"><text:s text:c="3"/>================================ <text:s/>=========================================</text:p>
      <text:p text:style-name="P2"><text:s text:c="3"/>Double Negation (DN) <text:s text:c="13"/>⊢ <text:s/>P ↔ --P</text:p>
      <text:p text:style-name="P2"><text:s text:c="3"/>Tautology (TAUT) <text:s text:c="17"/>⊢ <text:s/>P ↔ (P ∧ P)</text:p>
      <text:p text:style-name="P2"><text:s text:c="3"/>Tautology (TAUT) <text:s text:c="17"/>⊢ <text:s/>P ↔ (P ∨ P)</text:p>
      <text:p text:style-name="P2"><text:s text:c="3"/>Transposition (TRANS) <text:s text:c="12"/>⊢ <text:s/>(P → Q) ↔ (-Q → -P)</text:p>
      <text:p text:style-name="P2"><text:s text:c="3"/>Material Implication (MI) <text:s text:c="8"/>⊢ <text:s/>(P → Q) ↔ (-P ∨ Q)</text:p>
      <text:p text:style-name="P2"><text:s text:c="3"/>Association (ASSOC) <text:s text:c="14"/>⊢ <text:s/>(P ∧ (Q ∧ R)) ↔ ((P ∧ Q) ∧ R)</text:p>
      <text:p text:style-name="P2"><text:s text:c="3"/>Association (ASSOC) <text:s text:c="14"/>⊢ <text:s/>(P ∨ (Q ∨ R)) ↔ ((P ∨ Q) ∨ R)</text:p>
      <text:p text:style-name="P2"><text:s text:c="3"/>Commutation (COM) <text:s text:c="16"/>⊢ <text:s/>(P ∧ Q) ↔ (Q ∧ P)</text:p>
      <text:p text:style-name="P2"><text:s text:c="3"/>Commutation (COM) <text:s text:c="16"/>⊢ <text:s/>(P ∨ Q) ↔ (Q ∨ P)</text:p>
      <text:p text:style-name="P2"><text:s text:c="3"/>Exportation (EXP) <text:s text:c="16"/>⊢ <text:s/>((P ∧ Q) → R) ↔ (P → (Q → R))</text:p>
      <text:p text:style-name="P2"><text:s text:c="3"/>Distribution (DIST) <text:s text:c="14"/>⊢ <text:s/>(P ∧ (Q ∨ R)) ↔ ((P ∧ Q) ∨ (P ∧ R))</text:p>
      <text:p text:style-name="P2"><text:s text:c="3"/>Distribution (DIST) <text:s text:c="14"/>⊢ <text:s/>(P ∨ (Q ∧ R)) ↔ ((P ∨ Q) ∧ (P ∨ R))</text:p>
      <text:p text:style-name="P2"><text:s text:c="3"/>DeMorgan's law (DM) <text:s text:c="14"/>⊢ <text:s/>-(P ∧ Q) ↔ (-P ∨ -Q)</text:p>
      <text:p text:style-name="P2"><text:s text:c="3"/>DeMorgan's law (DM) <text:s text:c="14"/>⊢ <text:s/>-(P ∨ Q) ↔ (-P ∧ -Q)</text:p>
      <text:p text:style-name="P2"><text:s text:c="3"/>Material Equivalence (ME) <text:s text:c="8"/>⊢ <text:s/>(P ↔ Q) ↔ ((P → Q) ∧ (Q → P))</text:p>
      <text:p text:style-name="P2"><text:s text:c="3"/>Material Equivalence (ME) <text:s text:c="8"/>⊢ <text:s/>(P ↔ Q) ↔ ((P ∧ Q) ∨ (-P ∧ -Q))</text:p>
      <text:p text:style-name="P2"><text:s text:c="3"/>Dual <text:s text:c="29"/>⊢ <text:s/>-∀x-Φ ↔ ∃xΦ</text:p>
      <text:p text:style-name="P2"><text:s text:c="37"/>⊢ <text:s/>-∀xΦ ↔ ∃x-Φ</text:p>
      <text:p text:style-name="P2"><text:s text:c="37"/>⊢ <text:s/>∀x-Φ ↔ -∃xΦ</text:p>
      <text:p text:style-name="P2"><text:s text:c="37"/>⊢ <text:s/>∀xΦ ↔ -∃x-Φ</text:p>
      <text:p text:style-name="P2"><text:s text:c="3"/>================================ <text:s/>=========================================</text:p>
      <text:p text:style-name="P2"/>
      <text:p text:style-name="P2"><text:soft-page-break/></text:p>
      <text:p text:style-name="P2">==================================</text:p>
      <text:p text:style-name="P2">Appendix C: Proof of Derived Forms</text:p>
      <text:p text:style-name="P2">==================================</text:p>
      <text:p text:style-name="P2"/>
      <text:p text:style-name="P2">Important Derived Rules</text:p>
      <text:p text:style-name="P2">=======================</text:p>
      <text:p text:style-name="P2"/>
      <text:p text:style-name="P2">⊥ Inference Rules</text:p>
      <text:p text:style-name="P2">-----------------</text:p>
      <text:p text:style-name="P2"/>
      <text:p text:style-name="P2"><text:s text:c="3"/>⊥ Introduction (⊥ I): <text:s text:c="2"/>P, -P <text:s/>⊢ <text:s/>⊥</text:p>
      <text:p text:style-name="P2"><text:s text:c="3"/>Proof</text:p>
      <text:p text:style-name="P2"><text:s text:c="3"/>01. <text:s text:c="2"/>P <text:s text:c="23"/>A</text:p>
      <text:p text:style-name="P2"><text:s text:c="3"/>02. <text:s text:c="2"/>-P <text:s text:c="22"/>A</text:p>
      <text:p text:style-name="P2"><text:s text:c="3"/>03. <text:s text:c="2"/>P ∧ -P <text:s text:c="18"/>1,2 ∧I</text:p>
      <text:p text:style-name="P2"><text:s text:c="3"/>04. <text:s text:c="2"/>⊥ <text:s text:c="23"/>3 DEF ⊥</text:p>
      <text:p text:style-name="P2"><text:s text:c="3"/>QED</text:p>
      <text:p text:style-name="P2"/>
      <text:p text:style-name="P2"><text:s text:c="3"/>⊥ Elimination (⊥ E): <text:s text:c="2"/>(P ⊢ ⊥) <text:s/>⊢ <text:s/>-P</text:p>
      <text:p text:style-name="P2"><text:s text:c="3"/>Schematic Proof</text:p>
      <text:p text:style-name="P2"><text:s text:c="4"/>i. <text:s text:c="2"/>| <text:s text:c="2"/>P <text:s text:c="19"/>H (for →I)</text:p>
      <text:p text:style-name="P2"><text:s text:c="4"/>... <text:s/>| <text:s text:c="2"/>... <text:s text:c="17"/>...</text:p>
      <text:p text:style-name="P2"><text:s text:c="4"/>j. <text:s text:c="2"/>| <text:s text:c="2"/>⊥</text:p>
      <text:p text:style-name="P2"><text:s text:c="4"/>k. <text:s text:c="2"/>P → ⊥ <text:s text:c="19"/>i - j →I</text:p>
      <text:p text:style-name="P2"><text:s text:c="4"/>k+1. | <text:s text:c="2"/>P <text:s text:c="19"/>H (for -I)</text:p>
      <text:p text:style-name="P2"><text:s text:c="4"/>k+2. | <text:s text:c="2"/>⊥ <text:s text:c="19"/>k,k+1 →E</text:p>
      <text:p text:style-name="P2"><text:s text:c="4"/>k+3. | <text:s text:c="2"/>P ∧ -P <text:s text:c="14"/>k+2 DEF ⊥</text:p>
      <text:p text:style-name="P2"><text:s text:c="4"/>k+4. -P <text:s text:c="22"/>k+1 - k+3 -I</text:p>
      <text:p text:style-name="P2"><text:s text:c="4"/>QED</text:p>
      <text:p text:style-name="P2"/>
      <text:p text:style-name="P2">The Remaining Basic Derived Rules</text:p>
      <text:p text:style-name="P2">---------------------------------</text:p>
      <text:p text:style-name="P2"/>
      <text:p text:style-name="P2"><text:s text:c="3"/>Reiterate (RE): <text:s text:c="2"/>P <text:s text:c="2"/>⊢ <text:s text:c="2"/>P</text:p>
      <text:p text:style-name="P2"><text:s text:c="3"/>Proof</text:p>
      <text:p text:style-name="P2"><text:s text:c="3"/>01. <text:s text:c="2"/>P <text:s text:c="23"/>A</text:p>
      <text:p text:style-name="P2"><text:s text:c="3"/>02. <text:s text:c="2"/>P ∧ P <text:s text:c="19"/>1,1 ∧I</text:p>
      <text:p text:style-name="P2"><text:s text:c="3"/>03. <text:s text:c="2"/>P <text:s text:c="23"/>2 ∧E</text:p>
      <text:p text:style-name="P2"><text:s text:c="3"/>QED</text:p>
      <text:p text:style-name="P2"/>
      <text:p text:style-name="P2"><text:s text:c="3"/>Ex Falso Quodlibet (EFQ): <text:s text:c="2"/>P, -P <text:s/>⊢ <text:s/>Q</text:p>
      <text:p text:style-name="P2"><text:s text:c="3"/>Proof</text:p>
      <text:p text:style-name="P2"><text:s text:c="3"/>01. <text:s text:c="2"/>P <text:s text:c="23"/>A</text:p>
      <text:p text:style-name="P2"><text:s text:c="3"/>02. <text:s text:c="2"/>-P <text:s text:c="22"/>A</text:p>
      <text:p text:style-name="P2"><text:s text:c="3"/>03. <text:s text:c="2"/>| <text:s text:c="2"/>-Q <text:s text:c="18"/>H (for -I)</text:p>
      <text:p text:style-name="P2"><text:s text:c="3"/>04. <text:s text:c="2"/>| <text:s text:c="2"/>P ∧ -P <text:s text:c="14"/>1,2 ∧I</text:p>
      <text:p text:style-name="P2"><text:s text:c="3"/>05. <text:s text:c="2"/>--Q <text:s text:c="21"/>3-4 -I</text:p>
      <text:p text:style-name="P2"><text:s text:c="3"/>06. <text:s text:c="2"/>Q <text:s text:c="23"/>5 -E</text:p>
      <text:p text:style-name="P2"><text:s text:c="3"/>QED</text:p>
      <text:p text:style-name="P2"/>
      <text:p text:style-name="P2"><text:s text:c="3"/>Modus Tollens (MT): <text:s text:c="2"/>P → Q, -Q <text:s/>⊢ <text:s/>-P</text:p>
      <text:p text:style-name="P2"><text:s text:c="3"/>Proof</text:p>
      <text:p text:style-name="P2"><text:s text:c="3"/>01. <text:s text:c="2"/>P → Q <text:s text:c="19"/>A</text:p>
      <text:p text:style-name="P2"><text:s text:c="3"/>02. <text:s text:c="2"/>-Q <text:s text:c="22"/>A</text:p>
      <text:p text:style-name="P2"><text:s text:c="3"/>03. <text:s text:c="2"/>| <text:s text:c="2"/>P <text:s text:c="19"/>H (for -I)</text:p>
      <text:p text:style-name="P2"><text:s text:c="3"/>04. <text:s text:c="2"/>| <text:s text:c="2"/>Q <text:s text:c="19"/>1,3 →E</text:p>
      <text:p text:style-name="P2"><text:s text:c="3"/>05. <text:s text:c="2"/>| <text:s text:c="2"/>⊥ <text:s text:c="19"/>2,4 ⊥ I</text:p>
      <text:p text:style-name="P2"><text:s text:c="3"/>06. <text:s text:c="2"/>-P <text:s text:c="22"/>3-5 ⊥ E</text:p>
      <text:p text:style-name="P2"><text:soft-page-break/><text:s text:c="3"/>QED</text:p>
      <text:p text:style-name="P2"/>
      <text:p text:style-name="P2"><text:s text:c="3"/>Hypothetical Syllogism (HS): <text:s text:c="2"/>P → Q, Q → R <text:s/>⊢ <text:s/>P → R</text:p>
      <text:p text:style-name="P2"><text:s text:c="3"/>Proof</text:p>
      <text:p text:style-name="P2"><text:s text:c="3"/>01. <text:s text:c="2"/>P → Q <text:s text:c="19"/>A</text:p>
      <text:p text:style-name="P2"><text:s text:c="3"/>02. <text:s text:c="2"/>Q → R <text:s text:c="19"/>A</text:p>
      <text:p text:style-name="P2"><text:s text:c="3"/>03. <text:s text:c="2"/>| <text:s text:c="2"/>P <text:s text:c="19"/>H (for R)</text:p>
      <text:p text:style-name="P2"><text:s text:c="3"/>04. <text:s text:c="2"/>| <text:s text:c="2"/>Q <text:s text:c="19"/>1,3 →E</text:p>
      <text:p text:style-name="P2"><text:s text:c="3"/>05. <text:s text:c="2"/>| <text:s text:c="2"/>R <text:s text:c="19"/>2,4 →E</text:p>
      <text:p text:style-name="P2"><text:s text:c="3"/>06. <text:s text:c="2"/>P → R <text:s text:c="19"/>3-5 →I</text:p>
      <text:p text:style-name="P2"><text:s text:c="3"/>QED</text:p>
      <text:p text:style-name="P2"/>
      <text:p text:style-name="P2"><text:s text:c="3"/>Absorption (ABS): <text:s/>P → Q <text:s/>⊢ <text:s/>P → (P ∧ Q)</text:p>
      <text:p text:style-name="P2"><text:s text:c="3"/>Proof</text:p>
      <text:p text:style-name="P2"><text:s text:c="3"/>01. <text:s text:c="2"/>P → Q <text:s text:c="19"/>A</text:p>
      <text:p text:style-name="P2"><text:s text:c="3"/>02. <text:s text:c="2"/>| <text:s text:c="2"/>P <text:s text:c="19"/>H (for P ∧ Q)</text:p>
      <text:p text:style-name="P2"><text:s text:c="3"/>03. <text:s text:c="2"/>| <text:s text:c="2"/>Q <text:s text:c="19"/>1,2 →E</text:p>
      <text:p text:style-name="P2"><text:s text:c="3"/>04. <text:s text:c="2"/>| <text:s text:c="2"/>P ∧ Q <text:s text:c="15"/>2,3 ∧I</text:p>
      <text:p text:style-name="P2"><text:s text:c="3"/>05. <text:s text:c="2"/>P → (P ∧ Q) <text:s text:c="13"/>2-4 →I</text:p>
      <text:p text:style-name="P2"><text:s text:c="3"/>QED</text:p>
      <text:p text:style-name="P2"/>
      <text:p text:style-name="P2"><text:s text:c="3"/>Constructive Dilemma (CD): <text:s text:c="2"/>P ∨ Q, P → R, Q → S <text:s/>⊢ <text:s/>R ∨ S</text:p>
      <text:p text:style-name="P2"><text:s text:c="3"/>Proof</text:p>
      <text:p text:style-name="P2"><text:s text:c="3"/>01. <text:s text:c="2"/>P ∨ Q <text:s text:c="19"/>A</text:p>
      <text:p text:style-name="P2"><text:s text:c="3"/>02. <text:s text:c="2"/>P → R <text:s text:c="19"/>A</text:p>
      <text:p text:style-name="P2"><text:s text:c="3"/>03. <text:s text:c="2"/>Q → S <text:s text:c="19"/>A</text:p>
      <text:p text:style-name="P2"><text:s text:c="3"/>04. <text:s text:c="2"/>| <text:s text:c="2"/>P <text:s text:c="19"/>H (for →I)</text:p>
      <text:p text:style-name="P2"><text:s text:c="3"/>05. <text:s text:c="2"/>| <text:s text:c="2"/>R <text:s text:c="19"/>2,4 →E</text:p>
      <text:p text:style-name="P2"><text:s text:c="3"/>06. <text:s text:c="2"/>| <text:s text:c="2"/>R ∨ S <text:s text:c="15"/>5 ∨I</text:p>
      <text:p text:style-name="P2"><text:s text:c="3"/>07. <text:s text:c="2"/>P → (R ∨ S) <text:s text:c="13"/>4-6 →I</text:p>
      <text:p text:style-name="P2"><text:s text:c="3"/>08. <text:s text:c="2"/>| <text:s text:c="2"/>Q <text:s text:c="19"/>H (for →I)</text:p>
      <text:p text:style-name="P2"><text:s text:c="3"/>09. <text:s text:c="2"/>| <text:s text:c="2"/>S <text:s text:c="19"/>3,8 →E</text:p>
      <text:p text:style-name="P2"><text:s text:c="3"/>10. <text:s text:c="2"/>| <text:s text:c="2"/>R ∨ S <text:s text:c="15"/>9 ∨I</text:p>
      <text:p text:style-name="P2"><text:s text:c="3"/>11. <text:s text:c="2"/>Q → (R ∨ S) <text:s text:c="13"/>9-12 →I</text:p>
      <text:p text:style-name="P2"><text:s text:c="3"/>12. <text:s text:c="2"/>R ∨ S <text:s text:c="19"/>1,7,11 ∨E</text:p>
      <text:p text:style-name="P2"><text:s text:c="3"/>QED</text:p>
      <text:p text:style-name="P2"/>
      <text:p text:style-name="P2"><text:s text:c="3"/>Destructive Dilemma (DD): <text:s text:c="3"/>P → Q, R → S, -Q ∨ -S <text:s/>⊢ <text:s/>-P ∨ -R</text:p>
      <text:p text:style-name="P2"><text:s text:c="3"/>Proof</text:p>
      <text:p text:style-name="P2"><text:s text:c="3"/>01. <text:s text:c="2"/>P → Q <text:s text:c="19"/>A</text:p>
      <text:p text:style-name="P2"><text:s text:c="3"/>02. <text:s text:c="2"/>R → S <text:s text:c="19"/>A</text:p>
      <text:p text:style-name="P2"><text:s text:c="3"/>03. <text:s text:c="2"/>-Q ∨ -S <text:s text:c="17"/>A</text:p>
      <text:p text:style-name="P2"><text:s text:c="3"/>04. <text:s text:c="2"/>| <text:s text:c="2"/>-Q <text:s text:c="18"/>H (for →I)</text:p>
      <text:p text:style-name="P2"><text:s text:c="3"/>05. <text:s text:c="2"/>| <text:s text:c="2"/>-P <text:s text:c="18"/>1,4 MT</text:p>
      <text:p text:style-name="P2"><text:s text:c="3"/>06. <text:s text:c="2"/>| <text:s text:c="2"/>-P ∨ -R <text:s text:c="13"/>5 ∨I</text:p>
      <text:p text:style-name="P2"><text:s text:c="3"/>07. <text:s text:c="2"/>-Q → (-P ∨ -R) <text:s text:c="10"/>4-6 →I</text:p>
      <text:p text:style-name="P2"><text:s text:c="3"/>08. <text:s text:c="2"/>| <text:s text:c="2"/>-S <text:s text:c="18"/>H (for →I)</text:p>
      <text:p text:style-name="P2"><text:s text:c="3"/>09. <text:s text:c="2"/>| <text:s text:c="2"/>-R <text:s text:c="18"/>2,8 MT</text:p>
      <text:p text:style-name="P2"><text:s text:c="3"/>10. <text:s text:c="2"/>| <text:s text:c="2"/>-P ∨ -R <text:s text:c="13"/>9 ∨I</text:p>
      <text:p text:style-name="P2"><text:s text:c="3"/>11. <text:s text:c="2"/>-S → (-P ∨ -R) <text:s text:c="10"/>8-10 →I</text:p>
      <text:p text:style-name="P2"><text:s text:c="3"/>12. <text:s text:c="2"/>-P ∨ -R <text:s text:c="17"/>3,7,11 ∨E</text:p>
      <text:p text:style-name="P2"><text:s text:c="3"/>QED</text:p>
      <text:p text:style-name="P2"/>
      <text:p text:style-name="P2"><text:s text:c="3"/>Disjunctive Syllogism (DS): <text:s/>P ∨ Q, -P <text:s/>⊢ <text:s/>Q</text:p>
      <text:p text:style-name="P2"><text:s text:c="3"/>Proof</text:p>
      <text:p text:style-name="P2"><text:s text:c="3"/>01. <text:s text:c="2"/>P ∨ Q <text:s text:c="19"/>A</text:p>
      <text:p text:style-name="P2"><text:s text:c="3"/>02. <text:s text:c="2"/>-P <text:s text:c="22"/>A</text:p>
      <text:p text:style-name="P2"><text:s text:c="3"/>03. <text:s text:c="2"/>| <text:s text:c="2"/>P <text:s text:c="19"/>H (for →I)</text:p>
      <text:p text:style-name="P2"><text:s text:c="3"/>04. <text:s text:c="2"/>| <text:s text:c="2"/>Q <text:s text:c="19"/>2,3 EFQ</text:p>
      <text:p text:style-name="P2"><text:soft-page-break/><text:s text:c="3"/>05. <text:s text:c="2"/>P → Q <text:s text:c="19"/>3-4 →I</text:p>
      <text:p text:style-name="P2"><text:s text:c="3"/>06. <text:s text:c="2"/>| <text:s text:c="2"/>Q <text:s text:c="19"/>H (for →I)</text:p>
      <text:p text:style-name="P2"><text:s text:c="3"/>07. <text:s text:c="2"/>| <text:s text:c="2"/>Q <text:s text:c="19"/>6 RE</text:p>
      <text:p text:style-name="P2"><text:s text:c="3"/>08. <text:s text:c="2"/>Q → Q <text:s text:c="19"/>6-7 →I</text:p>
      <text:p text:style-name="P2"><text:s text:c="3"/>09. <text:s text:c="2"/>Q <text:s text:c="23"/>1,5,8 ∨E</text:p>
      <text:p text:style-name="P2"><text:s text:c="3"/>QED</text:p>
      <text:p text:style-name="P2"/>
      <text:p text:style-name="P2"><text:s text:c="3"/>Disjunctive Syllogism (DS): <text:s text:c="2"/>P ∨ Q, -Q <text:s/>⊢ <text:s/>P</text:p>
      <text:p text:style-name="P2"><text:s text:c="3"/>Proof</text:p>
      <text:p text:style-name="P2"><text:s text:c="3"/>01. <text:s text:c="2"/>P ∨ Q <text:s text:c="19"/>A</text:p>
      <text:p text:style-name="P2"><text:s text:c="3"/>02. <text:s text:c="2"/>-Q <text:s text:c="22"/>A</text:p>
      <text:p text:style-name="P2"><text:s text:c="3"/>03. <text:s text:c="2"/>| <text:s text:c="2"/>P <text:s text:c="19"/>H (for →I)</text:p>
      <text:p text:style-name="P2"><text:s text:c="3"/>04. <text:s text:c="2"/>| <text:s text:c="2"/>P <text:s text:c="19"/>3 RE</text:p>
      <text:p text:style-name="P2"><text:s text:c="3"/>05. <text:s text:c="2"/>P → P <text:s text:c="19"/>3-4 →I</text:p>
      <text:p text:style-name="P2"><text:s text:c="3"/>06. <text:s text:c="2"/>| <text:s text:c="2"/>Q <text:s text:c="19"/>H (for →I)</text:p>
      <text:p text:style-name="P2"><text:s text:c="3"/>07. <text:s text:c="2"/>| <text:s text:c="2"/>P <text:s text:c="19"/>2,6 EFQ</text:p>
      <text:p text:style-name="P2"><text:s text:c="3"/>08. <text:s text:c="2"/>Q → P <text:s text:c="19"/>6-7 →I</text:p>
      <text:p text:style-name="P2"><text:s text:c="3"/>09. <text:s text:c="2"/>P <text:s text:c="23"/>1,5,8 ∨E</text:p>
      <text:p text:style-name="P2"><text:s text:c="3"/>QED</text:p>
      <text:p text:style-name="P2"/>
      <text:p text:style-name="P2">Important Derived Equivalences</text:p>
      <text:p text:style-name="P2">------------------------------</text:p>
      <text:p text:style-name="P2"/>
      <text:p text:style-name="P2"><text:s text:c="3"/>Double Negation (DN): <text:s text:c="2"/>⊢ <text:s/>P ↔ --P</text:p>
      <text:p text:style-name="P2"><text:s text:c="3"/>Proof</text:p>
      <text:p text:style-name="P2"><text:s text:c="3"/>01. <text:s text:c="2"/>| <text:s text:c="2"/>P <text:s text:c="19"/>H (for →I)</text:p>
      <text:p text:style-name="P2"><text:s text:c="3"/>02. <text:s text:c="2"/>| <text:s text:c="2"/>| <text:s text:c="2"/>-P <text:s text:c="14"/>H (for -I)</text:p>
      <text:p text:style-name="P2"><text:s text:c="3"/>03. <text:s text:c="2"/>| <text:s text:c="2"/>| <text:s text:c="2"/>⊥ <text:s text:c="15"/>1,2 ⊥ I</text:p>
      <text:p text:style-name="P2"><text:s text:c="3"/>04. <text:s text:c="2"/>| <text:s text:c="2"/>--P <text:s text:c="17"/>2-3 -I</text:p>
      <text:p text:style-name="P2"><text:s text:c="3"/>05. <text:s text:c="2"/>P → --P <text:s text:c="17"/>1-4 →I</text:p>
      <text:p text:style-name="P2"><text:s text:c="3"/>06. <text:s text:c="2"/>| <text:s text:c="2"/>--P <text:s text:c="17"/>H (for →I)</text:p>
      <text:p text:style-name="P2"><text:s text:c="3"/>07. <text:s text:c="2"/>| <text:s text:c="2"/>P <text:s text:c="19"/>6 -E</text:p>
      <text:p text:style-name="P2"><text:s text:c="3"/>08. <text:s text:c="2"/>--P → P <text:s text:c="17"/>6,7 →I</text:p>
      <text:p text:style-name="P2"><text:s text:c="3"/>09. <text:s text:c="2"/>P ↔ --P <text:s text:c="17"/>5,8 ↔I</text:p>
      <text:p text:style-name="P2"><text:s text:c="3"/>QED</text:p>
      <text:p text:style-name="P2"/>
      <text:p text:style-name="P2"><text:s text:c="3"/>Tautology (TAUT): <text:s text:c="2"/>⊢ <text:s/>P ↔ (P ∧ P)</text:p>
      <text:p text:style-name="P2"><text:s text:c="3"/>Poof</text:p>
      <text:p text:style-name="P2"><text:s text:c="3"/>01. <text:s text:c="2"/>| <text:s text:c="2"/>P <text:s text:c="19"/>H (for →I)</text:p>
      <text:p text:style-name="P2"><text:s text:c="3"/>02. <text:s text:c="2"/>| <text:s text:c="2"/>P ∧ P <text:s text:c="15"/>1,1 ∧I</text:p>
      <text:p text:style-name="P2"><text:s text:c="3"/>03. <text:s text:c="2"/>P → (P ∧ P) <text:s text:c="13"/>2-3 →I</text:p>
      <text:p text:style-name="P2"><text:s text:c="3"/>04. <text:s text:c="2"/>| <text:s text:c="2"/>P ∧ P <text:s text:c="15"/>H (for →I)</text:p>
      <text:p text:style-name="P2"><text:s text:c="3"/>05. <text:s text:c="2"/>| <text:s text:c="2"/>P <text:s text:c="19"/>4 ∧E</text:p>
      <text:p text:style-name="P2"><text:s text:c="3"/>06. <text:s text:c="2"/>(P ∧ P) → P <text:s text:c="13"/>4-5 →I</text:p>
      <text:p text:style-name="P2"><text:s text:c="3"/>07. <text:s text:c="2"/>P ↔ (P ∧ P) <text:s text:c="13"/>3,6 ↔I</text:p>
      <text:p text:style-name="P2"><text:s text:c="3"/>QED</text:p>
      <text:p text:style-name="P2"/>
      <text:p text:style-name="P2"><text:s text:c="3"/>Tautology (TAUT): <text:s text:c="2"/>⊢ <text:s/>P ↔ (P ∨ P)</text:p>
      <text:p text:style-name="P2"><text:s text:c="3"/>Proof</text:p>
      <text:p text:style-name="P2"><text:s text:c="3"/>01. <text:s text:c="2"/>| <text:s text:c="2"/>P <text:s text:c="19"/>H (for →I)</text:p>
      <text:p text:style-name="P2"><text:s text:c="3"/>02. <text:s text:c="2"/>| <text:s text:c="2"/>P ∨ P <text:s text:c="15"/>1 ∨I</text:p>
      <text:p text:style-name="P2"><text:s text:c="3"/>03. <text:s text:c="2"/>P → (P ∨ P) <text:s text:c="13"/>1-2 →I</text:p>
      <text:p text:style-name="P2"><text:s text:c="3"/>04. <text:s text:c="2"/>| <text:s text:c="2"/>P ∨ P <text:s text:c="15"/>H (for →I)</text:p>
      <text:p text:style-name="P2"><text:s text:c="3"/>05. <text:s text:c="2"/>| <text:s text:c="2"/>| <text:s text:c="2"/>P <text:s text:c="15"/>H (for →I)</text:p>
      <text:p text:style-name="P2"><text:s text:c="3"/>06. <text:s text:c="2"/>| <text:s text:c="2"/>| <text:s text:c="2"/>P <text:s text:c="15"/>5 RE</text:p>
      <text:p text:style-name="P2"><text:s text:c="3"/>07. <text:s text:c="2"/>| <text:s text:c="2"/>P → P <text:s text:c="15"/>5-6 →I</text:p>
      <text:p text:style-name="P2"><text:s text:c="3"/>08. <text:s text:c="2"/>| <text:s text:c="2"/>P → P <text:s text:c="15"/>7 RE</text:p>
      <text:p text:style-name="P2"><text:s text:c="3"/>09. <text:s text:c="2"/>| <text:s text:c="2"/>P <text:s text:c="19"/>4,7,8 ∨E</text:p>
      <text:p text:style-name="P2"><text:s text:c="3"/>10. <text:s text:c="2"/>(P ∨ P) → P <text:s text:c="13"/>4-9 →I</text:p>
      <text:p text:style-name="P2"><text:soft-page-break/><text:s text:c="3"/>11. <text:s text:c="2"/>P ↔ (P ∨ P) <text:s text:c="13"/>3,10 ↔I</text:p>
      <text:p text:style-name="P2"><text:s text:c="3"/>QED</text:p>
      <text:p text:style-name="P2"/>
      <text:p text:style-name="P2"><text:s text:c="3"/>Transposition (TRANS): <text:s/>⊢ <text:s/>(P → Q) ↔ (-Q → -P)</text:p>
      <text:p text:style-name="P2"><text:s text:c="3"/>Proof</text:p>
      <text:p text:style-name="P2"><text:s text:c="3"/>01. <text:s text:c="2"/>| <text:s text:c="2"/>P → Q <text:s text:c="15"/>H (for →I)</text:p>
      <text:p text:style-name="P2"><text:s text:c="3"/>02. <text:s text:c="2"/>| <text:s text:c="2"/>| <text:s text:c="2"/>-Q <text:s text:c="14"/>H (for →I)</text:p>
      <text:p text:style-name="P2"><text:s text:c="3"/>03. <text:s text:c="2"/>| <text:s text:c="2"/>| <text:s text:c="2"/>-P <text:s text:c="14"/>1,2 MT</text:p>
      <text:p text:style-name="P2"><text:s text:c="3"/>04. <text:s text:c="2"/>| <text:s text:c="2"/>-Q → -P <text:s text:c="13"/>2-3 →I</text:p>
      <text:p text:style-name="P2"><text:s text:c="3"/>05. <text:s text:c="2"/>(P → Q) → (-Q → -P) 1-4 →I</text:p>
      <text:p text:style-name="P2"><text:s text:c="3"/>06. <text:s text:c="2"/>| <text:s text:c="2"/>-Q → -P <text:s text:c="13"/>H (for →I)</text:p>
      <text:p text:style-name="P2"><text:s text:c="3"/>07. <text:s text:c="2"/>| <text:s text:c="2"/>| <text:s text:c="2"/>P <text:s text:c="15"/>H (for →I)</text:p>
      <text:p text:style-name="P2"><text:s text:c="3"/>08. <text:s text:c="2"/>| <text:s text:c="2"/>| <text:s text:c="2"/>--P <text:s text:c="13"/>7 DN</text:p>
      <text:p text:style-name="P2"><text:s text:c="3"/>09. <text:s text:c="2"/>| <text:s text:c="2"/>| <text:s text:c="2"/>--Q <text:s text:c="13"/>6,8 MT</text:p>
      <text:p text:style-name="P2"><text:s text:c="3"/>10. <text:s text:c="2"/>| <text:s text:c="2"/>| <text:s text:c="2"/>Q <text:s text:c="15"/>9 -E</text:p>
      <text:p text:style-name="P2"><text:s text:c="3"/>11. <text:s text:c="2"/>| <text:s text:c="2"/>P → Q <text:s text:c="15"/>7-10 →I</text:p>
      <text:p text:style-name="P2"><text:s text:c="3"/>12. <text:s text:c="2"/>(-Q → -P) → (P → Q) <text:s text:c="5"/>6-11 →I</text:p>
      <text:p text:style-name="P2"><text:s text:c="3"/>13. <text:s text:c="2"/>(P → Q) ↔ (-Q → -P) <text:s text:c="5"/>5,12 ↔I</text:p>
      <text:p text:style-name="P2"><text:s text:c="3"/>QED</text:p>
      <text:p text:style-name="P2"/>
      <text:p text:style-name="P2"><text:s text:c="3"/>Material Implication (MI): <text:s text:c="2"/>⊢ <text:s/>(P → Q) ↔ (-P ∨ Q)</text:p>
      <text:p text:style-name="P2"><text:s text:c="3"/>Proof</text:p>
      <text:p text:style-name="P2"><text:s text:c="3"/>01. <text:s text:c="2"/>| <text:s text:c="2"/>P → Q <text:s text:c="15"/>H (for →I)</text:p>
      <text:p text:style-name="P2"><text:s text:c="3"/>02. <text:s text:c="2"/>| <text:s text:c="2"/>| <text:s text:c="2"/>-(-P ∨ Q) <text:s text:c="7"/>H (for -I)</text:p>
      <text:p text:style-name="P2"><text:s text:c="3"/>03. <text:s text:c="2"/>| <text:s text:c="2"/>| <text:s text:c="2"/>| <text:s text:c="2"/>P <text:s text:c="11"/>H (for -I)</text:p>
      <text:p text:style-name="P2"><text:s text:c="3"/>04. <text:s text:c="2"/>| <text:s text:c="2"/>| <text:s text:c="2"/>| <text:s text:c="2"/>Q <text:s text:c="11"/>1,3 →E</text:p>
      <text:p text:style-name="P2"><text:s text:c="3"/>05. <text:s text:c="2"/>| <text:s text:c="2"/>| <text:s text:c="2"/>| <text:s text:c="2"/>-P ∨ Q <text:s text:c="6"/>4 ∨I</text:p>
      <text:p text:style-name="P2"><text:s text:c="3"/>06. <text:s text:c="2"/>| <text:s text:c="2"/>| <text:s text:c="2"/>| <text:s text:c="2"/>⊥ <text:s text:c="11"/>2,5 ⊥ I</text:p>
      <text:p text:style-name="P2"><text:s text:c="3"/>07. <text:s text:c="2"/>| <text:s text:c="2"/>| <text:s text:c="2"/>-P <text:s text:c="14"/>3-6 ⊥ E</text:p>
      <text:p text:style-name="P2"><text:s text:c="3"/>08. <text:s text:c="2"/>| <text:s text:c="2"/>| <text:s text:c="2"/>-P ∨ Q <text:s text:c="10"/>7 ∨I</text:p>
      <text:p text:style-name="P2"><text:s text:c="3"/>09. <text:s text:c="2"/>| <text:s text:c="2"/>| <text:s text:c="2"/>⊥ <text:s text:c="15"/>2,8 ⊥ I</text:p>
      <text:p text:style-name="P2"><text:s text:c="3"/>10. <text:s text:c="2"/>| <text:s text:c="2"/>--(-P ∨ Q) <text:s text:c="10"/>2-9 ⊥ E</text:p>
      <text:p text:style-name="P2"><text:s text:c="3"/>11. <text:s text:c="2"/>| <text:s text:c="2"/>-P ∨ Q <text:s text:c="14"/>10 -E</text:p>
      <text:p text:style-name="P2"><text:s text:c="3"/>12. <text:s text:c="2"/>(P → Q) → (-P ∨ Q) <text:s text:c="6"/>1-11 →I</text:p>
      <text:p text:style-name="P2"><text:s text:c="3"/>13. <text:s text:c="2"/>| <text:s text:c="2"/>-P ∨ Q <text:s text:c="14"/>H (for →I)</text:p>
      <text:p text:style-name="P2"><text:s text:c="3"/>14. <text:s text:c="2"/>| <text:s text:c="2"/>| <text:s text:c="2"/>P <text:s text:c="15"/>H (for -I)</text:p>
      <text:p text:style-name="P2"><text:s text:c="3"/>15. <text:s text:c="2"/>| <text:s text:c="2"/>| <text:s text:c="2"/>--P <text:s text:c="13"/>14 DN</text:p>
      <text:p text:style-name="P2"><text:s text:c="3"/>16. <text:s text:c="2"/>| <text:s text:c="2"/>| <text:s text:c="2"/>Q <text:s text:c="15"/>13,15 DS</text:p>
      <text:p text:style-name="P2"><text:s text:c="3"/>17. <text:s text:c="2"/>| <text:s text:c="2"/>P → Q <text:s text:c="15"/>14-16 →I</text:p>
      <text:p text:style-name="P2"><text:s text:c="3"/>18. <text:s text:c="2"/>(-P ∨ Q) → (P → Q) <text:s text:c="6"/>13-17 →I</text:p>
      <text:p text:style-name="P2"><text:s text:c="3"/>19. <text:s text:c="2"/>(P → Q) ↔ (-P ∨ Q) <text:s text:c="6"/>12,18 ↔I</text:p>
      <text:p text:style-name="P2"><text:s text:c="3"/>QED</text:p>
      <text:p text:style-name="P2"/>
      <text:p text:style-name="P2"><text:s text:c="3"/>Association (ASSOC): <text:s text:c="2"/>⊢ <text:s/>(P ∧ (Q ∧ R)) ↔ ((P ∧ Q) ∧ R)</text:p>
      <text:p text:style-name="P2"><text:s text:c="3"/>Proof</text:p>
      <text:p text:style-name="P2"><text:s text:c="3"/>01. <text:s text:c="2"/>| <text:s text:c="2"/>P ∧ (Q ∧ R) <text:s text:c="24"/>H (for →I)</text:p>
      <text:p text:style-name="P2"><text:s text:c="3"/>02. <text:s text:c="2"/>| <text:s text:c="2"/>P <text:s text:c="34"/>1 ∧E</text:p>
      <text:p text:style-name="P2"><text:s text:c="3"/>03. <text:s text:c="2"/>| <text:s text:c="2"/>Q ∧ R <text:s text:c="30"/>1 ∧E</text:p>
      <text:p text:style-name="P2"><text:s text:c="3"/>04. <text:s text:c="2"/>| <text:s text:c="2"/>Q <text:s text:c="34"/>3 ∧E</text:p>
      <text:p text:style-name="P2"><text:s text:c="3"/>05. <text:s text:c="2"/>| <text:s text:c="2"/>R <text:s text:c="34"/>3 ∧E</text:p>
      <text:p text:style-name="P2"><text:s text:c="3"/>06. <text:s text:c="2"/>| <text:s text:c="2"/>P ∧ Q <text:s text:c="30"/>2,4 ∧I</text:p>
      <text:p text:style-name="P2"><text:s text:c="3"/>07. <text:s text:c="2"/>| <text:s text:c="2"/>(P ∧ Q) ∧ R <text:s text:c="24"/>5,6 ∧I</text:p>
      <text:p text:style-name="P2"><text:s text:c="3"/>08. <text:s text:c="2"/>(P ∧ (Q ∧ R)) → ((P ∧ Q) ∧ R) <text:s text:c="10"/>1-7 →I</text:p>
      <text:p text:style-name="P2"><text:s text:c="3"/>09. <text:s text:c="2"/>| <text:s text:c="2"/>(P ∧ Q) ∧ R <text:s text:c="24"/>H (for →I)</text:p>
      <text:p text:style-name="P2"><text:s text:c="3"/>10. <text:s text:c="2"/>| <text:s text:c="2"/>P ∧ Q <text:s text:c="30"/>9 ∧E</text:p>
      <text:p text:style-name="P2"><text:s text:c="3"/>11. <text:s text:c="2"/>| <text:s text:c="2"/>R <text:s text:c="34"/>9 ∧E</text:p>
      <text:p text:style-name="P2"><text:s text:c="3"/>12. <text:s text:c="2"/>| <text:s text:c="2"/>P <text:s text:c="34"/>10 ∧E</text:p>
      <text:p text:style-name="P2"><text:s text:c="3"/>13. <text:s text:c="2"/>| <text:s text:c="2"/>Q <text:s text:c="34"/>10 ∧E</text:p>
      <text:p text:style-name="P2"><text:s text:c="3"/>14. <text:s text:c="2"/>| <text:s text:c="2"/>Q ∧ R <text:s text:c="30"/>11,13 ∧I</text:p>
      <text:p text:style-name="P2"><text:soft-page-break/><text:s text:c="3"/>15. <text:s text:c="2"/>| <text:s text:c="2"/>P ∧ (Q ∧ R) <text:s text:c="24"/>12,14 ∧I</text:p>
      <text:p text:style-name="P2"><text:s text:c="3"/>16. <text:s text:c="2"/>((P ∧ Q) ∧ R) → (P ∧ (Q ∧ R)) <text:s text:c="10"/>9-15 →I</text:p>
      <text:p text:style-name="P2"><text:s text:c="3"/>17. <text:s text:c="2"/>(P ∧ (Q ∧ R)) ↔ ((P ∧ Q) ∧ R) <text:s text:c="10"/>8,16 ↔I</text:p>
      <text:p text:style-name="P2"><text:s text:c="3"/>QED</text:p>
      <text:p text:style-name="P2"/>
      <text:p text:style-name="P2"><text:s text:c="3"/>Association (ASSOC): <text:s text:c="2"/>⊢ <text:s/>(P ∨ (Q ∨ R)) ↔ ((P ∨ Q) ∨ R)</text:p>
      <text:p text:style-name="P2"><text:s text:c="3"/>Proof</text:p>
      <text:p text:style-name="P2"><text:s text:c="3"/>01. <text:s text:c="2"/>| <text:s text:c="2"/>P ∨ (Q ∨ R) <text:s text:c="24"/>H (for →I)</text:p>
      <text:p text:style-name="P2"><text:s text:c="3"/>02. <text:s text:c="2"/>| <text:s text:c="2"/>| <text:s text:c="2"/>P <text:s text:c="30"/>H (for →I)</text:p>
      <text:p text:style-name="P2"><text:s text:c="3"/>03. <text:s text:c="2"/>| <text:s text:c="2"/>| <text:s text:c="2"/>P ∨ Q <text:s text:c="26"/>2 ∨I</text:p>
      <text:p text:style-name="P2"><text:s text:c="3"/>04. <text:s text:c="2"/>| <text:s text:c="2"/>| <text:s text:c="2"/>(P ∨ Q) ∨ R <text:s text:c="20"/>3 ∨I</text:p>
      <text:p text:style-name="P2"><text:s text:c="3"/>05. <text:s text:c="2"/>| <text:s text:c="2"/>P → ((P ∨ Q) ∨ R) <text:s text:c="18"/>2-4 →I</text:p>
      <text:p text:style-name="P2"><text:s text:c="3"/>06. <text:s text:c="2"/>| <text:s text:c="2"/>| <text:s text:c="2"/>Q ∨ R <text:s text:c="26"/>H (for →I)</text:p>
      <text:p text:style-name="P2"><text:s text:c="3"/>07. <text:s text:c="2"/>| <text:s text:c="2"/>| <text:s text:c="2"/>| <text:s text:c="2"/>Q <text:s text:c="26"/>H (for →I)</text:p>
      <text:p text:style-name="P2"><text:s text:c="3"/>08. <text:s text:c="2"/>| <text:s text:c="2"/>| <text:s text:c="2"/>| <text:s text:c="2"/>P ∨ Q <text:s text:c="22"/>7 ∨I</text:p>
      <text:p text:style-name="P2"><text:s text:c="3"/>09. <text:s text:c="2"/>| <text:s text:c="2"/>| <text:s text:c="2"/>| <text:s text:c="2"/>(P ∨ Q) ∨ R <text:s text:c="16"/>8 ∨I</text:p>
      <text:p text:style-name="P2"><text:s text:c="3"/>10. <text:s text:c="2"/>| <text:s text:c="2"/>| <text:s text:c="2"/>Q → ((P ∨ Q) ∨ R) <text:s text:c="14"/>7-9 →I</text:p>
      <text:p text:style-name="P2"><text:s text:c="3"/>11. <text:s text:c="2"/>| <text:s text:c="2"/>| <text:s text:c="2"/>| <text:s text:c="2"/>R <text:s text:c="26"/>H (for →I)</text:p>
      <text:p text:style-name="P2"><text:s text:c="3"/>12. <text:s text:c="2"/>| <text:s text:c="2"/>| <text:s text:c="2"/>| <text:s text:c="2"/>(P ∨ Q) ∨ R <text:s text:c="16"/>11 ∨I</text:p>
      <text:p text:style-name="P2"><text:s text:c="3"/>13. <text:s text:c="2"/>| <text:s text:c="2"/>| <text:s text:c="2"/>R → ((P ∨ Q) ∨ R) <text:s text:c="14"/>11-12 →I</text:p>
      <text:p text:style-name="P2"><text:s text:c="3"/>14. <text:s text:c="2"/>| <text:s text:c="2"/>| <text:s text:c="2"/>(P ∨ Q) ∨ R <text:s text:c="20"/>6,10,13 ∨E</text:p>
      <text:p text:style-name="P2"><text:s text:c="3"/>15. <text:s text:c="2"/>| <text:s text:c="2"/>(Q ∨ R) → ((P ∨ Q) ∨ R) <text:s text:c="12"/>6-14 →I</text:p>
      <text:p text:style-name="P2"><text:s text:c="3"/>16. <text:s text:c="2"/>| <text:s text:c="2"/>(P ∨ Q) ∨ R <text:s text:c="24"/>1,5,15 ∨E</text:p>
      <text:p text:style-name="P2"><text:s text:c="3"/>17. <text:s text:c="2"/>(P ∨ (Q ∨ R)) → ((P ∨ Q) ∨ R) <text:s text:c="10"/>1-16 →I</text:p>
      <text:p text:style-name="P2"><text:s text:c="3"/>18. <text:s text:c="2"/>| <text:s text:c="2"/>(P ∨ Q) ∨ R <text:s text:c="24"/>H (for →I)</text:p>
      <text:p text:style-name="P2"><text:s text:c="3"/>19. <text:s text:c="2"/>| <text:s text:c="2"/>| <text:s text:c="2"/>P ∨ Q <text:s text:c="26"/>H (for →I)</text:p>
      <text:p text:style-name="P2"><text:s text:c="3"/>20. <text:s text:c="2"/>| <text:s text:c="2"/>| <text:s text:c="2"/>| <text:s text:c="2"/>P <text:s text:c="26"/>H (for →I)</text:p>
      <text:p text:style-name="P2"><text:s text:c="3"/>21. <text:s text:c="2"/>| <text:s text:c="2"/>| <text:s text:c="2"/>| <text:s text:c="2"/>P ∨ (Q ∨ R) <text:s text:c="16"/>20 ∨I</text:p>
      <text:p text:style-name="P2"><text:s text:c="3"/>22. <text:s text:c="2"/>| <text:s text:c="2"/>| <text:s text:c="2"/>P → (P ∨ (Q ∨ R)) <text:s text:c="14"/>20-21 →I</text:p>
      <text:p text:style-name="P2"><text:s text:c="3"/>23. <text:s text:c="2"/>| <text:s text:c="2"/>| <text:s text:c="2"/>| <text:s text:c="2"/>Q <text:s text:c="26"/>H (for →I)</text:p>
      <text:p text:style-name="P2"><text:s text:c="3"/>24. <text:s text:c="2"/>| <text:s text:c="2"/>| <text:s text:c="2"/>| <text:s text:c="2"/>Q ∨ R <text:s text:c="22"/>23 ∨I</text:p>
      <text:p text:style-name="P2"><text:s text:c="3"/>25. <text:s text:c="2"/>| <text:s text:c="2"/>| <text:s text:c="2"/>| <text:s text:c="2"/>P ∨ (Q ∨ R) <text:s text:c="16"/>14 ∨I</text:p>
      <text:p text:style-name="P2"><text:s text:c="3"/>26. <text:s text:c="2"/>| <text:s text:c="2"/>| <text:s text:c="2"/>Q → (P ∨ (Q ∨ R)) <text:s text:c="14"/>23-25 →I</text:p>
      <text:p text:style-name="P2"><text:s text:c="3"/>27. <text:s text:c="2"/>| <text:s text:c="2"/>| <text:s text:c="2"/>P ∨ (Q ∨ R) <text:s text:c="20"/>19,22,26 ∨E</text:p>
      <text:p text:style-name="P2"><text:s text:c="3"/>28. <text:s text:c="2"/>| <text:s text:c="2"/>(P ∨ Q) → (P ∨ (Q ∨ R)) <text:s text:c="12"/>19-27 →I</text:p>
      <text:p text:style-name="P2"><text:s text:c="3"/>29. <text:s text:c="2"/>| <text:s text:c="2"/>| <text:s text:c="2"/>R <text:s text:c="30"/>H (for →I)</text:p>
      <text:p text:style-name="P2"><text:s text:c="3"/>30. <text:s text:c="2"/>| <text:s text:c="2"/>| <text:s text:c="2"/>Q ∨ R <text:s text:c="26"/>29 ∨I</text:p>
      <text:p text:style-name="P2"><text:s text:c="3"/>31. <text:s text:c="2"/>| <text:s text:c="2"/>| <text:s text:c="2"/>P ∨ (Q ∨ R) <text:s text:c="20"/>30 ∨I</text:p>
      <text:p text:style-name="P2"><text:s text:c="3"/>32. <text:s text:c="2"/>| <text:s text:c="2"/>R → (P ∨ (Q ∨ R)) <text:s text:c="18"/>29-31</text:p>
      <text:p text:style-name="P2"><text:s text:c="3"/>33. <text:s text:c="2"/>| <text:s text:c="2"/>P ∨ (Q ∨ R) <text:s text:c="24"/>13,28,32 ∨E</text:p>
      <text:p text:style-name="P2"><text:s text:c="3"/>34. <text:s text:c="2"/>((P ∨ Q) ∨ R) → (P ∨ (Q ∨ R)) <text:s text:c="10"/>18-33 →I</text:p>
      <text:p text:style-name="P2"><text:s text:c="3"/>35. <text:s text:c="2"/>(P ∨ (Q ∨ R)) ↔ ((P ∨ Q) ∨ R) <text:s text:c="10"/>17,34 ↔I</text:p>
      <text:p text:style-name="P2"><text:s text:c="3"/>QED</text:p>
      <text:p text:style-name="P2"/>
      <text:p text:style-name="P2"><text:s text:c="3"/>Commutation (COM): <text:s text:c="2"/>⊢ <text:s/>(P ∧ Q) ↔ (Q ∧ P)</text:p>
      <text:p text:style-name="P2"><text:s text:c="3"/>Proof</text:p>
      <text:p text:style-name="P2"><text:s text:c="3"/>01. <text:s text:c="2"/>| <text:s text:c="2"/>P ∧ Q <text:s text:c="30"/>H (for →I)</text:p>
      <text:p text:style-name="P2"><text:s text:c="3"/>02. <text:s text:c="2"/>| <text:s text:c="2"/>P <text:s text:c="34"/>1 ∧E</text:p>
      <text:p text:style-name="P2"><text:s text:c="3"/>03. <text:s text:c="2"/>| <text:s text:c="2"/>Q <text:s text:c="34"/>1 ∧E</text:p>
      <text:p text:style-name="P2"><text:s text:c="3"/>04. <text:s text:c="2"/>| <text:s text:c="2"/>Q ∧ P <text:s text:c="30"/>2,3 ∧I</text:p>
      <text:p text:style-name="P2"><text:s text:c="3"/>05. <text:s text:c="2"/>(P ∧ Q) → (Q ∧ P) <text:s text:c="22"/>1-4 →I</text:p>
      <text:p text:style-name="P2"><text:s text:c="3"/>06. <text:s text:c="2"/>| <text:s text:c="2"/>Q ∧ P <text:s text:c="30"/>H (for →I)</text:p>
      <text:p text:style-name="P2"><text:s text:c="3"/>07. <text:s text:c="2"/>| <text:s text:c="2"/>Q <text:s text:c="34"/>∧E</text:p>
      <text:p text:style-name="P2"><text:s text:c="3"/>08. <text:s text:c="2"/>| <text:s text:c="2"/>P <text:s text:c="34"/>∧E</text:p>
      <text:p text:style-name="P2"><text:s text:c="3"/>09. <text:s text:c="2"/>| <text:s text:c="2"/>P ∧ Q <text:s text:c="30"/>∧I</text:p>
      <text:p text:style-name="P2"><text:s text:c="3"/>10. <text:s text:c="2"/>(Q ∧ P) → (P ∧ Q) <text:s text:c="22"/>6-9 →I</text:p>
      <text:p text:style-name="P2"><text:s text:c="3"/>11. <text:s text:c="2"/>(P ∧ Q) ↔ (Q ∧ P) <text:s text:c="22"/>5,10 ↔I</text:p>
      <text:p text:style-name="P2"><text:s text:c="3"/>QED</text:p>
      <text:p text:style-name="P2"/>
      <text:p text:style-name="P2"><text:soft-page-break/><text:s text:c="3"/>Commutation (COM): <text:s text:c="2"/>⊢ <text:s/>(P ∨ Q) ↔ (Q ∨ P)</text:p>
      <text:p text:style-name="P2"><text:s text:c="3"/>Proof</text:p>
      <text:p text:style-name="P2"><text:s text:c="3"/>01. <text:s text:c="2"/>| <text:s text:c="2"/>P ∨ Q <text:s text:c="30"/>H (for →I)</text:p>
      <text:p text:style-name="P2"><text:s text:c="3"/>02. <text:s text:c="2"/>| <text:s text:c="2"/>| <text:s text:c="2"/>P <text:s text:c="30"/>H (for →I)</text:p>
      <text:p text:style-name="P2"><text:s text:c="3"/>03. <text:s text:c="2"/>| <text:s text:c="2"/>| <text:s text:c="2"/>Q ∨ P <text:s text:c="26"/>2 ∨I</text:p>
      <text:p text:style-name="P2"><text:s text:c="3"/>04. <text:s text:c="2"/>| <text:s text:c="2"/>P → (Q ∨ P) <text:s text:c="24"/>2-4 →I</text:p>
      <text:p text:style-name="P2"><text:s text:c="3"/>05. <text:s text:c="2"/>| <text:s text:c="2"/>| <text:s text:c="2"/>Q <text:s text:c="30"/>H (for →I)</text:p>
      <text:p text:style-name="P2"><text:s text:c="3"/>06. <text:s text:c="2"/>| <text:s text:c="2"/>| <text:s text:c="2"/>Q ∨ P <text:s text:c="26"/>5 ∨I</text:p>
      <text:p text:style-name="P2"><text:s text:c="3"/>07. <text:s text:c="2"/>| <text:s text:c="2"/>Q → (Q ∨ P) <text:s text:c="24"/>5-6 →I</text:p>
      <text:p text:style-name="P2"><text:s text:c="3"/>08. <text:s text:c="2"/>| <text:s text:c="2"/>Q ∨ P <text:s text:c="30"/>1,4,7 ∨E</text:p>
      <text:p text:style-name="P2"><text:s text:c="3"/>09. <text:s text:c="2"/>(P ∨ Q) → (Q ∨ P) <text:s text:c="22"/>1-8 →I</text:p>
      <text:p text:style-name="P2"><text:s text:c="3"/>10. <text:s text:c="2"/>| <text:s text:c="2"/>Q ∨ P <text:s text:c="30"/>H (for →I)</text:p>
      <text:p text:style-name="P2"><text:s text:c="3"/>11. <text:s text:c="2"/>| <text:s text:c="2"/>| <text:s text:c="2"/>Q <text:s text:c="30"/>H (for →I)</text:p>
      <text:p text:style-name="P2"><text:s text:c="3"/>12. <text:s text:c="2"/>| <text:s text:c="2"/>| <text:s text:c="2"/>P ∨ Q <text:s text:c="26"/>11 ∨I</text:p>
      <text:p text:style-name="P2"><text:s text:c="3"/>13. <text:s text:c="2"/>| <text:s text:c="2"/>Q → (P ∨ Q) <text:s text:c="24"/>11-12 →I</text:p>
      <text:p text:style-name="P2"><text:s text:c="3"/>14. <text:s text:c="2"/>| <text:s text:c="2"/>| <text:s text:c="2"/>P <text:s text:c="30"/>H (for →I)</text:p>
      <text:p text:style-name="P2"><text:s text:c="3"/>15. <text:s text:c="2"/>| <text:s text:c="2"/>| <text:s text:c="2"/>P ∨ Q <text:s text:c="26"/>14 ∨I</text:p>
      <text:p text:style-name="P2"><text:s text:c="3"/>16. <text:s text:c="2"/>| <text:s text:c="2"/>P → (P ∨ Q) <text:s text:c="24"/>14-15 →I</text:p>
      <text:p text:style-name="P2"><text:s text:c="3"/>17. <text:s text:c="2"/>| <text:s text:c="2"/>P ∨ Q <text:s text:c="30"/>10,13,16 ∨E</text:p>
      <text:p text:style-name="P2"><text:s text:c="3"/>18. <text:s text:c="2"/>(Q ∨ P) → (P ∨ Q) <text:s text:c="22"/>10-17 →I</text:p>
      <text:p text:style-name="P2"><text:s text:c="3"/>19. <text:s text:c="2"/>(P ∨ Q) ↔ (Q ∨ P) <text:s text:c="22"/>9,18 ↔I</text:p>
      <text:p text:style-name="P2"><text:s text:c="3"/>QED</text:p>
      <text:p text:style-name="P2"/>
      <text:p text:style-name="P2"><text:s text:c="3"/>Exportation (EXP): <text:s text:c="2"/>⊢ <text:s/>((P ∧ Q) → R) ↔ (P → (Q → R))</text:p>
      <text:p text:style-name="P2"><text:s text:c="3"/>Proof</text:p>
      <text:p text:style-name="P2"><text:s text:c="3"/>01. <text:s text:c="2"/>| <text:s text:c="2"/>(P ∧ Q) → R <text:s text:c="24"/>H (for →I)</text:p>
      <text:p text:style-name="P2"><text:s text:c="3"/>02. <text:s text:c="2"/>| <text:s text:c="2"/>| <text:s text:c="2"/>P <text:s text:c="30"/>H (for →I)</text:p>
      <text:p text:style-name="P2"><text:s text:c="3"/>03. <text:s text:c="2"/>| <text:s text:c="2"/>| <text:s text:c="2"/>| <text:s text:c="2"/>Q <text:s text:c="26"/>H (for →I)</text:p>
      <text:p text:style-name="P2"><text:s text:c="3"/>04. <text:s text:c="2"/>| <text:s text:c="2"/>| <text:s text:c="2"/>| <text:s text:c="2"/>P ∧ Q <text:s text:c="22"/>2,3 ∧I</text:p>
      <text:p text:style-name="P2"><text:s text:c="3"/>05. <text:s text:c="2"/>| <text:s text:c="2"/>| <text:s text:c="2"/>| <text:s text:c="2"/>R <text:s text:c="26"/>1,4 →E</text:p>
      <text:p text:style-name="P2"><text:s text:c="3"/>06. <text:s text:c="2"/>| <text:s text:c="2"/>| <text:s text:c="2"/>Q → R <text:s text:c="26"/>3-5 →I</text:p>
      <text:p text:style-name="P2"><text:s text:c="3"/>07. <text:s text:c="2"/>| <text:s text:c="2"/>P → (Q → R) <text:s text:c="24"/>2-6 →I</text:p>
      <text:p text:style-name="P2"><text:s text:c="3"/>08. <text:s text:c="2"/>((P ∧ Q) → R) → (P → (Q → R)) <text:s text:c="10"/>1-7 →I</text:p>
      <text:p text:style-name="P2"><text:s text:c="3"/>09. <text:s text:c="2"/>| <text:s text:c="2"/>P → (Q → R) <text:s text:c="24"/>H (for →I)</text:p>
      <text:p text:style-name="P2"><text:s text:c="3"/>10. <text:s text:c="2"/>| <text:s text:c="2"/>| <text:s text:c="2"/>P ∧ Q <text:s text:c="26"/>H (for →I)</text:p>
      <text:p text:style-name="P2"><text:s text:c="3"/>11. <text:s text:c="2"/>| <text:s text:c="2"/>| <text:s text:c="2"/>P <text:s text:c="30"/>13 ∧E</text:p>
      <text:p text:style-name="P2"><text:s text:c="3"/>12. <text:s text:c="2"/>| <text:s text:c="2"/>| <text:s text:c="2"/>Q → R <text:s text:c="26"/>9,11 →E</text:p>
      <text:p text:style-name="P2"><text:s text:c="3"/>13. <text:s text:c="2"/>| <text:s text:c="2"/>| <text:s text:c="2"/>Q <text:s text:c="30"/>10 ∧E</text:p>
      <text:p text:style-name="P2"><text:s text:c="3"/>14. <text:s text:c="2"/>| <text:s text:c="2"/>| <text:s text:c="2"/>R <text:s text:c="30"/>12,13 →E</text:p>
      <text:p text:style-name="P2"><text:s text:c="3"/>15. <text:s text:c="2"/>| <text:s text:c="2"/>(P ∧ Q) → R <text:s text:c="24"/>10-14 →I</text:p>
      <text:p text:style-name="P2"><text:s text:c="3"/>16. <text:s text:c="2"/>(P → (Q → R)) → ((P ∧ Q) → R) <text:s text:c="10"/>9-15 →I</text:p>
      <text:p text:style-name="P2"><text:s text:c="3"/>17. <text:s text:c="2"/>((P ∧ Q) → R) ↔ (P → (Q → R)) <text:s text:c="10"/>8,16 ↔I</text:p>
      <text:p text:style-name="P2"><text:s text:c="3"/>QED</text:p>
      <text:p text:style-name="P2"/>
      <text:p text:style-name="P2"><text:s text:c="3"/>Distribution (DIST): <text:s text:c="2"/>⊢ <text:s/>(P ∧ (Q ∨ R)) ↔ ((P ∧ Q) ∨ (P ∧ R))</text:p>
      <text:p text:style-name="P2"><text:s text:c="3"/>Proof</text:p>
      <text:p text:style-name="P2"><text:s text:c="3"/>01. <text:s text:c="2"/>| <text:s text:c="2"/>P ∧ (Q ∨ R) <text:s text:c="24"/>H (for →I)</text:p>
      <text:p text:style-name="P2"><text:s text:c="3"/>02. <text:s text:c="2"/>| <text:s text:c="2"/>P <text:s text:c="34"/>1 ∧E</text:p>
      <text:p text:style-name="P2"><text:s text:c="3"/>03. <text:s text:c="2"/>| <text:s text:c="2"/>Q ∨ R <text:s text:c="30"/>1 ∧E</text:p>
      <text:p text:style-name="P2"><text:s text:c="3"/>04. <text:s text:c="2"/>| <text:s text:c="2"/>| <text:s text:c="2"/>Q <text:s text:c="30"/>H (for →I)</text:p>
      <text:p text:style-name="P2"><text:s text:c="3"/>05. <text:s text:c="2"/>| <text:s text:c="2"/>| <text:s text:c="2"/>P ∧ Q <text:s text:c="26"/>2,4 ∧I</text:p>
      <text:p text:style-name="P2"><text:s text:c="3"/>06. <text:s text:c="2"/>| <text:s text:c="2"/>| <text:s text:c="2"/>(P ∧ Q) ∨ (P ∧ R) <text:s text:c="14"/>5 ∨I</text:p>
      <text:p text:style-name="P2"><text:s text:c="3"/>07. <text:s text:c="2"/>| <text:s text:c="2"/>Q → ((P ∧ Q) ∨ (P ∧ R)) <text:s text:c="12"/>4-6 →I</text:p>
      <text:p text:style-name="P2"><text:s text:c="3"/>08. <text:s text:c="2"/>| <text:s text:c="2"/>| <text:s text:c="2"/>R <text:s text:c="30"/>H (for →I)</text:p>
      <text:p text:style-name="P2"><text:s text:c="3"/>09. <text:s text:c="2"/>| <text:s text:c="2"/>| <text:s text:c="2"/>P ∧ R <text:s text:c="26"/>2,8 ∧I</text:p>
      <text:p text:style-name="P2"><text:s text:c="3"/>10. <text:s text:c="2"/>| <text:s text:c="2"/>| <text:s text:c="2"/>(P ∧ Q) ∨ (P ∧ R) <text:s text:c="14"/>9 ∨I</text:p>
      <text:p text:style-name="P2"><text:s text:c="3"/>11. <text:s text:c="2"/>| <text:s text:c="2"/>R → ((P ∧ Q) ∨ (P ∧ R)) <text:s text:c="12"/>8-10 →I</text:p>
      <text:p text:style-name="P2"><text:s text:c="3"/>12. <text:s text:c="2"/>| <text:s text:c="2"/>(P ∧ Q) ∨ (P ∧ R) <text:s text:c="18"/>3,7,11 ∨E</text:p>
      <text:p text:style-name="P2"><text:s text:c="3"/>13. <text:s text:c="2"/>(P ∧ (Q ∨ R)) → ((P ∧ Q) ∨ (P ∧ R)) <text:s text:c="4"/>1-12 →I</text:p>
      <text:p text:style-name="P2"><text:soft-page-break/><text:s text:c="3"/>14. <text:s text:c="2"/>| <text:s text:c="2"/>(P ∧ Q) ∨ (P ∧ R) <text:s text:c="18"/>H (for →I)</text:p>
      <text:p text:style-name="P2"><text:s text:c="3"/>15. <text:s text:c="2"/>| <text:s text:c="2"/>| <text:s text:c="2"/>P ∧ Q <text:s text:c="26"/>H (for →I)</text:p>
      <text:p text:style-name="P2"><text:s text:c="3"/>16. <text:s text:c="2"/>| <text:s text:c="2"/>| <text:s text:c="2"/>P <text:s text:c="30"/>15 ∧E</text:p>
      <text:p text:style-name="P2"><text:s text:c="3"/>17. <text:s text:c="2"/>| <text:s text:c="2"/>| <text:s text:c="2"/>Q <text:s text:c="30"/>15 ∧E</text:p>
      <text:p text:style-name="P2"><text:s text:c="3"/>18. <text:s text:c="2"/>| <text:s text:c="2"/>| <text:s text:c="2"/>Q ∨ R <text:s text:c="26"/>17 ∨I</text:p>
      <text:p text:style-name="P2"><text:s text:c="3"/>19. <text:s text:c="2"/>| <text:s text:c="2"/>| <text:s text:c="2"/>P ∧ (Q ∨ R) <text:s text:c="20"/>17,18 ∧I</text:p>
      <text:p text:style-name="P2"><text:s text:c="3"/>20. <text:s text:c="2"/>| <text:s text:c="2"/>(P ∧ Q) → (P ∧ (Q ∨ R)) <text:s text:c="12"/>15-18 →I</text:p>
      <text:p text:style-name="P2"><text:s text:c="3"/>21. <text:s text:c="2"/>| <text:s text:c="2"/>| <text:s text:c="2"/>P ∧ R <text:s text:c="26"/>H (for →I)</text:p>
      <text:p text:style-name="P2"><text:s text:c="3"/>22. <text:s text:c="2"/>| <text:s text:c="2"/>| <text:s text:c="2"/>P <text:s text:c="30"/>21 ∧E</text:p>
      <text:p text:style-name="P2"><text:s text:c="3"/>23. <text:s text:c="2"/>| <text:s text:c="2"/>| <text:s text:c="2"/>R <text:s text:c="30"/>21 ∧E</text:p>
      <text:p text:style-name="P2"><text:s text:c="3"/>24. <text:s text:c="2"/>| <text:s text:c="2"/>| <text:s text:c="2"/>Q ∨ R <text:s text:c="26"/>23 ∨I</text:p>
      <text:p text:style-name="P2"><text:s text:c="3"/>25. <text:s text:c="2"/>| <text:s text:c="2"/>| <text:s text:c="2"/>P ∧ (Q ∨ R) <text:s text:c="20"/>24 ∧I</text:p>
      <text:p text:style-name="P2"><text:s text:c="3"/>26. <text:s text:c="2"/>| <text:s text:c="2"/>(P ∧ R) → (P ∧ (Q ∨ R)) <text:s text:c="12"/>21-25 →I</text:p>
      <text:p text:style-name="P2"><text:s text:c="3"/>27. <text:s text:c="2"/>| <text:s text:c="2"/>P ∧ (Q ∨ R) <text:s text:c="24"/>14,20,26 ∨E</text:p>
      <text:p text:style-name="P2"><text:s text:c="3"/>28. <text:s text:c="2"/>((P ∧ Q) ∨ (P ∧ R)) → (P ∧ (Q ∨ R)) <text:s text:c="4"/>14-27 →I</text:p>
      <text:p text:style-name="P2"><text:s text:c="3"/>29. <text:s text:c="2"/>(P ∧ (Q ∨ R)) ↔ ((P ∧ Q) ∨ (P ∧ R)) <text:s text:c="4"/>13,28 ↔I</text:p>
      <text:p text:style-name="P2"><text:s text:c="3"/>QED</text:p>
      <text:p text:style-name="P2"/>
      <text:p text:style-name="P2"><text:s text:c="3"/>Distribution (DIST): <text:s text:c="2"/>⊢ <text:s/>(P ∨ (Q ∧ R)) ↔ ((P ∨ Q) ∧ (P ∨ R))</text:p>
      <text:p text:style-name="P2"><text:s text:c="3"/>Proof</text:p>
      <text:p text:style-name="P2"><text:s text:c="3"/>01. <text:s text:c="2"/>| <text:s text:c="2"/>P ∨ (Q ∧ R) <text:s text:c="24"/>H (for →I)</text:p>
      <text:p text:style-name="P2"><text:s text:c="3"/>02. <text:s text:c="2"/>| <text:s text:c="2"/>| <text:s text:c="2"/>P <text:s text:c="30"/>H (for →I)</text:p>
      <text:p text:style-name="P2"><text:s text:c="3"/>03. <text:s text:c="2"/>| <text:s text:c="2"/>| <text:s text:c="2"/>P ∨ Q <text:s text:c="26"/>2 ∨I</text:p>
      <text:p text:style-name="P2"><text:s text:c="3"/>04. <text:s text:c="2"/>| <text:s text:c="2"/>| <text:s text:c="2"/>P ∨ R <text:s text:c="26"/>2 ∨I</text:p>
      <text:p text:style-name="P2"><text:s text:c="3"/>05. <text:s text:c="2"/>| <text:s text:c="2"/>| <text:s text:c="2"/>(P ∨ Q) ∧ (P ∨ R) <text:s text:c="14"/>3,4 ∧I</text:p>
      <text:p text:style-name="P2"><text:s text:c="3"/>06. <text:s text:c="2"/>| <text:s text:c="2"/>P → ((P ∨ Q) ∧ (P ∨ R)) <text:s text:c="12"/>2-5 →I</text:p>
      <text:p text:style-name="P2"><text:s text:c="3"/>07. <text:s text:c="2"/>| <text:s text:c="2"/>| <text:s text:c="2"/>Q ∧ R <text:s text:c="26"/>H (for →I)</text:p>
      <text:p text:style-name="P2"><text:s text:c="3"/>08. <text:s text:c="2"/>| <text:s text:c="2"/>| <text:s text:c="2"/>Q <text:s text:c="30"/>7 ∧E</text:p>
      <text:p text:style-name="P2"><text:s text:c="3"/>09. <text:s text:c="2"/>| <text:s text:c="2"/>| <text:s text:c="2"/>R <text:s text:c="30"/>7 ∧E</text:p>
      <text:p text:style-name="P2"><text:s text:c="3"/>10. <text:s text:c="2"/>| <text:s text:c="2"/>| <text:s text:c="2"/>P ∨ Q <text:s text:c="26"/>8 ∨I</text:p>
      <text:p text:style-name="P2"><text:s text:c="3"/>11. <text:s text:c="2"/>| <text:s text:c="2"/>| <text:s text:c="2"/>P ∨ R <text:s text:c="26"/>9 ∨I</text:p>
      <text:p text:style-name="P2"><text:s text:c="3"/>12. <text:s text:c="2"/>| <text:s text:c="2"/>| <text:s text:c="2"/>(P ∨ Q) ∧ (P ∨ R) <text:s text:c="14"/>10,11 ∧I</text:p>
      <text:p text:style-name="P2"><text:s text:c="3"/>13. <text:s text:c="2"/>| <text:s text:c="2"/>(Q ∧ R) → ((P ∨ Q) ∧ (P ∨ R)) <text:s text:c="6"/>7-12 →I</text:p>
      <text:p text:style-name="P2"><text:s text:c="3"/>14. <text:s text:c="2"/>| <text:s text:c="2"/>(P ∨ Q) ∧ (P ∨ R) <text:s text:c="18"/>1,6,13 ∨E</text:p>
      <text:p text:style-name="P2"><text:s text:c="3"/>15. <text:s text:c="2"/>(P ∨ (Q ∧ R)) → ((P ∨ Q) ∧ (P ∨ R)) <text:s text:c="4"/>1-14 →I</text:p>
      <text:p text:style-name="P2"><text:s text:c="3"/>16. <text:s text:c="2"/>| <text:s text:c="2"/>(P ∨ Q) ∧ (P ∨ R) <text:s text:c="18"/>H (for →I)</text:p>
      <text:p text:style-name="P2"><text:s text:c="3"/>17. <text:s text:c="2"/>| <text:s text:c="2"/>P ∨ Q <text:s text:c="30"/>18 ∧E</text:p>
      <text:p text:style-name="P2"><text:s text:c="3"/>18. <text:s text:c="2"/>| <text:s text:c="2"/>P ∨ R <text:s text:c="30"/>16 ∧E</text:p>
      <text:p text:style-name="P2"><text:s text:c="3"/>19. <text:s text:c="2"/>| <text:s text:c="2"/>| <text:s text:c="2"/>P <text:s text:c="30"/>H (for →I)</text:p>
      <text:p text:style-name="P2"><text:s text:c="3"/>20. <text:s text:c="2"/>| <text:s text:c="2"/>| <text:s text:c="2"/>P ∨ (Q ∧ R) <text:s text:c="20"/>19 ∨I</text:p>
      <text:p text:style-name="P2"><text:s text:c="3"/>21. <text:s text:c="2"/>| <text:s text:c="2"/>P → (P ∨ (Q ∧ R)) <text:s text:c="18"/>19-20 →I</text:p>
      <text:p text:style-name="P2"><text:s text:c="3"/>22. <text:s text:c="2"/>| <text:s text:c="2"/>| <text:s text:c="2"/>Q <text:s text:c="30"/>H (for →I)</text:p>
      <text:p text:style-name="P2"><text:s text:c="3"/>23. <text:s text:c="2"/>| <text:s text:c="2"/>| <text:s text:c="2"/>| <text:s text:c="2"/>R <text:s text:c="26"/>H (for →I)</text:p>
      <text:p text:style-name="P2"><text:s text:c="3"/>24. <text:s text:c="2"/>| <text:s text:c="2"/>| <text:s text:c="2"/>| <text:s text:c="2"/>Q ∧ R <text:s text:c="22"/>22,23 ∧I</text:p>
      <text:p text:style-name="P2"><text:s text:c="3"/>25. <text:s text:c="2"/>| <text:s text:c="2"/>| <text:s text:c="2"/>| <text:s text:c="2"/>P ∨ (Q ∧ R) <text:s text:c="16"/>24 ∨I</text:p>
      <text:p text:style-name="P2"><text:s text:c="3"/>26. <text:s text:c="2"/>| <text:s text:c="2"/>| <text:s text:c="2"/>R → (P ∨ (Q ∧ R)) <text:s text:c="14"/>23-25 →I</text:p>
      <text:p text:style-name="P2"><text:s text:c="3"/>27. <text:s text:c="2"/>| <text:s text:c="2"/>| <text:s text:c="2"/>P ∨ (Q ∧ R) <text:s text:c="20"/>28,21,26 ∨E</text:p>
      <text:p text:style-name="P2"><text:s text:c="3"/>28. <text:s text:c="2"/>| <text:s text:c="2"/>Q → (P ∨ (Q ∧ R)) <text:s text:c="18"/>22-26 →I</text:p>
      <text:p text:style-name="P2"><text:s text:c="3"/>29. <text:s text:c="2"/>| <text:s text:c="2"/>P ∨ (Q ∧ R) <text:s text:c="24"/>17,21,28 ∨E</text:p>
      <text:p text:style-name="P2"><text:s text:c="3"/>30. <text:s text:c="2"/>((P ∨ Q) ∧ (P ∨ R)) → (P ∨ (Q ∧ R)) <text:s text:c="4"/>16-29 →I</text:p>
      <text:p text:style-name="P2"><text:s text:c="3"/>31. <text:s text:c="2"/>(P ∨ (Q ∧ R)) ↔ ((P ∨ Q) ∧ (P ∨ R)) <text:s text:c="4"/>15,30 ↔I</text:p>
      <text:p text:style-name="P2"><text:s text:c="3"/>QED</text:p>
      <text:p text:style-name="P2"/>
      <text:p text:style-name="P2"><text:s text:c="3"/>DeMorgan's law (DM): ⊢ <text:s/>-(P ∧ Q) ↔ (-P ∨ -Q)</text:p>
      <text:p text:style-name="P2"><text:s text:c="3"/>Proof</text:p>
      <text:p text:style-name="P2"><text:s text:c="3"/>01. <text:s text:c="2"/>| <text:s text:c="2"/>-(P ∧ Q) <text:s text:c="27"/>H (for →I)</text:p>
      <text:p text:style-name="P2"><text:s text:c="3"/>02. <text:s text:c="2"/>| <text:s text:c="2"/>| <text:s text:c="2"/>-(-P ∨ -Q) <text:s text:c="21"/>H (for -I)</text:p>
      <text:p text:style-name="P2"><text:s text:c="3"/>03. <text:s text:c="2"/>| <text:s text:c="2"/>| <text:s text:c="2"/>| <text:s text:c="2"/>-P <text:s text:c="25"/>H (for -I)</text:p>
      <text:p text:style-name="P2"><text:s text:c="3"/>04. <text:s text:c="2"/>| <text:s text:c="2"/>| <text:s text:c="2"/>| <text:s text:c="2"/>-P ∨ -Q <text:s text:c="20"/>3 ∨I</text:p>
      <text:p text:style-name="P2"><text:soft-page-break/><text:s text:c="3"/>05. <text:s text:c="2"/>| <text:s text:c="2"/>| <text:s text:c="2"/>| <text:s text:c="2"/>⊥ <text:s text:c="26"/>2,4 ⊥ I</text:p>
      <text:p text:style-name="P2"><text:s text:c="3"/>06. <text:s text:c="2"/>| <text:s text:c="2"/>| <text:s text:c="2"/>--P <text:s text:c="28"/>3-5 ⊥ E</text:p>
      <text:p text:style-name="P2"><text:s text:c="3"/>07. <text:s text:c="2"/>| <text:s text:c="2"/>| <text:s text:c="2"/>P <text:s text:c="30"/>6 -E</text:p>
      <text:p text:style-name="P2"><text:s text:c="3"/>08. <text:s text:c="2"/>| <text:s text:c="2"/>| <text:s text:c="2"/>| <text:s text:c="2"/>-Q <text:s text:c="25"/>H (for -I)</text:p>
      <text:p text:style-name="P2"><text:s text:c="3"/>09. <text:s text:c="2"/>| <text:s text:c="2"/>| <text:s text:c="2"/>| <text:s text:c="2"/>-P ∨ -Q <text:s text:c="20"/>8 ∨I</text:p>
      <text:p text:style-name="P2"><text:s text:c="3"/>10. <text:s text:c="2"/>| <text:s text:c="2"/>| <text:s text:c="2"/>| <text:s text:c="2"/>⊥ <text:s text:c="26"/>2,9 ⊥ I</text:p>
      <text:p text:style-name="P2"><text:s text:c="3"/>11. <text:s text:c="2"/>| <text:s text:c="2"/>| <text:s text:c="2"/>--Q <text:s text:c="28"/>9-10 ⊥ E</text:p>
      <text:p text:style-name="P2"><text:s text:c="3"/>12. <text:s text:c="2"/>| <text:s text:c="2"/>| <text:s text:c="2"/>Q <text:s text:c="30"/>11 -E</text:p>
      <text:p text:style-name="P2"><text:s text:c="3"/>13. <text:s text:c="2"/>| <text:s text:c="2"/>| <text:s text:c="2"/>P ∧ Q <text:s text:c="26"/>7,12 ∧I</text:p>
      <text:p text:style-name="P2"><text:s text:c="3"/>14. <text:s text:c="2"/>| <text:s text:c="2"/>| <text:s text:c="2"/>⊥ <text:s text:c="30"/>1,13 ⊥ I</text:p>
      <text:p text:style-name="P2"><text:s text:c="3"/>15. <text:s text:c="2"/>| <text:s text:c="2"/>--(-P ∨ -Q) <text:s text:c="24"/>2-14 ⊥ E</text:p>
      <text:p text:style-name="P2"><text:s text:c="3"/>16. <text:s text:c="2"/>| <text:s text:c="2"/>-P ∨ -Q <text:s text:c="28"/>15 -E</text:p>
      <text:p text:style-name="P2"><text:s text:c="3"/>17. <text:s text:c="2"/>-(P ∧ Q) → (-P ∨ -Q) <text:s text:c="19"/>1-16 →I</text:p>
      <text:p text:style-name="P2"><text:s text:c="3"/>18. <text:s text:c="2"/>| <text:s text:c="2"/>-P ∨ -Q <text:s text:c="28"/>H (for →I)</text:p>
      <text:p text:style-name="P2"><text:s text:c="3"/>19. <text:s text:c="2"/>| <text:s text:c="2"/>| <text:s text:c="2"/>P ∧ Q <text:s text:c="26"/>H (for -I)</text:p>
      <text:p text:style-name="P2"><text:s text:c="3"/>20. <text:s text:c="2"/>| <text:s text:c="2"/>| <text:s text:c="2"/>P <text:s text:c="30"/>19 ∧E</text:p>
      <text:p text:style-name="P2"><text:s text:c="3"/>21. <text:s text:c="2"/>| <text:s text:c="2"/>| <text:s text:c="2"/>Q <text:s text:c="30"/>19 ∧E</text:p>
      <text:p text:style-name="P2"><text:s text:c="3"/>22. <text:s text:c="2"/>| <text:s text:c="2"/>| <text:s text:c="2"/>--P <text:s text:c="28"/>20 DN</text:p>
      <text:p text:style-name="P2"><text:s text:c="3"/>23. <text:s text:c="2"/>| <text:s text:c="2"/>| <text:s text:c="2"/>-Q <text:s text:c="29"/>18,22 DS</text:p>
      <text:p text:style-name="P2"><text:s text:c="3"/>24. <text:s text:c="2"/>| <text:s text:c="2"/>| <text:s text:c="2"/>⊥ <text:s text:c="30"/>21,23 ⊥ I</text:p>
      <text:p text:style-name="P2"><text:s text:c="3"/>25. <text:s text:c="2"/>| <text:s text:c="2"/>-(P ∧ Q) <text:s text:c="27"/>19-24 ⊥ E</text:p>
      <text:p text:style-name="P2"><text:s text:c="3"/>26. <text:s text:c="2"/>(-P ∨ -Q) → -(P ∧ Q) <text:s text:c="19"/>18-25 →I</text:p>
      <text:p text:style-name="P2"><text:s text:c="3"/>27. <text:s text:c="2"/>-(P ∧ Q) ↔ (-P ∨ -Q) <text:s text:c="19"/>17,26 ↔I</text:p>
      <text:p text:style-name="P2"><text:s text:c="3"/>QED</text:p>
      <text:p text:style-name="P2"/>
      <text:p text:style-name="P2"><text:s text:c="3"/>DeMorgan's law (DM) <text:s/>⊢ <text:s/>-(P ∨ Q) ↔ (-P ∧ -Q)</text:p>
      <text:p text:style-name="P2"><text:s text:c="3"/>Proof</text:p>
      <text:p text:style-name="P2"><text:s text:c="3"/>01. <text:s text:c="2"/>| <text:s text:c="2"/>-(P ∨ Q) <text:s text:c="27"/>H (for →I)</text:p>
      <text:p text:style-name="P2"><text:s text:c="3"/>02. <text:s text:c="2"/>| <text:s text:c="2"/>| <text:s text:c="2"/>-(-P ∧ -Q) <text:s text:c="21"/>H (for -I)</text:p>
      <text:p text:style-name="P2"><text:s text:c="3"/>03. <text:s text:c="2"/>| <text:s text:c="2"/>| <text:s text:c="2"/>| <text:s text:c="2"/>P <text:s text:c="26"/>H (for -I)</text:p>
      <text:p text:style-name="P2"><text:s text:c="3"/>04. <text:s text:c="2"/>| <text:s text:c="2"/>| <text:s text:c="2"/>| <text:s text:c="2"/>P ∨ Q <text:s text:c="22"/>3 ∨I</text:p>
      <text:p text:style-name="P2"><text:s text:c="3"/>05. <text:s text:c="2"/>| <text:s text:c="2"/>| <text:s text:c="2"/>| <text:s text:c="2"/>⊥ <text:s text:c="26"/>1,4 ⊥ I</text:p>
      <text:p text:style-name="P2"><text:s text:c="3"/>06. <text:s text:c="2"/>| <text:s text:c="2"/>| <text:s text:c="2"/>-P <text:s text:c="29"/>3-5 ⊥ E</text:p>
      <text:p text:style-name="P2"><text:s text:c="3"/>07. <text:s text:c="2"/>| <text:s text:c="2"/>| <text:s text:c="2"/>| <text:s text:c="2"/>Q <text:s text:c="26"/>H (for -I)</text:p>
      <text:p text:style-name="P2"><text:s text:c="3"/>08. <text:s text:c="2"/>| <text:s text:c="2"/>| <text:s text:c="2"/>| <text:s text:c="2"/>P ∨ Q <text:s text:c="22"/>7 ∨I</text:p>
      <text:p text:style-name="P2"><text:s text:c="3"/>09. <text:s text:c="2"/>| <text:s text:c="2"/>| <text:s text:c="2"/>| <text:s text:c="2"/>⊥ <text:s text:c="26"/>1,8 ⊥ I</text:p>
      <text:p text:style-name="P2"><text:s text:c="3"/>10. <text:s text:c="2"/>| <text:s text:c="2"/>| <text:s text:c="2"/>-Q <text:s text:c="29"/>7-9 ⊥ E</text:p>
      <text:p text:style-name="P2"><text:s text:c="3"/>11. <text:s text:c="2"/>| <text:s text:c="2"/>| <text:s text:c="2"/>-P ∧ -Q <text:s text:c="24"/>6,10 ∧I</text:p>
      <text:p text:style-name="P2"><text:s text:c="3"/>12. <text:s text:c="2"/>| <text:s text:c="2"/>| <text:s text:c="2"/>⊥ <text:s text:c="30"/>2,11 ⊥ I</text:p>
      <text:p text:style-name="P2"><text:s text:c="3"/>13. <text:s text:c="2"/>| <text:s text:c="2"/>-P ∧ -Q <text:s text:c="28"/>2-12 ⊥ E</text:p>
      <text:p text:style-name="P2"><text:s text:c="3"/>14. <text:s text:c="2"/>-(P ∨ Q) → (-P ∧ -Q) <text:s text:c="19"/>1-13 →I</text:p>
      <text:p text:style-name="P2"><text:s text:c="3"/>15. <text:s text:c="2"/>| <text:s text:c="2"/>-P ∧ -Q <text:s text:c="28"/>H (for →I)</text:p>
      <text:p text:style-name="P2"><text:s text:c="3"/>16. <text:s text:c="2"/>| <text:s text:c="2"/>| <text:s text:c="2"/>P ∨ Q <text:s text:c="26"/>H (for -I)</text:p>
      <text:p text:style-name="P2"><text:s text:c="3"/>17. <text:s text:c="2"/>| <text:s text:c="2"/>| <text:s text:c="2"/>-P <text:s text:c="29"/>15 ∧E</text:p>
      <text:p text:style-name="P2"><text:s text:c="3"/>18. <text:s text:c="2"/>| <text:s text:c="2"/>| <text:s text:c="2"/>-Q <text:s text:c="29"/>15 ∧E</text:p>
      <text:p text:style-name="P2"><text:s text:c="3"/>19. <text:s text:c="2"/>| <text:s text:c="2"/>| <text:s text:c="2"/>Q <text:s text:c="30"/>16,18 DS</text:p>
      <text:p text:style-name="P2"><text:s text:c="3"/>20. <text:s text:c="2"/>| <text:s text:c="2"/>| <text:s text:c="2"/>⊥ <text:s text:c="30"/>18,19 ⊥ I</text:p>
      <text:p text:style-name="P2"><text:s text:c="3"/>21. <text:s text:c="2"/>| <text:s text:c="2"/>-(P ∨ Q) <text:s text:c="27"/>16-20 ⊥ E</text:p>
      <text:p text:style-name="P2"><text:s text:c="3"/>22. <text:s text:c="2"/>(-P ∧ -Q) → -(P ∨ Q) <text:s text:c="19"/>15-21 →I</text:p>
      <text:p text:style-name="P2"><text:s text:c="3"/>23. <text:s text:c="2"/>-(P ∨ Q) ↔ (-P ∧ -Q) <text:s text:c="19"/>14,22 ↔I</text:p>
      <text:p text:style-name="P2"><text:s text:c="3"/>QED</text:p>
      <text:p text:style-name="P2"/>
      <text:p text:style-name="P2"><text:s text:c="3"/>Material Equivalence (ME): <text:s/>⊢ <text:s/>(P ↔ Q) ↔ ((P → Q) ∧ (Q → P))</text:p>
      <text:p text:style-name="P2"><text:s text:c="3"/>Proof</text:p>
      <text:p text:style-name="P2"><text:s text:c="3"/>01. <text:s text:c="2"/>| <text:s text:c="2"/>P ↔ Q <text:s text:c="29"/>H (for →I)</text:p>
      <text:p text:style-name="P2"><text:s text:c="3"/>02. <text:s text:c="2"/>| <text:s text:c="2"/>P → Q <text:s text:c="29"/>1 ↔E</text:p>
      <text:p text:style-name="P2"><text:s text:c="3"/>03. <text:s text:c="2"/>| <text:s text:c="2"/>Q → P <text:s text:c="29"/>1 ↔E</text:p>
      <text:p text:style-name="P2"><text:s text:c="3"/>04. <text:s text:c="2"/>| <text:s text:c="2"/>(P → Q) ∧ (Q → P) <text:s text:c="17"/>2,3 ∧I</text:p>
      <text:p text:style-name="P2"><text:s text:c="3"/>05. <text:s text:c="2"/>(P ↔ Q) → ((P → Q) ∧ (Q → P)) <text:s text:c="9"/>1-4 →I</text:p>
      <text:p text:style-name="P2"><text:soft-page-break/><text:s text:c="3"/>06. <text:s text:c="2"/>| <text:s text:c="2"/>(P → Q) ∧ (Q → P) <text:s text:c="17"/>H (for →I)</text:p>
      <text:p text:style-name="P2"><text:s text:c="3"/>07. <text:s text:c="2"/>| <text:s text:c="2"/>P → Q <text:s text:c="29"/>6 ∧E</text:p>
      <text:p text:style-name="P2"><text:s text:c="3"/>08. <text:s text:c="2"/>| <text:s text:c="2"/>Q → P <text:s text:c="29"/>6 ∧E</text:p>
      <text:p text:style-name="P2"><text:s text:c="3"/>09. <text:s text:c="2"/>| <text:s text:c="2"/>P ↔ Q <text:s text:c="29"/>7,8 ↔I</text:p>
      <text:p text:style-name="P2"><text:s text:c="3"/>10. <text:s text:c="2"/>((P → Q) ∧ (Q → P)) → (P ↔ Q) <text:s text:c="9"/>6-9 →I</text:p>
      <text:p text:style-name="P2"><text:s text:c="3"/>11. <text:s text:c="2"/>(P ↔ Q) ↔ ((P → Q) ∧ (Q → P)) <text:s text:c="9"/>5,10 ↔I</text:p>
      <text:p text:style-name="P2"><text:s text:c="3"/>QED</text:p>
      <text:p text:style-name="P2"/>
      <text:p text:style-name="P2"><text:s text:c="3"/>Material Equivalence (ME): <text:s/>⊢ <text:s/>(P ↔ Q) ↔ ((P ∧ Q) ∨ (-P ∧ -Q))</text:p>
      <text:p text:style-name="P2"><text:s text:c="3"/>Proof</text:p>
      <text:p text:style-name="P2"><text:s text:c="3"/>01. <text:s text:c="2"/>| <text:s text:c="2"/>P ↔ Q <text:s text:c="30"/>H (for →I)</text:p>
      <text:p text:style-name="P2"><text:s text:c="3"/>02. <text:s text:c="2"/>| <text:s text:c="2"/>P → Q <text:s text:c="30"/>1 ↔E</text:p>
      <text:p text:style-name="P2"><text:s text:c="3"/>03. <text:s text:c="2"/>| <text:s text:c="2"/>Q → P <text:s text:c="30"/>1 ↔E</text:p>
      <text:p text:style-name="P2"><text:s text:c="3"/>04. <text:s text:c="2"/>| <text:s text:c="2"/>| <text:s text:c="2"/>-((P ∧ Q) ∨ (-P ∧ -Q)) <text:s text:c="9"/>H (for -I)</text:p>
      <text:p text:style-name="P2"><text:s text:c="3"/>05. <text:s text:c="2"/>| <text:s text:c="2"/>| <text:s text:c="2"/>-(P ∧ Q) ∧ -(-P ∧ -Q) <text:s text:c="10"/>4 DM</text:p>
      <text:p text:style-name="P2"><text:s text:c="3"/>06. <text:s text:c="2"/>| <text:s text:c="2"/>| <text:s text:c="2"/>-(P ∧ Q) <text:s text:c="23"/>5 ∧E</text:p>
      <text:p text:style-name="P2"><text:s text:c="3"/>07. <text:s text:c="2"/>| <text:s text:c="2"/>| <text:s text:c="2"/>-(-P ∧ -Q) <text:s text:c="21"/>5 ∧E</text:p>
      <text:p text:style-name="P2"><text:s text:c="3"/>08. <text:s text:c="2"/>| <text:s text:c="2"/>| <text:s text:c="2"/>-P ∨ -Q <text:s text:c="24"/>6 DM</text:p>
      <text:p text:style-name="P2"><text:s text:c="3"/>09. <text:s text:c="2"/>| <text:s text:c="2"/>| <text:s text:c="2"/>P ∨ Q <text:s text:c="26"/>7 DM</text:p>
      <text:p text:style-name="P2"><text:s text:c="3"/>10. <text:s text:c="2"/>| <text:s text:c="2"/>| <text:s text:c="2"/>| <text:s text:c="2"/>-P <text:s text:c="25"/>H (for →I)</text:p>
      <text:p text:style-name="P2"><text:s text:c="3"/>11. <text:s text:c="2"/>| <text:s text:c="2"/>| <text:s text:c="2"/>| <text:s text:c="2"/>-Q <text:s text:c="25"/>2,10 MT</text:p>
      <text:p text:style-name="P2"><text:s text:c="3"/>12. <text:s text:c="2"/>| <text:s text:c="2"/>| <text:s text:c="2"/>| <text:s text:c="2"/>P <text:s text:c="26"/>9,10 DS</text:p>
      <text:p text:style-name="P2"><text:s text:c="3"/>13. <text:s text:c="2"/>| <text:s text:c="2"/>| <text:s text:c="2"/>| <text:s text:c="2"/>⊥ <text:s text:c="26"/>10,11 ⊥ I</text:p>
      <text:p text:style-name="P2"><text:s text:c="3"/>14. <text:s text:c="2"/>| <text:s text:c="2"/>| <text:s text:c="2"/>-P → ⊥ <text:s text:c="25"/>10-13 →I</text:p>
      <text:p text:style-name="P2"><text:s text:c="3"/>15. <text:s text:c="2"/>| <text:s text:c="2"/>| <text:s text:c="2"/>| <text:s text:c="2"/>-Q <text:s text:c="25"/>H (for →I)</text:p>
      <text:p text:style-name="P2"><text:s text:c="3"/>16. <text:s text:c="2"/>| <text:s text:c="2"/>| <text:s text:c="2"/>| <text:s text:c="2"/>-P <text:s text:c="25"/>2,15 MT</text:p>
      <text:p text:style-name="P2"><text:s text:c="3"/>17. <text:s text:c="2"/>| <text:s text:c="2"/>| <text:s text:c="2"/>| <text:s text:c="2"/>P <text:s text:c="26"/>9,15 DS</text:p>
      <text:p text:style-name="P2"><text:s text:c="3"/>18. <text:s text:c="2"/>| <text:s text:c="2"/>| <text:s text:c="2"/>| <text:s text:c="2"/>⊥ <text:s text:c="26"/>16,17 ⊥ I</text:p>
      <text:p text:style-name="P2"><text:s text:c="3"/>19. <text:s text:c="2"/>| <text:s text:c="2"/>| <text:s text:c="2"/>-Q → ⊥ <text:s text:c="25"/>15-18 →I</text:p>
      <text:p text:style-name="P2"><text:s text:c="3"/>20. <text:s text:c="2"/>| <text:s text:c="2"/>| <text:s text:c="2"/>⊥ <text:s text:c="30"/>8,14,19 ∨E</text:p>
      <text:p text:style-name="P2"><text:s text:c="3"/>21. <text:s text:c="2"/>| <text:s text:c="2"/>(P ∧ Q) ∨ (-P ∧ -Q) <text:s text:c="16"/>4-20 ⊥ E</text:p>
      <text:p text:style-name="P2"><text:s text:c="3"/>22. <text:s text:c="2"/>(P ↔ Q) → ((P ∧ Q) ∨ (-P ∧ -Q)) <text:s text:c="8"/>1-21 →I</text:p>
      <text:p text:style-name="P2"><text:s text:c="3"/>23. <text:s text:c="2"/>| <text:s text:c="2"/>(P ∧ Q) ∨ (-P ∧ -Q) <text:s text:c="16"/>H (for →I)</text:p>
      <text:p text:style-name="P2"><text:s text:c="3"/>24. <text:s text:c="2"/>| <text:s text:c="2"/>| <text:s text:c="2"/>P ∧ Q <text:s text:c="26"/>H (for →I)</text:p>
      <text:p text:style-name="P2"><text:s text:c="3"/>25. <text:s text:c="2"/>| <text:s text:c="2"/>| <text:s text:c="2"/>| <text:s text:c="2"/>P <text:s text:c="26"/>H (for →I)</text:p>
      <text:p text:style-name="P2"><text:s text:c="3"/>26. <text:s text:c="2"/>| <text:s text:c="2"/>| <text:s text:c="2"/>| <text:s text:c="2"/>Q <text:s text:c="26"/>24 ∧E</text:p>
      <text:p text:style-name="P2"><text:s text:c="3"/>27. <text:s text:c="2"/>| <text:s text:c="2"/>| <text:s text:c="2"/>P → Q <text:s text:c="26"/>25-26 →I</text:p>
      <text:p text:style-name="P2"><text:s text:c="3"/>28. <text:s text:c="2"/>| <text:s text:c="2"/>| <text:s text:c="2"/>| <text:s text:c="2"/>Q <text:s text:c="26"/>H (for →I)</text:p>
      <text:p text:style-name="P2"><text:s text:c="3"/>29. <text:s text:c="2"/>| <text:s text:c="2"/>| <text:s text:c="2"/>| <text:s text:c="2"/>P <text:s text:c="26"/>24 ∧E</text:p>
      <text:p text:style-name="P2"><text:s text:c="3"/>30. <text:s text:c="2"/>| <text:s text:c="2"/>| <text:s text:c="2"/>Q → P <text:s text:c="26"/>28-29 →I</text:p>
      <text:p text:style-name="P2"><text:s text:c="3"/>31. <text:s text:c="2"/>| <text:s text:c="2"/>| <text:s text:c="2"/>P ↔ Q <text:s text:c="26"/>27,30 ↔I</text:p>
      <text:p text:style-name="P2"><text:s text:c="3"/>32. <text:s text:c="2"/>| <text:s text:c="2"/>(P ∧ Q) → (P ↔ Q) <text:s text:c="18"/>24-31 →I</text:p>
      <text:p text:style-name="P2"><text:s text:c="3"/>33. <text:s text:c="2"/>| <text:s text:c="2"/>| <text:s text:c="2"/>-P ∧ -Q <text:s text:c="24"/>H (for →I)</text:p>
      <text:p text:style-name="P2"><text:s text:c="3"/>34. <text:s text:c="2"/>| <text:s text:c="2"/>| <text:s text:c="2"/>| <text:s text:c="2"/>-P <text:s text:c="25"/>H (for →I)</text:p>
      <text:p text:style-name="P2"><text:s text:c="3"/>35. <text:s text:c="2"/>| <text:s text:c="2"/>| <text:s text:c="2"/>| <text:s text:c="2"/>-Q <text:s text:c="25"/>33 ∧E</text:p>
      <text:p text:style-name="P2"><text:s text:c="3"/>36. <text:s text:c="2"/>| <text:s text:c="2"/>| <text:s text:c="2"/>-P → -Q <text:s text:c="24"/>34-35 →I</text:p>
      <text:p text:style-name="P2"><text:s text:c="3"/>37. <text:s text:c="2"/>| <text:s text:c="2"/>| <text:s text:c="2"/>Q → P <text:s text:c="26"/>36 TRANS</text:p>
      <text:p text:style-name="P2"><text:s text:c="3"/>38. <text:s text:c="2"/>| <text:s text:c="2"/>| <text:s text:c="2"/>| <text:s text:c="2"/>-Q <text:s text:c="25"/>H (for →I)</text:p>
      <text:p text:style-name="P2"><text:s text:c="3"/>39. <text:s text:c="2"/>| <text:s text:c="2"/>| <text:s text:c="2"/>| <text:s text:c="2"/>-P <text:s text:c="25"/>33 ∧E</text:p>
      <text:p text:style-name="P2"><text:s text:c="3"/>40. <text:s text:c="2"/>| <text:s text:c="2"/>| <text:s text:c="2"/>-Q → -P <text:s text:c="24"/>37-38 →I</text:p>
      <text:p text:style-name="P2"><text:s text:c="3"/>41. <text:s text:c="2"/>| <text:s text:c="2"/>| <text:s text:c="2"/>P → Q <text:s text:c="26"/>40 TRANS</text:p>
      <text:p text:style-name="P2"><text:s text:c="3"/>42. <text:s text:c="2"/>| <text:s text:c="2"/>| <text:s text:c="2"/>P ↔ Q <text:s text:c="26"/>37,41 ↔I</text:p>
      <text:p text:style-name="P2"><text:s text:c="3"/>43. <text:s text:c="2"/>| <text:s text:c="2"/>(-P ∧ -Q) → (P ↔ Q) <text:s text:c="16"/>33-42 →I</text:p>
      <text:p text:style-name="P2"><text:s text:c="3"/>44. <text:s text:c="2"/>((P ∧ Q) ∨ (-P ∧ -Q)) → (P ↔ Q) <text:s text:c="8"/>23-44 →I</text:p>
      <text:p text:style-name="P2"><text:s text:c="3"/>45. <text:s text:c="2"/>(P ↔ Q) ↔ ((P ∧ Q) ∨ (-P ∧ -Q)) <text:s text:c="8"/>22,44 ↔I</text:p>
      <text:p text:style-name="P2"><text:s text:c="3"/>QED</text:p>
      <text:p text:style-name="P2"/>
      <text:p text:style-name="P2"/>
      <text:p text:style-name="P2">=================================</text:p>
      <text:p text:style-name="P2"><text:soft-page-break/>Appendix D: UTF-8 Character Codes</text:p>
      <text:p text:style-name="P2">=================================</text:p>
      <text:p text:style-name="P2"/>
      <text:p text:style-name="P2"><text:s text:c="3"/>Symbol <text:s text:c="45"/>hex code</text:p>
      <text:p text:style-name="P2"><text:s text:c="3"/>================================================== <text:s/>========</text:p>
      <text:p text:style-name="P2"><text:s text:c="3"/>Logical Symbols</text:p>
      <text:p text:style-name="P2"/>
      <text:p text:style-name="P2"><text:s text:c="3"/>∴ <text:s text:c="11"/>therefore <text:s text:c="29"/>2234</text:p>
      <text:p text:style-name="P2"><text:s text:c="3"/>∵ <text:s text:c="11"/>because <text:s text:c="31"/>2235</text:p>
      <text:p text:style-name="P2"><text:s text:c="3"/>￢ <text:s text:c="10"/>negation <text:s text:c="30"/>FFE2</text:p>
      <text:p text:style-name="P2"><text:s text:c="3"/>∧ <text:s text:c="11"/>conjunction <text:s text:c="27"/>2227</text:p>
      <text:p text:style-name="P2"><text:s text:c="3"/>∨ <text:s text:c="11"/>disjunction <text:s text:c="27"/>2228</text:p>
      <text:p text:style-name="P2"><text:s text:c="3"/>→ <text:s text:c="11"/>conditional <text:s text:c="27"/>2192</text:p>
      <text:p text:style-name="P2"><text:s text:c="3"/>↔ <text:s text:c="11"/>biconditional <text:s text:c="25"/>2194</text:p>
      <text:p text:style-name="P2"><text:s text:c="3"/>← <text:s text:c="11"/>reverse conditional, only if <text:s text:c="10"/>2190</text:p>
      <text:p text:style-name="P2"><text:s text:c="3"/>∀ <text:s text:c="11"/>universal quantifier <text:s text:c="18"/>2200</text:p>
      <text:p text:style-name="P2"><text:s text:c="3"/>∃ <text:s text:c="11"/>existential quantifier <text:s text:c="16"/>2203</text:p>
      <text:p text:style-name="P2"><text:s text:c="3"/>℩ <text:s text:c="11"/>definite descriptor (inverted iota) <text:s text:c="3"/>2129</text:p>
      <text:p text:style-name="P2"><text:s text:c="3"/>▫ <text:s text:c="11"/>box <text:s text:c="35"/>25AB</text:p>
      <text:p text:style-name="P2"><text:s text:c="3"/>⋄ <text:s text:c="11"/>diamond <text:s text:c="31"/>22C4</text:p>
      <text:p text:style-name="P2"><text:s text:c="3"/>▪ <text:s text:c="11"/>solid box <text:s text:c="29"/>25AA</text:p>
      <text:p text:style-name="P2"><text:s text:c="3"/>♦ <text:s text:c="11"/>solid diamond <text:s text:c="25"/>2666</text:p>
      <text:p text:style-name="P2"><text:s text:c="3"/>T <text:s text:c="11"/>tautology, valid wff <text:s text:c="18"/>22A4</text:p>
      <text:p text:style-name="P2"><text:s text:c="3"/>⊥ <text:s text:c="11"/>contradiction (inverted T) <text:s text:c="12"/>22A5</text:p>
      <text:p text:style-name="P2"><text:s text:c="3"/>⊢ <text:s text:c="11"/>entails (turnstile) <text:s text:c="19"/>22A2</text:p>
      <text:p text:style-name="P2"><text:s text:c="3"/>⊬ <text:s text:c="11"/>doesn't entail <text:s text:c="24"/>22AC</text:p>
      <text:p text:style-name="P2"><text:s text:c="3"/>⊨ <text:s text:c="11"/>satisfies <text:s text:c="29"/>22A8</text:p>
      <text:p text:style-name="P2"><text:s text:c="3"/>⊭ <text:s text:c="11"/>doesn't satisfy <text:s text:c="23"/>22AD</text:p>
      <text:p text:style-name="P2"><text:s text:c="3"/>𝕸 <text:s text:c="11"/>model function <text:s text:c="24"/>0001D578</text:p>
      <text:p text:style-name="P2"/>
      <text:p text:style-name="P2"><text:s text:c="3"/>Set Theory Symbols</text:p>
      <text:p text:style-name="P2"/>
      <text:p text:style-name="P2"><text:s text:c="3"/>∅ <text:s/>or <text:s/>null <text:s/>empty set <text:s text:c="29"/>2205</text:p>
      <text:p text:style-name="P2"><text:s text:c="3"/>∊ <text:s text:c="11"/>membership <text:s text:c="28"/>220A</text:p>
      <text:p text:style-name="P2"><text:s text:c="3"/>⊂ <text:s text:c="11"/>proper subset <text:s text:c="25"/>2282</text:p>
      <text:p text:style-name="P2"><text:s text:c="3"/>⊆ <text:s text:c="11"/>subset <text:s text:c="32"/>2286</text:p>
      <text:p text:style-name="P2"><text:s text:c="3"/>⊃ <text:s text:c="11"/>proper superset <text:s text:c="23"/>2283</text:p>
      <text:p text:style-name="P2"><text:s text:c="3"/>⊇ <text:s text:c="11"/>superset <text:s text:c="30"/>2287</text:p>
      <text:p text:style-name="P2"><text:s text:c="3"/>∪ <text:s text:c="11"/>union <text:s text:c="33"/>222A</text:p>
      <text:p text:style-name="P2"><text:s text:c="3"/>∩ <text:s text:c="11"/>intersection <text:s text:c="26"/>2229</text:p>
      <text:p text:style-name="P2"><text:s text:c="3"/></text:p>
      <text:p text:style-name="P2"><text:s text:c="3"/>Mathematical Symbols</text:p>
      <text:p text:style-name="P2"/>
      <text:p text:style-name="P2"><text:s text:c="3"/>≠ <text:s text:c="11"/>is not equal to <text:s text:c="23"/>2260</text:p>
      <text:p text:style-name="P2"><text:s text:c="3"/>≤ <text:s text:c="11"/>is less than or equal to <text:s text:c="14"/>2264</text:p>
      <text:p text:style-name="P2"><text:s text:c="3"/>≥ <text:s text:c="11"/>is greater than or equal to <text:s text:c="11"/>2265</text:p>
      <text:p text:style-name="P2"/>
      <text:p text:style-name="P2"><text:s text:c="3"/>Box Drawing Symbols</text:p>
      <text:p text:style-name="P2"/>
      <text:p text:style-name="P2"><text:s text:c="3"/>┌ <text:s text:c="11"/>top left <text:s text:c="30"/>250C</text:p>
      <text:p text:style-name="P2"><text:s text:c="3"/>┐ <text:s text:c="11"/>top right <text:s text:c="29"/>2510</text:p>
      <text:p text:style-name="P2"><text:s text:c="3"/>─ <text:s text:c="11"/>horizontal <text:s text:c="28"/>2500</text:p>
      <text:p text:style-name="P2"><text:s text:c="3"/>│ <text:s text:c="11"/>vertical <text:s text:c="30"/>2502</text:p>
      <text:p text:style-name="P2"><text:s text:c="3"/>┬ <text:s text:c="11"/>horizontal down <text:s text:c="23"/>252C</text:p>
      <text:p text:style-name="P2"><text:s text:c="3"/>┴ <text:s text:c="11"/>horizontal up <text:s text:c="25"/>2534</text:p>
      <text:p text:style-name="P2"><text:s text:c="3"/>┼ <text:s text:c="11"/>plus <text:s text:c="34"/>253C</text:p>
      <text:p text:style-name="P2"><text:s text:c="3"/>├ <text:s text:c="11"/>vertical right <text:s text:c="24"/>251C</text:p>
      <text:p text:style-name="P2"><text:s text:c="3"/>┤ <text:s text:c="11"/>vertical left <text:s text:c="25"/>2524</text:p>
      <text:p text:style-name="P2"><text:s text:c="3"/>└ <text:s text:c="11"/>bottom left <text:s text:c="27"/>2514</text:p>
      <text:p text:style-name="P2"><text:soft-page-break/><text:s text:c="3"/>┘ <text:s text:c="11"/>bottom right <text:s text:c="26"/>2518</text:p>
      <text:p text:style-name="P2"/>
      <text:p text:style-name="P2"><text:s text:c="3"/>═ <text:s text:c="11"/>double horizontal <text:s text:c="21"/>2550</text:p>
      <text:p text:style-name="P2"><text:s text:c="3"/>║ <text:s text:c="11"/>double vertical <text:s text:c="23"/>2551</text:p>
      <text:p text:style-name="P2"/>
      <text:p text:style-name="P2"/>
      <text:p text:style-name="P2">==============================</text:p>
      <text:p text:style-name="P2">Appendix E: The Greek Alphabet</text:p>
      <text:p text:style-name="P2">==============================</text:p>
      <text:p text:style-name="P2"/>
      <text:p text:style-name="P2"><text:s text:c="3"/>The Greek Alphabet</text:p>
      <text:p text:style-name="P2"/>
      <text:p text:style-name="P2"><text:s text:c="6"/>Upper <text:s text:c="13"/>Lower</text:p>
      <text:p text:style-name="P2"/>
      <text:p text:style-name="P2"><text:s text:c="3"/>Sym <text:s text:c="2"/>Name <text:s text:c="8"/>Sym <text:s text:c="2"/>Name</text:p>
      <text:p text:style-name="P2"><text:s text:c="3"/>------------- <text:s text:c="4"/>------------------</text:p>
      <text:p text:style-name="P2"><text:s text:c="3"/>Α <text:s text:c="4"/>ALPHA <text:s text:c="7"/>α <text:s text:c="4"/>alpha</text:p>
      <text:p text:style-name="P2"><text:s text:c="3"/>Β <text:s text:c="4"/>BETA <text:s text:c="8"/>β <text:s text:c="4"/>beta</text:p>
      <text:p text:style-name="P2"><text:s text:c="3"/>Γ <text:s text:c="4"/>GAMMA <text:s text:c="7"/>γ <text:s text:c="4"/>gamma</text:p>
      <text:p text:style-name="P2"><text:s text:c="3"/>Δ <text:s text:c="4"/>DELTA <text:s text:c="7"/>δ <text:s text:c="4"/>delta</text:p>
      <text:p text:style-name="P2"><text:s text:c="3"/>Ε <text:s text:c="4"/>EPSILON <text:s text:c="5"/>ε <text:s text:c="4"/>epsilon</text:p>
      <text:p text:style-name="P2"><text:s text:c="3"/>Ζ <text:s text:c="4"/>ZETA <text:s text:c="8"/>ζ <text:s text:c="4"/>zeta</text:p>
      <text:p text:style-name="P2"><text:s text:c="3"/>Η <text:s text:c="4"/>ETA <text:s text:c="9"/>η <text:s text:c="4"/>eta</text:p>
      <text:p text:style-name="P2"><text:s text:c="3"/>Θ <text:s text:c="4"/>THETA <text:s text:c="7"/>θ <text:s text:c="4"/>theta</text:p>
      <text:p text:style-name="P2"><text:s text:c="3"/>Ι <text:s text:c="4"/>IOTA <text:s text:c="8"/>ι <text:s text:c="4"/>iota</text:p>
      <text:p text:style-name="P2"><text:s text:c="3"/>Κ <text:s text:c="4"/>KAPPA <text:s text:c="7"/>κ <text:s text:c="4"/>kappa</text:p>
      <text:p text:style-name="P2"><text:s text:c="3"/>Λ <text:s text:c="4"/>LAMBDA <text:s text:c="6"/>λ <text:s text:c="4"/>lambda</text:p>
      <text:p text:style-name="P2"><text:s text:c="3"/>Μ <text:s text:c="4"/>MU <text:s text:c="10"/>μ <text:s text:c="4"/>mu</text:p>
      <text:p text:style-name="P2"><text:s text:c="3"/>Ν <text:s text:c="4"/>NU <text:s text:c="10"/>ν <text:s text:c="4"/>nu</text:p>
      <text:p text:style-name="P2"><text:s text:c="3"/>Ξ <text:s text:c="4"/>XI <text:s text:c="10"/>χ <text:s text:c="4"/>xi</text:p>
      <text:p text:style-name="P2"><text:s text:c="3"/>Ο <text:s text:c="4"/>OMICRON <text:s text:c="5"/>ο <text:s text:c="4"/>omicron</text:p>
      <text:p text:style-name="P2"><text:s text:c="3"/>Π <text:s text:c="4"/>PI <text:s text:c="10"/>π <text:s text:c="4"/>pi</text:p>
      <text:p text:style-name="P2"><text:s text:c="3"/>Ρ <text:s text:c="4"/>RHO <text:s text:c="9"/>ρ <text:s text:c="4"/>rho</text:p>
      <text:p text:style-name="P2"><text:s text:c="3"/>Σ <text:s text:c="4"/>SIGMA <text:s text:c="7"/>σ <text:s text:c="4"/>sigma</text:p>
      <text:p text:style-name="P2"><text:s text:c="3"/>Τ <text:s text:c="4"/>TAU <text:s text:c="9"/>τ <text:s text:c="4"/>tau</text:p>
      <text:p text:style-name="P2"><text:s text:c="3"/>Υ <text:s text:c="4"/>UPSILON <text:s text:c="5"/>υ <text:s text:c="4"/>upsilon</text:p>
      <text:p text:style-name="P2"><text:s text:c="3"/>Φ <text:s text:c="4"/>PHI <text:s text:c="9"/>φ <text:s text:c="4"/>phi</text:p>
      <text:p text:style-name="P2"><text:s text:c="3"/>Χ <text:s text:c="4"/>CHI <text:s text:c="9"/>χ <text:s text:c="4"/>chi</text:p>
      <text:p text:style-name="P2"><text:s text:c="3"/>Ψ <text:s text:c="4"/>PSI <text:s text:c="9"/>ψ <text:s text:c="4"/>psi</text:p>
      <text:p text:style-name="P2"><text:s text:c="3"/>Ω <text:s text:c="4"/>OMEGA <text:s text:c="7"/>ω <text:s text:c="4"/>omega</text:p>
      <text:p text:style-name="P2"/>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1-01-09T10:08:43.328169399</dc:date>
    <meta:editing-duration>PT15H18M26S</meta:editing-duration>
    <meta:editing-cycles>12</meta:editing-cycles>
    <meta:generator>LibreOffice/7.0.3.1$Linux_X86_64 LibreOffice_project/00$Build-1</meta:generator>
    <meta:document-statistic meta:table-count="39" meta:image-count="0" meta:object-count="0" meta:page-count="72" meta:paragraph-count="3192" meta:word-count="24714" meta:character-count="170117" meta:non-whitespace-character-count="104100"/>
  </office:meta>
</office:document-meta>
</file>